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5/content.xml" manifest:media-type="text/xml"/>
  <manifest:file-entry manifest:full-path="Object 15/meta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Replacements/Object 8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meta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6/content.xml" manifest:media-type="text/xml"/>
  <manifest:file-entry manifest:full-path="Object 16/meta.xml" manifest:media-type="text/xml"/>
  <manifest:file-entry manifest:full-path="Object 16/styles.xml" manifest:media-type="text/xml"/>
  <manifest:file-entry manifest:full-path="Object 16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none" fo:border-top="0.06pt solid #000000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3" style:family="table-cell" style:parent-style-name="Default">
      <style:table-cell-properties fo:border="none"/>
    </style:style>
    <style:style style:name="ce4" style:family="table-cell" style:parent-style-name="Default">
      <style:table-cell-properties fo:border-bottom="0.06pt solid #000000" fo:border-left="none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 fo:border="none"/>
    </style:style>
    <style:style style:name="ce8" style:family="table-cell" style:parent-style-name="Default">
      <style:table-cell-properties fo:background-color="#72bf44"/>
    </style:style>
    <style:style style:name="ce9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order-bottom="none" fo:background-color="#000000" fo:border-left="none" fo:border-right="none" fo:border-top="0.06pt solid #000000"/>
    </style:style>
    <style:style style:name="ce11" style:family="table-cell" style:parent-style-name="Default">
      <style:table-cell-properties fo:background-color="#000000" fo:border="none"/>
    </style:style>
    <style:style style:name="ce12" style:family="table-cell" style:parent-style-name="Default">
      <style:table-cell-properties fo:border-bottom="0.06pt solid #000000" fo:background-color="#000000" fo:border-left="none" fo:border-right="none" fo:border-top="none"/>
    </style:style>
    <style:style style:name="ce13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14" style:family="table-cell" style:parent-style-name="Default">
      <style:table-cell-properties fo:border-bottom="non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0.06pt solid #000000" fo:border-left="none" fo:border-right="0.06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10" table:style-name="ta1">
        <table:shapes>
          <draw:frame draw:z-index="0" draw:style-name="gr1" draw:text-style-name="P1" svg:width="453.51pt" svg:height="255.09pt" svg:x="898.84pt" svg:y="2.83pt">
            <draw:object draw:notify-on-update-of-ranges="'10'.B2:'10'.B42 '10'.C2:'10'.C42 '10'.B2:'10'.B42 '10'.L2:'10'.L4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63pt" svg:height="255.09pt" svg:x="1347.79pt" svg:y="2.75pt">
            <draw:object draw:notify-on-update-of-ranges="'10'.B43:'10'.B142 '10'.C43:'10'.C14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896.03pt" svg:y="256.08pt">
            <draw:object draw:notify-on-update-of-ranges="'10'.B2:'10'.B42 '10'.H2:'10'.H42 '10'.B2:'10'.B42 '10'.M2:'10'.M4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453.63pt" svg:height="255.09pt" svg:x="1344.98pt" svg:y="256pt">
            <draw:object draw:notify-on-update-of-ranges="'10'.B43:'10'.B142 '10'.H43:'10'.H14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 table:style-name="ce9"/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/>
          <table:table-cell table:number-columns-repeated="2" office:value-type="string" calcext:value-type="string">
            <text:p>V+E / max (V+E)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0555" calcext:value-type="float">
            <text:p>0.0010555</text:p>
          </table:table-cell>
          <table:table-cell table:style-name="ce5" office:value-type="float" office:value="30" calcext:value-type="float">
            <text:p>30</text:p>
          </table:table-cell>
          <table:table-cell table:style-name="ce10" office:value-type="string" calcext:value-type="string">
            <text:p>||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01052" calcext:value-type="float">
            <text:p>0.001052</text:p>
          </table:table-cell>
          <table:table-cell table:style-name="ce5" office:value-type="float" office:value="30" calcext:value-type="float">
            <text:p>30</text:p>
          </table:table-cell>
          <table:table-cell table:style-name="ce14"/>
          <table:table-cell table:formula="of:=[.E2]/[.$E$2]" office:value-type="float" office:value="1" calcext:value-type="float">
            <text:p>1</text:p>
          </table:table-cell>
          <table:table-cell table:formula="of:=[.J2]/[.$J$2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10695" calcext:value-type="float">
            <text:p>0.0010695</text:p>
          </table:table-cell>
          <table:table-cell office:value-type="float" office:value="29.074" calcext:value-type="float">
            <text:p>29.074</text:p>
          </table:table-cell>
          <table:table-cell table:style-name="ce9" office:value-type="string" calcext:value-type="string">
            <text:p>||</text:p>
          </table:table-cell>
          <table:table-cell office:value-type="float" office:value="0.025" calcext:value-type="float">
            <text:p>0.025</text:p>
          </table:table-cell>
          <table:table-cell office:value-type="float" office:value="0.999" calcext:value-type="float">
            <text:p>0.999</text:p>
          </table:table-cell>
          <table:table-cell office:value-type="float" office:value="0.001076" calcext:value-type="float">
            <text:p>0.001076</text:p>
          </table:table-cell>
          <table:table-cell office:value-type="float" office:value="29.466" calcext:value-type="float">
            <text:p>29.466</text:p>
          </table:table-cell>
          <table:table-cell table:style-name="ce15"/>
          <table:table-cell table:formula="of:=[.E3]/[.$E$2]" office:value-type="float" office:value="0.969133333333333" calcext:value-type="float">
            <text:p>0.969133333333333</text:p>
          </table:table-cell>
          <table:table-cell table:formula="of:=[.J3]/[.$J$2]" office:value-type="float" office:value="0.9822" calcext:value-type="float">
            <text:p>0.982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0.995" calcext:value-type="float">
            <text:p>0.995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28.018" calcext:value-type="float">
            <text:p>28.018</text:p>
          </table:table-cell>
          <table:table-cell table:style-name="ce9" office:value-type="string" calcext:value-type="string">
            <text:p>||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28.953" calcext:value-type="float">
            <text:p>28.953</text:p>
          </table:table-cell>
          <table:table-cell table:style-name="ce15"/>
          <table:table-cell table:formula="of:=[.E4]/[.$E$2]" office:value-type="float" office:value="0.933933333333333" calcext:value-type="float">
            <text:p>0.933933333333333</text:p>
          </table:table-cell>
          <table:table-cell table:formula="of:=[.J4]/[.$J$2]" office:value-type="float" office:value="0.9651" calcext:value-type="float">
            <text:p>0.9651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0.075" calcext:value-type="float">
            <text:p>0.075</text:p>
          </table:table-cell>
          <table:table-cell office:value-type="float" office:value="0.9925" calcext:value-type="float">
            <text:p>0.9925</text:p>
          </table:table-cell>
          <table:table-cell office:value-type="float" office:value="0.0010715" calcext:value-type="float">
            <text:p>0.0010715</text:p>
          </table:table-cell>
          <table:table-cell office:value-type="float" office:value="27.203" calcext:value-type="float">
            <text:p>27.203</text:p>
          </table:table-cell>
          <table:table-cell table:style-name="ce9" office:value-type="string" calcext:value-type="string">
            <text:p>||</text:p>
          </table:table-cell>
          <table:table-cell office:value-type="float" office:value="0.075" calcext:value-type="float">
            <text:p>0.075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0010765" calcext:value-type="float">
            <text:p>0.0010765</text:p>
          </table:table-cell>
          <table:table-cell office:value-type="float" office:value="28.497" calcext:value-type="float">
            <text:p>28.497</text:p>
          </table:table-cell>
          <table:table-cell table:style-name="ce15"/>
          <table:table-cell table:formula="of:=[.E5]/[.$E$2]" office:value-type="float" office:value="0.906766666666667" calcext:value-type="float">
            <text:p>0.906766666666667</text:p>
          </table:table-cell>
          <table:table-cell table:formula="of:=[.J5]/[.$J$2]" office:value-type="float" office:value="0.9499" calcext:value-type="float">
            <text:p>0.9499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978" calcext:value-type="float">
            <text:p>0.978</text:p>
          </table:table-cell>
          <table:table-cell office:value-type="float" office:value="0.0010945" calcext:value-type="float">
            <text:p>0.0010945</text:p>
          </table:table-cell>
          <table:table-cell office:value-type="float" office:value="26.301" calcext:value-type="float">
            <text:p>26.301</text:p>
          </table:table-cell>
          <table:table-cell table:style-name="ce9" office:value-type="string" calcext:value-type="string">
            <text:p>||</text:p>
          </table:table-cell>
          <table:table-cell office:value-type="float" office:value="0.1" calcext:value-type="float">
            <text:p>0.1</text:p>
          </table:table-cell>
          <table:table-cell office:value-type="float" office:value="0.998" calcext:value-type="float">
            <text:p>0.998</text:p>
          </table:table-cell>
          <table:table-cell office:value-type="float" office:value="0.0010995" calcext:value-type="float">
            <text:p>0.0010995</text:p>
          </table:table-cell>
          <table:table-cell office:value-type="float" office:value="27.94" calcext:value-type="float">
            <text:p>27.94</text:p>
          </table:table-cell>
          <table:table-cell table:style-name="ce15"/>
          <table:table-cell table:formula="of:=[.E6]/[.$E$2]" office:value-type="float" office:value="0.8767" calcext:value-type="float">
            <text:p>0.8767</text:p>
          </table:table-cell>
          <table:table-cell table:formula="of:=[.J6]/[.$J$2]" office:value-type="float" office:value="0.931333333333333" calcext:value-type="float">
            <text:p>0.931333333333333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float" office:value="0.9735" calcext:value-type="float">
            <text:p>0.9735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25.382" calcext:value-type="float">
            <text:p>25.382</text:p>
          </table:table-cell>
          <table:table-cell table:style-name="ce9" office:value-type="string" calcext:value-type="string">
            <text:p>||</text:p>
          </table:table-cell>
          <table:table-cell office:value-type="float" office:value="0.125" calcext:value-type="float">
            <text:p>0.125</text:p>
          </table:table-cell>
          <table:table-cell office:value-type="float" office:value="0.994" calcext:value-type="float">
            <text:p>0.994</text:p>
          </table:table-cell>
          <table:table-cell office:value-type="float" office:value="0.0011265" calcext:value-type="float">
            <text:p>0.0011265</text:p>
          </table:table-cell>
          <table:table-cell office:value-type="float" office:value="27.455" calcext:value-type="float">
            <text:p>27.455</text:p>
          </table:table-cell>
          <table:table-cell table:style-name="ce15"/>
          <table:table-cell table:formula="of:=[.E7]/[.$E$2]" office:value-type="float" office:value="0.846066666666667" calcext:value-type="float">
            <text:p>0.846066666666667</text:p>
          </table:table-cell>
          <table:table-cell table:formula="of:=[.J7]/[.$J$2]" office:value-type="float" office:value="0.915166666666667" calcext:value-type="float">
            <text:p>0.915166666666667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0.9545" calcext:value-type="float">
            <text:p>0.9545</text:p>
          </table:table-cell>
          <table:table-cell office:value-type="float" office:value="0.001088" calcext:value-type="float">
            <text:p>0.001088</text:p>
          </table:table-cell>
          <table:table-cell office:value-type="float" office:value="24.413" calcext:value-type="float">
            <text:p>24.413</text:p>
          </table:table-cell>
          <table:table-cell table:style-name="ce9" office:value-type="string" calcext:value-type="string">
            <text:p>||</text:p>
          </table:table-cell>
          <table:table-cell office:value-type="float" office:value="0.15" calcext:value-type="float">
            <text:p>0.15</text:p>
          </table:table-cell>
          <table:table-cell office:value-type="float" office:value="0.993" calcext:value-type="float">
            <text:p>0.993</text:p>
          </table:table-cell>
          <table:table-cell office:value-type="float" office:value="0.0010845" calcext:value-type="float">
            <text:p>0.0010845</text:p>
          </table:table-cell>
          <table:table-cell office:value-type="float" office:value="26.969" calcext:value-type="float">
            <text:p>26.969</text:p>
          </table:table-cell>
          <table:table-cell table:style-name="ce15"/>
          <table:table-cell table:formula="of:=[.E8]/[.$E$2]" office:value-type="float" office:value="0.813766666666667" calcext:value-type="float">
            <text:p>0.813766666666667</text:p>
          </table:table-cell>
          <table:table-cell table:formula="of:=[.J8]/[.$J$2]" office:value-type="float" office:value="0.898966666666667" calcext:value-type="float">
            <text:p>0.89896666666666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.175" calcext:value-type="float">
            <text:p>0.175</text:p>
          </table:table-cell>
          <table:table-cell office:value-type="float" office:value="0.931" calcext:value-type="float">
            <text:p>0.931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23.493" calcext:value-type="float">
            <text:p>23.493</text:p>
          </table:table-cell>
          <table:table-cell table:style-name="ce9" office:value-type="string" calcext:value-type="string">
            <text:p>||</text:p>
          </table:table-cell>
          <table:table-cell office:value-type="float" office:value="0.175" calcext:value-type="float">
            <text:p>0.175</text:p>
          </table:table-cell>
          <table:table-cell office:value-type="float" office:value="0.988" calcext:value-type="float">
            <text:p>0.988</text:p>
          </table:table-cell>
          <table:table-cell office:value-type="float" office:value="0.001081" calcext:value-type="float">
            <text:p>0.001081</text:p>
          </table:table-cell>
          <table:table-cell office:value-type="float" office:value="26.534" calcext:value-type="float">
            <text:p>26.534</text:p>
          </table:table-cell>
          <table:table-cell table:style-name="ce15"/>
          <table:table-cell table:formula="of:=[.E9]/[.$E$2]" office:value-type="float" office:value="0.7831" calcext:value-type="float">
            <text:p>0.7831</text:p>
          </table:table-cell>
          <table:table-cell table:formula="of:=[.J9]/[.$J$2]" office:value-type="float" office:value="0.884466666666667" calcext:value-type="float">
            <text:p>0.884466666666667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0.925" calcext:value-type="float">
            <text:p>0.925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22.818" calcext:value-type="float">
            <text:p>22.818</text:p>
          </table:table-cell>
          <table:table-cell table:style-name="ce9" office:value-type="string" calcext:value-type="string">
            <text:p>||</text:p>
          </table:table-cell>
          <table:table-cell office:value-type="float" office:value="0.2" calcext:value-type="float">
            <text:p>0.2</text:p>
          </table:table-cell>
          <table:table-cell office:value-type="float" office:value="0.982" calcext:value-type="float">
            <text:p>0.982</text:p>
          </table:table-cell>
          <table:table-cell office:value-type="float" office:value="0.0011315" calcext:value-type="float">
            <text:p>0.0011315</text:p>
          </table:table-cell>
          <table:table-cell office:value-type="float" office:value="25.954" calcext:value-type="float">
            <text:p>25.954</text:p>
          </table:table-cell>
          <table:table-cell table:style-name="ce15"/>
          <table:table-cell table:formula="of:=[.E10]/[.$E$2]" office:value-type="float" office:value="0.7606" calcext:value-type="float">
            <text:p>0.7606</text:p>
          </table:table-cell>
          <table:table-cell table:formula="of:=[.J10]/[.$J$2]" office:value-type="float" office:value="0.865133333333333" calcext:value-type="float">
            <text:p>0.865133333333333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0.225" calcext:value-type="float">
            <text:p>0.225</text:p>
          </table:table-cell>
          <table:table-cell office:value-type="float" office:value="0.89" calcext:value-type="float">
            <text:p>0.89</text:p>
          </table:table-cell>
          <table:table-cell office:value-type="float" office:value="0.001052" calcext:value-type="float">
            <text:p>0.001052</text:p>
          </table:table-cell>
          <table:table-cell office:value-type="float" office:value="21.931" calcext:value-type="float">
            <text:p>21.931</text:p>
          </table:table-cell>
          <table:table-cell table:style-name="ce9" office:value-type="string" calcext:value-type="string">
            <text:p>||</text:p>
          </table:table-cell>
          <table:table-cell office:value-type="float" office:value="0.225" calcext:value-type="float">
            <text:p>0.225</text:p>
          </table:table-cell>
          <table:table-cell office:value-type="float" office:value="0.974" calcext:value-type="float">
            <text:p>0.974</text:p>
          </table:table-cell>
          <table:table-cell office:value-type="float" office:value="0.0010805" calcext:value-type="float">
            <text:p>0.0010805</text:p>
          </table:table-cell>
          <table:table-cell office:value-type="float" office:value="25.463" calcext:value-type="float">
            <text:p>25.463</text:p>
          </table:table-cell>
          <table:table-cell table:style-name="ce15"/>
          <table:table-cell table:formula="of:=[.E11]/[.$E$2]" office:value-type="float" office:value="0.731033333333333" calcext:value-type="float">
            <text:p>0.731033333333333</text:p>
          </table:table-cell>
          <table:table-cell table:formula="of:=[.J11]/[.$J$2]" office:value-type="float" office:value="0.848766666666667" calcext:value-type="float">
            <text:p>0.84876666666666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8845" calcext:value-type="float">
            <text:p>0.8845</text:p>
          </table:table-cell>
          <table:table-cell office:value-type="float" office:value="0.0010735" calcext:value-type="float">
            <text:p>0.0010735</text:p>
          </table:table-cell>
          <table:table-cell office:value-type="float" office:value="21.25" calcext:value-type="float">
            <text:p>21.25</text:p>
          </table:table-cell>
          <table:table-cell table:style-name="ce9" office:value-type="string" calcext:value-type="string">
            <text:p>||</text:p>
          </table:table-cell>
          <table:table-cell office:value-type="float" office:value="0.25" calcext:value-type="float">
            <text:p>0.25</text:p>
          </table:table-cell>
          <table:table-cell office:value-type="float" office:value="0.9755" calcext:value-type="float">
            <text:p>0.9755</text:p>
          </table:table-cell>
          <table:table-cell office:value-type="float" office:value="0.001112" calcext:value-type="float">
            <text:p>0.001112</text:p>
          </table:table-cell>
          <table:table-cell office:value-type="float" office:value="25.031" calcext:value-type="float">
            <text:p>25.031</text:p>
          </table:table-cell>
          <table:table-cell table:style-name="ce15"/>
          <table:table-cell table:formula="of:=[.E12]/[.$E$2]" office:value-type="float" office:value="0.708333333333333" calcext:value-type="float">
            <text:p>0.708333333333333</text:p>
          </table:table-cell>
          <table:table-cell table:formula="of:=[.J12]/[.$J$2]" office:value-type="float" office:value="0.834366666666667" calcext:value-type="float">
            <text:p>0.834366666666667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0.275" calcext:value-type="float">
            <text:p>0.275</text:p>
          </table:table-cell>
          <table:table-cell office:value-type="float" office:value="0.8505" calcext:value-type="float">
            <text:p>0.8505</text:p>
          </table:table-cell>
          <table:table-cell office:value-type="float" office:value="0.0011" calcext:value-type="float">
            <text:p>0.0011</text:p>
          </table:table-cell>
          <table:table-cell office:value-type="float" office:value="20.549" calcext:value-type="float">
            <text:p>20.549</text:p>
          </table:table-cell>
          <table:table-cell table:style-name="ce9" office:value-type="string" calcext:value-type="string">
            <text:p>||</text:p>
          </table:table-cell>
          <table:table-cell office:value-type="float" office:value="0.275" calcext:value-type="float">
            <text:p>0.275</text:p>
          </table:table-cell>
          <table:table-cell office:value-type="float" office:value="0.967" calcext:value-type="float">
            <text:p>0.967</text:p>
          </table:table-cell>
          <table:table-cell office:value-type="float" office:value="0.0011025" calcext:value-type="float">
            <text:p>0.0011025</text:p>
          </table:table-cell>
          <table:table-cell office:value-type="float" office:value="24.527" calcext:value-type="float">
            <text:p>24.527</text:p>
          </table:table-cell>
          <table:table-cell table:style-name="ce15"/>
          <table:table-cell table:formula="of:=[.E13]/[.$E$2]" office:value-type="float" office:value="0.684966666666667" calcext:value-type="float">
            <text:p>0.684966666666667</text:p>
          </table:table-cell>
          <table:table-cell table:formula="of:=[.J13]/[.$J$2]" office:value-type="float" office:value="0.817566666666667" calcext:value-type="float">
            <text:p>0.81756666666666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8185" calcext:value-type="float">
            <text:p>0.8185</text:p>
          </table:table-cell>
          <table:table-cell office:value-type="float" office:value="0.0010855" calcext:value-type="float">
            <text:p>0.0010855</text:p>
          </table:table-cell>
          <table:table-cell office:value-type="float" office:value="19.946" calcext:value-type="float">
            <text:p>19.946</text:p>
          </table:table-cell>
          <table:table-cell table:style-name="ce9" office:value-type="string" calcext:value-type="string">
            <text:p>||</text:p>
          </table:table-cell>
          <table:table-cell office:value-type="float" office:value="0.3" calcext:value-type="float">
            <text:p>0.3</text:p>
          </table:table-cell>
          <table:table-cell office:value-type="float" office:value="0.957" calcext:value-type="float">
            <text:p>0.957</text:p>
          </table:table-cell>
          <table:table-cell office:value-type="float" office:value="0.0011085" calcext:value-type="float">
            <text:p>0.0011085</text:p>
          </table:table-cell>
          <table:table-cell office:value-type="float" office:value="24.05" calcext:value-type="float">
            <text:p>24.05</text:p>
          </table:table-cell>
          <table:table-cell table:style-name="ce15"/>
          <table:table-cell table:formula="of:=[.E14]/[.$E$2]" office:value-type="float" office:value="0.664866666666667" calcext:value-type="float">
            <text:p>0.664866666666667</text:p>
          </table:table-cell>
          <table:table-cell table:formula="of:=[.J14]/[.$J$2]" office:value-type="float" office:value="0.801666666666667" calcext:value-type="float">
            <text:p>0.801666666666667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0.325" calcext:value-type="float">
            <text:p>0.325</text:p>
          </table:table-cell>
          <table:table-cell office:value-type="float" office:value="0.7975" calcext:value-type="float">
            <text:p>0.7975</text:p>
          </table:table-cell>
          <table:table-cell office:value-type="float" office:value="0.001115" calcext:value-type="float">
            <text:p>0.001115</text:p>
          </table:table-cell>
          <table:table-cell office:value-type="float" office:value="19.101" calcext:value-type="float">
            <text:p>19.101</text:p>
          </table:table-cell>
          <table:table-cell table:style-name="ce9" office:value-type="string" calcext:value-type="string">
            <text:p>||</text:p>
          </table:table-cell>
          <table:table-cell office:value-type="float" office:value="0.325" calcext:value-type="float">
            <text:p>0.325</text:p>
          </table:table-cell>
          <table:table-cell office:value-type="float" office:value="0.9585" calcext:value-type="float">
            <text:p>0.9585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23.48" calcext:value-type="float">
            <text:p>23.48</text:p>
          </table:table-cell>
          <table:table-cell table:style-name="ce15"/>
          <table:table-cell table:formula="of:=[.E15]/[.$E$2]" office:value-type="float" office:value="0.6367" calcext:value-type="float">
            <text:p>0.6367</text:p>
          </table:table-cell>
          <table:table-cell table:formula="of:=[.J15]/[.$J$2]" office:value-type="float" office:value="0.782666666666667" calcext:value-type="float">
            <text:p>0.78266666666666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7625" calcext:value-type="float">
            <text:p>0.7625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18.411" calcext:value-type="float">
            <text:p>18.411</text:p>
          </table:table-cell>
          <table:table-cell table:style-name="ce9" office:value-type="string" calcext:value-type="string">
            <text:p>||</text:p>
          </table:table-cell>
          <table:table-cell office:value-type="float" office:value="0.35" calcext:value-type="float">
            <text:p>0.35</text:p>
          </table:table-cell>
          <table:table-cell office:value-type="float" office:value="0.943" calcext:value-type="float">
            <text:p>0.943</text:p>
          </table:table-cell>
          <table:table-cell office:value-type="float" office:value="0.001106" calcext:value-type="float">
            <text:p>0.001106</text:p>
          </table:table-cell>
          <table:table-cell office:value-type="float" office:value="22.908" calcext:value-type="float">
            <text:p>22.908</text:p>
          </table:table-cell>
          <table:table-cell table:style-name="ce15"/>
          <table:table-cell table:formula="of:=[.E16]/[.$E$2]" office:value-type="float" office:value="0.6137" calcext:value-type="float">
            <text:p>0.6137</text:p>
          </table:table-cell>
          <table:table-cell table:formula="of:=[.J16]/[.$J$2]" office:value-type="float" office:value="0.7636" calcext:value-type="float">
            <text:p>0.7636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7295" calcext:value-type="float">
            <text:p>0.7295</text:p>
          </table:table-cell>
          <table:table-cell office:value-type="float" office:value="0.001046" calcext:value-type="float">
            <text:p>0.001046</text:p>
          </table:table-cell>
          <table:table-cell office:value-type="float" office:value="17.804" calcext:value-type="float">
            <text:p>17.804</text:p>
          </table:table-cell>
          <table:table-cell table:style-name="ce9" office:value-type="string" calcext:value-type="string">
            <text:p>||</text:p>
          </table:table-cell>
          <table:table-cell office:value-type="float" office:value="0.375" calcext:value-type="float">
            <text:p>0.375</text:p>
          </table:table-cell>
          <table:table-cell office:value-type="float" office:value="0.939" calcext:value-type="float">
            <text:p>0.939</text:p>
          </table:table-cell>
          <table:table-cell office:value-type="float" office:value="0.0010895" calcext:value-type="float">
            <text:p>0.0010895</text:p>
          </table:table-cell>
          <table:table-cell office:value-type="float" office:value="22.523" calcext:value-type="float">
            <text:p>22.523</text:p>
          </table:table-cell>
          <table:table-cell table:style-name="ce15"/>
          <table:table-cell table:formula="of:=[.E17]/[.$E$2]" office:value-type="float" office:value="0.593466666666667" calcext:value-type="float">
            <text:p>0.593466666666667</text:p>
          </table:table-cell>
          <table:table-cell table:formula="of:=[.J17]/[.$J$2]" office:value-type="float" office:value="0.750766666666667" calcext:value-type="float">
            <text:p>0.750766666666667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692" calcext:value-type="float">
            <text:p>0.692</text:p>
          </table:table-cell>
          <table:table-cell office:value-type="float" office:value="0.0010895" calcext:value-type="float">
            <text:p>0.0010895</text:p>
          </table:table-cell>
          <table:table-cell office:value-type="float" office:value="17.26" calcext:value-type="float">
            <text:p>17.26</text:p>
          </table:table-cell>
          <table:table-cell table:style-name="ce9" office:value-type="string" calcext:value-type="string">
            <text:p>||</text:p>
          </table:table-cell>
          <table:table-cell office:value-type="float" office:value="0.4" calcext:value-type="float">
            <text:p>0.4</text:p>
          </table:table-cell>
          <table:table-cell office:value-type="float" office:value="0.9305" calcext:value-type="float">
            <text:p>0.9305</text:p>
          </table:table-cell>
          <table:table-cell office:value-type="float" office:value="0.001097" calcext:value-type="float">
            <text:p>0.001097</text:p>
          </table:table-cell>
          <table:table-cell office:value-type="float" office:value="22.079" calcext:value-type="float">
            <text:p>22.079</text:p>
          </table:table-cell>
          <table:table-cell table:style-name="ce15"/>
          <table:table-cell table:formula="of:=[.E18]/[.$E$2]" office:value-type="float" office:value="0.575333333333333" calcext:value-type="float">
            <text:p>0.575333333333333</text:p>
          </table:table-cell>
          <table:table-cell table:formula="of:=[.J18]/[.$J$2]" office:value-type="float" office:value="0.735966666666667" calcext:value-type="float">
            <text:p>0.735966666666667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0.425" calcext:value-type="float">
            <text:p>0.425</text:p>
          </table:table-cell>
          <table:table-cell table:style-name="ce6" office:value-type="float" office:value="0.652" calcext:value-type="float">
            <text:p>0.652</text:p>
          </table:table-cell>
          <table:table-cell table:style-name="ce6" office:value-type="float" office:value="0.001058" calcext:value-type="float">
            <text:p>0.001058</text:p>
          </table:table-cell>
          <table:table-cell office:value-type="float" office:value="16.757" calcext:value-type="float">
            <text:p>16.757</text:p>
          </table:table-cell>
          <table:table-cell table:style-name="ce9" office:value-type="string" calcext:value-type="string">
            <text:p>||</text:p>
          </table:table-cell>
          <table:table-cell office:value-type="float" office:value="0.425" calcext:value-type="float">
            <text:p>0.425</text:p>
          </table:table-cell>
          <table:table-cell office:value-type="float" office:value="0.917" calcext:value-type="float">
            <text:p>0.917</text:p>
          </table:table-cell>
          <table:table-cell office:value-type="float" office:value="0.0010955" calcext:value-type="float">
            <text:p>0.0010955</text:p>
          </table:table-cell>
          <table:table-cell office:value-type="float" office:value="21.521" calcext:value-type="float">
            <text:p>21.521</text:p>
          </table:table-cell>
          <table:table-cell table:style-name="ce15"/>
          <table:table-cell table:formula="of:=[.E19]/[.$E$2]" office:value-type="float" office:value="0.558566666666667" calcext:value-type="float">
            <text:p>0.558566666666667</text:p>
          </table:table-cell>
          <table:table-cell table:formula="of:=[.J19]/[.$J$2]" office:value-type="float" office:value="0.717366666666667" calcext:value-type="float">
            <text:p>0.717366666666667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0.613" calcext:value-type="float">
            <text:p>0.613</text:p>
          </table:table-cell>
          <table:table-cell table:style-name="ce6" office:value-type="float" office:value="0.0010625" calcext:value-type="float">
            <text:p>0.0010625</text:p>
          </table:table-cell>
          <table:table-cell office:value-type="float" office:value="16.063" calcext:value-type="float">
            <text:p>16.063</text:p>
          </table:table-cell>
          <table:table-cell table:style-name="ce9" office:value-type="string" calcext:value-type="string">
            <text:p>||</text:p>
          </table:table-cell>
          <table:table-cell office:value-type="float" office:value="0.45" calcext:value-type="float">
            <text:p>0.45</text:p>
          </table:table-cell>
          <table:table-cell office:value-type="float" office:value="0.8935" calcext:value-type="float">
            <text:p>0.8935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20.932" calcext:value-type="float">
            <text:p>20.932</text:p>
          </table:table-cell>
          <table:table-cell table:style-name="ce15"/>
          <table:table-cell table:formula="of:=[.E20]/[.$E$2]" office:value-type="float" office:value="0.535433333333333" calcext:value-type="float">
            <text:p>0.535433333333333</text:p>
          </table:table-cell>
          <table:table-cell table:formula="of:=[.J20]/[.$J$2]" office:value-type="float" office:value="0.697733333333333" calcext:value-type="float">
            <text:p>0.697733333333333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0.475" calcext:value-type="float">
            <text:p>0.475</text:p>
          </table:table-cell>
          <table:table-cell table:style-name="ce6" office:value-type="float" office:value="0.586" calcext:value-type="float">
            <text:p>0.586</text:p>
          </table:table-cell>
          <table:table-cell table:style-name="ce6" office:value-type="float" office:value="0.001199" calcext:value-type="float">
            <text:p>0.001199</text:p>
          </table:table-cell>
          <table:table-cell office:value-type="float" office:value="15.512" calcext:value-type="float">
            <text:p>15.512</text:p>
          </table:table-cell>
          <table:table-cell table:style-name="ce9" office:value-type="string" calcext:value-type="string">
            <text:p>||</text:p>
          </table:table-cell>
          <table:table-cell office:value-type="float" office:value="0.475" calcext:value-type="float">
            <text:p>0.475</text:p>
          </table:table-cell>
          <table:table-cell office:value-type="float" office:value="0.8655" calcext:value-type="float">
            <text:p>0.8655</text:p>
          </table:table-cell>
          <table:table-cell office:value-type="float" office:value="0.0012585" calcext:value-type="float">
            <text:p>0.0012585</text:p>
          </table:table-cell>
          <table:table-cell office:value-type="float" office:value="20.595" calcext:value-type="float">
            <text:p>20.595</text:p>
          </table:table-cell>
          <table:table-cell table:style-name="ce15"/>
          <table:table-cell table:formula="of:=[.E21]/[.$E$2]" office:value-type="float" office:value="0.517066666666667" calcext:value-type="float">
            <text:p>0.517066666666667</text:p>
          </table:table-cell>
          <table:table-cell table:formula="of:=[.J21]/[.$J$2]" office:value-type="float" office:value="0.6865" calcext:value-type="float">
            <text:p>0.6865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561" calcext:value-type="float">
            <text:p>0.561</text:p>
          </table:table-cell>
          <table:table-cell table:style-name="ce6" office:value-type="float" office:value="0.001208" calcext:value-type="float">
            <text:p>0.001208</text:p>
          </table:table-cell>
          <table:table-cell office:value-type="float" office:value="15.3" calcext:value-type="float">
            <text:p>15.3</text:p>
          </table:table-cell>
          <table:table-cell table:style-name="ce9" office:value-type="string" calcext:value-type="string">
            <text:p>||</text:p>
          </table:table-cell>
          <table:table-cell office:value-type="float" office:value="0.5" calcext:value-type="float">
            <text:p>0.5</text:p>
          </table:table-cell>
          <table:table-cell office:value-type="float" office:value="0.8425" calcext:value-type="float">
            <text:p>0.8425</text:p>
          </table:table-cell>
          <table:table-cell office:value-type="float" office:value="0.0012705" calcext:value-type="float">
            <text:p>0.0012705</text:p>
          </table:table-cell>
          <table:table-cell office:value-type="float" office:value="19.868" calcext:value-type="float">
            <text:p>19.868</text:p>
          </table:table-cell>
          <table:table-cell table:style-name="ce15"/>
          <table:table-cell table:formula="of:=[.E22]/[.$E$2]" office:value-type="float" office:value="0.51" calcext:value-type="float">
            <text:p>0.51</text:p>
          </table:table-cell>
          <table:table-cell table:formula="of:=[.J22]/[.$J$2]" office:value-type="float" office:value="0.662266666666667" calcext:value-type="float">
            <text:p>0.662266666666667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float" office:value="0.525" calcext:value-type="float">
            <text:p>0.525</text:p>
          </table:table-cell>
          <table:table-cell table:style-name="ce6" office:value-type="float" office:value="0.5275" calcext:value-type="float">
            <text:p>0.5275</text:p>
          </table:table-cell>
          <table:table-cell table:style-name="ce6" office:value-type="float" office:value="0.001143" calcext:value-type="float">
            <text:p>0.001143</text:p>
          </table:table-cell>
          <table:table-cell office:value-type="float" office:value="14.774" calcext:value-type="float">
            <text:p>14.774</text:p>
          </table:table-cell>
          <table:table-cell table:style-name="ce9" office:value-type="string" calcext:value-type="string">
            <text:p>||</text:p>
          </table:table-cell>
          <table:table-cell office:value-type="float" office:value="0.525" calcext:value-type="float">
            <text:p>0.525</text:p>
          </table:table-cell>
          <table:table-cell office:value-type="float" office:value="0.83" calcext:value-type="float">
            <text:p>0.83</text:p>
          </table:table-cell>
          <table:table-cell office:value-type="float" office:value="0.0012125" calcext:value-type="float">
            <text:p>0.0012125</text:p>
          </table:table-cell>
          <table:table-cell office:value-type="float" office:value="19.437" calcext:value-type="float">
            <text:p>19.437</text:p>
          </table:table-cell>
          <table:table-cell table:style-name="ce15"/>
          <table:table-cell table:formula="of:=[.E23]/[.$E$2]" office:value-type="float" office:value="0.492466666666667" calcext:value-type="float">
            <text:p>0.492466666666667</text:p>
          </table:table-cell>
          <table:table-cell table:formula="of:=[.J23]/[.$J$2]" office:value-type="float" office:value="0.6479" calcext:value-type="float">
            <text:p>0.6479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float" office:value="0.55" calcext:value-type="float">
            <text:p>0.55</text:p>
          </table:table-cell>
          <table:table-cell table:style-name="ce6" office:value-type="float" office:value="0.4555" calcext:value-type="float">
            <text:p>0.4555</text:p>
          </table:table-cell>
          <table:table-cell table:style-name="ce6" office:value-type="float" office:value="0.001028" calcext:value-type="float">
            <text:p>0.001028</text:p>
          </table:table-cell>
          <table:table-cell office:value-type="float" office:value="13.975" calcext:value-type="float">
            <text:p>13.975</text:p>
          </table:table-cell>
          <table:table-cell table:style-name="ce9" office:value-type="string" calcext:value-type="string">
            <text:p>||</text:p>
          </table:table-cell>
          <table:table-cell office:value-type="float" office:value="0.55" calcext:value-type="float">
            <text:p>0.55</text:p>
          </table:table-cell>
          <table:table-cell office:value-type="float" office:value="0.8135" calcext:value-type="float">
            <text:p>0.8135</text:p>
          </table:table-cell>
          <table:table-cell office:value-type="float" office:value="0.001066" calcext:value-type="float">
            <text:p>0.001066</text:p>
          </table:table-cell>
          <table:table-cell office:value-type="float" office:value="19.08" calcext:value-type="float">
            <text:p>19.08</text:p>
          </table:table-cell>
          <table:table-cell table:style-name="ce15"/>
          <table:table-cell table:formula="of:=[.E24]/[.$E$2]" office:value-type="float" office:value="0.465833333333333" calcext:value-type="float">
            <text:p>0.465833333333333</text:p>
          </table:table-cell>
          <table:table-cell table:formula="of:=[.J24]/[.$J$2]" office:value-type="float" office:value="0.636" calcext:value-type="float">
            <text:p>0.636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float" office:value="0.575" calcext:value-type="float">
            <text:p>0.575</text:p>
          </table:table-cell>
          <table:table-cell table:style-name="ce6" office:value-type="float" office:value="0.415" calcext:value-type="float">
            <text:p>0.415</text:p>
          </table:table-cell>
          <table:table-cell table:style-name="ce6" office:value-type="float" office:value="0.0010215" calcext:value-type="float">
            <text:p>0.0010215</text:p>
          </table:table-cell>
          <table:table-cell office:value-type="float" office:value="13.58" calcext:value-type="float">
            <text:p>13.58</text:p>
          </table:table-cell>
          <table:table-cell table:style-name="ce9" office:value-type="string" calcext:value-type="string">
            <text:p>||</text:p>
          </table:table-cell>
          <table:table-cell office:value-type="float" office:value="0.575" calcext:value-type="float">
            <text:p>0.575</text:p>
          </table:table-cell>
          <table:table-cell office:value-type="float" office:value="0.788" calcext:value-type="float">
            <text:p>0.788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18.518" calcext:value-type="float">
            <text:p>18.518</text:p>
          </table:table-cell>
          <table:table-cell table:style-name="ce15"/>
          <table:table-cell table:formula="of:=[.E25]/[.$E$2]" office:value-type="float" office:value="0.452666666666667" calcext:value-type="float">
            <text:p>0.452666666666667</text:p>
          </table:table-cell>
          <table:table-cell table:formula="of:=[.J25]/[.$J$2]" office:value-type="float" office:value="0.617266666666667" calcext:value-type="float">
            <text:p>0.617266666666667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float" office:value="0.6" calcext:value-type="float">
            <text:p>0.6</text:p>
          </table:table-cell>
          <table:table-cell table:style-name="ce6" office:value-type="float" office:value="0.3845" calcext:value-type="float">
            <text:p>0.3845</text:p>
          </table:table-cell>
          <table:table-cell table:style-name="ce6" office:value-type="float" office:value="0.001004" calcext:value-type="float">
            <text:p>0.001004</text:p>
          </table:table-cell>
          <table:table-cell office:value-type="float" office:value="13.258" calcext:value-type="float">
            <text:p>13.258</text:p>
          </table:table-cell>
          <table:table-cell table:style-name="ce9" office:value-type="string" calcext:value-type="string">
            <text:p>||</text:p>
          </table:table-cell>
          <table:table-cell office:value-type="float" office:value="0.6" calcext:value-type="float">
            <text:p>0.6</text:p>
          </table:table-cell>
          <table:table-cell office:value-type="float" office:value="0.7845" calcext:value-type="float">
            <text:p>0.7845</text:p>
          </table:table-cell>
          <table:table-cell office:value-type="float" office:value="0.0010625" calcext:value-type="float">
            <text:p>0.0010625</text:p>
          </table:table-cell>
          <table:table-cell office:value-type="float" office:value="18.192" calcext:value-type="float">
            <text:p>18.192</text:p>
          </table:table-cell>
          <table:table-cell table:style-name="ce15"/>
          <table:table-cell table:formula="of:=[.E26]/[.$E$2]" office:value-type="float" office:value="0.441933333333333" calcext:value-type="float">
            <text:p>0.441933333333333</text:p>
          </table:table-cell>
          <table:table-cell table:formula="of:=[.J26]/[.$J$2]" office:value-type="float" office:value="0.6064" calcext:value-type="float">
            <text:p>0.6064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0.625" calcext:value-type="float">
            <text:p>0.625</text:p>
          </table:table-cell>
          <table:table-cell table:style-name="ce6" office:value-type="float" office:value="0.3405" calcext:value-type="float">
            <text:p>0.3405</text:p>
          </table:table-cell>
          <table:table-cell table:style-name="ce6" office:value-type="float" office:value="0.001042" calcext:value-type="float">
            <text:p>0.001042</text:p>
          </table:table-cell>
          <table:table-cell office:value-type="float" office:value="12.819" calcext:value-type="float">
            <text:p>12.819</text:p>
          </table:table-cell>
          <table:table-cell table:style-name="ce9" office:value-type="string" calcext:value-type="string">
            <text:p>||</text:p>
          </table:table-cell>
          <table:table-cell office:value-type="float" office:value="0.625" calcext:value-type="float">
            <text:p>0.625</text:p>
          </table:table-cell>
          <table:table-cell office:value-type="float" office:value="0.7255" calcext:value-type="float">
            <text:p>0.7255</text:p>
          </table:table-cell>
          <table:table-cell office:value-type="float" office:value="0.001099" calcext:value-type="float">
            <text:p>0.001099</text:p>
          </table:table-cell>
          <table:table-cell office:value-type="float" office:value="17.443" calcext:value-type="float">
            <text:p>17.443</text:p>
          </table:table-cell>
          <table:table-cell table:style-name="ce15"/>
          <table:table-cell table:formula="of:=[.E27]/[.$E$2]" office:value-type="float" office:value="0.4273" calcext:value-type="float">
            <text:p>0.4273</text:p>
          </table:table-cell>
          <table:table-cell table:formula="of:=[.J27]/[.$J$2]" office:value-type="float" office:value="0.581433333333333" calcext:value-type="float">
            <text:p>0.581433333333333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0.2975" calcext:value-type="float">
            <text:p>0.2975</text:p>
          </table:table-cell>
          <table:table-cell table:style-name="ce6" office:value-type="float" office:value="0.0010415" calcext:value-type="float">
            <text:p>0.0010415</text:p>
          </table:table-cell>
          <table:table-cell office:value-type="float" office:value="12.455" calcext:value-type="float">
            <text:p>12.455</text:p>
          </table:table-cell>
          <table:table-cell table:style-name="ce9" office:value-type="string" calcext:value-type="string">
            <text:p>||</text:p>
          </table:table-cell>
          <table:table-cell office:value-type="float" office:value="0.65" calcext:value-type="float">
            <text:p>0.65</text:p>
          </table:table-cell>
          <table:table-cell office:value-type="float" office:value="0.7095" calcext:value-type="float">
            <text:p>0.7095</text:p>
          </table:table-cell>
          <table:table-cell office:value-type="float" office:value="0.001069" calcext:value-type="float">
            <text:p>0.001069</text:p>
          </table:table-cell>
          <table:table-cell office:value-type="float" office:value="17.007" calcext:value-type="float">
            <text:p>17.007</text:p>
          </table:table-cell>
          <table:table-cell table:style-name="ce15"/>
          <table:table-cell table:formula="of:=[.E28]/[.$E$2]" office:value-type="float" office:value="0.415166666666667" calcext:value-type="float">
            <text:p>0.415166666666667</text:p>
          </table:table-cell>
          <table:table-cell table:formula="of:=[.J28]/[.$J$2]" office:value-type="float" office:value="0.5669" calcext:value-type="float">
            <text:p>0.5669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float" office:value="0.675" calcext:value-type="float">
            <text:p>0.675</text:p>
          </table:table-cell>
          <table:table-cell table:style-name="ce6" office:value-type="float" office:value="0.255" calcext:value-type="float">
            <text:p>0.255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12.092" calcext:value-type="float">
            <text:p>12.092</text:p>
          </table:table-cell>
          <table:table-cell table:style-name="ce9" office:value-type="string" calcext:value-type="string">
            <text:p>||</text:p>
          </table:table-cell>
          <table:table-cell office:value-type="float" office:value="0.675" calcext:value-type="float">
            <text:p>0.675</text:p>
          </table:table-cell>
          <table:table-cell office:value-type="float" office:value="0.6685" calcext:value-type="float">
            <text:p>0.6685</text:p>
          </table:table-cell>
          <table:table-cell office:value-type="float" office:value="0.0010475" calcext:value-type="float">
            <text:p>0.0010475</text:p>
          </table:table-cell>
          <table:table-cell office:value-type="float" office:value="16.607" calcext:value-type="float">
            <text:p>16.607</text:p>
          </table:table-cell>
          <table:table-cell table:style-name="ce15"/>
          <table:table-cell table:formula="of:=[.E29]/[.$E$2]" office:value-type="float" office:value="0.403066666666667" calcext:value-type="float">
            <text:p>0.403066666666667</text:p>
          </table:table-cell>
          <table:table-cell table:formula="of:=[.J29]/[.$J$2]" office:value-type="float" office:value="0.553566666666667" calcext:value-type="float">
            <text:p>0.553566666666667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2265" calcext:value-type="float">
            <text:p>0.2265</text:p>
          </table:table-cell>
          <table:table-cell table:style-name="ce6" office:value-type="float" office:value="0.0009915" calcext:value-type="float">
            <text:p>0.0009915</text:p>
          </table:table-cell>
          <table:table-cell office:value-type="float" office:value="11.78" calcext:value-type="float">
            <text:p>11.78</text:p>
          </table:table-cell>
          <table:table-cell table:style-name="ce9" office:value-type="string" calcext:value-type="string">
            <text:p>||</text:p>
          </table:table-cell>
          <table:table-cell office:value-type="float" office:value="0.7" calcext:value-type="float">
            <text:p>0.7</text:p>
          </table:table-cell>
          <table:table-cell office:value-type="float" office:value="0.6265" calcext:value-type="float">
            <text:p>0.6265</text:p>
          </table:table-cell>
          <table:table-cell office:value-type="float" office:value="0.0010685" calcext:value-type="float">
            <text:p>0.0010685</text:p>
          </table:table-cell>
          <table:table-cell office:value-type="float" office:value="15.864" calcext:value-type="float">
            <text:p>15.864</text:p>
          </table:table-cell>
          <table:table-cell table:style-name="ce15"/>
          <table:table-cell table:formula="of:=[.E30]/[.$E$2]" office:value-type="float" office:value="0.392666666666667" calcext:value-type="float">
            <text:p>0.392666666666667</text:p>
          </table:table-cell>
          <table:table-cell table:formula="of:=[.J30]/[.$J$2]" office:value-type="float" office:value="0.5288" calcext:value-type="float">
            <text:p>0.5288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float" office:value="0.725" calcext:value-type="float">
            <text:p>0.725</text:p>
          </table:table-cell>
          <table:table-cell table:style-name="ce6" office:value-type="float" office:value="0.208" calcext:value-type="float">
            <text:p>0.208</text:p>
          </table:table-cell>
          <table:table-cell table:style-name="ce6" office:value-type="float" office:value="0.0010005" calcext:value-type="float">
            <text:p>0.0010005</text:p>
          </table:table-cell>
          <table:table-cell office:value-type="float" office:value="11.538" calcext:value-type="float">
            <text:p>11.538</text:p>
          </table:table-cell>
          <table:table-cell table:style-name="ce9" office:value-type="string" calcext:value-type="string">
            <text:p>||</text:p>
          </table:table-cell>
          <table:table-cell office:value-type="float" office:value="0.725" calcext:value-type="float">
            <text:p>0.725</text:p>
          </table:table-cell>
          <table:table-cell office:value-type="float" office:value="0.5945" calcext:value-type="float">
            <text:p>0.5945</text:p>
          </table:table-cell>
          <table:table-cell office:value-type="float" office:value="0.0010605" calcext:value-type="float">
            <text:p>0.0010605</text:p>
          </table:table-cell>
          <table:table-cell office:value-type="float" office:value="15.493" calcext:value-type="float">
            <text:p>15.493</text:p>
          </table:table-cell>
          <table:table-cell table:style-name="ce15"/>
          <table:table-cell table:formula="of:=[.E31]/[.$E$2]" office:value-type="float" office:value="0.3846" calcext:value-type="float">
            <text:p>0.3846</text:p>
          </table:table-cell>
          <table:table-cell table:formula="of:=[.J31]/[.$J$2]" office:value-type="float" office:value="0.516433333333333" calcext:value-type="float">
            <text:p>0.516433333333333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168" calcext:value-type="float">
            <text:p>0.168</text:p>
          </table:table-cell>
          <table:table-cell table:style-name="ce6" office:value-type="float" office:value="0.0009685" calcext:value-type="float">
            <text:p>0.0009685</text:p>
          </table:table-cell>
          <table:table-cell office:value-type="float" office:value="11.269" calcext:value-type="float">
            <text:p>11.269</text:p>
          </table:table-cell>
          <table:table-cell table:style-name="ce9" office:value-type="string" calcext:value-type="string">
            <text:p>||</text:p>
          </table:table-cell>
          <table:table-cell office:value-type="float" office:value="0.75" calcext:value-type="float">
            <text:p>0.75</text:p>
          </table:table-cell>
          <table:table-cell table:style-name="ce8" office:value-type="float" office:value="0.5435" calcext:value-type="float">
            <text:p>0.5435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14.908" calcext:value-type="float">
            <text:p>14.908</text:p>
          </table:table-cell>
          <table:table-cell table:style-name="ce15"/>
          <table:table-cell table:formula="of:=[.E32]/[.$E$2]" office:value-type="float" office:value="0.375633333333333" calcext:value-type="float">
            <text:p>0.375633333333333</text:p>
          </table:table-cell>
          <table:table-cell table:formula="of:=[.J32]/[.$J$2]" office:value-type="float" office:value="0.496933333333333" calcext:value-type="float">
            <text:p>0.496933333333333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office:value-type="float" office:value="0.775" calcext:value-type="float">
            <text:p>0.775</text:p>
          </table:table-cell>
          <table:table-cell office:value-type="float" office:value="0.1415" calcext:value-type="float">
            <text:p>0.1415</text:p>
          </table:table-cell>
          <table:table-cell office:value-type="float" office:value="0.0009765" calcext:value-type="float">
            <text:p>0.0009765</text:p>
          </table:table-cell>
          <table:table-cell office:value-type="float" office:value="11.019" calcext:value-type="float">
            <text:p>11.019</text:p>
          </table:table-cell>
          <table:table-cell table:style-name="ce9" office:value-type="string" calcext:value-type="string">
            <text:p>||</text:p>
          </table:table-cell>
          <table:table-cell office:value-type="float" office:value="0.775" calcext:value-type="float">
            <text:p>0.775</text:p>
          </table:table-cell>
          <table:table-cell table:style-name="ce8" office:value-type="float" office:value="0.508" calcext:value-type="float">
            <text:p>0.508</text:p>
          </table:table-cell>
          <table:table-cell table:style-name="ce6" office:value-type="float" office:value="0.0010535" calcext:value-type="float">
            <text:p>0.0010535</text:p>
          </table:table-cell>
          <table:table-cell office:value-type="float" office:value="14.438" calcext:value-type="float">
            <text:p>14.438</text:p>
          </table:table-cell>
          <table:table-cell table:style-name="ce15"/>
          <table:table-cell table:formula="of:=[.E33]/[.$E$2]" office:value-type="float" office:value="0.3673" calcext:value-type="float">
            <text:p>0.3673</text:p>
          </table:table-cell>
          <table:table-cell table:formula="of:=[.J33]/[.$J$2]" office:value-type="float" office:value="0.481266666666667" calcext:value-type="float">
            <text:p>0.481266666666667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office:value-type="float" office:value="0.8" calcext:value-type="float">
            <text:p>0.8</text:p>
          </table:table-cell>
          <table:table-cell office:value-type="float" office:value="0.1075" calcext:value-type="float">
            <text:p>0.1075</text:p>
          </table:table-cell>
          <table:table-cell office:value-type="float" office:value="0.000953" calcext:value-type="float">
            <text:p>0.000953</text:p>
          </table:table-cell>
          <table:table-cell office:value-type="float" office:value="10.816" calcext:value-type="float">
            <text:p>10.816</text:p>
          </table:table-cell>
          <table:table-cell table:style-name="ce9" office:value-type="string" calcext:value-type="string">
            <text:p>||</text:p>
          </table:table-cell>
          <table:table-cell office:value-type="float" office:value="0.8" calcext:value-type="float">
            <text:p>0.8</text:p>
          </table:table-cell>
          <table:table-cell table:style-name="ce8" office:value-type="float" office:value="0.4615" calcext:value-type="float">
            <text:p>0.4615</text:p>
          </table:table-cell>
          <table:table-cell table:style-name="ce6" office:value-type="float" office:value="0.0010385" calcext:value-type="float">
            <text:p>0.0010385</text:p>
          </table:table-cell>
          <table:table-cell office:value-type="float" office:value="14.052" calcext:value-type="float">
            <text:p>14.052</text:p>
          </table:table-cell>
          <table:table-cell table:style-name="ce15"/>
          <table:table-cell table:formula="of:=[.E34]/[.$E$2]" office:value-type="float" office:value="0.360533333333333" calcext:value-type="float">
            <text:p>0.360533333333333</text:p>
          </table:table-cell>
          <table:table-cell table:formula="of:=[.J34]/[.$J$2]" office:value-type="float" office:value="0.4684" calcext:value-type="float">
            <text:p>0.4684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office:value-type="float" office:value="0.825" calcext:value-type="float">
            <text:p>0.825</text:p>
          </table:table-cell>
          <table:table-cell office:value-type="float" office:value="0.086" calcext:value-type="float">
            <text:p>0.086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10.59" calcext:value-type="float">
            <text:p>10.59</text:p>
          </table:table-cell>
          <table:table-cell table:style-name="ce9" office:value-type="string" calcext:value-type="string">
            <text:p>||</text:p>
          </table:table-cell>
          <table:table-cell office:value-type="float" office:value="0.825" calcext:value-type="float">
            <text:p>0.825</text:p>
          </table:table-cell>
          <table:table-cell table:style-name="ce6" office:value-type="float" office:value="0.425" calcext:value-type="float">
            <text:p>0.425</text:p>
          </table:table-cell>
          <table:table-cell table:style-name="ce6" office:value-type="float" office:value="0.001025" calcext:value-type="float">
            <text:p>0.001025</text:p>
          </table:table-cell>
          <table:table-cell office:value-type="float" office:value="13.505" calcext:value-type="float">
            <text:p>13.505</text:p>
          </table:table-cell>
          <table:table-cell table:style-name="ce15"/>
          <table:table-cell table:formula="of:=[.E35]/[.$E$2]" office:value-type="float" office:value="0.353" calcext:value-type="float">
            <text:p>0.353</text:p>
          </table:table-cell>
          <table:table-cell table:formula="of:=[.J35]/[.$J$2]" office:value-type="float" office:value="0.450166666666667" calcext:value-type="float">
            <text:p>0.450166666666667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office:value-type="float" office:value="0.85" calcext:value-type="float">
            <text:p>0.85</text:p>
          </table:table-cell>
          <table:table-cell table:style-name="ce8" office:value-type="float" office:value="0.0665" calcext:value-type="float">
            <text:p>0.0665</text:p>
          </table:table-cell>
          <table:table-cell office:value-type="float" office:value="0.0009195" calcext:value-type="float">
            <text:p>0.0009195</text:p>
          </table:table-cell>
          <table:table-cell office:value-type="float" office:value="10.478" calcext:value-type="float">
            <text:p>10.478</text:p>
          </table:table-cell>
          <table:table-cell table:style-name="ce9" office:value-type="string" calcext:value-type="string">
            <text:p>||</text:p>
          </table:table-cell>
          <table:table-cell office:value-type="float" office:value="0.85" calcext:value-type="float">
            <text:p>0.85</text:p>
          </table:table-cell>
          <table:table-cell table:style-name="ce6" office:value-type="float" office:value="0.358" calcext:value-type="float">
            <text:p>0.358</text:p>
          </table:table-cell>
          <table:table-cell table:style-name="ce6" office:value-type="float" office:value="0.0009565" calcext:value-type="float">
            <text:p>0.0009565</text:p>
          </table:table-cell>
          <table:table-cell office:value-type="float" office:value="13.022" calcext:value-type="float">
            <text:p>13.022</text:p>
          </table:table-cell>
          <table:table-cell table:style-name="ce15"/>
          <table:table-cell table:formula="of:=[.E36]/[.$E$2]" office:value-type="float" office:value="0.349266666666667" calcext:value-type="float">
            <text:p>0.349266666666667</text:p>
          </table:table-cell>
          <table:table-cell table:formula="of:=[.J36]/[.$J$2]" office:value-type="float" office:value="0.434066666666667" calcext:value-type="float">
            <text:p>0.434066666666667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float" office:value="0.875" calcext:value-type="float">
            <text:p>0.875</text:p>
          </table:table-cell>
          <table:table-cell table:style-name="ce8" office:value-type="float" office:value="0.048" calcext:value-type="float">
            <text:p>0.048</text:p>
          </table:table-cell>
          <table:table-cell table:style-name="ce6" office:value-type="float" office:value="0.0009645" calcext:value-type="float">
            <text:p>0.0009645</text:p>
          </table:table-cell>
          <table:table-cell office:value-type="float" office:value="10.353" calcext:value-type="float">
            <text:p>10.353</text:p>
          </table:table-cell>
          <table:table-cell table:style-name="ce9" office:value-type="string" calcext:value-type="string">
            <text:p>||</text:p>
          </table:table-cell>
          <table:table-cell office:value-type="float" office:value="0.875" calcext:value-type="float">
            <text:p>0.875</text:p>
          </table:table-cell>
          <table:table-cell table:style-name="ce6" office:value-type="float" office:value="0.3025" calcext:value-type="float">
            <text:p>0.3025</text:p>
          </table:table-cell>
          <table:table-cell table:style-name="ce6" office:value-type="float" office:value="0.001017" calcext:value-type="float">
            <text:p>0.001017</text:p>
          </table:table-cell>
          <table:table-cell office:value-type="float" office:value="12.475" calcext:value-type="float">
            <text:p>12.475</text:p>
          </table:table-cell>
          <table:table-cell table:style-name="ce15"/>
          <table:table-cell table:formula="of:=[.E37]/[.$E$2]" office:value-type="float" office:value="0.3451" calcext:value-type="float">
            <text:p>0.3451</text:p>
          </table:table-cell>
          <table:table-cell table:formula="of:=[.J37]/[.$J$2]" office:value-type="float" office:value="0.415833333333333" calcext:value-type="float">
            <text:p>0.415833333333333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025" calcext:value-type="float">
            <text:p>0.025</text:p>
          </table:table-cell>
          <table:table-cell table:style-name="ce6" office:value-type="float" office:value="0.000972" calcext:value-type="float">
            <text:p>0.000972</text:p>
          </table:table-cell>
          <table:table-cell office:value-type="float" office:value="10.189" calcext:value-type="float">
            <text:p>10.189</text:p>
          </table:table-cell>
          <table:table-cell table:style-name="ce9" office:value-type="string" calcext:value-type="string">
            <text:p>||</text:p>
          </table:table-cell>
          <table:table-cell office:value-type="float" office:value="0.9" calcext:value-type="float">
            <text:p>0.9</text:p>
          </table:table-cell>
          <table:table-cell table:style-name="ce6" office:value-type="float" office:value="0.242" calcext:value-type="float">
            <text:p>0.242</text:p>
          </table:table-cell>
          <table:table-cell table:style-name="ce6" office:value-type="float" office:value="0.0010225" calcext:value-type="float">
            <text:p>0.0010225</text:p>
          </table:table-cell>
          <table:table-cell office:value-type="float" office:value="11.903" calcext:value-type="float">
            <text:p>11.903</text:p>
          </table:table-cell>
          <table:table-cell table:style-name="ce15"/>
          <table:table-cell table:formula="of:=[.E38]/[.$E$2]" office:value-type="float" office:value="0.339633333333333" calcext:value-type="float">
            <text:p>0.339633333333333</text:p>
          </table:table-cell>
          <table:table-cell table:formula="of:=[.J38]/[.$J$2]" office:value-type="float" office:value="0.396766666666667" calcext:value-type="float">
            <text:p>0.396766666666667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float" office:value="0.925" calcext:value-type="float">
            <text:p>0.925</text:p>
          </table:table-cell>
          <table:table-cell table:style-name="ce6" office:value-type="float" office:value="0.0195" calcext:value-type="float">
            <text:p>0.0195</text:p>
          </table:table-cell>
          <table:table-cell table:style-name="ce6" office:value-type="float" office:value="0.000913" calcext:value-type="float">
            <text:p>0.000913</text:p>
          </table:table-cell>
          <table:table-cell office:value-type="float" office:value="10.113" calcext:value-type="float">
            <text:p>10.113</text:p>
          </table:table-cell>
          <table:table-cell table:style-name="ce9" office:value-type="string" calcext:value-type="string">
            <text:p>||</text:p>
          </table:table-cell>
          <table:table-cell office:value-type="float" office:value="0.925" calcext:value-type="float">
            <text:p>0.925</text:p>
          </table:table-cell>
          <table:table-cell table:style-name="ce6" office:value-type="float" office:value="0.19" calcext:value-type="float">
            <text:p>0.19</text:p>
          </table:table-cell>
          <table:table-cell table:style-name="ce6" office:value-type="float" office:value="0.0009545" calcext:value-type="float">
            <text:p>0.0009545</text:p>
          </table:table-cell>
          <table:table-cell office:value-type="float" office:value="11.497" calcext:value-type="float">
            <text:p>11.497</text:p>
          </table:table-cell>
          <table:table-cell table:style-name="ce15"/>
          <table:table-cell table:formula="of:=[.E39]/[.$E$2]" office:value-type="float" office:value="0.3371" calcext:value-type="float">
            <text:p>0.3371</text:p>
          </table:table-cell>
          <table:table-cell table:formula="of:=[.J39]/[.$J$2]" office:value-type="float" office:value="0.383233333333333" calcext:value-type="float">
            <text:p>0.383233333333333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float" office:value="0.95" calcext:value-type="float">
            <text:p>0.95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000918" calcext:value-type="float">
            <text:p>0.000918</text:p>
          </table:table-cell>
          <table:table-cell office:value-type="float" office:value="10.042" calcext:value-type="float">
            <text:p>10.042</text:p>
          </table:table-cell>
          <table:table-cell table:style-name="ce9" office:value-type="string" calcext:value-type="string">
            <text:p>||</text:p>
          </table:table-cell>
          <table:table-cell office:value-type="float" office:value="0.95" calcext:value-type="float">
            <text:p>0.95</text:p>
          </table:table-cell>
          <table:table-cell table:style-name="ce6" office:value-type="float" office:value="0.136" calcext:value-type="float">
            <text:p>0.136</text:p>
          </table:table-cell>
          <table:table-cell table:style-name="ce6" office:value-type="float" office:value="0.0009605" calcext:value-type="float">
            <text:p>0.0009605</text:p>
          </table:table-cell>
          <table:table-cell office:value-type="float" office:value="11.014" calcext:value-type="float">
            <text:p>11.014</text:p>
          </table:table-cell>
          <table:table-cell table:style-name="ce15"/>
          <table:table-cell table:formula="of:=[.E40]/[.$E$2]" office:value-type="float" office:value="0.334733333333333" calcext:value-type="float">
            <text:p>0.334733333333333</text:p>
          </table:table-cell>
          <table:table-cell table:formula="of:=[.J40]/[.$J$2]" office:value-type="float" office:value="0.367133333333333" calcext:value-type="float">
            <text:p>0.367133333333333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office:value-type="float" office:value="0.975" calcext:value-type="float">
            <text:p>0.975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0009255" calcext:value-type="float">
            <text:p>0.0009255</text:p>
          </table:table-cell>
          <table:table-cell table:style-name="ce3" office:value-type="float" office:value="10.011" calcext:value-type="float">
            <text:p>10.011</text:p>
          </table:table-cell>
          <table:table-cell table:style-name="ce11" office:value-type="string" calcext:value-type="string">
            <text:p>||</text:p>
          </table:table-cell>
          <table:table-cell table:style-name="ce3" office:value-type="float" office:value="0.975" calcext:value-type="float">
            <text:p>0.975</text:p>
          </table:table-cell>
          <table:table-cell table:style-name="ce7" office:value-type="float" office:value="0.061" calcext:value-type="float">
            <text:p>0.061</text:p>
          </table:table-cell>
          <table:table-cell table:style-name="ce7" office:value-type="float" office:value="0.000948" calcext:value-type="float">
            <text:p>0.000948</text:p>
          </table:table-cell>
          <table:table-cell table:style-name="ce3" office:value-type="float" office:value="10.504" calcext:value-type="float">
            <text:p>10.504</text:p>
          </table:table-cell>
          <table:table-cell table:style-name="ce15"/>
          <table:table-cell table:formula="of:=[.E41]/[.$E$2]" office:value-type="float" office:value="0.3337" calcext:value-type="float">
            <text:p>0.3337</text:p>
          </table:table-cell>
          <table:table-cell table:formula="of:=[.J41]/[.$J$2]" office:value-type="float" office:value="0.350133333333333" calcext:value-type="float">
            <text:p>0.350133333333333</text:p>
          </table:table-cell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09395" calcext:value-type="float">
            <text:p>0.0009395</text:p>
          </table:table-cell>
          <table:table-cell table:style-name="ce4" office:value-type="float" office:value="10" calcext:value-type="float">
            <text:p>10</text:p>
          </table:table-cell>
          <table:table-cell table:style-name="ce12" office:value-type="string" calcext:value-type="string">
            <text:p>||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0094" calcext:value-type="float">
            <text:p>0.00094</text:p>
          </table:table-cell>
          <table:table-cell table:style-name="ce4" office:value-type="float" office:value="10" calcext:value-type="float">
            <text:p>10</text:p>
          </table:table-cell>
          <table:table-cell table:style-name="ce16"/>
          <table:table-cell table:formula="of:=[.E42]/[.$E$2]" office:value-type="float" office:value="0.333333333333333" calcext:value-type="float">
            <text:p>0.333333333333333</text:p>
          </table:table-cell>
          <table:table-cell table:formula="of:=[.J42]/[.$J$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05603" calcext:value-type="float">
            <text:p>0.805603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00972" calcext:value-type="float">
            <text:p>0.000972</text:p>
          </table:table-cell>
          <table:table-cell office:value-type="float" office:value="10.786" calcext:value-type="float">
            <text:p>10.786</text:p>
          </table:table-cell>
          <table:table-cell/>
          <table:table-cell office:value-type="float" office:value="0.708283" calcext:value-type="float">
            <text:p>0.708283</text:p>
          </table:table-cell>
          <table:table-cell office:value-type="float" office:value="0.6255" calcext:value-type="float">
            <text:p>0.6255</text:p>
          </table:table-cell>
          <table:table-cell office:value-type="float" office:value="0.001043" calcext:value-type="float">
            <text:p>0.001043</text:p>
          </table:table-cell>
          <table:table-cell office:value-type="float" office:value="15.836" calcext:value-type="float">
            <text:p>15.836</text:p>
          </table:table-cell>
          <table:table-cell/>
          <table:table-cell table:formula="of:=[.E43]/[.$E$2]" office:value-type="float" office:value="0.359533333333333" calcext:value-type="float">
            <text:p>0.359533333333333</text:p>
          </table:table-cell>
          <table:table-cell table:formula="of:=[.J43]/[.$J$2]" office:value-type="float" office:value="0.527866666666667" calcext:value-type="float">
            <text:p>0.5278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06327" calcext:value-type="float">
            <text:p>0.806327</text:p>
          </table:table-cell>
          <table:table-cell office:value-type="float" office:value="0.097" calcext:value-type="float">
            <text:p>0.097</text:p>
          </table:table-cell>
          <table:table-cell office:value-type="float" office:value="0.0011175" calcext:value-type="float">
            <text:p>0.0011175</text:p>
          </table:table-cell>
          <table:table-cell office:value-type="float" office:value="10.749" calcext:value-type="float">
            <text:p>10.749</text:p>
          </table:table-cell>
          <table:table-cell/>
          <table:table-cell office:value-type="float" office:value="0.709249" calcext:value-type="float">
            <text:p>0.709249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0010535" calcext:value-type="float">
            <text:p>0.0010535</text:p>
          </table:table-cell>
          <table:table-cell office:value-type="float" office:value="15.773" calcext:value-type="float">
            <text:p>15.773</text:p>
          </table:table-cell>
          <table:table-cell/>
          <table:table-cell table:formula="of:=[.E44]/[.$E$2]" office:value-type="float" office:value="0.3583" calcext:value-type="float">
            <text:p>0.3583</text:p>
          </table:table-cell>
          <table:table-cell table:formula="of:=[.J44]/[.$J$2]" office:value-type="float" office:value="0.525766666666667" calcext:value-type="float">
            <text:p>0.5257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07051" calcext:value-type="float">
            <text:p>0.807051</text:p>
          </table:table-cell>
          <table:table-cell office:value-type="float" office:value="0.0985" calcext:value-type="float">
            <text:p>0.0985</text:p>
          </table:table-cell>
          <table:table-cell office:value-type="float" office:value="0.0011065" calcext:value-type="float">
            <text:p>0.0011065</text:p>
          </table:table-cell>
          <table:table-cell office:value-type="float" office:value="10.775" calcext:value-type="float">
            <text:p>10.775</text:p>
          </table:table-cell>
          <table:table-cell/>
          <table:table-cell office:value-type="float" office:value="0.710215" calcext:value-type="float">
            <text:p>0.710215</text:p>
          </table:table-cell>
          <table:table-cell office:value-type="float" office:value="0.63" calcext:value-type="float">
            <text:p>0.63</text:p>
          </table:table-cell>
          <table:table-cell office:value-type="float" office:value="0.0010865" calcext:value-type="float">
            <text:p>0.0010865</text:p>
          </table:table-cell>
          <table:table-cell office:value-type="float" office:value="15.861" calcext:value-type="float">
            <text:p>15.861</text:p>
          </table:table-cell>
          <table:table-cell/>
          <table:table-cell table:formula="of:=[.E45]/[.$E$2]" office:value-type="float" office:value="0.359166666666667" calcext:value-type="float">
            <text:p>0.359166666666667</text:p>
          </table:table-cell>
          <table:table-cell table:formula="of:=[.J45]/[.$J$2]" office:value-type="float" office:value="0.5287" calcext:value-type="float">
            <text:p>0.528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07776" calcext:value-type="float">
            <text:p>0.807776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09975" calcext:value-type="float">
            <text:p>0.0009975</text:p>
          </table:table-cell>
          <table:table-cell office:value-type="float" office:value="10.72" calcext:value-type="float">
            <text:p>10.72</text:p>
          </table:table-cell>
          <table:table-cell/>
          <table:table-cell office:value-type="float" office:value="0.711181" calcext:value-type="float">
            <text:p>0.711181</text:p>
          </table:table-cell>
          <table:table-cell office:value-type="float" office:value="0.6095" calcext:value-type="float">
            <text:p>0.6095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15.735" calcext:value-type="float">
            <text:p>15.735</text:p>
          </table:table-cell>
          <table:table-cell/>
          <table:table-cell table:formula="of:=[.E46]/[.$E$2]" office:value-type="float" office:value="0.357333333333333" calcext:value-type="float">
            <text:p>0.357333333333333</text:p>
          </table:table-cell>
          <table:table-cell table:formula="of:=[.J46]/[.$J$2]" office:value-type="float" office:value="0.5245" calcext:value-type="float">
            <text:p>0.5245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085" calcext:value-type="float">
            <text:p>0.8085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09315" calcext:value-type="float">
            <text:p>0.0009315</text:p>
          </table:table-cell>
          <table:table-cell office:value-type="float" office:value="10.729" calcext:value-type="float">
            <text:p>10.729</text:p>
          </table:table-cell>
          <table:table-cell/>
          <table:table-cell office:value-type="float" office:value="0.712147" calcext:value-type="float">
            <text:p>0.712147</text:p>
          </table:table-cell>
          <table:table-cell office:value-type="float" office:value="0.6295" calcext:value-type="float">
            <text:p>0.6295</text:p>
          </table:table-cell>
          <table:table-cell office:value-type="float" office:value="0.001063" calcext:value-type="float">
            <text:p>0.001063</text:p>
          </table:table-cell>
          <table:table-cell office:value-type="float" office:value="15.829" calcext:value-type="float">
            <text:p>15.829</text:p>
          </table:table-cell>
          <table:table-cell/>
          <table:table-cell table:formula="of:=[.E47]/[.$E$2]" office:value-type="float" office:value="0.357633333333333" calcext:value-type="float">
            <text:p>0.357633333333333</text:p>
          </table:table-cell>
          <table:table-cell table:formula="of:=[.J47]/[.$J$2]" office:value-type="float" office:value="0.527633333333333" calcext:value-type="float">
            <text:p>0.5276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09225" calcext:value-type="float">
            <text:p>0.809225</text:p>
          </table:table-cell>
          <table:table-cell office:value-type="float" office:value="0.093" calcext:value-type="float">
            <text:p>0.093</text:p>
          </table:table-cell>
          <table:table-cell office:value-type="float" office:value="0.000949" calcext:value-type="float">
            <text:p>0.000949</text:p>
          </table:table-cell>
          <table:table-cell office:value-type="float" office:value="10.722" calcext:value-type="float">
            <text:p>10.722</text:p>
          </table:table-cell>
          <table:table-cell/>
          <table:table-cell office:value-type="float" office:value="0.713113" calcext:value-type="float">
            <text:p>0.713113</text:p>
          </table:table-cell>
          <table:table-cell office:value-type="float" office:value="0.6185" calcext:value-type="float">
            <text:p>0.6185</text:p>
          </table:table-cell>
          <table:table-cell office:value-type="float" office:value="0.0010395" calcext:value-type="float">
            <text:p>0.0010395</text:p>
          </table:table-cell>
          <table:table-cell office:value-type="float" office:value="15.69" calcext:value-type="float">
            <text:p>15.69</text:p>
          </table:table-cell>
          <table:table-cell/>
          <table:table-cell table:formula="of:=[.E48]/[.$E$2]" office:value-type="float" office:value="0.3574" calcext:value-type="float">
            <text:p>0.3574</text:p>
          </table:table-cell>
          <table:table-cell table:formula="of:=[.J48]/[.$J$2]" office:value-type="float" office:value="0.523" calcext:value-type="float">
            <text:p>0.52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09949" calcext:value-type="float">
            <text:p>0.809949</text:p>
          </table:table-cell>
          <table:table-cell office:value-type="float" office:value="0.0915" calcext:value-type="float">
            <text:p>0.0915</text:p>
          </table:table-cell>
          <table:table-cell office:value-type="float" office:value="0.0009715" calcext:value-type="float">
            <text:p>0.0009715</text:p>
          </table:table-cell>
          <table:table-cell office:value-type="float" office:value="10.649" calcext:value-type="float">
            <text:p>10.649</text:p>
          </table:table-cell>
          <table:table-cell/>
          <table:table-cell office:value-type="float" office:value="0.714079" calcext:value-type="float">
            <text:p>0.714079</text:p>
          </table:table-cell>
          <table:table-cell office:value-type="float" office:value="0.6045" calcext:value-type="float">
            <text:p>0.6045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15.707" calcext:value-type="float">
            <text:p>15.707</text:p>
          </table:table-cell>
          <table:table-cell/>
          <table:table-cell table:formula="of:=[.E49]/[.$E$2]" office:value-type="float" office:value="0.354966666666667" calcext:value-type="float">
            <text:p>0.354966666666667</text:p>
          </table:table-cell>
          <table:table-cell table:formula="of:=[.J49]/[.$J$2]" office:value-type="float" office:value="0.523566666666667" calcext:value-type="float">
            <text:p>0.5235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10674" calcext:value-type="float">
            <text:p>0.810674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00922" calcext:value-type="float">
            <text:p>0.000922</text:p>
          </table:table-cell>
          <table:table-cell office:value-type="float" office:value="10.728" calcext:value-type="float">
            <text:p>10.728</text:p>
          </table:table-cell>
          <table:table-cell/>
          <table:table-cell office:value-type="float" office:value="0.715045" calcext:value-type="float">
            <text:p>0.715045</text:p>
          </table:table-cell>
          <table:table-cell office:value-type="float" office:value="0.6335" calcext:value-type="float">
            <text:p>0.6335</text:p>
          </table:table-cell>
          <table:table-cell office:value-type="float" office:value="0.0009935" calcext:value-type="float">
            <text:p>0.0009935</text:p>
          </table:table-cell>
          <table:table-cell office:value-type="float" office:value="15.806" calcext:value-type="float">
            <text:p>15.806</text:p>
          </table:table-cell>
          <table:table-cell/>
          <table:table-cell table:formula="of:=[.E50]/[.$E$2]" office:value-type="float" office:value="0.3576" calcext:value-type="float">
            <text:p>0.3576</text:p>
          </table:table-cell>
          <table:table-cell table:formula="of:=[.J50]/[.$J$2]" office:value-type="float" office:value="0.526866666666667" calcext:value-type="float">
            <text:p>0.5268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11398" calcext:value-type="float">
            <text:p>0.811398</text:p>
          </table:table-cell>
          <table:table-cell office:value-type="float" office:value="0.0865" calcext:value-type="float">
            <text:p>0.0865</text:p>
          </table:table-cell>
          <table:table-cell office:value-type="float" office:value="0.0009425" calcext:value-type="float">
            <text:p>0.0009425</text:p>
          </table:table-cell>
          <table:table-cell office:value-type="float" office:value="10.66" calcext:value-type="float">
            <text:p>10.66</text:p>
          </table:table-cell>
          <table:table-cell/>
          <table:table-cell office:value-type="float" office:value="0.716011" calcext:value-type="float">
            <text:p>0.716011</text:p>
          </table:table-cell>
          <table:table-cell office:value-type="float" office:value="0.614" calcext:value-type="float">
            <text:p>0.614</text:p>
          </table:table-cell>
          <table:table-cell office:value-type="float" office:value="0.001029" calcext:value-type="float">
            <text:p>0.001029</text:p>
          </table:table-cell>
          <table:table-cell office:value-type="float" office:value="15.745" calcext:value-type="float">
            <text:p>15.745</text:p>
          </table:table-cell>
          <table:table-cell/>
          <table:table-cell table:formula="of:=[.E51]/[.$E$2]" office:value-type="float" office:value="0.355333333333333" calcext:value-type="float">
            <text:p>0.355333333333333</text:p>
          </table:table-cell>
          <table:table-cell table:formula="of:=[.J51]/[.$J$2]" office:value-type="float" office:value="0.524833333333333" calcext:value-type="float">
            <text:p>0.5248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12123" calcext:value-type="float">
            <text:p>0.812123</text:p>
          </table:table-cell>
          <table:table-cell office:value-type="float" office:value="0.0825" calcext:value-type="float">
            <text:p>0.0825</text:p>
          </table:table-cell>
          <table:table-cell office:value-type="float" office:value="0.000951" calcext:value-type="float">
            <text:p>0.000951</text:p>
          </table:table-cell>
          <table:table-cell office:value-type="float" office:value="10.675" calcext:value-type="float">
            <text:p>10.675</text:p>
          </table:table-cell>
          <table:table-cell/>
          <table:table-cell office:value-type="float" office:value="0.716977" calcext:value-type="float">
            <text:p>0.716977</text:p>
          </table:table-cell>
          <table:table-cell office:value-type="float" office:value="0.6145" calcext:value-type="float">
            <text:p>0.6145</text:p>
          </table:table-cell>
          <table:table-cell office:value-type="float" office:value="0.0010745" calcext:value-type="float">
            <text:p>0.0010745</text:p>
          </table:table-cell>
          <table:table-cell office:value-type="float" office:value="15.677" calcext:value-type="float">
            <text:p>15.677</text:p>
          </table:table-cell>
          <table:table-cell/>
          <table:table-cell table:formula="of:=[.E52]/[.$E$2]" office:value-type="float" office:value="0.355833333333333" calcext:value-type="float">
            <text:p>0.355833333333333</text:p>
          </table:table-cell>
          <table:table-cell table:formula="of:=[.J52]/[.$J$2]" office:value-type="float" office:value="0.522566666666667" calcext:value-type="float">
            <text:p>0.5225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12847" calcext:value-type="float">
            <text:p>0.812847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0896" calcext:value-type="float">
            <text:p>0.000896</text:p>
          </table:table-cell>
          <table:table-cell office:value-type="float" office:value="10.682" calcext:value-type="float">
            <text:p>10.682</text:p>
          </table:table-cell>
          <table:table-cell/>
          <table:table-cell office:value-type="float" office:value="0.717943" calcext:value-type="float">
            <text:p>0.717943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001044" calcext:value-type="float">
            <text:p>0.001044</text:p>
          </table:table-cell>
          <table:table-cell office:value-type="float" office:value="15.696" calcext:value-type="float">
            <text:p>15.696</text:p>
          </table:table-cell>
          <table:table-cell/>
          <table:table-cell table:formula="of:=[.E53]/[.$E$2]" office:value-type="float" office:value="0.356066666666667" calcext:value-type="float">
            <text:p>0.356066666666667</text:p>
          </table:table-cell>
          <table:table-cell table:formula="of:=[.J53]/[.$J$2]" office:value-type="float" office:value="0.5232" calcext:value-type="float">
            <text:p>0.523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13572" calcext:value-type="float">
            <text:p>0.813572</text:p>
          </table:table-cell>
          <table:table-cell office:value-type="float" office:value="0.08" calcext:value-type="float">
            <text:p>0.08</text:p>
          </table:table-cell>
          <table:table-cell office:value-type="float" office:value="0.000919" calcext:value-type="float">
            <text:p>0.000919</text:p>
          </table:table-cell>
          <table:table-cell office:value-type="float" office:value="10.667" calcext:value-type="float">
            <text:p>10.667</text:p>
          </table:table-cell>
          <table:table-cell/>
          <table:table-cell office:value-type="float" office:value="0.718908" calcext:value-type="float">
            <text:p>0.718908</text:p>
          </table:table-cell>
          <table:table-cell office:value-type="float" office:value="0.6165" calcext:value-type="float">
            <text:p>0.6165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15.537" calcext:value-type="float">
            <text:p>15.537</text:p>
          </table:table-cell>
          <table:table-cell/>
          <table:table-cell table:formula="of:=[.E54]/[.$E$2]" office:value-type="float" office:value="0.355566666666667" calcext:value-type="float">
            <text:p>0.355566666666667</text:p>
          </table:table-cell>
          <table:table-cell table:formula="of:=[.J54]/[.$J$2]" office:value-type="float" office:value="0.5179" calcext:value-type="float">
            <text:p>0.5179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14296" calcext:value-type="float">
            <text:p>0.814296</text:p>
          </table:table-cell>
          <table:table-cell office:value-type="float" office:value="0.0885" calcext:value-type="float">
            <text:p>0.0885</text:p>
          </table:table-cell>
          <table:table-cell office:value-type="float" office:value="0.000974" calcext:value-type="float">
            <text:p>0.000974</text:p>
          </table:table-cell>
          <table:table-cell office:value-type="float" office:value="10.732" calcext:value-type="float">
            <text:p>10.732</text:p>
          </table:table-cell>
          <table:table-cell/>
          <table:table-cell office:value-type="float" office:value="0.719874" calcext:value-type="float">
            <text:p>0.719874</text:p>
          </table:table-cell>
          <table:table-cell office:value-type="float" office:value="0.584" calcext:value-type="float">
            <text:p>0.584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15.462" calcext:value-type="float">
            <text:p>15.462</text:p>
          </table:table-cell>
          <table:table-cell/>
          <table:table-cell table:formula="of:=[.E55]/[.$E$2]" office:value-type="float" office:value="0.357733333333333" calcext:value-type="float">
            <text:p>0.357733333333333</text:p>
          </table:table-cell>
          <table:table-cell table:formula="of:=[.J55]/[.$J$2]" office:value-type="float" office:value="0.5154" calcext:value-type="float">
            <text:p>0.5154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15021" calcext:value-type="float">
            <text:p>0.815021</text:p>
          </table:table-cell>
          <table:table-cell office:value-type="float" office:value="0.095" calcext:value-type="float">
            <text:p>0.095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10.674" calcext:value-type="float">
            <text:p>10.674</text:p>
          </table:table-cell>
          <table:table-cell/>
          <table:table-cell office:value-type="float" office:value="0.72084" calcext:value-type="float">
            <text:p>0.72084</text:p>
          </table:table-cell>
          <table:table-cell office:value-type="float" office:value="0.594" calcext:value-type="float">
            <text:p>0.594</text:p>
          </table:table-cell>
          <table:table-cell office:value-type="float" office:value="0.0010255" calcext:value-type="float">
            <text:p>0.0010255</text:p>
          </table:table-cell>
          <table:table-cell office:value-type="float" office:value="15.571" calcext:value-type="float">
            <text:p>15.571</text:p>
          </table:table-cell>
          <table:table-cell/>
          <table:table-cell table:formula="of:=[.E56]/[.$E$2]" office:value-type="float" office:value="0.3558" calcext:value-type="float">
            <text:p>0.3558</text:p>
          </table:table-cell>
          <table:table-cell table:formula="of:=[.J56]/[.$J$2]" office:value-type="float" office:value="0.519033333333333" calcext:value-type="float">
            <text:p>0.5190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15745" calcext:value-type="float">
            <text:p>0.815745</text:p>
          </table:table-cell>
          <table:table-cell office:value-type="float" office:value="0.1005" calcext:value-type="float">
            <text:p>0.1005</text:p>
          </table:table-cell>
          <table:table-cell office:value-type="float" office:value="0.000982" calcext:value-type="float">
            <text:p>0.000982</text:p>
          </table:table-cell>
          <table:table-cell office:value-type="float" office:value="10.705" calcext:value-type="float">
            <text:p>10.705</text:p>
          </table:table-cell>
          <table:table-cell/>
          <table:table-cell office:value-type="float" office:value="0.721806" calcext:value-type="float">
            <text:p>0.721806</text:p>
          </table:table-cell>
          <table:table-cell office:value-type="float" office:value="0.59" calcext:value-type="float">
            <text:p>0.59</text:p>
          </table:table-cell>
          <table:table-cell office:value-type="float" office:value="0.00103" calcext:value-type="float">
            <text:p>0.00103</text:p>
          </table:table-cell>
          <table:table-cell office:value-type="float" office:value="15.51" calcext:value-type="float">
            <text:p>15.51</text:p>
          </table:table-cell>
          <table:table-cell/>
          <table:table-cell table:formula="of:=[.E57]/[.$E$2]" office:value-type="float" office:value="0.356833333333333" calcext:value-type="float">
            <text:p>0.356833333333333</text:p>
          </table:table-cell>
          <table:table-cell table:formula="of:=[.J57]/[.$J$2]" office:value-type="float" office:value="0.517" calcext:value-type="float">
            <text:p>0.51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16469" calcext:value-type="float">
            <text:p>0.816469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000988" calcext:value-type="float">
            <text:p>0.000988</text:p>
          </table:table-cell>
          <table:table-cell office:value-type="float" office:value="10.629" calcext:value-type="float">
            <text:p>10.629</text:p>
          </table:table-cell>
          <table:table-cell/>
          <table:table-cell office:value-type="float" office:value="0.722772" calcext:value-type="float">
            <text:p>0.722772</text:p>
          </table:table-cell>
          <table:table-cell office:value-type="float" office:value="0.601" calcext:value-type="float">
            <text:p>0.601</text:p>
          </table:table-cell>
          <table:table-cell office:value-type="float" office:value="0.0010795" calcext:value-type="float">
            <text:p>0.0010795</text:p>
          </table:table-cell>
          <table:table-cell office:value-type="float" office:value="15.553" calcext:value-type="float">
            <text:p>15.553</text:p>
          </table:table-cell>
          <table:table-cell/>
          <table:table-cell table:formula="of:=[.E58]/[.$E$2]" office:value-type="float" office:value="0.3543" calcext:value-type="float">
            <text:p>0.3543</text:p>
          </table:table-cell>
          <table:table-cell table:formula="of:=[.J58]/[.$J$2]" office:value-type="float" office:value="0.518433333333333" calcext:value-type="float">
            <text:p>0.5184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17194" calcext:value-type="float">
            <text:p>0.817194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09345" calcext:value-type="float">
            <text:p>0.0009345</text:p>
          </table:table-cell>
          <table:table-cell office:value-type="float" office:value="10.607" calcext:value-type="float">
            <text:p>10.607</text:p>
          </table:table-cell>
          <table:table-cell/>
          <table:table-cell office:value-type="float" office:value="0.723738" calcext:value-type="float">
            <text:p>0.723738</text:p>
          </table:table-cell>
          <table:table-cell office:value-type="float" office:value="0.594" calcext:value-type="float">
            <text:p>0.594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15.54" calcext:value-type="float">
            <text:p>15.54</text:p>
          </table:table-cell>
          <table:table-cell/>
          <table:table-cell table:formula="of:=[.E59]/[.$E$2]" office:value-type="float" office:value="0.353566666666667" calcext:value-type="float">
            <text:p>0.353566666666667</text:p>
          </table:table-cell>
          <table:table-cell table:formula="of:=[.J59]/[.$J$2]" office:value-type="float" office:value="0.518" calcext:value-type="float">
            <text:p>0.518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17918" calcext:value-type="float">
            <text:p>0.817918</text:p>
          </table:table-cell>
          <table:table-cell office:value-type="float" office:value="0.0895" calcext:value-type="float">
            <text:p>0.0895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10.708" calcext:value-type="float">
            <text:p>10.708</text:p>
          </table:table-cell>
          <table:table-cell/>
          <table:table-cell office:value-type="float" office:value="0.724704" calcext:value-type="float">
            <text:p>0.724704</text:p>
          </table:table-cell>
          <table:table-cell office:value-type="float" office:value="0.603" calcext:value-type="float">
            <text:p>0.603</text:p>
          </table:table-cell>
          <table:table-cell office:value-type="float" office:value="0.0010235" calcext:value-type="float">
            <text:p>0.0010235</text:p>
          </table:table-cell>
          <table:table-cell office:value-type="float" office:value="15.423" calcext:value-type="float">
            <text:p>15.423</text:p>
          </table:table-cell>
          <table:table-cell/>
          <table:table-cell table:formula="of:=[.E60]/[.$E$2]" office:value-type="float" office:value="0.356933333333333" calcext:value-type="float">
            <text:p>0.356933333333333</text:p>
          </table:table-cell>
          <table:table-cell table:formula="of:=[.J60]/[.$J$2]" office:value-type="float" office:value="0.5141" calcext:value-type="float">
            <text:p>0.514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18643" calcext:value-type="float">
            <text:p>0.818643</text:p>
          </table:table-cell>
          <table:table-cell office:value-type="float" office:value="0.0795" calcext:value-type="float">
            <text:p>0.0795</text:p>
          </table:table-cell>
          <table:table-cell office:value-type="float" office:value="0.001" calcext:value-type="float">
            <text:p>0.001</text:p>
          </table:table-cell>
          <table:table-cell office:value-type="float" office:value="10.626" calcext:value-type="float">
            <text:p>10.626</text:p>
          </table:table-cell>
          <table:table-cell/>
          <table:table-cell office:value-type="float" office:value="0.72567" calcext:value-type="float">
            <text:p>0.72567</text:p>
          </table:table-cell>
          <table:table-cell office:value-type="float" office:value="0.601" calcext:value-type="float">
            <text:p>0.601</text:p>
          </table:table-cell>
          <table:table-cell office:value-type="float" office:value="0.0010365" calcext:value-type="float">
            <text:p>0.0010365</text:p>
          </table:table-cell>
          <table:table-cell office:value-type="float" office:value="15.558" calcext:value-type="float">
            <text:p>15.558</text:p>
          </table:table-cell>
          <table:table-cell/>
          <table:table-cell table:formula="of:=[.E61]/[.$E$2]" office:value-type="float" office:value="0.3542" calcext:value-type="float">
            <text:p>0.3542</text:p>
          </table:table-cell>
          <table:table-cell table:formula="of:=[.J61]/[.$J$2]" office:value-type="float" office:value="0.5186" calcext:value-type="float">
            <text:p>0.5186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19367" calcext:value-type="float">
            <text:p>0.819367</text:p>
          </table:table-cell>
          <table:table-cell office:value-type="float" office:value="0.085" calcext:value-type="float">
            <text:p>0.085</text:p>
          </table:table-cell>
          <table:table-cell office:value-type="float" office:value="0.001327" calcext:value-type="float">
            <text:p>0.001327</text:p>
          </table:table-cell>
          <table:table-cell office:value-type="float" office:value="10.664" calcext:value-type="float">
            <text:p>10.664</text:p>
          </table:table-cell>
          <table:table-cell/>
          <table:table-cell office:value-type="float" office:value="0.726636" calcext:value-type="float">
            <text:p>0.726636</text:p>
          </table:table-cell>
          <table:table-cell office:value-type="float" office:value="0.5805" calcext:value-type="float">
            <text:p>0.5805</text:p>
          </table:table-cell>
          <table:table-cell office:value-type="float" office:value="0.0010135" calcext:value-type="float">
            <text:p>0.0010135</text:p>
          </table:table-cell>
          <table:table-cell office:value-type="float" office:value="15.512" calcext:value-type="float">
            <text:p>15.512</text:p>
          </table:table-cell>
          <table:table-cell/>
          <table:table-cell table:formula="of:=[.E62]/[.$E$2]" office:value-type="float" office:value="0.355466666666667" calcext:value-type="float">
            <text:p>0.355466666666667</text:p>
          </table:table-cell>
          <table:table-cell table:formula="of:=[.J62]/[.$J$2]" office:value-type="float" office:value="0.517066666666667" calcext:value-type="float">
            <text:p>0.5170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20092" calcext:value-type="float">
            <text:p>0.820092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001171" calcext:value-type="float">
            <text:p>0.001171</text:p>
          </table:table-cell>
          <table:table-cell office:value-type="float" office:value="10.655" calcext:value-type="float">
            <text:p>10.655</text:p>
          </table:table-cell>
          <table:table-cell/>
          <table:table-cell office:value-type="float" office:value="0.727602" calcext:value-type="float">
            <text:p>0.727602</text:p>
          </table:table-cell>
          <table:table-cell office:value-type="float" office:value="0.587" calcext:value-type="float">
            <text:p>0.587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15.415" calcext:value-type="float">
            <text:p>15.415</text:p>
          </table:table-cell>
          <table:table-cell/>
          <table:table-cell table:formula="of:=[.E63]/[.$E$2]" office:value-type="float" office:value="0.355166666666667" calcext:value-type="float">
            <text:p>0.355166666666667</text:p>
          </table:table-cell>
          <table:table-cell table:formula="of:=[.J63]/[.$J$2]" office:value-type="float" office:value="0.513833333333333" calcext:value-type="float">
            <text:p>0.5138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20816" calcext:value-type="float">
            <text:p>0.820816</text:p>
          </table:table-cell>
          <table:table-cell office:value-type="float" office:value="0.091" calcext:value-type="float">
            <text:p>0.091</text:p>
          </table:table-cell>
          <table:table-cell office:value-type="float" office:value="0.0013495" calcext:value-type="float">
            <text:p>0.0013495</text:p>
          </table:table-cell>
          <table:table-cell office:value-type="float" office:value="10.673" calcext:value-type="float">
            <text:p>10.673</text:p>
          </table:table-cell>
          <table:table-cell/>
          <table:table-cell office:value-type="float" office:value="0.728568" calcext:value-type="float">
            <text:p>0.728568</text:p>
          </table:table-cell>
          <table:table-cell office:value-type="float" office:value="0.5915" calcext:value-type="float">
            <text:p>0.5915</text:p>
          </table:table-cell>
          <table:table-cell office:value-type="float" office:value="0.0010385" calcext:value-type="float">
            <text:p>0.0010385</text:p>
          </table:table-cell>
          <table:table-cell office:value-type="float" office:value="15.381" calcext:value-type="float">
            <text:p>15.381</text:p>
          </table:table-cell>
          <table:table-cell/>
          <table:table-cell table:formula="of:=[.E64]/[.$E$2]" office:value-type="float" office:value="0.355766666666667" calcext:value-type="float">
            <text:p>0.355766666666667</text:p>
          </table:table-cell>
          <table:table-cell table:formula="of:=[.J64]/[.$J$2]" office:value-type="float" office:value="0.5127" calcext:value-type="float">
            <text:p>0.512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21541" calcext:value-type="float">
            <text:p>0.821541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0011895" calcext:value-type="float">
            <text:p>0.0011895</text:p>
          </table:table-cell>
          <table:table-cell office:value-type="float" office:value="10.654" calcext:value-type="float">
            <text:p>10.654</text:p>
          </table:table-cell>
          <table:table-cell/>
          <table:table-cell office:value-type="float" office:value="0.729534" calcext:value-type="float">
            <text:p>0.729534</text:p>
          </table:table-cell>
          <table:table-cell office:value-type="float" office:value="0.581" calcext:value-type="float">
            <text:p>0.581</text:p>
          </table:table-cell>
          <table:table-cell office:value-type="float" office:value="0.0009915" calcext:value-type="float">
            <text:p>0.0009915</text:p>
          </table:table-cell>
          <table:table-cell office:value-type="float" office:value="15.385" calcext:value-type="float">
            <text:p>15.385</text:p>
          </table:table-cell>
          <table:table-cell/>
          <table:table-cell table:formula="of:=[.E65]/[.$E$2]" office:value-type="float" office:value="0.355133333333333" calcext:value-type="float">
            <text:p>0.355133333333333</text:p>
          </table:table-cell>
          <table:table-cell table:formula="of:=[.J65]/[.$J$2]" office:value-type="float" office:value="0.512833333333333" calcext:value-type="float">
            <text:p>0.5128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22265" calcext:value-type="float">
            <text:p>0.822265</text:p>
          </table:table-cell>
          <table:table-cell office:value-type="float" office:value="0.083" calcext:value-type="float">
            <text:p>0.083</text:p>
          </table:table-cell>
          <table:table-cell office:value-type="float" office:value="0.001123" calcext:value-type="float">
            <text:p>0.001123</text:p>
          </table:table-cell>
          <table:table-cell office:value-type="float" office:value="10.603" calcext:value-type="float">
            <text:p>10.603</text:p>
          </table:table-cell>
          <table:table-cell/>
          <table:table-cell office:value-type="float" office:value="0.7305" calcext:value-type="float">
            <text:p>0.7305</text:p>
          </table:table-cell>
          <table:table-cell office:value-type="float" office:value="0.5905" calcext:value-type="float">
            <text:p>0.5905</text:p>
          </table:table-cell>
          <table:table-cell office:value-type="float" office:value="0.0011155" calcext:value-type="float">
            <text:p>0.0011155</text:p>
          </table:table-cell>
          <table:table-cell office:value-type="float" office:value="15.433" calcext:value-type="float">
            <text:p>15.433</text:p>
          </table:table-cell>
          <table:table-cell/>
          <table:table-cell table:formula="of:=[.E66]/[.$E$2]" office:value-type="float" office:value="0.353433333333333" calcext:value-type="float">
            <text:p>0.353433333333333</text:p>
          </table:table-cell>
          <table:table-cell table:formula="of:=[.J66]/[.$J$2]" office:value-type="float" office:value="0.514433333333333" calcext:value-type="float">
            <text:p>0.5144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2299" calcext:value-type="float">
            <text:p>0.82299</text:p>
          </table:table-cell>
          <table:table-cell office:value-type="float" office:value="0.08" calcext:value-type="float">
            <text:p>0.08</text:p>
          </table:table-cell>
          <table:table-cell office:value-type="float" office:value="0.0009385" calcext:value-type="float">
            <text:p>0.0009385</text:p>
          </table:table-cell>
          <table:table-cell office:value-type="float" office:value="10.611" calcext:value-type="float">
            <text:p>10.611</text:p>
          </table:table-cell>
          <table:table-cell/>
          <table:table-cell office:value-type="float" office:value="0.731466" calcext:value-type="float">
            <text:p>0.731466</text:p>
          </table:table-cell>
          <table:table-cell office:value-type="float" office:value="0.604" calcext:value-type="float">
            <text:p>0.604</text:p>
          </table:table-cell>
          <table:table-cell office:value-type="float" office:value="0.0009905" calcext:value-type="float">
            <text:p>0.0009905</text:p>
          </table:table-cell>
          <table:table-cell office:value-type="float" office:value="15.476" calcext:value-type="float">
            <text:p>15.476</text:p>
          </table:table-cell>
          <table:table-cell/>
          <table:table-cell table:formula="of:=[.E67]/[.$E$2]" office:value-type="float" office:value="0.3537" calcext:value-type="float">
            <text:p>0.3537</text:p>
          </table:table-cell>
          <table:table-cell table:formula="of:=[.J67]/[.$J$2]" office:value-type="float" office:value="0.515866666666667" calcext:value-type="float">
            <text:p>0.5158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23714" calcext:value-type="float">
            <text:p>0.823714</text:p>
          </table:table-cell>
          <table:table-cell office:value-type="float" office:value="0.0785" calcext:value-type="float">
            <text:p>0.0785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10.56" calcext:value-type="float">
            <text:p>10.56</text:p>
          </table:table-cell>
          <table:table-cell/>
          <table:table-cell office:value-type="float" office:value="0.732432" calcext:value-type="float">
            <text:p>0.732432</text:p>
          </table:table-cell>
          <table:table-cell office:value-type="float" office:value="0.592" calcext:value-type="float">
            <text:p>0.592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15.39" calcext:value-type="float">
            <text:p>15.39</text:p>
          </table:table-cell>
          <table:table-cell/>
          <table:table-cell table:formula="of:=[.E68]/[.$E$2]" office:value-type="float" office:value="0.352" calcext:value-type="float">
            <text:p>0.352</text:p>
          </table:table-cell>
          <table:table-cell table:formula="of:=[.J68]/[.$J$2]" office:value-type="float" office:value="0.513" calcext:value-type="float">
            <text:p>0.51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24439" calcext:value-type="float">
            <text:p>0.824439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000956" calcext:value-type="float">
            <text:p>0.000956</text:p>
          </table:table-cell>
          <table:table-cell office:value-type="float" office:value="10.612" calcext:value-type="float">
            <text:p>10.612</text:p>
          </table:table-cell>
          <table:table-cell/>
          <table:table-cell office:value-type="float" office:value="0.733398" calcext:value-type="float">
            <text:p>0.733398</text:p>
          </table:table-cell>
          <table:table-cell office:value-type="float" office:value="0.5905" calcext:value-type="float">
            <text:p>0.5905</text:p>
          </table:table-cell>
          <table:table-cell office:value-type="float" office:value="0.0010005" calcext:value-type="float">
            <text:p>0.0010005</text:p>
          </table:table-cell>
          <table:table-cell office:value-type="float" office:value="15.399" calcext:value-type="float">
            <text:p>15.399</text:p>
          </table:table-cell>
          <table:table-cell/>
          <table:table-cell table:formula="of:=[.E69]/[.$E$2]" office:value-type="float" office:value="0.353733333333333" calcext:value-type="float">
            <text:p>0.353733333333333</text:p>
          </table:table-cell>
          <table:table-cell table:formula="of:=[.J69]/[.$J$2]" office:value-type="float" office:value="0.5133" calcext:value-type="float">
            <text:p>0.51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25163" calcext:value-type="float">
            <text:p>0.825163</text:p>
          </table:table-cell>
          <table:table-cell office:value-type="float" office:value="0.0855" calcext:value-type="float">
            <text:p>0.0855</text:p>
          </table:table-cell>
          <table:table-cell office:value-type="float" office:value="0.00094" calcext:value-type="float">
            <text:p>0.00094</text:p>
          </table:table-cell>
          <table:table-cell office:value-type="float" office:value="10.628" calcext:value-type="float">
            <text:p>10.628</text:p>
          </table:table-cell>
          <table:table-cell/>
          <table:table-cell office:value-type="float" office:value="0.734364" calcext:value-type="float">
            <text:p>0.734364</text:p>
          </table:table-cell>
          <table:table-cell office:value-type="float" office:value="0.5635" calcext:value-type="float">
            <text:p>0.5635</text:p>
          </table:table-cell>
          <table:table-cell office:value-type="float" office:value="0.0010485" calcext:value-type="float">
            <text:p>0.0010485</text:p>
          </table:table-cell>
          <table:table-cell office:value-type="float" office:value="15.27" calcext:value-type="float">
            <text:p>15.27</text:p>
          </table:table-cell>
          <table:table-cell/>
          <table:table-cell table:formula="of:=[.E70]/[.$E$2]" office:value-type="float" office:value="0.354266666666667" calcext:value-type="float">
            <text:p>0.354266666666667</text:p>
          </table:table-cell>
          <table:table-cell table:formula="of:=[.J70]/[.$J$2]" office:value-type="float" office:value="0.509" calcext:value-type="float">
            <text:p>0.509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25887" calcext:value-type="float">
            <text:p>0.825887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0975" calcext:value-type="float">
            <text:p>0.000975</text:p>
          </table:table-cell>
          <table:table-cell office:value-type="float" office:value="10.59" calcext:value-type="float">
            <text:p>10.59</text:p>
          </table:table-cell>
          <table:table-cell/>
          <table:table-cell office:value-type="float" office:value="0.73533" calcext:value-type="float">
            <text:p>0.73533</text:p>
          </table:table-cell>
          <table:table-cell office:value-type="float" office:value="0.5955" calcext:value-type="float">
            <text:p>0.5955</text:p>
          </table:table-cell>
          <table:table-cell office:value-type="float" office:value="0.0010615" calcext:value-type="float">
            <text:p>0.0010615</text:p>
          </table:table-cell>
          <table:table-cell office:value-type="float" office:value="15.3" calcext:value-type="float">
            <text:p>15.3</text:p>
          </table:table-cell>
          <table:table-cell/>
          <table:table-cell table:formula="of:=[.E71]/[.$E$2]" office:value-type="float" office:value="0.353" calcext:value-type="float">
            <text:p>0.353</text:p>
          </table:table-cell>
          <table:table-cell table:formula="of:=[.J71]/[.$J$2]" office:value-type="float" office:value="0.51" calcext:value-type="float">
            <text:p>0.5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26612" calcext:value-type="float">
            <text:p>0.826612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0009545" calcext:value-type="float">
            <text:p>0.0009545</text:p>
          </table:table-cell>
          <table:table-cell office:value-type="float" office:value="10.591" calcext:value-type="float">
            <text:p>10.591</text:p>
          </table:table-cell>
          <table:table-cell/>
          <table:table-cell office:value-type="float" office:value="0.736296" calcext:value-type="float">
            <text:p>0.736296</text:p>
          </table:table-cell>
          <table:table-cell office:value-type="float" office:value="0.566" calcext:value-type="float">
            <text:p>0.566</text:p>
          </table:table-cell>
          <table:table-cell office:value-type="float" office:value="0.0010725" calcext:value-type="float">
            <text:p>0.0010725</text:p>
          </table:table-cell>
          <table:table-cell office:value-type="float" office:value="15.239" calcext:value-type="float">
            <text:p>15.239</text:p>
          </table:table-cell>
          <table:table-cell/>
          <table:table-cell table:formula="of:=[.E72]/[.$E$2]" office:value-type="float" office:value="0.353033333333333" calcext:value-type="float">
            <text:p>0.353033333333333</text:p>
          </table:table-cell>
          <table:table-cell table:formula="of:=[.J72]/[.$J$2]" office:value-type="float" office:value="0.507966666666667" calcext:value-type="float">
            <text:p>0.5079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27336" calcext:value-type="float">
            <text:p>0.827336</text:p>
          </table:table-cell>
          <table:table-cell office:value-type="float" office:value="0.079" calcext:value-type="float">
            <text:p>0.079</text:p>
          </table:table-cell>
          <table:table-cell office:value-type="float" office:value="0.0009315" calcext:value-type="float">
            <text:p>0.0009315</text:p>
          </table:table-cell>
          <table:table-cell office:value-type="float" office:value="10.597" calcext:value-type="float">
            <text:p>10.597</text:p>
          </table:table-cell>
          <table:table-cell/>
          <table:table-cell office:value-type="float" office:value="0.737262" calcext:value-type="float">
            <text:p>0.737262</text:p>
          </table:table-cell>
          <table:table-cell office:value-type="float" office:value="0.5895" calcext:value-type="float">
            <text:p>0.5895</text:p>
          </table:table-cell>
          <table:table-cell office:value-type="float" office:value="0.0010185" calcext:value-type="float">
            <text:p>0.0010185</text:p>
          </table:table-cell>
          <table:table-cell office:value-type="float" office:value="15.361" calcext:value-type="float">
            <text:p>15.361</text:p>
          </table:table-cell>
          <table:table-cell/>
          <table:table-cell table:formula="of:=[.E73]/[.$E$2]" office:value-type="float" office:value="0.353233333333333" calcext:value-type="float">
            <text:p>0.353233333333333</text:p>
          </table:table-cell>
          <table:table-cell table:formula="of:=[.J73]/[.$J$2]" office:value-type="float" office:value="0.512033333333333" calcext:value-type="float">
            <text:p>0.5120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28061" calcext:value-type="float">
            <text:p>0.828061</text:p>
          </table:table-cell>
          <table:table-cell office:value-type="float" office:value="0.0835" calcext:value-type="float">
            <text:p>0.0835</text:p>
          </table:table-cell>
          <table:table-cell office:value-type="float" office:value="0.0009255" calcext:value-type="float">
            <text:p>0.0009255</text:p>
          </table:table-cell>
          <table:table-cell office:value-type="float" office:value="10.597" calcext:value-type="float">
            <text:p>10.597</text:p>
          </table:table-cell>
          <table:table-cell/>
          <table:table-cell office:value-type="float" office:value="0.738227" calcext:value-type="float">
            <text:p>0.738227</text:p>
          </table:table-cell>
          <table:table-cell office:value-type="float" office:value="0.5705" calcext:value-type="float">
            <text:p>0.5705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15.288" calcext:value-type="float">
            <text:p>15.288</text:p>
          </table:table-cell>
          <table:table-cell/>
          <table:table-cell table:formula="of:=[.E74]/[.$E$2]" office:value-type="float" office:value="0.353233333333333" calcext:value-type="float">
            <text:p>0.353233333333333</text:p>
          </table:table-cell>
          <table:table-cell table:formula="of:=[.J74]/[.$J$2]" office:value-type="float" office:value="0.5096" calcext:value-type="float">
            <text:p>0.5096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28785" calcext:value-type="float">
            <text:p>0.828785</text:p>
          </table:table-cell>
          <table:table-cell office:value-type="float" office:value="0.0765" calcext:value-type="float">
            <text:p>0.0765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10.567" calcext:value-type="float">
            <text:p>10.567</text:p>
          </table:table-cell>
          <table:table-cell/>
          <table:table-cell office:value-type="float" office:value="0.739193" calcext:value-type="float">
            <text:p>0.739193</text:p>
          </table:table-cell>
          <table:table-cell office:value-type="float" office:value="0.576" calcext:value-type="float">
            <text:p>0.576</text:p>
          </table:table-cell>
          <table:table-cell office:value-type="float" office:value="0.0010215" calcext:value-type="float">
            <text:p>0.0010215</text:p>
          </table:table-cell>
          <table:table-cell office:value-type="float" office:value="15.283" calcext:value-type="float">
            <text:p>15.283</text:p>
          </table:table-cell>
          <table:table-cell/>
          <table:table-cell table:formula="of:=[.E75]/[.$E$2]" office:value-type="float" office:value="0.352233333333333" calcext:value-type="float">
            <text:p>0.352233333333333</text:p>
          </table:table-cell>
          <table:table-cell table:formula="of:=[.J75]/[.$J$2]" office:value-type="float" office:value="0.509433333333333" calcext:value-type="float">
            <text:p>0.5094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2951" calcext:value-type="float">
            <text:p>0.82951</text:p>
          </table:table-cell>
          <table:table-cell office:value-type="float" office:value="0.079" calcext:value-type="float">
            <text:p>0.079</text:p>
          </table:table-cell>
          <table:table-cell office:value-type="float" office:value="0.00093" calcext:value-type="float">
            <text:p>0.00093</text:p>
          </table:table-cell>
          <table:table-cell office:value-type="float" office:value="10.634" calcext:value-type="float">
            <text:p>10.634</text:p>
          </table:table-cell>
          <table:table-cell/>
          <table:table-cell office:value-type="float" office:value="0.740159" calcext:value-type="float">
            <text:p>0.740159</text:p>
          </table:table-cell>
          <table:table-cell office:value-type="float" office:value="0.572" calcext:value-type="float">
            <text:p>0.572</text:p>
          </table:table-cell>
          <table:table-cell office:value-type="float" office:value="0.00109" calcext:value-type="float">
            <text:p>0.00109</text:p>
          </table:table-cell>
          <table:table-cell office:value-type="float" office:value="15.157" calcext:value-type="float">
            <text:p>15.157</text:p>
          </table:table-cell>
          <table:table-cell/>
          <table:table-cell table:formula="of:=[.E76]/[.$E$2]" office:value-type="float" office:value="0.354466666666667" calcext:value-type="float">
            <text:p>0.354466666666667</text:p>
          </table:table-cell>
          <table:table-cell table:formula="of:=[.J76]/[.$J$2]" office:value-type="float" office:value="0.505233333333333" calcext:value-type="float">
            <text:p>0.5052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30234" calcext:value-type="float">
            <text:p>0.830234</text:p>
          </table:table-cell>
          <table:table-cell office:value-type="float" office:value="0.0815" calcext:value-type="float">
            <text:p>0.0815</text:p>
          </table:table-cell>
          <table:table-cell office:value-type="float" office:value="0.000936" calcext:value-type="float">
            <text:p>0.000936</text:p>
          </table:table-cell>
          <table:table-cell office:value-type="float" office:value="10.582" calcext:value-type="float">
            <text:p>10.582</text:p>
          </table:table-cell>
          <table:table-cell/>
          <table:table-cell office:value-type="float" office:value="0.741125" calcext:value-type="float">
            <text:p>0.741125</text:p>
          </table:table-cell>
          <table:table-cell office:value-type="float" office:value="0.567" calcext:value-type="float">
            <text:p>0.567</text:p>
          </table:table-cell>
          <table:table-cell office:value-type="float" office:value="0.0010415" calcext:value-type="float">
            <text:p>0.0010415</text:p>
          </table:table-cell>
          <table:table-cell office:value-type="float" office:value="15.118" calcext:value-type="float">
            <text:p>15.118</text:p>
          </table:table-cell>
          <table:table-cell/>
          <table:table-cell table:formula="of:=[.E77]/[.$E$2]" office:value-type="float" office:value="0.352733333333333" calcext:value-type="float">
            <text:p>0.352733333333333</text:p>
          </table:table-cell>
          <table:table-cell table:formula="of:=[.J77]/[.$J$2]" office:value-type="float" office:value="0.503933333333333" calcext:value-type="float">
            <text:p>0.5039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30959" calcext:value-type="float">
            <text:p>0.830959</text:p>
          </table:table-cell>
          <table:table-cell office:value-type="float" office:value="0.08" calcext:value-type="float">
            <text:p>0.08</text:p>
          </table:table-cell>
          <table:table-cell office:value-type="float" office:value="0.0009155" calcext:value-type="float">
            <text:p>0.0009155</text:p>
          </table:table-cell>
          <table:table-cell office:value-type="float" office:value="10.57" calcext:value-type="float">
            <text:p>10.57</text:p>
          </table:table-cell>
          <table:table-cell/>
          <table:table-cell office:value-type="float" office:value="0.742091" calcext:value-type="float">
            <text:p>0.742091</text:p>
          </table:table-cell>
          <table:table-cell office:value-type="float" office:value="0.5815" calcext:value-type="float">
            <text:p>0.5815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15.214" calcext:value-type="float">
            <text:p>15.214</text:p>
          </table:table-cell>
          <table:table-cell/>
          <table:table-cell table:formula="of:=[.E78]/[.$E$2]" office:value-type="float" office:value="0.352333333333333" calcext:value-type="float">
            <text:p>0.352333333333333</text:p>
          </table:table-cell>
          <table:table-cell table:formula="of:=[.J78]/[.$J$2]" office:value-type="float" office:value="0.507133333333333" calcext:value-type="float">
            <text:p>0.5071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31683" calcext:value-type="float">
            <text:p>0.831683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001003" calcext:value-type="float">
            <text:p>0.001003</text:p>
          </table:table-cell>
          <table:table-cell office:value-type="float" office:value="10.552" calcext:value-type="float">
            <text:p>10.552</text:p>
          </table:table-cell>
          <table:table-cell/>
          <table:table-cell office:value-type="float" office:value="0.743057" calcext:value-type="float">
            <text:p>0.743057</text:p>
          </table:table-cell>
          <table:table-cell office:value-type="float" office:value="0.5735" calcext:value-type="float">
            <text:p>0.5735</text:p>
          </table:table-cell>
          <table:table-cell office:value-type="float" office:value="0.0010235" calcext:value-type="float">
            <text:p>0.0010235</text:p>
          </table:table-cell>
          <table:table-cell office:value-type="float" office:value="15.187" calcext:value-type="float">
            <text:p>15.187</text:p>
          </table:table-cell>
          <table:table-cell/>
          <table:table-cell table:formula="of:=[.E79]/[.$E$2]" office:value-type="float" office:value="0.351733333333333" calcext:value-type="float">
            <text:p>0.351733333333333</text:p>
          </table:table-cell>
          <table:table-cell table:formula="of:=[.J79]/[.$J$2]" office:value-type="float" office:value="0.506233333333333" calcext:value-type="float">
            <text:p>0.5062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32408" calcext:value-type="float">
            <text:p>0.832408</text:p>
          </table:table-cell>
          <table:table-cell office:value-type="float" office:value="0.0735" calcext:value-type="float">
            <text:p>0.0735</text:p>
          </table:table-cell>
          <table:table-cell office:value-type="float" office:value="0.0009625" calcext:value-type="float">
            <text:p>0.0009625</text:p>
          </table:table-cell>
          <table:table-cell office:value-type="float" office:value="10.542" calcext:value-type="float">
            <text:p>10.542</text:p>
          </table:table-cell>
          <table:table-cell/>
          <table:table-cell office:value-type="float" office:value="0.744023" calcext:value-type="float">
            <text:p>0.744023</text:p>
          </table:table-cell>
          <table:table-cell office:value-type="float" office:value="0.559" calcext:value-type="float">
            <text:p>0.559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15.131" calcext:value-type="float">
            <text:p>15.131</text:p>
          </table:table-cell>
          <table:table-cell/>
          <table:table-cell table:formula="of:=[.E80]/[.$E$2]" office:value-type="float" office:value="0.3514" calcext:value-type="float">
            <text:p>0.3514</text:p>
          </table:table-cell>
          <table:table-cell table:formula="of:=[.J80]/[.$J$2]" office:value-type="float" office:value="0.504366666666667" calcext:value-type="float">
            <text:p>0.5043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33132" calcext:value-type="float">
            <text:p>0.833132</text:p>
          </table:table-cell>
          <table:table-cell office:value-type="float" office:value="0.084" calcext:value-type="float">
            <text:p>0.084</text:p>
          </table:table-cell>
          <table:table-cell office:value-type="float" office:value="0.0009055" calcext:value-type="float">
            <text:p>0.0009055</text:p>
          </table:table-cell>
          <table:table-cell office:value-type="float" office:value="10.617" calcext:value-type="float">
            <text:p>10.617</text:p>
          </table:table-cell>
          <table:table-cell/>
          <table:table-cell office:value-type="float" office:value="0.744989" calcext:value-type="float">
            <text:p>0.744989</text:p>
          </table:table-cell>
          <table:table-cell office:value-type="float" office:value="0.563" calcext:value-type="float">
            <text:p>0.563</text:p>
          </table:table-cell>
          <table:table-cell office:value-type="float" office:value="0.001084" calcext:value-type="float">
            <text:p>0.001084</text:p>
          </table:table-cell>
          <table:table-cell office:value-type="float" office:value="15.13" calcext:value-type="float">
            <text:p>15.13</text:p>
          </table:table-cell>
          <table:table-cell/>
          <table:table-cell table:formula="of:=[.E81]/[.$E$2]" office:value-type="float" office:value="0.3539" calcext:value-type="float">
            <text:p>0.3539</text:p>
          </table:table-cell>
          <table:table-cell table:formula="of:=[.J81]/[.$J$2]" office:value-type="float" office:value="0.504333333333333" calcext:value-type="float">
            <text:p>0.5043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33857" calcext:value-type="float">
            <text:p>0.833857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00942" calcext:value-type="float">
            <text:p>0.000942</text:p>
          </table:table-cell>
          <table:table-cell office:value-type="float" office:value="10.553" calcext:value-type="float">
            <text:p>10.553</text:p>
          </table:table-cell>
          <table:table-cell/>
          <table:table-cell office:value-type="float" office:value="0.745955" calcext:value-type="float">
            <text:p>0.745955</text:p>
          </table:table-cell>
          <table:table-cell office:value-type="float" office:value="0.5515" calcext:value-type="float">
            <text:p>0.5515</text:p>
          </table:table-cell>
          <table:table-cell office:value-type="float" office:value="0.0010405" calcext:value-type="float">
            <text:p>0.0010405</text:p>
          </table:table-cell>
          <table:table-cell office:value-type="float" office:value="15.054" calcext:value-type="float">
            <text:p>15.054</text:p>
          </table:table-cell>
          <table:table-cell/>
          <table:table-cell table:formula="of:=[.E82]/[.$E$2]" office:value-type="float" office:value="0.351766666666667" calcext:value-type="float">
            <text:p>0.351766666666667</text:p>
          </table:table-cell>
          <table:table-cell table:formula="of:=[.J82]/[.$J$2]" office:value-type="float" office:value="0.5018" calcext:value-type="float">
            <text:p>0.5018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34581" calcext:value-type="float">
            <text:p>0.834581</text:p>
          </table:table-cell>
          <table:table-cell office:value-type="float" office:value="0.0655" calcext:value-type="float">
            <text:p>0.0655</text:p>
          </table:table-cell>
          <table:table-cell office:value-type="float" office:value="0.0009565" calcext:value-type="float">
            <text:p>0.0009565</text:p>
          </table:table-cell>
          <table:table-cell office:value-type="float" office:value="10.539" calcext:value-type="float">
            <text:p>10.539</text:p>
          </table:table-cell>
          <table:table-cell/>
          <table:table-cell office:value-type="float" office:value="0.746921" calcext:value-type="float">
            <text:p>0.746921</text:p>
          </table:table-cell>
          <table:table-cell office:value-type="float" office:value="0.559" calcext:value-type="float">
            <text:p>0.559</text:p>
          </table:table-cell>
          <table:table-cell office:value-type="float" office:value="0.0010455" calcext:value-type="float">
            <text:p>0.0010455</text:p>
          </table:table-cell>
          <table:table-cell office:value-type="float" office:value="15.065" calcext:value-type="float">
            <text:p>15.065</text:p>
          </table:table-cell>
          <table:table-cell/>
          <table:table-cell table:formula="of:=[.E83]/[.$E$2]" office:value-type="float" office:value="0.3513" calcext:value-type="float">
            <text:p>0.3513</text:p>
          </table:table-cell>
          <table:table-cell table:formula="of:=[.J83]/[.$J$2]" office:value-type="float" office:value="0.502166666666667" calcext:value-type="float">
            <text:p>0.5021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35305" calcext:value-type="float">
            <text:p>0.835305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0009275" calcext:value-type="float">
            <text:p>0.0009275</text:p>
          </table:table-cell>
          <table:table-cell office:value-type="float" office:value="10.577" calcext:value-type="float">
            <text:p>10.577</text:p>
          </table:table-cell>
          <table:table-cell/>
          <table:table-cell office:value-type="float" office:value="0.747887" calcext:value-type="float">
            <text:p>0.747887</text:p>
          </table:table-cell>
          <table:table-cell office:value-type="float" office:value="0.5535" calcext:value-type="float">
            <text:p>0.5535</text:p>
          </table:table-cell>
          <table:table-cell office:value-type="float" office:value="0.0010315" calcext:value-type="float">
            <text:p>0.0010315</text:p>
          </table:table-cell>
          <table:table-cell office:value-type="float" office:value="15.052" calcext:value-type="float">
            <text:p>15.052</text:p>
          </table:table-cell>
          <table:table-cell/>
          <table:table-cell table:formula="of:=[.E84]/[.$E$2]" office:value-type="float" office:value="0.352566666666667" calcext:value-type="float">
            <text:p>0.352566666666667</text:p>
          </table:table-cell>
          <table:table-cell table:formula="of:=[.J84]/[.$J$2]" office:value-type="float" office:value="0.501733333333333" calcext:value-type="float">
            <text:p>0.5017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3603" calcext:value-type="float">
            <text:p>0.83603</text:p>
          </table:table-cell>
          <table:table-cell office:value-type="float" office:value="0.074" calcext:value-type="float">
            <text:p>0.074</text:p>
          </table:table-cell>
          <table:table-cell office:value-type="float" office:value="0.0008995" calcext:value-type="float">
            <text:p>0.0008995</text:p>
          </table:table-cell>
          <table:table-cell office:value-type="float" office:value="10.546" calcext:value-type="float">
            <text:p>10.546</text:p>
          </table:table-cell>
          <table:table-cell/>
          <table:table-cell office:value-type="float" office:value="0.748853" calcext:value-type="float">
            <text:p>0.748853</text:p>
          </table:table-cell>
          <table:table-cell office:value-type="float" office:value="0.5655" calcext:value-type="float">
            <text:p>0.5655</text:p>
          </table:table-cell>
          <table:table-cell office:value-type="float" office:value="0.000995" calcext:value-type="float">
            <text:p>0.000995</text:p>
          </table:table-cell>
          <table:table-cell office:value-type="float" office:value="15.036" calcext:value-type="float">
            <text:p>15.036</text:p>
          </table:table-cell>
          <table:table-cell/>
          <table:table-cell table:formula="of:=[.E85]/[.$E$2]" office:value-type="float" office:value="0.351533333333333" calcext:value-type="float">
            <text:p>0.351533333333333</text:p>
          </table:table-cell>
          <table:table-cell table:formula="of:=[.J85]/[.$J$2]" office:value-type="float" office:value="0.5012" calcext:value-type="float">
            <text:p>0.501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36754" calcext:value-type="float">
            <text:p>0.836754</text:p>
          </table:table-cell>
          <table:table-cell office:value-type="float" office:value="0.0745" calcext:value-type="float">
            <text:p>0.0745</text:p>
          </table:table-cell>
          <table:table-cell office:value-type="float" office:value="0.0009705" calcext:value-type="float">
            <text:p>0.0009705</text:p>
          </table:table-cell>
          <table:table-cell office:value-type="float" office:value="10.518" calcext:value-type="float">
            <text:p>10.518</text:p>
          </table:table-cell>
          <table:table-cell/>
          <table:table-cell office:value-type="float" office:value="0.749819" calcext:value-type="float">
            <text:p>0.749819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001056" calcext:value-type="float">
            <text:p>0.001056</text:p>
          </table:table-cell>
          <table:table-cell office:value-type="float" office:value="15.062" calcext:value-type="float">
            <text:p>15.062</text:p>
          </table:table-cell>
          <table:table-cell/>
          <table:table-cell table:formula="of:=[.E86]/[.$E$2]" office:value-type="float" office:value="0.3506" calcext:value-type="float">
            <text:p>0.3506</text:p>
          </table:table-cell>
          <table:table-cell table:formula="of:=[.J86]/[.$J$2]" office:value-type="float" office:value="0.502066666666667" calcext:value-type="float">
            <text:p>0.5020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37479" calcext:value-type="float">
            <text:p>0.837479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1061" calcext:value-type="float">
            <text:p>0.001061</text:p>
          </table:table-cell>
          <table:table-cell office:value-type="float" office:value="10.535" calcext:value-type="float">
            <text:p>10.535</text:p>
          </table:table-cell>
          <table:table-cell/>
          <table:table-cell office:value-type="float" office:value="0.750785" calcext:value-type="float">
            <text:p>0.750785</text:p>
          </table:table-cell>
          <table:table-cell office:value-type="float" office:value="0.566" calcext:value-type="float">
            <text:p>0.566</text:p>
          </table:table-cell>
          <table:table-cell office:value-type="float" office:value="0.0011215" calcext:value-type="float">
            <text:p>0.0011215</text:p>
          </table:table-cell>
          <table:table-cell office:value-type="float" office:value="15.077" calcext:value-type="float">
            <text:p>15.077</text:p>
          </table:table-cell>
          <table:table-cell/>
          <table:table-cell table:formula="of:=[.E87]/[.$E$2]" office:value-type="float" office:value="0.351166666666667" calcext:value-type="float">
            <text:p>0.351166666666667</text:p>
          </table:table-cell>
          <table:table-cell table:formula="of:=[.J87]/[.$J$2]" office:value-type="float" office:value="0.502566666666667" calcext:value-type="float">
            <text:p>0.5025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38203" calcext:value-type="float">
            <text:p>0.838203</text:p>
          </table:table-cell>
          <table:table-cell office:value-type="float" office:value="0.0755" calcext:value-type="float">
            <text:p>0.0755</text:p>
          </table:table-cell>
          <table:table-cell office:value-type="float" office:value="0.0009415" calcext:value-type="float">
            <text:p>0.0009415</text:p>
          </table:table-cell>
          <table:table-cell office:value-type="float" office:value="10.54" calcext:value-type="float">
            <text:p>10.54</text:p>
          </table:table-cell>
          <table:table-cell/>
          <table:table-cell office:value-type="float" office:value="0.751751" calcext:value-type="float">
            <text:p>0.751751</text:p>
          </table:table-cell>
          <table:table-cell office:value-type="float" office:value="0.547" calcext:value-type="float">
            <text:p>0.547</text:p>
          </table:table-cell>
          <table:table-cell office:value-type="float" office:value="0.0009865" calcext:value-type="float">
            <text:p>0.0009865</text:p>
          </table:table-cell>
          <table:table-cell office:value-type="float" office:value="14.993" calcext:value-type="float">
            <text:p>14.993</text:p>
          </table:table-cell>
          <table:table-cell/>
          <table:table-cell table:formula="of:=[.E88]/[.$E$2]" office:value-type="float" office:value="0.351333333333333" calcext:value-type="float">
            <text:p>0.351333333333333</text:p>
          </table:table-cell>
          <table:table-cell table:formula="of:=[.J88]/[.$J$2]" office:value-type="float" office:value="0.499766666666667" calcext:value-type="float">
            <text:p>0.4997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38928" calcext:value-type="float">
            <text:p>0.838928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00899" calcext:value-type="float">
            <text:p>0.000899</text:p>
          </table:table-cell>
          <table:table-cell office:value-type="float" office:value="10.533" calcext:value-type="float">
            <text:p>10.533</text:p>
          </table:table-cell>
          <table:table-cell/>
          <table:table-cell office:value-type="float" office:value="0.752717" calcext:value-type="float">
            <text:p>0.752717</text:p>
          </table:table-cell>
          <table:table-cell office:value-type="float" office:value="0.5405" calcext:value-type="float">
            <text:p>0.5405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14.916" calcext:value-type="float">
            <text:p>14.916</text:p>
          </table:table-cell>
          <table:table-cell/>
          <table:table-cell table:formula="of:=[.E89]/[.$E$2]" office:value-type="float" office:value="0.3511" calcext:value-type="float">
            <text:p>0.3511</text:p>
          </table:table-cell>
          <table:table-cell table:formula="of:=[.J89]/[.$J$2]" office:value-type="float" office:value="0.4972" calcext:value-type="float">
            <text:p>0.497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39652" calcext:value-type="float">
            <text:p>0.839652</text:p>
          </table:table-cell>
          <table:table-cell office:value-type="float" office:value="0.075" calcext:value-type="float">
            <text:p>0.075</text:p>
          </table:table-cell>
          <table:table-cell office:value-type="float" office:value="0.0009595" calcext:value-type="float">
            <text:p>0.0009595</text:p>
          </table:table-cell>
          <table:table-cell office:value-type="float" office:value="10.551" calcext:value-type="float">
            <text:p>10.551</text:p>
          </table:table-cell>
          <table:table-cell/>
          <table:table-cell office:value-type="float" office:value="0.753683" calcext:value-type="float">
            <text:p>0.753683</text:p>
          </table:table-cell>
          <table:table-cell office:value-type="float" office:value="0.55" calcext:value-type="float">
            <text:p>0.55</text:p>
          </table:table-cell>
          <table:table-cell office:value-type="float" office:value="0.0009955" calcext:value-type="float">
            <text:p>0.0009955</text:p>
          </table:table-cell>
          <table:table-cell office:value-type="float" office:value="14.925" calcext:value-type="float">
            <text:p>14.925</text:p>
          </table:table-cell>
          <table:table-cell/>
          <table:table-cell table:formula="of:=[.E90]/[.$E$2]" office:value-type="float" office:value="0.3517" calcext:value-type="float">
            <text:p>0.3517</text:p>
          </table:table-cell>
          <table:table-cell table:formula="of:=[.J90]/[.$J$2]" office:value-type="float" office:value="0.4975" calcext:value-type="float">
            <text:p>0.4975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40377" calcext:value-type="float">
            <text:p>0.840377</text:p>
          </table:table-cell>
          <table:table-cell office:value-type="float" office:value="0.073" calcext:value-type="float">
            <text:p>0.073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10.551" calcext:value-type="float">
            <text:p>10.551</text:p>
          </table:table-cell>
          <table:table-cell/>
          <table:table-cell office:value-type="float" office:value="0.754649" calcext:value-type="float">
            <text:p>0.754649</text:p>
          </table:table-cell>
          <table:table-cell office:value-type="float" office:value="0.5475" calcext:value-type="float">
            <text:p>0.5475</text:p>
          </table:table-cell>
          <table:table-cell office:value-type="float" office:value="0.001043" calcext:value-type="float">
            <text:p>0.001043</text:p>
          </table:table-cell>
          <table:table-cell office:value-type="float" office:value="14.896" calcext:value-type="float">
            <text:p>14.896</text:p>
          </table:table-cell>
          <table:table-cell/>
          <table:table-cell table:formula="of:=[.E91]/[.$E$2]" office:value-type="float" office:value="0.3517" calcext:value-type="float">
            <text:p>0.3517</text:p>
          </table:table-cell>
          <table:table-cell table:formula="of:=[.J91]/[.$J$2]" office:value-type="float" office:value="0.496533333333333" calcext:value-type="float">
            <text:p>0.4965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41101" calcext:value-type="float">
            <text:p>0.841101</text:p>
          </table:table-cell>
          <table:table-cell office:value-type="float" office:value="0.0715" calcext:value-type="float">
            <text:p>0.0715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10.561" calcext:value-type="float">
            <text:p>10.561</text:p>
          </table:table-cell>
          <table:table-cell/>
          <table:table-cell office:value-type="float" office:value="0.755615" calcext:value-type="float">
            <text:p>0.755615</text:p>
          </table:table-cell>
          <table:table-cell office:value-type="float" office:value="0.5325" calcext:value-type="float">
            <text:p>0.5325</text:p>
          </table:table-cell>
          <table:table-cell office:value-type="float" office:value="0.0010445" calcext:value-type="float">
            <text:p>0.0010445</text:p>
          </table:table-cell>
          <table:table-cell office:value-type="float" office:value="14.789" calcext:value-type="float">
            <text:p>14.789</text:p>
          </table:table-cell>
          <table:table-cell/>
          <table:table-cell table:formula="of:=[.E92]/[.$E$2]" office:value-type="float" office:value="0.352033333333333" calcext:value-type="float">
            <text:p>0.352033333333333</text:p>
          </table:table-cell>
          <table:table-cell table:formula="of:=[.J92]/[.$J$2]" office:value-type="float" office:value="0.492966666666667" calcext:value-type="float">
            <text:p>0.4929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41826" calcext:value-type="float">
            <text:p>0.841826</text:p>
          </table:table-cell>
          <table:table-cell office:value-type="float" office:value="0.0705" calcext:value-type="float">
            <text:p>0.0705</text:p>
          </table:table-cell>
          <table:table-cell office:value-type="float" office:value="0.0008925" calcext:value-type="float">
            <text:p>0.0008925</text:p>
          </table:table-cell>
          <table:table-cell office:value-type="float" office:value="10.484" calcext:value-type="float">
            <text:p>10.484</text:p>
          </table:table-cell>
          <table:table-cell/>
          <table:table-cell office:value-type="float" office:value="0.756581" calcext:value-type="float">
            <text:p>0.756581</text:p>
          </table:table-cell>
          <table:table-cell office:value-type="float" office:value="0.573" calcext:value-type="float">
            <text:p>0.573</text:p>
          </table:table-cell>
          <table:table-cell office:value-type="float" office:value="0.0010925" calcext:value-type="float">
            <text:p>0.0010925</text:p>
          </table:table-cell>
          <table:table-cell office:value-type="float" office:value="15.07" calcext:value-type="float">
            <text:p>15.07</text:p>
          </table:table-cell>
          <table:table-cell/>
          <table:table-cell table:formula="of:=[.E93]/[.$E$2]" office:value-type="float" office:value="0.349466666666667" calcext:value-type="float">
            <text:p>0.349466666666667</text:p>
          </table:table-cell>
          <table:table-cell table:formula="of:=[.J93]/[.$J$2]" office:value-type="float" office:value="0.502333333333333" calcext:value-type="float">
            <text:p>0.5023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4255" calcext:value-type="float">
            <text:p>0.84255</text:p>
          </table:table-cell>
          <table:table-cell office:value-type="float" office:value="0.071" calcext:value-type="float">
            <text:p>0.071</text:p>
          </table:table-cell>
          <table:table-cell office:value-type="float" office:value="0.00096" calcext:value-type="float">
            <text:p>0.00096</text:p>
          </table:table-cell>
          <table:table-cell office:value-type="float" office:value="10.508" calcext:value-type="float">
            <text:p>10.508</text:p>
          </table:table-cell>
          <table:table-cell/>
          <table:table-cell office:value-type="float" office:value="0.757546" calcext:value-type="float">
            <text:p>0.757546</text:p>
          </table:table-cell>
          <table:table-cell office:value-type="float" office:value="0.545" calcext:value-type="float">
            <text:p>0.545</text:p>
          </table:table-cell>
          <table:table-cell office:value-type="float" office:value="0.0010035" calcext:value-type="float">
            <text:p>0.0010035</text:p>
          </table:table-cell>
          <table:table-cell office:value-type="float" office:value="14.738" calcext:value-type="float">
            <text:p>14.738</text:p>
          </table:table-cell>
          <table:table-cell/>
          <table:table-cell table:formula="of:=[.E94]/[.$E$2]" office:value-type="float" office:value="0.350266666666667" calcext:value-type="float">
            <text:p>0.350266666666667</text:p>
          </table:table-cell>
          <table:table-cell table:formula="of:=[.J94]/[.$J$2]" office:value-type="float" office:value="0.491266666666667" calcext:value-type="float">
            <text:p>0.4912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43275" calcext:value-type="float">
            <text:p>0.843275</text:p>
          </table:table-cell>
          <table:table-cell office:value-type="float" office:value="0.0685" calcext:value-type="float">
            <text:p>0.0685</text:p>
          </table:table-cell>
          <table:table-cell office:value-type="float" office:value="0.0010475" calcext:value-type="float">
            <text:p>0.0010475</text:p>
          </table:table-cell>
          <table:table-cell office:value-type="float" office:value="10.488" calcext:value-type="float">
            <text:p>10.488</text:p>
          </table:table-cell>
          <table:table-cell/>
          <table:table-cell office:value-type="float" office:value="0.758512" calcext:value-type="float">
            <text:p>0.758512</text:p>
          </table:table-cell>
          <table:table-cell office:value-type="float" office:value="0.559" calcext:value-type="float">
            <text:p>0.559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14.938" calcext:value-type="float">
            <text:p>14.938</text:p>
          </table:table-cell>
          <table:table-cell/>
          <table:table-cell table:formula="of:=[.E95]/[.$E$2]" office:value-type="float" office:value="0.3496" calcext:value-type="float">
            <text:p>0.3496</text:p>
          </table:table-cell>
          <table:table-cell table:formula="of:=[.J95]/[.$J$2]" office:value-type="float" office:value="0.497933333333333" calcext:value-type="float">
            <text:p>0.4979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43999" calcext:value-type="float">
            <text:p>0.843999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0968" calcext:value-type="float">
            <text:p>0.000968</text:p>
          </table:table-cell>
          <table:table-cell office:value-type="float" office:value="10.491" calcext:value-type="float">
            <text:p>10.491</text:p>
          </table:table-cell>
          <table:table-cell/>
          <table:table-cell office:value-type="float" office:value="0.759478" calcext:value-type="float">
            <text:p>0.759478</text:p>
          </table:table-cell>
          <table:table-cell office:value-type="float" office:value="0.515" calcext:value-type="float">
            <text:p>0.515</text:p>
          </table:table-cell>
          <table:table-cell office:value-type="float" office:value="0.0010755" calcext:value-type="float">
            <text:p>0.0010755</text:p>
          </table:table-cell>
          <table:table-cell office:value-type="float" office:value="14.729" calcext:value-type="float">
            <text:p>14.729</text:p>
          </table:table-cell>
          <table:table-cell/>
          <table:table-cell table:formula="of:=[.E96]/[.$E$2]" office:value-type="float" office:value="0.3497" calcext:value-type="float">
            <text:p>0.3497</text:p>
          </table:table-cell>
          <table:table-cell table:formula="of:=[.J96]/[.$J$2]" office:value-type="float" office:value="0.490966666666667" calcext:value-type="float">
            <text:p>0.4909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44723" calcext:value-type="float">
            <text:p>0.844723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009755" calcext:value-type="float">
            <text:p>0.0009755</text:p>
          </table:table-cell>
          <table:table-cell office:value-type="float" office:value="10.493" calcext:value-type="float">
            <text:p>10.493</text:p>
          </table:table-cell>
          <table:table-cell/>
          <table:table-cell office:value-type="float" office:value="0.760444" calcext:value-type="float">
            <text:p>0.760444</text:p>
          </table:table-cell>
          <table:table-cell office:value-type="float" office:value="0.5555" calcext:value-type="float">
            <text:p>0.5555</text:p>
          </table:table-cell>
          <table:table-cell office:value-type="float" office:value="0.000988" calcext:value-type="float">
            <text:p>0.000988</text:p>
          </table:table-cell>
          <table:table-cell office:value-type="float" office:value="14.727" calcext:value-type="float">
            <text:p>14.727</text:p>
          </table:table-cell>
          <table:table-cell/>
          <table:table-cell table:formula="of:=[.E97]/[.$E$2]" office:value-type="float" office:value="0.349766666666667" calcext:value-type="float">
            <text:p>0.349766666666667</text:p>
          </table:table-cell>
          <table:table-cell table:formula="of:=[.J97]/[.$J$2]" office:value-type="float" office:value="0.4909" calcext:value-type="float">
            <text:p>0.4909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45448" calcext:value-type="float">
            <text:p>0.845448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10.448" calcext:value-type="float">
            <text:p>10.448</text:p>
          </table:table-cell>
          <table:table-cell/>
          <table:table-cell office:value-type="float" office:value="0.76141" calcext:value-type="float">
            <text:p>0.76141</text:p>
          </table:table-cell>
          <table:table-cell office:value-type="float" office:value="0.528" calcext:value-type="float">
            <text:p>0.528</text:p>
          </table:table-cell>
          <table:table-cell office:value-type="float" office:value="0.0010875" calcext:value-type="float">
            <text:p>0.0010875</text:p>
          </table:table-cell>
          <table:table-cell office:value-type="float" office:value="14.77" calcext:value-type="float">
            <text:p>14.77</text:p>
          </table:table-cell>
          <table:table-cell/>
          <table:table-cell table:formula="of:=[.E98]/[.$E$2]" office:value-type="float" office:value="0.348266666666667" calcext:value-type="float">
            <text:p>0.348266666666667</text:p>
          </table:table-cell>
          <table:table-cell table:formula="of:=[.J98]/[.$J$2]" office:value-type="float" office:value="0.492333333333333" calcext:value-type="float">
            <text:p>0.4923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46172" calcext:value-type="float">
            <text:p>0.846172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099" calcext:value-type="float">
            <text:p>0.00099</text:p>
          </table:table-cell>
          <table:table-cell office:value-type="float" office:value="10.488" calcext:value-type="float">
            <text:p>10.488</text:p>
          </table:table-cell>
          <table:table-cell/>
          <table:table-cell office:value-type="float" office:value="0.762376" calcext:value-type="float">
            <text:p>0.762376</text:p>
          </table:table-cell>
          <table:table-cell office:value-type="float" office:value="0.53" calcext:value-type="float">
            <text:p>0.53</text:p>
          </table:table-cell>
          <table:table-cell office:value-type="float" office:value="0.0010185" calcext:value-type="float">
            <text:p>0.0010185</text:p>
          </table:table-cell>
          <table:table-cell office:value-type="float" office:value="14.742" calcext:value-type="float">
            <text:p>14.742</text:p>
          </table:table-cell>
          <table:table-cell/>
          <table:table-cell table:formula="of:=[.E99]/[.$E$2]" office:value-type="float" office:value="0.3496" calcext:value-type="float">
            <text:p>0.3496</text:p>
          </table:table-cell>
          <table:table-cell table:formula="of:=[.J99]/[.$J$2]" office:value-type="float" office:value="0.4914" calcext:value-type="float">
            <text:p>0.4914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46897" calcext:value-type="float">
            <text:p>0.846897</text:p>
          </table:table-cell>
          <table:table-cell office:value-type="float" office:value="0.062" calcext:value-type="float">
            <text:p>0.062</text:p>
          </table:table-cell>
          <table:table-cell office:value-type="float" office:value="0.0009555" calcext:value-type="float">
            <text:p>0.0009555</text:p>
          </table:table-cell>
          <table:table-cell office:value-type="float" office:value="10.448" calcext:value-type="float">
            <text:p>10.448</text:p>
          </table:table-cell>
          <table:table-cell/>
          <table:table-cell office:value-type="float" office:value="0.763342" calcext:value-type="float">
            <text:p>0.763342</text:p>
          </table:table-cell>
          <table:table-cell office:value-type="float" office:value="0.5285" calcext:value-type="float">
            <text:p>0.5285</text:p>
          </table:table-cell>
          <table:table-cell office:value-type="float" office:value="0.0010765" calcext:value-type="float">
            <text:p>0.0010765</text:p>
          </table:table-cell>
          <table:table-cell office:value-type="float" office:value="14.754" calcext:value-type="float">
            <text:p>14.754</text:p>
          </table:table-cell>
          <table:table-cell/>
          <table:table-cell table:formula="of:=[.E100]/[.$E$2]" office:value-type="float" office:value="0.348266666666667" calcext:value-type="float">
            <text:p>0.348266666666667</text:p>
          </table:table-cell>
          <table:table-cell table:formula="of:=[.J100]/[.$J$2]" office:value-type="float" office:value="0.4918" calcext:value-type="float">
            <text:p>0.4918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47621" calcext:value-type="float">
            <text:p>0.847621</text:p>
          </table:table-cell>
          <table:table-cell office:value-type="float" office:value="0.072" calcext:value-type="float">
            <text:p>0.072</text:p>
          </table:table-cell>
          <table:table-cell office:value-type="float" office:value="0.0011105" calcext:value-type="float">
            <text:p>0.0011105</text:p>
          </table:table-cell>
          <table:table-cell office:value-type="float" office:value="10.517" calcext:value-type="float">
            <text:p>10.517</text:p>
          </table:table-cell>
          <table:table-cell/>
          <table:table-cell office:value-type="float" office:value="0.764308" calcext:value-type="float">
            <text:p>0.764308</text:p>
          </table:table-cell>
          <table:table-cell office:value-type="float" office:value="0.5315" calcext:value-type="float">
            <text:p>0.5315</text:p>
          </table:table-cell>
          <table:table-cell office:value-type="float" office:value="0.001088" calcext:value-type="float">
            <text:p>0.001088</text:p>
          </table:table-cell>
          <table:table-cell office:value-type="float" office:value="14.712" calcext:value-type="float">
            <text:p>14.712</text:p>
          </table:table-cell>
          <table:table-cell/>
          <table:table-cell table:formula="of:=[.E101]/[.$E$2]" office:value-type="float" office:value="0.350566666666667" calcext:value-type="float">
            <text:p>0.350566666666667</text:p>
          </table:table-cell>
          <table:table-cell table:formula="of:=[.J101]/[.$J$2]" office:value-type="float" office:value="0.4904" calcext:value-type="float">
            <text:p>0.4904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48346" calcext:value-type="float">
            <text:p>0.848346</text:p>
          </table:table-cell>
          <table:table-cell office:value-type="float" office:value="0.065" calcext:value-type="float">
            <text:p>0.065</text:p>
          </table:table-cell>
          <table:table-cell office:value-type="float" office:value="0.0011335" calcext:value-type="float">
            <text:p>0.0011335</text:p>
          </table:table-cell>
          <table:table-cell office:value-type="float" office:value="10.473" calcext:value-type="float">
            <text:p>10.473</text:p>
          </table:table-cell>
          <table:table-cell/>
          <table:table-cell office:value-type="float" office:value="0.765274" calcext:value-type="float">
            <text:p>0.765274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14.753" calcext:value-type="float">
            <text:p>14.753</text:p>
          </table:table-cell>
          <table:table-cell/>
          <table:table-cell table:formula="of:=[.E102]/[.$E$2]" office:value-type="float" office:value="0.3491" calcext:value-type="float">
            <text:p>0.3491</text:p>
          </table:table-cell>
          <table:table-cell table:formula="of:=[.J102]/[.$J$2]" office:value-type="float" office:value="0.491766666666667" calcext:value-type="float">
            <text:p>0.4917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4907" calcext:value-type="float">
            <text:p>0.84907</text:p>
          </table:table-cell>
          <table:table-cell office:value-type="float" office:value="0.06" calcext:value-type="float">
            <text:p>0.06</text:p>
          </table:table-cell>
          <table:table-cell office:value-type="float" office:value="0.000939" calcext:value-type="float">
            <text:p>0.000939</text:p>
          </table:table-cell>
          <table:table-cell office:value-type="float" office:value="10.414" calcext:value-type="float">
            <text:p>10.414</text:p>
          </table:table-cell>
          <table:table-cell/>
          <table:table-cell office:value-type="float" office:value="0.76624" calcext:value-type="float">
            <text:p>0.76624</text:p>
          </table:table-cell>
          <table:table-cell office:value-type="float" office:value="0.5265" calcext:value-type="float">
            <text:p>0.5265</text:p>
          </table:table-cell>
          <table:table-cell office:value-type="float" office:value="0.0010385" calcext:value-type="float">
            <text:p>0.0010385</text:p>
          </table:table-cell>
          <table:table-cell office:value-type="float" office:value="14.677" calcext:value-type="float">
            <text:p>14.677</text:p>
          </table:table-cell>
          <table:table-cell/>
          <table:table-cell table:formula="of:=[.E103]/[.$E$2]" office:value-type="float" office:value="0.347133333333333" calcext:value-type="float">
            <text:p>0.347133333333333</text:p>
          </table:table-cell>
          <table:table-cell table:formula="of:=[.J103]/[.$J$2]" office:value-type="float" office:value="0.489233333333333" calcext:value-type="float">
            <text:p>0.4892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49795" calcext:value-type="float">
            <text:p>0.849795</text:p>
          </table:table-cell>
          <table:table-cell office:value-type="float" office:value="0.0645" calcext:value-type="float">
            <text:p>0.0645</text:p>
          </table:table-cell>
          <table:table-cell office:value-type="float" office:value="0.0010385" calcext:value-type="float">
            <text:p>0.0010385</text:p>
          </table:table-cell>
          <table:table-cell office:value-type="float" office:value="10.44" calcext:value-type="float">
            <text:p>10.44</text:p>
          </table:table-cell>
          <table:table-cell/>
          <table:table-cell office:value-type="float" office:value="0.767206" calcext:value-type="float">
            <text:p>0.767206</text:p>
          </table:table-cell>
          <table:table-cell office:value-type="float" office:value="0.522" calcext:value-type="float">
            <text:p>0.522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14.628" calcext:value-type="float">
            <text:p>14.628</text:p>
          </table:table-cell>
          <table:table-cell/>
          <table:table-cell table:formula="of:=[.E104]/[.$E$2]" office:value-type="float" office:value="0.348" calcext:value-type="float">
            <text:p>0.348</text:p>
          </table:table-cell>
          <table:table-cell table:formula="of:=[.J104]/[.$J$2]" office:value-type="float" office:value="0.4876" calcext:value-type="float">
            <text:p>0.4876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50519" calcext:value-type="float">
            <text:p>0.850519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00925" calcext:value-type="float">
            <text:p>0.000925</text:p>
          </table:table-cell>
          <table:table-cell office:value-type="float" office:value="10.412" calcext:value-type="float">
            <text:p>10.412</text:p>
          </table:table-cell>
          <table:table-cell/>
          <table:table-cell office:value-type="float" office:value="0.768172" calcext:value-type="float">
            <text:p>0.768172</text:p>
          </table:table-cell>
          <table:table-cell office:value-type="float" office:value="0.5205" calcext:value-type="float">
            <text:p>0.5205</text:p>
          </table:table-cell>
          <table:table-cell office:value-type="float" office:value="0.0010285" calcext:value-type="float">
            <text:p>0.0010285</text:p>
          </table:table-cell>
          <table:table-cell office:value-type="float" office:value="14.606" calcext:value-type="float">
            <text:p>14.606</text:p>
          </table:table-cell>
          <table:table-cell/>
          <table:table-cell table:formula="of:=[.E105]/[.$E$2]" office:value-type="float" office:value="0.347066666666667" calcext:value-type="float">
            <text:p>0.347066666666667</text:p>
          </table:table-cell>
          <table:table-cell table:formula="of:=[.J105]/[.$J$2]" office:value-type="float" office:value="0.486866666666667" calcext:value-type="float">
            <text:p>0.4868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51244" calcext:value-type="float">
            <text:p>0.851244</text:p>
          </table:table-cell>
          <table:table-cell office:value-type="float" office:value="0.066" calcext:value-type="float">
            <text:p>0.066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10.478" calcext:value-type="float">
            <text:p>10.478</text:p>
          </table:table-cell>
          <table:table-cell/>
          <table:table-cell office:value-type="float" office:value="0.769138" calcext:value-type="float">
            <text:p>0.769138</text:p>
          </table:table-cell>
          <table:table-cell office:value-type="float" office:value="0.5205" calcext:value-type="float">
            <text:p>0.5205</text:p>
          </table:table-cell>
          <table:table-cell office:value-type="float" office:value="0.0010775" calcext:value-type="float">
            <text:p>0.0010775</text:p>
          </table:table-cell>
          <table:table-cell office:value-type="float" office:value="14.552" calcext:value-type="float">
            <text:p>14.552</text:p>
          </table:table-cell>
          <table:table-cell/>
          <table:table-cell table:formula="of:=[.E106]/[.$E$2]" office:value-type="float" office:value="0.349266666666667" calcext:value-type="float">
            <text:p>0.349266666666667</text:p>
          </table:table-cell>
          <table:table-cell table:formula="of:=[.J106]/[.$J$2]" office:value-type="float" office:value="0.485066666666667" calcext:value-type="float">
            <text:p>0.4850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51968" calcext:value-type="float">
            <text:p>0.85196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010605" calcext:value-type="float">
            <text:p>0.0010605</text:p>
          </table:table-cell>
          <table:table-cell office:value-type="float" office:value="10.429" calcext:value-type="float">
            <text:p>10.429</text:p>
          </table:table-cell>
          <table:table-cell/>
          <table:table-cell office:value-type="float" office:value="0.770104" calcext:value-type="float">
            <text:p>0.770104</text:p>
          </table:table-cell>
          <table:table-cell office:value-type="float" office:value="0.535" calcext:value-type="float">
            <text:p>0.535</text:p>
          </table:table-cell>
          <table:table-cell office:value-type="float" office:value="0.0009755" calcext:value-type="float">
            <text:p>0.0009755</text:p>
          </table:table-cell>
          <table:table-cell office:value-type="float" office:value="14.57" calcext:value-type="float">
            <text:p>14.57</text:p>
          </table:table-cell>
          <table:table-cell/>
          <table:table-cell table:formula="of:=[.E107]/[.$E$2]" office:value-type="float" office:value="0.347633333333333" calcext:value-type="float">
            <text:p>0.347633333333333</text:p>
          </table:table-cell>
          <table:table-cell table:formula="of:=[.J107]/[.$J$2]" office:value-type="float" office:value="0.485666666666667" calcext:value-type="float">
            <text:p>0.4856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52693" calcext:value-type="float">
            <text:p>0.852693</text:p>
          </table:table-cell>
          <table:table-cell office:value-type="float" office:value="0.05" calcext:value-type="float">
            <text:p>0.05</text:p>
          </table:table-cell>
          <table:table-cell office:value-type="float" office:value="0.0009295" calcext:value-type="float">
            <text:p>0.0009295</text:p>
          </table:table-cell>
          <table:table-cell office:value-type="float" office:value="10.376" calcext:value-type="float">
            <text:p>10.376</text:p>
          </table:table-cell>
          <table:table-cell/>
          <table:table-cell office:value-type="float" office:value="0.77107" calcext:value-type="float">
            <text:p>0.77107</text:p>
          </table:table-cell>
          <table:table-cell office:value-type="float" office:value="0.5305" calcext:value-type="float">
            <text:p>0.5305</text:p>
          </table:table-cell>
          <table:table-cell office:value-type="float" office:value="0.0010375" calcext:value-type="float">
            <text:p>0.0010375</text:p>
          </table:table-cell>
          <table:table-cell office:value-type="float" office:value="14.646" calcext:value-type="float">
            <text:p>14.646</text:p>
          </table:table-cell>
          <table:table-cell/>
          <table:table-cell table:formula="of:=[.E108]/[.$E$2]" office:value-type="float" office:value="0.345866666666667" calcext:value-type="float">
            <text:p>0.345866666666667</text:p>
          </table:table-cell>
          <table:table-cell table:formula="of:=[.J108]/[.$J$2]" office:value-type="float" office:value="0.4882" calcext:value-type="float">
            <text:p>0.4882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53417" calcext:value-type="float">
            <text:p>0.853417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10.439" calcext:value-type="float">
            <text:p>10.439</text:p>
          </table:table-cell>
          <table:table-cell/>
          <table:table-cell office:value-type="float" office:value="0.772036" calcext:value-type="float">
            <text:p>0.772036</text:p>
          </table:table-cell>
          <table:table-cell office:value-type="float" office:value="0.524" calcext:value-type="float">
            <text:p>0.524</text:p>
          </table:table-cell>
          <table:table-cell office:value-type="float" office:value="0.000981" calcext:value-type="float">
            <text:p>0.000981</text:p>
          </table:table-cell>
          <table:table-cell office:value-type="float" office:value="14.514" calcext:value-type="float">
            <text:p>14.514</text:p>
          </table:table-cell>
          <table:table-cell/>
          <table:table-cell table:formula="of:=[.E109]/[.$E$2]" office:value-type="float" office:value="0.347966666666667" calcext:value-type="float">
            <text:p>0.347966666666667</text:p>
          </table:table-cell>
          <table:table-cell table:formula="of:=[.J109]/[.$J$2]" office:value-type="float" office:value="0.4838" calcext:value-type="float">
            <text:p>0.4838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54142" calcext:value-type="float">
            <text:p>0.854142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00955" calcext:value-type="float">
            <text:p>0.000955</text:p>
          </table:table-cell>
          <table:table-cell office:value-type="float" office:value="10.377" calcext:value-type="float">
            <text:p>10.377</text:p>
          </table:table-cell>
          <table:table-cell/>
          <table:table-cell office:value-type="float" office:value="0.773002" calcext:value-type="float">
            <text:p>0.773002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14.609" calcext:value-type="float">
            <text:p>14.609</text:p>
          </table:table-cell>
          <table:table-cell/>
          <table:table-cell table:formula="of:=[.E110]/[.$E$2]" office:value-type="float" office:value="0.3459" calcext:value-type="float">
            <text:p>0.3459</text:p>
          </table:table-cell>
          <table:table-cell table:formula="of:=[.J110]/[.$J$2]" office:value-type="float" office:value="0.486966666666667" calcext:value-type="float">
            <text:p>0.4869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54866" calcext:value-type="float">
            <text:p>0.854866</text:p>
          </table:table-cell>
          <table:table-cell office:value-type="float" office:value="0.055" calcext:value-type="float">
            <text:p>0.055</text:p>
          </table:table-cell>
          <table:table-cell office:value-type="float" office:value="0.0009745" calcext:value-type="float">
            <text:p>0.0009745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float" office:value="0.773968" calcext:value-type="float">
            <text:p>0.773968</text:p>
          </table:table-cell>
          <table:table-cell office:value-type="float" office:value="0.533" calcext:value-type="float">
            <text:p>0.533</text:p>
          </table:table-cell>
          <table:table-cell office:value-type="float" office:value="0.0010765" calcext:value-type="float">
            <text:p>0.0010765</text:p>
          </table:table-cell>
          <table:table-cell office:value-type="float" office:value="14.655" calcext:value-type="float">
            <text:p>14.655</text:p>
          </table:table-cell>
          <table:table-cell/>
          <table:table-cell table:formula="of:=[.E111]/[.$E$2]" office:value-type="float" office:value="0.346666666666667" calcext:value-type="float">
            <text:p>0.346666666666667</text:p>
          </table:table-cell>
          <table:table-cell table:formula="of:=[.J111]/[.$J$2]" office:value-type="float" office:value="0.4885" calcext:value-type="float">
            <text:p>0.4885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5559" calcext:value-type="float">
            <text:p>0.85559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00894" calcext:value-type="float">
            <text:p>0.000894</text:p>
          </table:table-cell>
          <table:table-cell office:value-type="float" office:value="10.409" calcext:value-type="float">
            <text:p>10.409</text:p>
          </table:table-cell>
          <table:table-cell/>
          <table:table-cell office:value-type="float" office:value="0.774934" calcext:value-type="float">
            <text:p>0.774934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000985" calcext:value-type="float">
            <text:p>0.000985</text:p>
          </table:table-cell>
          <table:table-cell office:value-type="float" office:value="14.402" calcext:value-type="float">
            <text:p>14.402</text:p>
          </table:table-cell>
          <table:table-cell/>
          <table:table-cell table:formula="of:=[.E112]/[.$E$2]" office:value-type="float" office:value="0.346966666666667" calcext:value-type="float">
            <text:p>0.346966666666667</text:p>
          </table:table-cell>
          <table:table-cell table:formula="of:=[.J112]/[.$J$2]" office:value-type="float" office:value="0.480066666666667" calcext:value-type="float">
            <text:p>0.4800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56315" calcext:value-type="float">
            <text:p>0.856315</text:p>
          </table:table-cell>
          <table:table-cell office:value-type="float" office:value="0.056" calcext:value-type="float">
            <text:p>0.056</text:p>
          </table:table-cell>
          <table:table-cell office:value-type="float" office:value="0.000976" calcext:value-type="float">
            <text:p>0.000976</text:p>
          </table:table-cell>
          <table:table-cell office:value-type="float" office:value="10.399" calcext:value-type="float">
            <text:p>10.399</text:p>
          </table:table-cell>
          <table:table-cell/>
          <table:table-cell office:value-type="float" office:value="0.7759" calcext:value-type="float">
            <text:p>0.7759</text:p>
          </table:table-cell>
          <table:table-cell office:value-type="float" office:value="0.504" calcext:value-type="float">
            <text:p>0.504</text:p>
          </table:table-cell>
          <table:table-cell office:value-type="float" office:value="0.000987" calcext:value-type="float">
            <text:p>0.000987</text:p>
          </table:table-cell>
          <table:table-cell office:value-type="float" office:value="14.438" calcext:value-type="float">
            <text:p>14.438</text:p>
          </table:table-cell>
          <table:table-cell/>
          <table:table-cell table:formula="of:=[.E113]/[.$E$2]" office:value-type="float" office:value="0.346633333333333" calcext:value-type="float">
            <text:p>0.346633333333333</text:p>
          </table:table-cell>
          <table:table-cell table:formula="of:=[.J113]/[.$J$2]" office:value-type="float" office:value="0.481266666666667" calcext:value-type="float">
            <text:p>0.4812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57039" calcext:value-type="float">
            <text:p>0.857039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10.388" calcext:value-type="float">
            <text:p>10.388</text:p>
          </table:table-cell>
          <table:table-cell/>
          <table:table-cell office:value-type="float" office:value="0.776865" calcext:value-type="float">
            <text:p>0.776865</text:p>
          </table:table-cell>
          <table:table-cell office:value-type="float" office:value="0.5105" calcext:value-type="float">
            <text:p>0.5105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14.493" calcext:value-type="float">
            <text:p>14.493</text:p>
          </table:table-cell>
          <table:table-cell/>
          <table:table-cell table:formula="of:=[.E114]/[.$E$2]" office:value-type="float" office:value="0.346266666666667" calcext:value-type="float">
            <text:p>0.346266666666667</text:p>
          </table:table-cell>
          <table:table-cell table:formula="of:=[.J114]/[.$J$2]" office:value-type="float" office:value="0.4831" calcext:value-type="float">
            <text:p>0.483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57764" calcext:value-type="float">
            <text:p>0.857764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009795" calcext:value-type="float">
            <text:p>0.0009795</text:p>
          </table:table-cell>
          <table:table-cell office:value-type="float" office:value="10.366" calcext:value-type="float">
            <text:p>10.366</text:p>
          </table:table-cell>
          <table:table-cell/>
          <table:table-cell office:value-type="float" office:value="0.777831" calcext:value-type="float">
            <text:p>0.777831</text:p>
          </table:table-cell>
          <table:table-cell office:value-type="float" office:value="0.5235" calcext:value-type="float">
            <text:p>0.5235</text:p>
          </table:table-cell>
          <table:table-cell office:value-type="float" office:value="0.000991" calcext:value-type="float">
            <text:p>0.000991</text:p>
          </table:table-cell>
          <table:table-cell office:value-type="float" office:value="14.502" calcext:value-type="float">
            <text:p>14.502</text:p>
          </table:table-cell>
          <table:table-cell/>
          <table:table-cell table:formula="of:=[.E115]/[.$E$2]" office:value-type="float" office:value="0.345533333333333" calcext:value-type="float">
            <text:p>0.345533333333333</text:p>
          </table:table-cell>
          <table:table-cell table:formula="of:=[.J115]/[.$J$2]" office:value-type="float" office:value="0.4834" calcext:value-type="float">
            <text:p>0.4834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58488" calcext:value-type="float">
            <text:p>0.858488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0927" calcext:value-type="float">
            <text:p>0.000927</text:p>
          </table:table-cell>
          <table:table-cell office:value-type="float" office:value="10.396" calcext:value-type="float">
            <text:p>10.396</text:p>
          </table:table-cell>
          <table:table-cell/>
          <table:table-cell office:value-type="float" office:value="0.778797" calcext:value-type="float">
            <text:p>0.778797</text:p>
          </table:table-cell>
          <table:table-cell office:value-type="float" office:value="0.4945" calcext:value-type="float">
            <text:p>0.4945</text:p>
          </table:table-cell>
          <table:table-cell office:value-type="float" office:value="0.0010405" calcext:value-type="float">
            <text:p>0.0010405</text:p>
          </table:table-cell>
          <table:table-cell office:value-type="float" office:value="14.422" calcext:value-type="float">
            <text:p>14.422</text:p>
          </table:table-cell>
          <table:table-cell/>
          <table:table-cell table:formula="of:=[.E116]/[.$E$2]" office:value-type="float" office:value="0.346533333333333" calcext:value-type="float">
            <text:p>0.346533333333333</text:p>
          </table:table-cell>
          <table:table-cell table:formula="of:=[.J116]/[.$J$2]" office:value-type="float" office:value="0.480733333333333" calcext:value-type="float">
            <text:p>0.4807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59213" calcext:value-type="float">
            <text:p>0.859213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009" calcext:value-type="float">
            <text:p>0.0009</text:p>
          </table:table-cell>
          <table:table-cell office:value-type="float" office:value="10.387" calcext:value-type="float">
            <text:p>10.387</text:p>
          </table:table-cell>
          <table:table-cell/>
          <table:table-cell office:value-type="float" office:value="0.779763" calcext:value-type="float">
            <text:p>0.779763</text:p>
          </table:table-cell>
          <table:table-cell office:value-type="float" office:value="0.493" calcext:value-type="float">
            <text:p>0.493</text:p>
          </table:table-cell>
          <table:table-cell office:value-type="float" office:value="0.001078" calcext:value-type="float">
            <text:p>0.001078</text:p>
          </table:table-cell>
          <table:table-cell office:value-type="float" office:value="14.438" calcext:value-type="float">
            <text:p>14.438</text:p>
          </table:table-cell>
          <table:table-cell/>
          <table:table-cell table:formula="of:=[.E117]/[.$E$2]" office:value-type="float" office:value="0.346233333333333" calcext:value-type="float">
            <text:p>0.346233333333333</text:p>
          </table:table-cell>
          <table:table-cell table:formula="of:=[.J117]/[.$J$2]" office:value-type="float" office:value="0.481266666666667" calcext:value-type="float">
            <text:p>0.4812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59937" calcext:value-type="float">
            <text:p>0.859937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10.413" calcext:value-type="float">
            <text:p>10.413</text:p>
          </table:table-cell>
          <table:table-cell/>
          <table:table-cell office:value-type="float" office:value="0.780729" calcext:value-type="float">
            <text:p>0.780729</text:p>
          </table:table-cell>
          <table:table-cell office:value-type="float" office:value="0.532" calcext:value-type="float">
            <text:p>0.532</text:p>
          </table:table-cell>
          <table:table-cell office:value-type="float" office:value="0.000967" calcext:value-type="float">
            <text:p>0.000967</text:p>
          </table:table-cell>
          <table:table-cell office:value-type="float" office:value="14.359" calcext:value-type="float">
            <text:p>14.359</text:p>
          </table:table-cell>
          <table:table-cell/>
          <table:table-cell table:formula="of:=[.E118]/[.$E$2]" office:value-type="float" office:value="0.3471" calcext:value-type="float">
            <text:p>0.3471</text:p>
          </table:table-cell>
          <table:table-cell table:formula="of:=[.J118]/[.$J$2]" office:value-type="float" office:value="0.478633333333333" calcext:value-type="float">
            <text:p>0.4786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60662" calcext:value-type="float">
            <text:p>0.860662</text:p>
          </table:table-cell>
          <table:table-cell office:value-type="float" office:value="0.052" calcext:value-type="float">
            <text:p>0.052</text:p>
          </table:table-cell>
          <table:table-cell office:value-type="float" office:value="0.0009285" calcext:value-type="float">
            <text:p>0.0009285</text:p>
          </table:table-cell>
          <table:table-cell office:value-type="float" office:value="10.389" calcext:value-type="float">
            <text:p>10.389</text:p>
          </table:table-cell>
          <table:table-cell/>
          <table:table-cell office:value-type="float" office:value="0.781695" calcext:value-type="float">
            <text:p>0.781695</text:p>
          </table:table-cell>
          <table:table-cell office:value-type="float" office:value="0.512" calcext:value-type="float">
            <text:p>0.512</text:p>
          </table:table-cell>
          <table:table-cell office:value-type="float" office:value="0.0010175" calcext:value-type="float">
            <text:p>0.0010175</text:p>
          </table:table-cell>
          <table:table-cell office:value-type="float" office:value="14.36" calcext:value-type="float">
            <text:p>14.36</text:p>
          </table:table-cell>
          <table:table-cell/>
          <table:table-cell table:formula="of:=[.E119]/[.$E$2]" office:value-type="float" office:value="0.3463" calcext:value-type="float">
            <text:p>0.3463</text:p>
          </table:table-cell>
          <table:table-cell table:formula="of:=[.J119]/[.$J$2]" office:value-type="float" office:value="0.478666666666667" calcext:value-type="float">
            <text:p>0.4786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61386" calcext:value-type="float">
            <text:p>0.861386</text:p>
          </table:table-cell>
          <table:table-cell office:value-type="float" office:value="0.0455" calcext:value-type="float">
            <text:p>0.0455</text:p>
          </table:table-cell>
          <table:table-cell office:value-type="float" office:value="0.000901" calcext:value-type="float">
            <text:p>0.000901</text:p>
          </table:table-cell>
          <table:table-cell office:value-type="float" office:value="10.386" calcext:value-type="float">
            <text:p>10.386</text:p>
          </table:table-cell>
          <table:table-cell/>
          <table:table-cell office:value-type="float" office:value="0.782661" calcext:value-type="float">
            <text:p>0.782661</text:p>
          </table:table-cell>
          <table:table-cell office:value-type="float" office:value="0.516" calcext:value-type="float">
            <text:p>0.516</text:p>
          </table:table-cell>
          <table:table-cell office:value-type="float" office:value="0.0009675" calcext:value-type="float">
            <text:p>0.0009675</text:p>
          </table:table-cell>
          <table:table-cell office:value-type="float" office:value="14.272" calcext:value-type="float">
            <text:p>14.272</text:p>
          </table:table-cell>
          <table:table-cell/>
          <table:table-cell table:formula="of:=[.E120]/[.$E$2]" office:value-type="float" office:value="0.3462" calcext:value-type="float">
            <text:p>0.3462</text:p>
          </table:table-cell>
          <table:table-cell table:formula="of:=[.J120]/[.$J$2]" office:value-type="float" office:value="0.475733333333333" calcext:value-type="float">
            <text:p>0.4757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62111" calcext:value-type="float">
            <text:p>0.862111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009645" calcext:value-type="float">
            <text:p>0.0009645</text:p>
          </table:table-cell>
          <table:table-cell office:value-type="float" office:value="10.396" calcext:value-type="float">
            <text:p>10.396</text:p>
          </table:table-cell>
          <table:table-cell/>
          <table:table-cell office:value-type="float" office:value="0.783627" calcext:value-type="float">
            <text:p>0.783627</text:p>
          </table:table-cell>
          <table:table-cell office:value-type="float" office:value="0.4925" calcext:value-type="float">
            <text:p>0.4925</text:p>
          </table:table-cell>
          <table:table-cell office:value-type="float" office:value="0.0010505" calcext:value-type="float">
            <text:p>0.0010505</text:p>
          </table:table-cell>
          <table:table-cell office:value-type="float" office:value="14.275" calcext:value-type="float">
            <text:p>14.275</text:p>
          </table:table-cell>
          <table:table-cell/>
          <table:table-cell table:formula="of:=[.E121]/[.$E$2]" office:value-type="float" office:value="0.346533333333333" calcext:value-type="float">
            <text:p>0.346533333333333</text:p>
          </table:table-cell>
          <table:table-cell table:formula="of:=[.J121]/[.$J$2]" office:value-type="float" office:value="0.475833333333333" calcext:value-type="float">
            <text:p>0.4758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62835" calcext:value-type="float">
            <text:p>0.862835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009265" calcext:value-type="float">
            <text:p>0.0009265</text:p>
          </table:table-cell>
          <table:table-cell office:value-type="float" office:value="10.347" calcext:value-type="float">
            <text:p>10.347</text:p>
          </table:table-cell>
          <table:table-cell/>
          <table:table-cell office:value-type="float" office:value="0.784593" calcext:value-type="float">
            <text:p>0.784593</text:p>
          </table:table-cell>
          <table:table-cell office:value-type="float" office:value="0.4935" calcext:value-type="float">
            <text:p>0.4935</text:p>
          </table:table-cell>
          <table:table-cell office:value-type="float" office:value="0.0010155" calcext:value-type="float">
            <text:p>0.0010155</text:p>
          </table:table-cell>
          <table:table-cell office:value-type="float" office:value="14.272" calcext:value-type="float">
            <text:p>14.272</text:p>
          </table:table-cell>
          <table:table-cell/>
          <table:table-cell table:formula="of:=[.E122]/[.$E$2]" office:value-type="float" office:value="0.3449" calcext:value-type="float">
            <text:p>0.3449</text:p>
          </table:table-cell>
          <table:table-cell table:formula="of:=[.J122]/[.$J$2]" office:value-type="float" office:value="0.475733333333333" calcext:value-type="float">
            <text:p>0.4757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6356" calcext:value-type="float">
            <text:p>0.86356</text:p>
          </table:table-cell>
          <table:table-cell office:value-type="float" office:value="0.053" calcext:value-type="float">
            <text:p>0.053</text:p>
          </table:table-cell>
          <table:table-cell office:value-type="float" office:value="0.0009365" calcext:value-type="float">
            <text:p>0.0009365</text:p>
          </table:table-cell>
          <table:table-cell office:value-type="float" office:value="10.395" calcext:value-type="float">
            <text:p>10.395</text:p>
          </table:table-cell>
          <table:table-cell/>
          <table:table-cell office:value-type="float" office:value="0.785559" calcext:value-type="float">
            <text:p>0.785559</text:p>
          </table:table-cell>
          <table:table-cell office:value-type="float" office:value="0.5015" calcext:value-type="float">
            <text:p>0.5015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14.329" calcext:value-type="float">
            <text:p>14.329</text:p>
          </table:table-cell>
          <table:table-cell/>
          <table:table-cell table:formula="of:=[.E123]/[.$E$2]" office:value-type="float" office:value="0.3465" calcext:value-type="float">
            <text:p>0.3465</text:p>
          </table:table-cell>
          <table:table-cell table:formula="of:=[.J123]/[.$J$2]" office:value-type="float" office:value="0.477633333333333" calcext:value-type="float">
            <text:p>0.4776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64284" calcext:value-type="float">
            <text:p>0.864284</text:p>
          </table:table-cell>
          <table:table-cell office:value-type="float" office:value="0.045" calcext:value-type="float">
            <text:p>0.045</text:p>
          </table:table-cell>
          <table:table-cell office:value-type="float" office:value="0.000957" calcext:value-type="float">
            <text:p>0.000957</text:p>
          </table:table-cell>
          <table:table-cell office:value-type="float" office:value="10.384" calcext:value-type="float">
            <text:p>10.384</text:p>
          </table:table-cell>
          <table:table-cell/>
          <table:table-cell office:value-type="float" office:value="0.786525" calcext:value-type="float">
            <text:p>0.786525</text:p>
          </table:table-cell>
          <table:table-cell office:value-type="float" office:value="0.4915" calcext:value-type="float">
            <text:p>0.4915</text:p>
          </table:table-cell>
          <table:table-cell office:value-type="float" office:value="0.0009565" calcext:value-type="float">
            <text:p>0.0009565</text:p>
          </table:table-cell>
          <table:table-cell office:value-type="float" office:value="14.301" calcext:value-type="float">
            <text:p>14.301</text:p>
          </table:table-cell>
          <table:table-cell/>
          <table:table-cell table:formula="of:=[.E124]/[.$E$2]" office:value-type="float" office:value="0.346133333333333" calcext:value-type="float">
            <text:p>0.346133333333333</text:p>
          </table:table-cell>
          <table:table-cell table:formula="of:=[.J124]/[.$J$2]" office:value-type="float" office:value="0.4767" calcext:value-type="float">
            <text:p>0.47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65008" calcext:value-type="float">
            <text:p>0.865008</text:p>
          </table:table-cell>
          <table:table-cell office:value-type="float" office:value="0.046" calcext:value-type="float">
            <text:p>0.046</text:p>
          </table:table-cell>
          <table:table-cell office:value-type="float" office:value="0.0009285" calcext:value-type="float">
            <text:p>0.0009285</text:p>
          </table:table-cell>
          <table:table-cell office:value-type="float" office:value="10.323" calcext:value-type="float">
            <text:p>10.323</text:p>
          </table:table-cell>
          <table:table-cell/>
          <table:table-cell office:value-type="float" office:value="0.787491" calcext:value-type="float">
            <text:p>0.787491</text:p>
          </table:table-cell>
          <table:table-cell office:value-type="float" office:value="0.48" calcext:value-type="float">
            <text:p>0.48</text:p>
          </table:table-cell>
          <table:table-cell office:value-type="float" office:value="0.001043" calcext:value-type="float">
            <text:p>0.001043</text:p>
          </table:table-cell>
          <table:table-cell office:value-type="float" office:value="14.222" calcext:value-type="float">
            <text:p>14.222</text:p>
          </table:table-cell>
          <table:table-cell/>
          <table:table-cell table:formula="of:=[.E125]/[.$E$2]" office:value-type="float" office:value="0.3441" calcext:value-type="float">
            <text:p>0.3441</text:p>
          </table:table-cell>
          <table:table-cell table:formula="of:=[.J125]/[.$J$2]" office:value-type="float" office:value="0.474066666666667" calcext:value-type="float">
            <text:p>0.4740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65733" calcext:value-type="float">
            <text:p>0.865733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010405" calcext:value-type="float">
            <text:p>0.0010405</text:p>
          </table:table-cell>
          <table:table-cell office:value-type="float" office:value="10.371" calcext:value-type="float">
            <text:p>10.371</text:p>
          </table:table-cell>
          <table:table-cell/>
          <table:table-cell office:value-type="float" office:value="0.788457" calcext:value-type="float">
            <text:p>0.788457</text:p>
          </table:table-cell>
          <table:table-cell office:value-type="float" office:value="0.496" calcext:value-type="float">
            <text:p>0.496</text:p>
          </table:table-cell>
          <table:table-cell office:value-type="float" office:value="0.0009975" calcext:value-type="float">
            <text:p>0.0009975</text:p>
          </table:table-cell>
          <table:table-cell office:value-type="float" office:value="14.259" calcext:value-type="float">
            <text:p>14.259</text:p>
          </table:table-cell>
          <table:table-cell/>
          <table:table-cell table:formula="of:=[.E126]/[.$E$2]" office:value-type="float" office:value="0.3457" calcext:value-type="float">
            <text:p>0.3457</text:p>
          </table:table-cell>
          <table:table-cell table:formula="of:=[.J126]/[.$J$2]" office:value-type="float" office:value="0.4753" calcext:value-type="float">
            <text:p>0.475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66457" calcext:value-type="float">
            <text:p>0.866457</text:p>
          </table:table-cell>
          <table:table-cell office:value-type="float" office:value="0.043" calcext:value-type="float">
            <text:p>0.043</text:p>
          </table:table-cell>
          <table:table-cell office:value-type="float" office:value="0.0009135" calcext:value-type="float">
            <text:p>0.0009135</text:p>
          </table:table-cell>
          <table:table-cell office:value-type="float" office:value="10.318" calcext:value-type="float">
            <text:p>10.318</text:p>
          </table:table-cell>
          <table:table-cell/>
          <table:table-cell office:value-type="float" office:value="0.789423" calcext:value-type="float">
            <text:p>0.789423</text:p>
          </table:table-cell>
          <table:table-cell office:value-type="float" office:value="0.4865" calcext:value-type="float">
            <text:p>0.4865</text:p>
          </table:table-cell>
          <table:table-cell office:value-type="float" office:value="0.0010045" calcext:value-type="float">
            <text:p>0.0010045</text:p>
          </table:table-cell>
          <table:table-cell office:value-type="float" office:value="14.303" calcext:value-type="float">
            <text:p>14.303</text:p>
          </table:table-cell>
          <table:table-cell/>
          <table:table-cell table:formula="of:=[.E127]/[.$E$2]" office:value-type="float" office:value="0.343933333333333" calcext:value-type="float">
            <text:p>0.343933333333333</text:p>
          </table:table-cell>
          <table:table-cell table:formula="of:=[.J127]/[.$J$2]" office:value-type="float" office:value="0.476766666666667" calcext:value-type="float">
            <text:p>0.4767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67182" calcext:value-type="float">
            <text:p>0.867182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00897" calcext:value-type="float">
            <text:p>0.000897</text:p>
          </table:table-cell>
          <table:table-cell office:value-type="float" office:value="10.357" calcext:value-type="float">
            <text:p>10.357</text:p>
          </table:table-cell>
          <table:table-cell/>
          <table:table-cell office:value-type="float" office:value="0.790389" calcext:value-type="float">
            <text:p>0.790389</text:p>
          </table:table-cell>
          <table:table-cell office:value-type="float" office:value="0.497" calcext:value-type="float">
            <text:p>0.497</text:p>
          </table:table-cell>
          <table:table-cell office:value-type="float" office:value="0.0010285" calcext:value-type="float">
            <text:p>0.0010285</text:p>
          </table:table-cell>
          <table:table-cell office:value-type="float" office:value="14.249" calcext:value-type="float">
            <text:p>14.249</text:p>
          </table:table-cell>
          <table:table-cell/>
          <table:table-cell table:formula="of:=[.E128]/[.$E$2]" office:value-type="float" office:value="0.345233333333333" calcext:value-type="float">
            <text:p>0.345233333333333</text:p>
          </table:table-cell>
          <table:table-cell table:formula="of:=[.J128]/[.$J$2]" office:value-type="float" office:value="0.474966666666667" calcext:value-type="float">
            <text:p>0.4749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67906" calcext:value-type="float">
            <text:p>0.867906</text:p>
          </table:table-cell>
          <table:table-cell office:value-type="float" office:value="0.058" calcext:value-type="float">
            <text:p>0.058</text:p>
          </table:table-cell>
          <table:table-cell office:value-type="float" office:value="0.0009765" calcext:value-type="float">
            <text:p>0.0009765</text:p>
          </table:table-cell>
          <table:table-cell office:value-type="float" office:value="10.383" calcext:value-type="float">
            <text:p>10.383</text:p>
          </table:table-cell>
          <table:table-cell/>
          <table:table-cell office:value-type="float" office:value="0.791355" calcext:value-type="float">
            <text:p>0.791355</text:p>
          </table:table-cell>
          <table:table-cell office:value-type="float" office:value="0.48" calcext:value-type="float">
            <text:p>0.48</text:p>
          </table:table-cell>
          <table:table-cell office:value-type="float" office:value="0.001049" calcext:value-type="float">
            <text:p>0.001049</text:p>
          </table:table-cell>
          <table:table-cell office:value-type="float" office:value="14.14" calcext:value-type="float">
            <text:p>14.14</text:p>
          </table:table-cell>
          <table:table-cell/>
          <table:table-cell table:formula="of:=[.E129]/[.$E$2]" office:value-type="float" office:value="0.3461" calcext:value-type="float">
            <text:p>0.3461</text:p>
          </table:table-cell>
          <table:table-cell table:formula="of:=[.J129]/[.$J$2]" office:value-type="float" office:value="0.471333333333333" calcext:value-type="float">
            <text:p>0.4713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68631" calcext:value-type="float">
            <text:p>0.868631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010985" calcext:value-type="float">
            <text:p>0.0010985</text:p>
          </table:table-cell>
          <table:table-cell office:value-type="float" office:value="10.331" calcext:value-type="float">
            <text:p>10.331</text:p>
          </table:table-cell>
          <table:table-cell/>
          <table:table-cell office:value-type="float" office:value="0.792321" calcext:value-type="float">
            <text:p>0.792321</text:p>
          </table:table-cell>
          <table:table-cell office:value-type="float" office:value="0.4885" calcext:value-type="float">
            <text:p>0.4885</text:p>
          </table:table-cell>
          <table:table-cell office:value-type="float" office:value="0.0009735" calcext:value-type="float">
            <text:p>0.0009735</text:p>
          </table:table-cell>
          <table:table-cell office:value-type="float" office:value="14.13" calcext:value-type="float">
            <text:p>14.13</text:p>
          </table:table-cell>
          <table:table-cell/>
          <table:table-cell table:formula="of:=[.E130]/[.$E$2]" office:value-type="float" office:value="0.344366666666667" calcext:value-type="float">
            <text:p>0.344366666666667</text:p>
          </table:table-cell>
          <table:table-cell table:formula="of:=[.J130]/[.$J$2]" office:value-type="float" office:value="0.471" calcext:value-type="float">
            <text:p>0.47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69355" calcext:value-type="float">
            <text:p>0.869355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00915" calcext:value-type="float">
            <text:p>0.000915</text:p>
          </table:table-cell>
          <table:table-cell office:value-type="float" office:value="10.333" calcext:value-type="float">
            <text:p>10.333</text:p>
          </table:table-cell>
          <table:table-cell/>
          <table:table-cell office:value-type="float" office:value="0.793287" calcext:value-type="float">
            <text:p>0.793287</text:p>
          </table:table-cell>
          <table:table-cell office:value-type="float" office:value="0.4825" calcext:value-type="float">
            <text:p>0.4825</text:p>
          </table:table-cell>
          <table:table-cell office:value-type="float" office:value="0.001054" calcext:value-type="float">
            <text:p>0.001054</text:p>
          </table:table-cell>
          <table:table-cell office:value-type="float" office:value="14.152" calcext:value-type="float">
            <text:p>14.152</text:p>
          </table:table-cell>
          <table:table-cell/>
          <table:table-cell table:formula="of:=[.E131]/[.$E$2]" office:value-type="float" office:value="0.344433333333333" calcext:value-type="float">
            <text:p>0.344433333333333</text:p>
          </table:table-cell>
          <table:table-cell table:formula="of:=[.J131]/[.$J$2]" office:value-type="float" office:value="0.471733333333333" calcext:value-type="float">
            <text:p>0.4717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7008" calcext:value-type="float">
            <text:p>0.87008</text:p>
          </table:table-cell>
          <table:table-cell office:value-type="float" office:value="0.042" calcext:value-type="float">
            <text:p>0.042</text:p>
          </table:table-cell>
          <table:table-cell office:value-type="float" office:value="0.0009335" calcext:value-type="float">
            <text:p>0.0009335</text:p>
          </table:table-cell>
          <table:table-cell office:value-type="float" office:value="10.315" calcext:value-type="float">
            <text:p>10.315</text:p>
          </table:table-cell>
          <table:table-cell/>
          <table:table-cell office:value-type="float" office:value="0.794253" calcext:value-type="float">
            <text:p>0.794253</text:p>
          </table:table-cell>
          <table:table-cell office:value-type="float" office:value="0.4885" calcext:value-type="float">
            <text:p>0.4885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14.119" calcext:value-type="float">
            <text:p>14.119</text:p>
          </table:table-cell>
          <table:table-cell/>
          <table:table-cell table:formula="of:=[.E132]/[.$E$2]" office:value-type="float" office:value="0.343833333333333" calcext:value-type="float">
            <text:p>0.343833333333333</text:p>
          </table:table-cell>
          <table:table-cell table:formula="of:=[.J132]/[.$J$2]" office:value-type="float" office:value="0.470633333333333" calcext:value-type="float">
            <text:p>0.4706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70804" calcext:value-type="float">
            <text:p>0.870804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010415" calcext:value-type="float">
            <text:p>0.0010415</text:p>
          </table:table-cell>
          <table:table-cell office:value-type="float" office:value="10.304" calcext:value-type="float">
            <text:p>10.304</text:p>
          </table:table-cell>
          <table:table-cell/>
          <table:table-cell office:value-type="float" office:value="0.795219" calcext:value-type="float">
            <text:p>0.795219</text:p>
          </table:table-cell>
          <table:table-cell office:value-type="float" office:value="0.4885" calcext:value-type="float">
            <text:p>0.4885</text:p>
          </table:table-cell>
          <table:table-cell office:value-type="float" office:value="0.001004" calcext:value-type="float">
            <text:p>0.001004</text:p>
          </table:table-cell>
          <table:table-cell office:value-type="float" office:value="14.154" calcext:value-type="float">
            <text:p>14.154</text:p>
          </table:table-cell>
          <table:table-cell/>
          <table:table-cell table:formula="of:=[.E133]/[.$E$2]" office:value-type="float" office:value="0.343466666666667" calcext:value-type="float">
            <text:p>0.343466666666667</text:p>
          </table:table-cell>
          <table:table-cell table:formula="of:=[.J133]/[.$J$2]" office:value-type="float" office:value="0.4718" calcext:value-type="float">
            <text:p>0.4718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71529" calcext:value-type="float">
            <text:p>0.871529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0097" calcext:value-type="float">
            <text:p>0.00097</text:p>
          </table:table-cell>
          <table:table-cell office:value-type="float" office:value="10.32" calcext:value-type="float">
            <text:p>10.32</text:p>
          </table:table-cell>
          <table:table-cell/>
          <table:table-cell office:value-type="float" office:value="0.796184" calcext:value-type="float">
            <text:p>0.796184</text:p>
          </table:table-cell>
          <table:table-cell office:value-type="float" office:value="0.49" calcext:value-type="float">
            <text:p>0.49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14.172" calcext:value-type="float">
            <text:p>14.172</text:p>
          </table:table-cell>
          <table:table-cell/>
          <table:table-cell table:formula="of:=[.E134]/[.$E$2]" office:value-type="float" office:value="0.344" calcext:value-type="float">
            <text:p>0.344</text:p>
          </table:table-cell>
          <table:table-cell table:formula="of:=[.J134]/[.$J$2]" office:value-type="float" office:value="0.4724" calcext:value-type="float">
            <text:p>0.4724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72253" calcext:value-type="float">
            <text:p>0.87225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913" calcext:value-type="float">
            <text:p>0.000913</text:p>
          </table:table-cell>
          <table:table-cell office:value-type="float" office:value="10.316" calcext:value-type="float">
            <text:p>10.316</text:p>
          </table:table-cell>
          <table:table-cell/>
          <table:table-cell office:value-type="float" office:value="0.79715" calcext:value-type="float">
            <text:p>0.79715</text:p>
          </table:table-cell>
          <table:table-cell office:value-type="float" office:value="0.4645" calcext:value-type="float">
            <text:p>0.4645</text:p>
          </table:table-cell>
          <table:table-cell office:value-type="float" office:value="0.0010145" calcext:value-type="float">
            <text:p>0.0010145</text:p>
          </table:table-cell>
          <table:table-cell office:value-type="float" office:value="14.072" calcext:value-type="float">
            <text:p>14.072</text:p>
          </table:table-cell>
          <table:table-cell/>
          <table:table-cell table:formula="of:=[.E135]/[.$E$2]" office:value-type="float" office:value="0.343866666666667" calcext:value-type="float">
            <text:p>0.343866666666667</text:p>
          </table:table-cell>
          <table:table-cell table:formula="of:=[.J135]/[.$J$2]" office:value-type="float" office:value="0.469066666666667" calcext:value-type="float">
            <text:p>0.4690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72978" calcext:value-type="float">
            <text:p>0.872978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009405" calcext:value-type="float">
            <text:p>0.0009405</text:p>
          </table:table-cell>
          <table:table-cell office:value-type="float" office:value="10.345" calcext:value-type="float">
            <text:p>10.345</text:p>
          </table:table-cell>
          <table:table-cell/>
          <table:table-cell office:value-type="float" office:value="0.798116" calcext:value-type="float">
            <text:p>0.798116</text:p>
          </table:table-cell>
          <table:table-cell office:value-type="float" office:value="0.4855" calcext:value-type="float">
            <text:p>0.4855</text:p>
          </table:table-cell>
          <table:table-cell office:value-type="float" office:value="0.0010155" calcext:value-type="float">
            <text:p>0.0010155</text:p>
          </table:table-cell>
          <table:table-cell office:value-type="float" office:value="14.108" calcext:value-type="float">
            <text:p>14.108</text:p>
          </table:table-cell>
          <table:table-cell/>
          <table:table-cell table:formula="of:=[.E136]/[.$E$2]" office:value-type="float" office:value="0.344833333333333" calcext:value-type="float">
            <text:p>0.344833333333333</text:p>
          </table:table-cell>
          <table:table-cell table:formula="of:=[.J136]/[.$J$2]" office:value-type="float" office:value="0.470266666666667" calcext:value-type="float">
            <text:p>0.4702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73702" calcext:value-type="float">
            <text:p>0.873702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009255" calcext:value-type="float">
            <text:p>0.0009255</text:p>
          </table:table-cell>
          <table:table-cell office:value-type="float" office:value="10.311" calcext:value-type="float">
            <text:p>10.311</text:p>
          </table:table-cell>
          <table:table-cell/>
          <table:table-cell office:value-type="float" office:value="0.799082" calcext:value-type="float">
            <text:p>0.799082</text:p>
          </table:table-cell>
          <table:table-cell office:value-type="float" office:value="0.486" calcext:value-type="float">
            <text:p>0.486</text:p>
          </table:table-cell>
          <table:table-cell office:value-type="float" office:value="0.001007" calcext:value-type="float">
            <text:p>0.001007</text:p>
          </table:table-cell>
          <table:table-cell office:value-type="float" office:value="14.057" calcext:value-type="float">
            <text:p>14.057</text:p>
          </table:table-cell>
          <table:table-cell/>
          <table:table-cell table:formula="of:=[.E137]/[.$E$2]" office:value-type="float" office:value="0.3437" calcext:value-type="float">
            <text:p>0.3437</text:p>
          </table:table-cell>
          <table:table-cell table:formula="of:=[.J137]/[.$J$2]" office:value-type="float" office:value="0.468566666666667" calcext:value-type="float">
            <text:p>0.4685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74426" calcext:value-type="float">
            <text:p>0.874426</text:p>
          </table:table-cell>
          <table:table-cell office:value-type="float" office:value="0.0435" calcext:value-type="float">
            <text:p>0.0435</text:p>
          </table:table-cell>
          <table:table-cell office:value-type="float" office:value="0.0009295" calcext:value-type="float">
            <text:p>0.0009295</text:p>
          </table:table-cell>
          <table:table-cell office:value-type="float" office:value="10.343" calcext:value-type="float">
            <text:p>10.343</text:p>
          </table:table-cell>
          <table:table-cell/>
          <table:table-cell office:value-type="float" office:value="0.800048" calcext:value-type="float">
            <text:p>0.800048</text:p>
          </table:table-cell>
          <table:table-cell office:value-type="float" office:value="0.4855" calcext:value-type="float">
            <text:p>0.4855</text:p>
          </table:table-cell>
          <table:table-cell office:value-type="float" office:value="0.0010185" calcext:value-type="float">
            <text:p>0.0010185</text:p>
          </table:table-cell>
          <table:table-cell office:value-type="float" office:value="14.098" calcext:value-type="float">
            <text:p>14.098</text:p>
          </table:table-cell>
          <table:table-cell/>
          <table:table-cell table:formula="of:=[.E138]/[.$E$2]" office:value-type="float" office:value="0.344766666666667" calcext:value-type="float">
            <text:p>0.344766666666667</text:p>
          </table:table-cell>
          <table:table-cell table:formula="of:=[.J138]/[.$J$2]" office:value-type="float" office:value="0.469933333333333" calcext:value-type="float">
            <text:p>0.4699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75151" calcext:value-type="float">
            <text:p>0.87515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008745" calcext:value-type="float">
            <text:p>0.0008745</text:p>
          </table:table-cell>
          <table:table-cell office:value-type="float" office:value="10.325" calcext:value-type="float">
            <text:p>10.325</text:p>
          </table:table-cell>
          <table:table-cell/>
          <table:table-cell office:value-type="float" office:value="0.801014" calcext:value-type="float">
            <text:p>0.801014</text:p>
          </table:table-cell>
          <table:table-cell office:value-type="float" office:value="0.472" calcext:value-type="float">
            <text:p>0.472</text:p>
          </table:table-cell>
          <table:table-cell office:value-type="float" office:value="0.001048" calcext:value-type="float">
            <text:p>0.001048</text:p>
          </table:table-cell>
          <table:table-cell office:value-type="float" office:value="14.055" calcext:value-type="float">
            <text:p>14.055</text:p>
          </table:table-cell>
          <table:table-cell/>
          <table:table-cell table:formula="of:=[.E139]/[.$E$2]" office:value-type="float" office:value="0.344166666666667" calcext:value-type="float">
            <text:p>0.344166666666667</text:p>
          </table:table-cell>
          <table:table-cell table:formula="of:=[.J139]/[.$J$2]" office:value-type="float" office:value="0.4685" calcext:value-type="float">
            <text:p>0.4685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75875" calcext:value-type="float">
            <text:p>0.875875</text:p>
          </table:table-cell>
          <table:table-cell office:value-type="float" office:value="0.04" calcext:value-type="float">
            <text:p>0.04</text:p>
          </table:table-cell>
          <table:table-cell office:value-type="float" office:value="0.0009965" calcext:value-type="float">
            <text:p>0.0009965</text:p>
          </table:table-cell>
          <table:table-cell office:value-type="float" office:value="10.302" calcext:value-type="float">
            <text:p>10.302</text:p>
          </table:table-cell>
          <table:table-cell/>
          <table:table-cell office:value-type="float" office:value="0.80198" calcext:value-type="float">
            <text:p>0.80198</text:p>
          </table:table-cell>
          <table:table-cell office:value-type="float" office:value="0.468" calcext:value-type="float">
            <text:p>0.468</text:p>
          </table:table-cell>
          <table:table-cell office:value-type="float" office:value="0.0010225" calcext:value-type="float">
            <text:p>0.0010225</text:p>
          </table:table-cell>
          <table:table-cell office:value-type="float" office:value="13.879" calcext:value-type="float">
            <text:p>13.879</text:p>
          </table:table-cell>
          <table:table-cell/>
          <table:table-cell table:formula="of:=[.E140]/[.$E$2]" office:value-type="float" office:value="0.3434" calcext:value-type="float">
            <text:p>0.3434</text:p>
          </table:table-cell>
          <table:table-cell table:formula="of:=[.J140]/[.$J$2]" office:value-type="float" office:value="0.462633333333333" calcext:value-type="float">
            <text:p>0.4626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766" calcext:value-type="float">
            <text:p>0.8766</text:p>
          </table:table-cell>
          <table:table-cell office:value-type="float" office:value="0.0415" calcext:value-type="float">
            <text:p>0.0415</text:p>
          </table:table-cell>
          <table:table-cell office:value-type="float" office:value="0.000969" calcext:value-type="float">
            <text:p>0.000969</text:p>
          </table:table-cell>
          <table:table-cell office:value-type="float" office:value="10.322" calcext:value-type="float">
            <text:p>10.322</text:p>
          </table:table-cell>
          <table:table-cell/>
          <table:table-cell office:value-type="float" office:value="0.802946" calcext:value-type="float">
            <text:p>0.802946</text:p>
          </table:table-cell>
          <table:table-cell office:value-type="float" office:value="0.4715" calcext:value-type="float">
            <text:p>0.4715</text:p>
          </table:table-cell>
          <table:table-cell office:value-type="float" office:value="0.0009825" calcext:value-type="float">
            <text:p>0.0009825</text:p>
          </table:table-cell>
          <table:table-cell office:value-type="float" office:value="13.889" calcext:value-type="float">
            <text:p>13.889</text:p>
          </table:table-cell>
          <table:table-cell/>
          <table:table-cell table:formula="of:=[.E141]/[.$E$2]" office:value-type="float" office:value="0.344066666666667" calcext:value-type="float">
            <text:p>0.344066666666667</text:p>
          </table:table-cell>
          <table:table-cell table:formula="of:=[.J141]/[.$J$2]" office:value-type="float" office:value="0.462966666666667" calcext:value-type="float">
            <text:p>0.46296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77324" calcext:value-type="float">
            <text:p>0.877324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01029" calcext:value-type="float">
            <text:p>0.001029</text:p>
          </table:table-cell>
          <table:table-cell office:value-type="float" office:value="10.281" calcext:value-type="float">
            <text:p>10.281</text:p>
          </table:table-cell>
          <table:table-cell/>
          <table:table-cell office:value-type="float" office:value="0.803912" calcext:value-type="float">
            <text:p>0.803912</text:p>
          </table:table-cell>
          <table:table-cell office:value-type="float" office:value="0.466" calcext:value-type="float">
            <text:p>0.466</text:p>
          </table:table-cell>
          <table:table-cell office:value-type="float" office:value="0.001047" calcext:value-type="float">
            <text:p>0.001047</text:p>
          </table:table-cell>
          <table:table-cell office:value-type="float" office:value="13.933" calcext:value-type="float">
            <text:p>13.933</text:p>
          </table:table-cell>
          <table:table-cell/>
          <table:table-cell table:formula="of:=[.E142]/[.$E$2]" office:value-type="float" office:value="0.3427" calcext:value-type="float">
            <text:p>0.3427</text:p>
          </table:table-cell>
          <table:table-cell table:formula="of:=[.J142]/[.$J$2]" office:value-type="float" office:value="0.464433333333333" calcext:value-type="float">
            <text:p>0.464433333333333</text:p>
          </table:table-cell>
        </table:table-row>
      </table:table>
      <table:table table:name="1000" table:style-name="ta1">
        <table:shapes>
          <draw:frame draw:z-index="0" draw:style-name="gr1" draw:text-style-name="P1" svg:width="453.51pt" svg:height="255.09pt" svg:x="898.81pt" svg:y="0.09pt">
            <draw:object draw:notify-on-update-of-ranges="'1000'.B2:'1000'.B42 '1000'.C2:'1000'.C42 '1000'.B2:'1000'.B42 '1000'.L2:'1000'.L4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453.63pt" svg:height="255.09pt" svg:x="1347.76pt" svg:y="0pt">
            <draw:object draw:notify-on-update-of-ranges="'1000'.B43:'1000'.B142 '1000'.C43:'1000'.C142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2" draw:style-name="gr1" draw:text-style-name="P1" svg:width="453.51pt" svg:height="255.09pt" svg:x="896pt" svg:y="253.33pt">
            <draw:object draw:notify-on-update-of-ranges="'1000'.B2:'1000'.B42 '1000'.H2:'1000'.H42 '10'.B2:'10'.B42 '10'.M2:'10'.M42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3" draw:style-name="gr1" draw:text-style-name="P1" svg:width="453.63pt" svg:height="255.09pt" svg:x="1344.95pt" svg:y="253.25pt">
            <draw:object draw:notify-on-update-of-ranges="'1000'.B43:'1000'.B142 '1000'.H43:'1000'.H142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 table:style-name="ce9"/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/>
          <table:table-cell table:number-columns-repeated="2" office:value-type="string" calcext:value-type="string">
            <text:p>V+E / max (V+E)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38889" calcext:value-type="float">
            <text:p>0.038889</text:p>
          </table:table-cell>
          <table:table-cell table:style-name="ce5" office:value-type="float" office:value="3000" calcext:value-type="float">
            <text:p>3000</text:p>
          </table:table-cell>
          <table:table-cell table:style-name="ce10" office:value-type="string" calcext:value-type="string">
            <text:p>||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061572" calcext:value-type="float">
            <text:p>0.061572</text:p>
          </table:table-cell>
          <table:table-cell table:style-name="ce5" office:value-type="float" office:value="3000" calcext:value-type="float">
            <text:p>3000</text:p>
          </table:table-cell>
          <table:table-cell table:style-name="ce14"/>
          <table:table-cell table:formula="of:=[.E2]/[.$E$2]" office:value-type="float" office:value="1" calcext:value-type="float">
            <text:p>1</text:p>
          </table:table-cell>
          <table:table-cell table:formula="of:=[.J2]/[.$J$2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office:value-type="float" office:value="0.040595" calcext:value-type="float">
            <text:p>0.040595</text:p>
          </table:table-cell>
          <table:table-cell office:value-type="float" office:value="2901.21" calcext:value-type="float">
            <text:p>2901.21</text:p>
          </table:table-cell>
          <table:table-cell table:style-name="ce9" office:value-type="string" calcext:value-type="string">
            <text:p>||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 office:value-type="float" office:value="0.064554" calcext:value-type="float">
            <text:p>0.064554</text:p>
          </table:table-cell>
          <table:table-cell office:value-type="float" office:value="2950.23" calcext:value-type="float">
            <text:p>2950.23</text:p>
          </table:table-cell>
          <table:table-cell table:style-name="ce15"/>
          <table:table-cell table:formula="of:=[.E3]/[.$E$2]" office:value-type="float" office:value="0.96707" calcext:value-type="float">
            <text:p>0.96707</text:p>
          </table:table-cell>
          <table:table-cell table:formula="of:=[.J3]/[.$J$2]" office:value-type="float" office:value="0.98341" calcext:value-type="float">
            <text:p>0.98341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39486" calcext:value-type="float">
            <text:p>0.039486</text:p>
          </table:table-cell>
          <table:table-cell office:value-type="float" office:value="2806.32" calcext:value-type="float">
            <text:p>2806.32</text:p>
          </table:table-cell>
          <table:table-cell table:style-name="ce9" office:value-type="string" calcext:value-type="string">
            <text:p>||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0.062826" calcext:value-type="float">
            <text:p>0.062826</text:p>
          </table:table-cell>
          <table:table-cell office:value-type="float" office:value="2899.54" calcext:value-type="float">
            <text:p>2899.54</text:p>
          </table:table-cell>
          <table:table-cell table:style-name="ce15"/>
          <table:table-cell table:formula="of:=[.E4]/[.$E$2]" office:value-type="float" office:value="0.93544" calcext:value-type="float">
            <text:p>0.93544</text:p>
          </table:table-cell>
          <table:table-cell table:formula="of:=[.J4]/[.$J$2]" office:value-type="float" office:value="0.966513333333333" calcext:value-type="float">
            <text:p>0.966513333333333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  <table:table-cell office:value-type="float" office:value="0.040275" calcext:value-type="float">
            <text:p>0.040275</text:p>
          </table:table-cell>
          <table:table-cell office:value-type="float" office:value="2709.46" calcext:value-type="float">
            <text:p>2709.46</text:p>
          </table:table-cell>
          <table:table-cell table:style-name="ce9" office:value-type="string" calcext:value-type="string">
            <text:p>||</text:p>
          </table:table-cell>
          <table:table-cell office:value-type="float" office:value="0.075" calcext:value-type="float">
            <text:p>0.075</text:p>
          </table:table-cell>
          <table:table-cell office:value-type="float" office:value="1" calcext:value-type="float">
            <text:p>1</text:p>
          </table:table-cell>
          <table:table-cell office:value-type="float" office:value="0.064456" calcext:value-type="float">
            <text:p>0.064456</text:p>
          </table:table-cell>
          <table:table-cell office:value-type="float" office:value="2849.76" calcext:value-type="float">
            <text:p>2849.76</text:p>
          </table:table-cell>
          <table:table-cell table:style-name="ce15"/>
          <table:table-cell table:formula="of:=[.E5]/[.$E$2]" office:value-type="float" office:value="0.903153333333333" calcext:value-type="float">
            <text:p>0.903153333333333</text:p>
          </table:table-cell>
          <table:table-cell table:formula="of:=[.J5]/[.$J$2]" office:value-type="float" office:value="0.94992" calcext:value-type="float">
            <text:p>0.94992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39187" calcext:value-type="float">
            <text:p>0.039187</text:p>
          </table:table-cell>
          <table:table-cell office:value-type="float" office:value="2618.3" calcext:value-type="float">
            <text:p>2618.3</text:p>
          </table:table-cell>
          <table:table-cell table:style-name="ce9" office:value-type="string" calcext:value-type="string">
            <text:p>||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0.06262" calcext:value-type="float">
            <text:p>0.06262</text:p>
          </table:table-cell>
          <table:table-cell office:value-type="float" office:value="2800.68" calcext:value-type="float">
            <text:p>2800.68</text:p>
          </table:table-cell>
          <table:table-cell table:style-name="ce15"/>
          <table:table-cell table:formula="of:=[.E6]/[.$E$2]" office:value-type="float" office:value="0.872766666666667" calcext:value-type="float">
            <text:p>0.872766666666667</text:p>
          </table:table-cell>
          <table:table-cell table:formula="of:=[.J6]/[.$J$2]" office:value-type="float" office:value="0.93356" calcext:value-type="float">
            <text:p>0.93356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03954" calcext:value-type="float">
            <text:p>0.03954</text:p>
          </table:table-cell>
          <table:table-cell office:value-type="float" office:value="2531.55" calcext:value-type="float">
            <text:p>2531.55</text:p>
          </table:table-cell>
          <table:table-cell table:style-name="ce9" office:value-type="string" calcext:value-type="string">
            <text:p>||</text:p>
          </table:table-cell>
          <table:table-cell office:value-type="float" office:value="0.125" calcext:value-type="float">
            <text:p>0.125</text:p>
          </table:table-cell>
          <table:table-cell office:value-type="float" office:value="1" calcext:value-type="float">
            <text:p>1</text:p>
          </table:table-cell>
          <table:table-cell office:value-type="float" office:value="0.06331" calcext:value-type="float">
            <text:p>0.06331</text:p>
          </table:table-cell>
          <table:table-cell office:value-type="float" office:value="2749.54" calcext:value-type="float">
            <text:p>2749.54</text:p>
          </table:table-cell>
          <table:table-cell table:style-name="ce15"/>
          <table:table-cell table:formula="of:=[.E7]/[.$E$2]" office:value-type="float" office:value="0.84385" calcext:value-type="float">
            <text:p>0.84385</text:p>
          </table:table-cell>
          <table:table-cell table:formula="of:=[.J7]/[.$J$2]" office:value-type="float" office:value="0.916513333333333" calcext:value-type="float">
            <text:p>0.91651333333333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038785" calcext:value-type="float">
            <text:p>0.038785</text:p>
          </table:table-cell>
          <table:table-cell office:value-type="float" office:value="2444.3" calcext:value-type="float">
            <text:p>2444.3</text:p>
          </table:table-cell>
          <table:table-cell table:style-name="ce9" office:value-type="string" calcext:value-type="string">
            <text:p>||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0.062605" calcext:value-type="float">
            <text:p>0.062605</text:p>
          </table:table-cell>
          <table:table-cell office:value-type="float" office:value="2700.11" calcext:value-type="float">
            <text:p>2700.11</text:p>
          </table:table-cell>
          <table:table-cell table:style-name="ce15"/>
          <table:table-cell table:formula="of:=[.E8]/[.$E$2]" office:value-type="float" office:value="0.814766666666667" calcext:value-type="float">
            <text:p>0.814766666666667</text:p>
          </table:table-cell>
          <table:table-cell table:formula="of:=[.J8]/[.$J$2]" office:value-type="float" office:value="0.900036666666667" calcext:value-type="float">
            <text:p>0.900036666666667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0.037824" calcext:value-type="float">
            <text:p>0.037824</text:p>
          </table:table-cell>
          <table:table-cell office:value-type="float" office:value="2361.36" calcext:value-type="float">
            <text:p>2361.36</text:p>
          </table:table-cell>
          <table:table-cell table:style-name="ce9" office:value-type="string" calcext:value-type="string">
            <text:p>||</text:p>
          </table:table-cell>
          <table:table-cell office:value-type="float" office:value="0.175" calcext:value-type="float">
            <text:p>0.175</text:p>
          </table:table-cell>
          <table:table-cell office:value-type="float" office:value="1" calcext:value-type="float">
            <text:p>1</text:p>
          </table:table-cell>
          <table:table-cell office:value-type="float" office:value="0.061312" calcext:value-type="float">
            <text:p>0.061312</text:p>
          </table:table-cell>
          <table:table-cell office:value-type="float" office:value="2650.95" calcext:value-type="float">
            <text:p>2650.95</text:p>
          </table:table-cell>
          <table:table-cell table:style-name="ce15"/>
          <table:table-cell table:formula="of:=[.E9]/[.$E$2]" office:value-type="float" office:value="0.78712" calcext:value-type="float">
            <text:p>0.78712</text:p>
          </table:table-cell>
          <table:table-cell table:formula="of:=[.J9]/[.$J$2]" office:value-type="float" office:value="0.88365" calcext:value-type="float">
            <text:p>0.88365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37465" calcext:value-type="float">
            <text:p>0.037465</text:p>
          </table:table-cell>
          <table:table-cell office:value-type="float" office:value="2280.01" calcext:value-type="float">
            <text:p>2280.01</text:p>
          </table:table-cell>
          <table:table-cell table:style-name="ce9" office:value-type="string" calcext:value-type="string">
            <text:p>||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0.06192" calcext:value-type="float">
            <text:p>0.06192</text:p>
          </table:table-cell>
          <table:table-cell office:value-type="float" office:value="2600.45" calcext:value-type="float">
            <text:p>2600.45</text:p>
          </table:table-cell>
          <table:table-cell table:style-name="ce15"/>
          <table:table-cell table:formula="of:=[.E10]/[.$E$2]" office:value-type="float" office:value="0.760003333333333" calcext:value-type="float">
            <text:p>0.760003333333333</text:p>
          </table:table-cell>
          <table:table-cell table:formula="of:=[.J10]/[.$J$2]" office:value-type="float" office:value="0.866816666666666" calcext:value-type="float">
            <text:p>0.866816666666666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0.225" calcext:value-type="float">
            <text:p>0.225</text:p>
          </table:table-cell>
          <table:table-cell office:value-type="float" office:value="0.999" calcext:value-type="float">
            <text:p>0.999</text:p>
          </table:table-cell>
          <table:table-cell office:value-type="float" office:value="0.036603" calcext:value-type="float">
            <text:p>0.036603</text:p>
          </table:table-cell>
          <table:table-cell office:value-type="float" office:value="2201.15" calcext:value-type="float">
            <text:p>2201.15</text:p>
          </table:table-cell>
          <table:table-cell table:style-name="ce9" office:value-type="string" calcext:value-type="string">
            <text:p>||</text:p>
          </table:table-cell>
          <table:table-cell office:value-type="float" office:value="0.225" calcext:value-type="float">
            <text:p>0.225</text:p>
          </table:table-cell>
          <table:table-cell office:value-type="float" office:value="1" calcext:value-type="float">
            <text:p>1</text:p>
          </table:table-cell>
          <table:table-cell office:value-type="float" office:value="0.060845" calcext:value-type="float">
            <text:p>0.060845</text:p>
          </table:table-cell>
          <table:table-cell office:value-type="float" office:value="2548.61" calcext:value-type="float">
            <text:p>2548.61</text:p>
          </table:table-cell>
          <table:table-cell table:style-name="ce15"/>
          <table:table-cell table:formula="of:=[.E11]/[.$E$2]" office:value-type="float" office:value="0.733716666666667" calcext:value-type="float">
            <text:p>0.733716666666667</text:p>
          </table:table-cell>
          <table:table-cell table:formula="of:=[.J11]/[.$J$2]" office:value-type="float" office:value="0.849536666666667" calcext:value-type="float">
            <text:p>0.849536666666667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0.25" calcext:value-type="float">
            <text:p>0.25</text:p>
          </table:table-cell>
          <table:table-cell office:value-type="float" office:value="0.997" calcext:value-type="float">
            <text:p>0.997</text:p>
          </table:table-cell>
          <table:table-cell office:value-type="float" office:value="0.037148" calcext:value-type="float">
            <text:p>0.037148</text:p>
          </table:table-cell>
          <table:table-cell office:value-type="float" office:value="2124.92" calcext:value-type="float">
            <text:p>2124.92</text:p>
          </table:table-cell>
          <table:table-cell table:style-name="ce9" office:value-type="string" calcext:value-type="string">
            <text:p>||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0.06265" calcext:value-type="float">
            <text:p>0.06265</text:p>
          </table:table-cell>
          <table:table-cell office:value-type="float" office:value="2499.01" calcext:value-type="float">
            <text:p>2499.01</text:p>
          </table:table-cell>
          <table:table-cell table:style-name="ce15"/>
          <table:table-cell table:formula="of:=[.E12]/[.$E$2]" office:value-type="float" office:value="0.708306666666667" calcext:value-type="float">
            <text:p>0.708306666666667</text:p>
          </table:table-cell>
          <table:table-cell table:formula="of:=[.J12]/[.$J$2]" office:value-type="float" office:value="0.833003333333333" calcext:value-type="float">
            <text:p>0.83300333333333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0.275" calcext:value-type="float">
            <text:p>0.275</text:p>
          </table:table-cell>
          <table:table-cell office:value-type="float" office:value="0.995" calcext:value-type="float">
            <text:p>0.995</text:p>
          </table:table-cell>
          <table:table-cell office:value-type="float" office:value="0.034465" calcext:value-type="float">
            <text:p>0.034465</text:p>
          </table:table-cell>
          <table:table-cell office:value-type="float" office:value="2051.83" calcext:value-type="float">
            <text:p>2051.83</text:p>
          </table:table-cell>
          <table:table-cell table:style-name="ce9" office:value-type="string" calcext:value-type="string">
            <text:p>||</text:p>
          </table:table-cell>
          <table:table-cell office:value-type="float" office:value="0.275" calcext:value-type="float">
            <text:p>0.275</text:p>
          </table:table-cell>
          <table:table-cell office:value-type="float" office:value="1" calcext:value-type="float">
            <text:p>1</text:p>
          </table:table-cell>
          <table:table-cell office:value-type="float" office:value="0.058925" calcext:value-type="float">
            <text:p>0.058925</text:p>
          </table:table-cell>
          <table:table-cell office:value-type="float" office:value="2450.6" calcext:value-type="float">
            <text:p>2450.6</text:p>
          </table:table-cell>
          <table:table-cell table:style-name="ce15"/>
          <table:table-cell table:formula="of:=[.E13]/[.$E$2]" office:value-type="float" office:value="0.683943333333333" calcext:value-type="float">
            <text:p>0.683943333333333</text:p>
          </table:table-cell>
          <table:table-cell table:formula="of:=[.J13]/[.$J$2]" office:value-type="float" office:value="0.816866666666667" calcext:value-type="float">
            <text:p>0.81686666666666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0.3" calcext:value-type="float">
            <text:p>0.3</text:p>
          </table:table-cell>
          <table:table-cell office:value-type="float" office:value="0.99" calcext:value-type="float">
            <text:p>0.99</text:p>
          </table:table-cell>
          <table:table-cell office:value-type="float" office:value="0.033222" calcext:value-type="float">
            <text:p>0.033222</text:p>
          </table:table-cell>
          <table:table-cell office:value-type="float" office:value="1981.39" calcext:value-type="float">
            <text:p>1981.39</text:p>
          </table:table-cell>
          <table:table-cell table:style-name="ce9" office:value-type="string" calcext:value-type="string">
            <text:p>||</text:p>
          </table:table-cell>
          <table:table-cell office:value-type="float" office:value="0.3" calcext:value-type="float">
            <text:p>0.3</text:p>
          </table:table-cell>
          <table:table-cell office:value-type="float" office:value="0.999" calcext:value-type="float">
            <text:p>0.999</text:p>
          </table:table-cell>
          <table:table-cell office:value-type="float" office:value="0.057718" calcext:value-type="float">
            <text:p>0.057718</text:p>
          </table:table-cell>
          <table:table-cell office:value-type="float" office:value="2398.93" calcext:value-type="float">
            <text:p>2398.93</text:p>
          </table:table-cell>
          <table:table-cell table:style-name="ce15"/>
          <table:table-cell table:formula="of:=[.E14]/[.$E$2]" office:value-type="float" office:value="0.660463333333333" calcext:value-type="float">
            <text:p>0.660463333333333</text:p>
          </table:table-cell>
          <table:table-cell table:formula="of:=[.J14]/[.$J$2]" office:value-type="float" office:value="0.799643333333333" calcext:value-type="float">
            <text:p>0.799643333333333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0.325" calcext:value-type="float">
            <text:p>0.325</text:p>
          </table:table-cell>
          <table:table-cell office:value-type="float" office:value="0.975" calcext:value-type="float">
            <text:p>0.975</text:p>
          </table:table-cell>
          <table:table-cell office:value-type="float" office:value="0.032097" calcext:value-type="float">
            <text:p>0.032097</text:p>
          </table:table-cell>
          <table:table-cell office:value-type="float" office:value="1912.94" calcext:value-type="float">
            <text:p>1912.94</text:p>
          </table:table-cell>
          <table:table-cell table:style-name="ce9" office:value-type="string" calcext:value-type="string">
            <text:p>||</text:p>
          </table:table-cell>
          <table:table-cell office:value-type="float" office:value="0.325" calcext:value-type="float">
            <text:p>0.325</text:p>
          </table:table-cell>
          <table:table-cell office:value-type="float" office:value="0.997" calcext:value-type="float">
            <text:p>0.997</text:p>
          </table:table-cell>
          <table:table-cell office:value-type="float" office:value="0.056859" calcext:value-type="float">
            <text:p>0.056859</text:p>
          </table:table-cell>
          <table:table-cell office:value-type="float" office:value="2350.64" calcext:value-type="float">
            <text:p>2350.64</text:p>
          </table:table-cell>
          <table:table-cell table:style-name="ce15"/>
          <table:table-cell table:formula="of:=[.E15]/[.$E$2]" office:value-type="float" office:value="0.637646666666667" calcext:value-type="float">
            <text:p>0.637646666666667</text:p>
          </table:table-cell>
          <table:table-cell table:formula="of:=[.J15]/[.$J$2]" office:value-type="float" office:value="0.783546666666667" calcext:value-type="float">
            <text:p>0.783546666666667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0.35" calcext:value-type="float">
            <text:p>0.35</text:p>
          </table:table-cell>
          <table:table-cell office:value-type="float" office:value="0.95" calcext:value-type="float">
            <text:p>0.95</text:p>
          </table:table-cell>
          <table:table-cell office:value-type="float" office:value="0.030097" calcext:value-type="float">
            <text:p>0.030097</text:p>
          </table:table-cell>
          <table:table-cell office:value-type="float" office:value="1845.17" calcext:value-type="float">
            <text:p>1845.17</text:p>
          </table:table-cell>
          <table:table-cell table:style-name="ce9" office:value-type="string" calcext:value-type="string">
            <text:p>||</text:p>
          </table:table-cell>
          <table:table-cell office:value-type="float" office:value="0.35" calcext:value-type="float">
            <text:p>0.35</text:p>
          </table:table-cell>
          <table:table-cell office:value-type="float" office:value="0.996" calcext:value-type="float">
            <text:p>0.996</text:p>
          </table:table-cell>
          <table:table-cell office:value-type="float" office:value="0.054109" calcext:value-type="float">
            <text:p>0.054109</text:p>
          </table:table-cell>
          <table:table-cell office:value-type="float" office:value="2300.2" calcext:value-type="float">
            <text:p>2300.2</text:p>
          </table:table-cell>
          <table:table-cell table:style-name="ce15"/>
          <table:table-cell table:formula="of:=[.E16]/[.$E$2]" office:value-type="float" office:value="0.615056666666667" calcext:value-type="float">
            <text:p>0.615056666666667</text:p>
          </table:table-cell>
          <table:table-cell table:formula="of:=[.J16]/[.$J$2]" office:value-type="float" office:value="0.766733333333333" calcext:value-type="float">
            <text:p>0.766733333333333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0.375" calcext:value-type="float">
            <text:p>0.375</text:p>
          </table:table-cell>
          <table:table-cell office:value-type="float" office:value="0.935" calcext:value-type="float">
            <text:p>0.935</text:p>
          </table:table-cell>
          <table:table-cell office:value-type="float" office:value="0.02957" calcext:value-type="float">
            <text:p>0.02957</text:p>
          </table:table-cell>
          <table:table-cell office:value-type="float" office:value="1778.71" calcext:value-type="float">
            <text:p>1778.71</text:p>
          </table:table-cell>
          <table:table-cell table:style-name="ce9" office:value-type="string" calcext:value-type="string">
            <text:p>||</text:p>
          </table:table-cell>
          <table:table-cell office:value-type="float" office:value="0.375" calcext:value-type="float">
            <text:p>0.375</text:p>
          </table:table-cell>
          <table:table-cell office:value-type="float" office:value="0.991" calcext:value-type="float">
            <text:p>0.991</text:p>
          </table:table-cell>
          <table:table-cell office:value-type="float" office:value="0.054567" calcext:value-type="float">
            <text:p>0.054567</text:p>
          </table:table-cell>
          <table:table-cell office:value-type="float" office:value="2247.98" calcext:value-type="float">
            <text:p>2247.98</text:p>
          </table:table-cell>
          <table:table-cell table:style-name="ce15"/>
          <table:table-cell table:formula="of:=[.E17]/[.$E$2]" office:value-type="float" office:value="0.592903333333333" calcext:value-type="float">
            <text:p>0.592903333333333</text:p>
          </table:table-cell>
          <table:table-cell table:formula="of:=[.J17]/[.$J$2]" office:value-type="float" office:value="0.749326666666667" calcext:value-type="float">
            <text:p>0.749326666666667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0.4" calcext:value-type="float">
            <text:p>0.4</text:p>
          </table:table-cell>
          <table:table-cell office:value-type="float" office:value="0.884" calcext:value-type="float">
            <text:p>0.884</text:p>
          </table:table-cell>
          <table:table-cell office:value-type="float" office:value="0.027182" calcext:value-type="float">
            <text:p>0.027182</text:p>
          </table:table-cell>
          <table:table-cell office:value-type="float" office:value="1721.21" calcext:value-type="float">
            <text:p>1721.21</text:p>
          </table:table-cell>
          <table:table-cell table:style-name="ce9" office:value-type="string" calcext:value-type="string">
            <text:p>||</text:p>
          </table:table-cell>
          <table:table-cell office:value-type="float" office:value="0.4" calcext:value-type="float">
            <text:p>0.4</text:p>
          </table:table-cell>
          <table:table-cell office:value-type="float" office:value="0.981" calcext:value-type="float">
            <text:p>0.981</text:p>
          </table:table-cell>
          <table:table-cell office:value-type="float" office:value="0.051828" calcext:value-type="float">
            <text:p>0.051828</text:p>
          </table:table-cell>
          <table:table-cell office:value-type="float" office:value="2200.24" calcext:value-type="float">
            <text:p>2200.24</text:p>
          </table:table-cell>
          <table:table-cell table:style-name="ce15"/>
          <table:table-cell table:formula="of:=[.E18]/[.$E$2]" office:value-type="float" office:value="0.573736666666667" calcext:value-type="float">
            <text:p>0.573736666666667</text:p>
          </table:table-cell>
          <table:table-cell table:formula="of:=[.J18]/[.$J$2]" office:value-type="float" office:value="0.733413333333333" calcext:value-type="float">
            <text:p>0.733413333333333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0.425" calcext:value-type="float">
            <text:p>0.425</text:p>
          </table:table-cell>
          <table:table-cell table:style-name="ce6" office:value-type="float" office:value="0.855" calcext:value-type="float">
            <text:p>0.855</text:p>
          </table:table-cell>
          <table:table-cell table:style-name="ce6" office:value-type="float" office:value="0.02618" calcext:value-type="float">
            <text:p>0.02618</text:p>
          </table:table-cell>
          <table:table-cell office:value-type="float" office:value="1661.99" calcext:value-type="float">
            <text:p>1661.99</text:p>
          </table:table-cell>
          <table:table-cell table:style-name="ce9" office:value-type="string" calcext:value-type="string">
            <text:p>||</text:p>
          </table:table-cell>
          <table:table-cell office:value-type="float" office:value="0.425" calcext:value-type="float">
            <text:p>0.425</text:p>
          </table:table-cell>
          <table:table-cell office:value-type="float" office:value="0.979" calcext:value-type="float">
            <text:p>0.979</text:p>
          </table:table-cell>
          <table:table-cell office:value-type="float" office:value="0.051911" calcext:value-type="float">
            <text:p>0.051911</text:p>
          </table:table-cell>
          <table:table-cell office:value-type="float" office:value="2149.19" calcext:value-type="float">
            <text:p>2149.19</text:p>
          </table:table-cell>
          <table:table-cell table:style-name="ce15"/>
          <table:table-cell table:formula="of:=[.E19]/[.$E$2]" office:value-type="float" office:value="0.553996666666667" calcext:value-type="float">
            <text:p>0.553996666666667</text:p>
          </table:table-cell>
          <table:table-cell table:formula="of:=[.J19]/[.$J$2]" office:value-type="float" office:value="0.716396666666667" calcext:value-type="float">
            <text:p>0.716396666666667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float" office:value="0.45" calcext:value-type="float">
            <text:p>0.45</text:p>
          </table:table-cell>
          <table:table-cell table:style-name="ce6" office:value-type="float" office:value="0.805" calcext:value-type="float">
            <text:p>0.805</text:p>
          </table:table-cell>
          <table:table-cell table:style-name="ce6" office:value-type="float" office:value="0.024809" calcext:value-type="float">
            <text:p>0.024809</text:p>
          </table:table-cell>
          <table:table-cell office:value-type="float" office:value="1606.13" calcext:value-type="float">
            <text:p>1606.13</text:p>
          </table:table-cell>
          <table:table-cell table:style-name="ce9" office:value-type="string" calcext:value-type="string">
            <text:p>||</text:p>
          </table:table-cell>
          <table:table-cell office:value-type="float" office:value="0.45" calcext:value-type="float">
            <text:p>0.45</text:p>
          </table:table-cell>
          <table:table-cell office:value-type="float" office:value="0.955" calcext:value-type="float">
            <text:p>0.955</text:p>
          </table:table-cell>
          <table:table-cell office:value-type="float" office:value="0.050576" calcext:value-type="float">
            <text:p>0.050576</text:p>
          </table:table-cell>
          <table:table-cell office:value-type="float" office:value="2100.78" calcext:value-type="float">
            <text:p>2100.78</text:p>
          </table:table-cell>
          <table:table-cell table:style-name="ce15"/>
          <table:table-cell table:formula="of:=[.E20]/[.$E$2]" office:value-type="float" office:value="0.535376666666667" calcext:value-type="float">
            <text:p>0.535376666666667</text:p>
          </table:table-cell>
          <table:table-cell table:formula="of:=[.J20]/[.$J$2]" office:value-type="float" office:value="0.70026" calcext:value-type="float">
            <text:p>0.70026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0.475" calcext:value-type="float">
            <text:p>0.475</text:p>
          </table:table-cell>
          <table:table-cell table:style-name="ce6" office:value-type="float" office:value="0.764" calcext:value-type="float">
            <text:p>0.764</text:p>
          </table:table-cell>
          <table:table-cell table:style-name="ce6" office:value-type="float" office:value="0.023804" calcext:value-type="float">
            <text:p>0.023804</text:p>
          </table:table-cell>
          <table:table-cell office:value-type="float" office:value="1552.37" calcext:value-type="float">
            <text:p>1552.37</text:p>
          </table:table-cell>
          <table:table-cell table:style-name="ce9" office:value-type="string" calcext:value-type="string">
            <text:p>||</text:p>
          </table:table-cell>
          <table:table-cell office:value-type="float" office:value="0.475" calcext:value-type="float">
            <text:p>0.475</text:p>
          </table:table-cell>
          <table:table-cell office:value-type="float" office:value="0.939" calcext:value-type="float">
            <text:p>0.939</text:p>
          </table:table-cell>
          <table:table-cell office:value-type="float" office:value="0.050083" calcext:value-type="float">
            <text:p>0.050083</text:p>
          </table:table-cell>
          <table:table-cell office:value-type="float" office:value="2049.11" calcext:value-type="float">
            <text:p>2049.11</text:p>
          </table:table-cell>
          <table:table-cell table:style-name="ce15"/>
          <table:table-cell table:formula="of:=[.E21]/[.$E$2]" office:value-type="float" office:value="0.517456666666667" calcext:value-type="float">
            <text:p>0.517456666666667</text:p>
          </table:table-cell>
          <table:table-cell table:formula="of:=[.J21]/[.$J$2]" office:value-type="float" office:value="0.683036666666667" calcext:value-type="float">
            <text:p>0.683036666666667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float" office:value="0.5" calcext:value-type="float">
            <text:p>0.5</text:p>
          </table:table-cell>
          <table:table-cell table:style-name="ce6" office:value-type="float" office:value="0.696" calcext:value-type="float">
            <text:p>0.696</text:p>
          </table:table-cell>
          <table:table-cell table:style-name="ce6" office:value-type="float" office:value="0.02318" calcext:value-type="float">
            <text:p>0.02318</text:p>
          </table:table-cell>
          <table:table-cell office:value-type="float" office:value="1499.81" calcext:value-type="float">
            <text:p>1499.81</text:p>
          </table:table-cell>
          <table:table-cell table:style-name="ce9" office:value-type="string" calcext:value-type="string">
            <text:p>||</text:p>
          </table:table-cell>
          <table:table-cell office:value-type="float" office:value="0.5" calcext:value-type="float">
            <text:p>0.5</text:p>
          </table:table-cell>
          <table:table-cell office:value-type="float" office:value="0.925" calcext:value-type="float">
            <text:p>0.925</text:p>
          </table:table-cell>
          <table:table-cell office:value-type="float" office:value="0.051813" calcext:value-type="float">
            <text:p>0.051813</text:p>
          </table:table-cell>
          <table:table-cell office:value-type="float" office:value="2001.38" calcext:value-type="float">
            <text:p>2001.38</text:p>
          </table:table-cell>
          <table:table-cell table:style-name="ce15"/>
          <table:table-cell table:formula="of:=[.E22]/[.$E$2]" office:value-type="float" office:value="0.499936666666667" calcext:value-type="float">
            <text:p>0.499936666666667</text:p>
          </table:table-cell>
          <table:table-cell table:formula="of:=[.J22]/[.$J$2]" office:value-type="float" office:value="0.667126666666667" calcext:value-type="float">
            <text:p>0.667126666666667</text:p>
          </table:table-cell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 office:value-type="float" office:value="0.525" calcext:value-type="float">
            <text:p>0.525</text:p>
          </table:table-cell>
          <table:table-cell table:style-name="ce6" office:value-type="float" office:value="0.656" calcext:value-type="float">
            <text:p>0.656</text:p>
          </table:table-cell>
          <table:table-cell table:style-name="ce6" office:value-type="float" office:value="0.02025" calcext:value-type="float">
            <text:p>0.02025</text:p>
          </table:table-cell>
          <table:table-cell office:value-type="float" office:value="1450.99" calcext:value-type="float">
            <text:p>1450.99</text:p>
          </table:table-cell>
          <table:table-cell table:style-name="ce9" office:value-type="string" calcext:value-type="string">
            <text:p>||</text:p>
          </table:table-cell>
          <table:table-cell office:value-type="float" office:value="0.525" calcext:value-type="float">
            <text:p>0.525</text:p>
          </table:table-cell>
          <table:table-cell office:value-type="float" office:value="0.902" calcext:value-type="float">
            <text:p>0.902</text:p>
          </table:table-cell>
          <table:table-cell office:value-type="float" office:value="0.046743" calcext:value-type="float">
            <text:p>0.046743</text:p>
          </table:table-cell>
          <table:table-cell office:value-type="float" office:value="1949.63" calcext:value-type="float">
            <text:p>1949.63</text:p>
          </table:table-cell>
          <table:table-cell table:style-name="ce15"/>
          <table:table-cell table:formula="of:=[.E23]/[.$E$2]" office:value-type="float" office:value="0.483663333333333" calcext:value-type="float">
            <text:p>0.483663333333333</text:p>
          </table:table-cell>
          <table:table-cell table:formula="of:=[.J23]/[.$J$2]" office:value-type="float" office:value="0.649876666666667" calcext:value-type="float">
            <text:p>0.649876666666667</text:p>
          </table:table-cell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 office:value-type="float" office:value="0.55" calcext:value-type="float">
            <text:p>0.55</text:p>
          </table:table-cell>
          <table:table-cell table:style-name="ce8" office:value-type="float" office:value="0.608" calcext:value-type="float">
            <text:p>0.608</text:p>
          </table:table-cell>
          <table:table-cell table:style-name="ce6" office:value-type="float" office:value="0.019949" calcext:value-type="float">
            <text:p>0.019949</text:p>
          </table:table-cell>
          <table:table-cell office:value-type="float" office:value="1405.89" calcext:value-type="float">
            <text:p>1405.89</text:p>
          </table:table-cell>
          <table:table-cell table:style-name="ce9" office:value-type="string" calcext:value-type="string">
            <text:p>||</text:p>
          </table:table-cell>
          <table:table-cell office:value-type="float" office:value="0.55" calcext:value-type="float">
            <text:p>0.55</text:p>
          </table:table-cell>
          <table:table-cell office:value-type="float" office:value="0.881" calcext:value-type="float">
            <text:p>0.881</text:p>
          </table:table-cell>
          <table:table-cell office:value-type="float" office:value="0.049782" calcext:value-type="float">
            <text:p>0.049782</text:p>
          </table:table-cell>
          <table:table-cell office:value-type="float" office:value="1898.65" calcext:value-type="float">
            <text:p>1898.65</text:p>
          </table:table-cell>
          <table:table-cell table:style-name="ce15"/>
          <table:table-cell table:formula="of:=[.E24]/[.$E$2]" office:value-type="float" office:value="0.46863" calcext:value-type="float">
            <text:p>0.46863</text:p>
          </table:table-cell>
          <table:table-cell table:formula="of:=[.J24]/[.$J$2]" office:value-type="float" office:value="0.632883333333333" calcext:value-type="float">
            <text:p>0.632883333333333</text:p>
          </table:table-cell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 office:value-type="float" office:value="0.575" calcext:value-type="float">
            <text:p>0.575</text:p>
          </table:table-cell>
          <table:table-cell table:style-name="ce8" office:value-type="float" office:value="0.498" calcext:value-type="float">
            <text:p>0.498</text:p>
          </table:table-cell>
          <table:table-cell table:style-name="ce6" office:value-type="float" office:value="0.017965" calcext:value-type="float">
            <text:p>0.017965</text:p>
          </table:table-cell>
          <table:table-cell office:value-type="float" office:value="1361.05" calcext:value-type="float">
            <text:p>1361.05</text:p>
          </table:table-cell>
          <table:table-cell table:style-name="ce9" office:value-type="string" calcext:value-type="string">
            <text:p>||</text:p>
          </table:table-cell>
          <table:table-cell office:value-type="float" office:value="0.575" calcext:value-type="float">
            <text:p>0.575</text:p>
          </table:table-cell>
          <table:table-cell office:value-type="float" office:value="0.84" calcext:value-type="float">
            <text:p>0.84</text:p>
          </table:table-cell>
          <table:table-cell office:value-type="float" office:value="0.046741" calcext:value-type="float">
            <text:p>0.046741</text:p>
          </table:table-cell>
          <table:table-cell office:value-type="float" office:value="1849.1" calcext:value-type="float">
            <text:p>1849.1</text:p>
          </table:table-cell>
          <table:table-cell table:style-name="ce15"/>
          <table:table-cell table:formula="of:=[.E25]/[.$E$2]" office:value-type="float" office:value="0.453683333333333" calcext:value-type="float">
            <text:p>0.453683333333333</text:p>
          </table:table-cell>
          <table:table-cell table:formula="of:=[.J25]/[.$J$2]" office:value-type="float" office:value="0.616366666666667" calcext:value-type="float">
            <text:p>0.616366666666667</text:p>
          </table:table-cell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 office:value-type="float" office:value="0.6" calcext:value-type="float">
            <text:p>0.6</text:p>
          </table:table-cell>
          <table:table-cell table:style-name="ce8" office:value-type="float" office:value="0.462" calcext:value-type="float">
            <text:p>0.462</text:p>
          </table:table-cell>
          <table:table-cell table:style-name="ce6" office:value-type="float" office:value="0.01659" calcext:value-type="float">
            <text:p>0.01659</text:p>
          </table:table-cell>
          <table:table-cell office:value-type="float" office:value="1318.95" calcext:value-type="float">
            <text:p>1318.95</text:p>
          </table:table-cell>
          <table:table-cell table:style-name="ce9" office:value-type="string" calcext:value-type="string">
            <text:p>||</text:p>
          </table:table-cell>
          <table:table-cell office:value-type="float" office:value="0.6" calcext:value-type="float">
            <text:p>0.6</text:p>
          </table:table-cell>
          <table:table-cell office:value-type="float" office:value="0.798" calcext:value-type="float">
            <text:p>0.798</text:p>
          </table:table-cell>
          <table:table-cell office:value-type="float" office:value="0.045808" calcext:value-type="float">
            <text:p>0.045808</text:p>
          </table:table-cell>
          <table:table-cell office:value-type="float" office:value="1799.09" calcext:value-type="float">
            <text:p>1799.09</text:p>
          </table:table-cell>
          <table:table-cell table:style-name="ce15"/>
          <table:table-cell table:formula="of:=[.E26]/[.$E$2]" office:value-type="float" office:value="0.43965" calcext:value-type="float">
            <text:p>0.43965</text:p>
          </table:table-cell>
          <table:table-cell table:formula="of:=[.J26]/[.$J$2]" office:value-type="float" office:value="0.599696666666667" calcext:value-type="float">
            <text:p>0.599696666666667</text:p>
          </table:table-cell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 office:value-type="float" office:value="0.625" calcext:value-type="float">
            <text:p>0.625</text:p>
          </table:table-cell>
          <table:table-cell table:style-name="ce6" office:value-type="float" office:value="0.399" calcext:value-type="float">
            <text:p>0.399</text:p>
          </table:table-cell>
          <table:table-cell table:style-name="ce6" office:value-type="float" office:value="0.01595" calcext:value-type="float">
            <text:p>0.01595</text:p>
          </table:table-cell>
          <table:table-cell office:value-type="float" office:value="1280.65" calcext:value-type="float">
            <text:p>1280.65</text:p>
          </table:table-cell>
          <table:table-cell table:style-name="ce9" office:value-type="string" calcext:value-type="string">
            <text:p>||</text:p>
          </table:table-cell>
          <table:table-cell office:value-type="float" office:value="0.625" calcext:value-type="float">
            <text:p>0.625</text:p>
          </table:table-cell>
          <table:table-cell office:value-type="float" office:value="0.769" calcext:value-type="float">
            <text:p>0.769</text:p>
          </table:table-cell>
          <table:table-cell office:value-type="float" office:value="0.046874" calcext:value-type="float">
            <text:p>0.046874</text:p>
          </table:table-cell>
          <table:table-cell office:value-type="float" office:value="1749.29" calcext:value-type="float">
            <text:p>1749.29</text:p>
          </table:table-cell>
          <table:table-cell table:style-name="ce15"/>
          <table:table-cell table:formula="of:=[.E27]/[.$E$2]" office:value-type="float" office:value="0.426883333333333" calcext:value-type="float">
            <text:p>0.426883333333333</text:p>
          </table:table-cell>
          <table:table-cell table:formula="of:=[.J27]/[.$J$2]" office:value-type="float" office:value="0.583096666666667" calcext:value-type="float">
            <text:p>0.583096666666667</text:p>
          </table:table-cell>
        </table:table-row>
        <table:table-row table:style-name="ro1">
          <table:table-cell table:style-name="ce2" office:value-type="float" office:value="26" calcext:value-type="float">
            <text:p>26</text:p>
          </table:table-cell>
          <table:table-cell table:style-name="ce6" office:value-type="float" office:value="0.65" calcext:value-type="float">
            <text:p>0.65</text:p>
          </table:table-cell>
          <table:table-cell table:style-name="ce6" office:value-type="float" office:value="0.341" calcext:value-type="float">
            <text:p>0.341</text:p>
          </table:table-cell>
          <table:table-cell table:style-name="ce6" office:value-type="float" office:value="0.014405" calcext:value-type="float">
            <text:p>0.014405</text:p>
          </table:table-cell>
          <table:table-cell office:value-type="float" office:value="1244.79" calcext:value-type="float">
            <text:p>1244.79</text:p>
          </table:table-cell>
          <table:table-cell table:style-name="ce9" office:value-type="string" calcext:value-type="string">
            <text:p>||</text:p>
          </table:table-cell>
          <table:table-cell office:value-type="float" office:value="0.65" calcext:value-type="float">
            <text:p>0.65</text:p>
          </table:table-cell>
          <table:table-cell office:value-type="float" office:value="0.72" calcext:value-type="float">
            <text:p>0.72</text:p>
          </table:table-cell>
          <table:table-cell office:value-type="float" office:value="0.044918" calcext:value-type="float">
            <text:p>0.044918</text:p>
          </table:table-cell>
          <table:table-cell office:value-type="float" office:value="1698.1" calcext:value-type="float">
            <text:p>1698.1</text:p>
          </table:table-cell>
          <table:table-cell table:style-name="ce15"/>
          <table:table-cell table:formula="of:=[.E28]/[.$E$2]" office:value-type="float" office:value="0.41493" calcext:value-type="float">
            <text:p>0.41493</text:p>
          </table:table-cell>
          <table:table-cell table:formula="of:=[.J28]/[.$J$2]" office:value-type="float" office:value="0.566033333333333" calcext:value-type="float">
            <text:p>0.566033333333333</text:p>
          </table:table-cell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6" office:value-type="float" office:value="0.675" calcext:value-type="float">
            <text:p>0.675</text:p>
          </table:table-cell>
          <table:table-cell table:style-name="ce6" office:value-type="float" office:value="0.268" calcext:value-type="float">
            <text:p>0.268</text:p>
          </table:table-cell>
          <table:table-cell table:style-name="ce6" office:value-type="float" office:value="0.012998" calcext:value-type="float">
            <text:p>0.012998</text:p>
          </table:table-cell>
          <table:table-cell office:value-type="float" office:value="1211.31" calcext:value-type="float">
            <text:p>1211.31</text:p>
          </table:table-cell>
          <table:table-cell table:style-name="ce9" office:value-type="string" calcext:value-type="string">
            <text:p>||</text:p>
          </table:table-cell>
          <table:table-cell office:value-type="float" office:value="0.675" calcext:value-type="float">
            <text:p>0.675</text:p>
          </table:table-cell>
          <table:table-cell office:value-type="float" office:value="0.679" calcext:value-type="float">
            <text:p>0.679</text:p>
          </table:table-cell>
          <table:table-cell office:value-type="float" office:value="0.043193" calcext:value-type="float">
            <text:p>0.043193</text:p>
          </table:table-cell>
          <table:table-cell office:value-type="float" office:value="1650.61" calcext:value-type="float">
            <text:p>1650.61</text:p>
          </table:table-cell>
          <table:table-cell table:style-name="ce15"/>
          <table:table-cell table:formula="of:=[.E29]/[.$E$2]" office:value-type="float" office:value="0.40377" calcext:value-type="float">
            <text:p>0.40377</text:p>
          </table:table-cell>
          <table:table-cell table:formula="of:=[.J29]/[.$J$2]" office:value-type="float" office:value="0.550203333333333" calcext:value-type="float">
            <text:p>0.550203333333333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23" calcext:value-type="float">
            <text:p>0.23</text:p>
          </table:table-cell>
          <table:table-cell table:style-name="ce6" office:value-type="float" office:value="0.011643" calcext:value-type="float">
            <text:p>0.011643</text:p>
          </table:table-cell>
          <table:table-cell office:value-type="float" office:value="1178.58" calcext:value-type="float">
            <text:p>1178.58</text:p>
          </table:table-cell>
          <table:table-cell table:style-name="ce9" office:value-type="string" calcext:value-type="string">
            <text:p>||</text:p>
          </table:table-cell>
          <table:table-cell table:style-name="ce6" office:value-type="float" office:value="0.7" calcext:value-type="float">
            <text:p>0.7</text:p>
          </table:table-cell>
          <table:table-cell table:style-name="ce6" office:value-type="float" office:value="0.627" calcext:value-type="float">
            <text:p>0.627</text:p>
          </table:table-cell>
          <table:table-cell office:value-type="float" office:value="0.040791" calcext:value-type="float">
            <text:p>0.040791</text:p>
          </table:table-cell>
          <table:table-cell office:value-type="float" office:value="1599.24" calcext:value-type="float">
            <text:p>1599.24</text:p>
          </table:table-cell>
          <table:table-cell table:style-name="ce15"/>
          <table:table-cell table:formula="of:=[.E30]/[.$E$2]" office:value-type="float" office:value="0.39286" calcext:value-type="float">
            <text:p>0.39286</text:p>
          </table:table-cell>
          <table:table-cell table:formula="of:=[.J30]/[.$J$2]" office:value-type="float" office:value="0.53308" calcext:value-type="float">
            <text:p>0.53308</text:p>
          </table:table-cell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6" office:value-type="float" office:value="0.725" calcext:value-type="float">
            <text:p>0.725</text:p>
          </table:table-cell>
          <table:table-cell table:style-name="ce6" office:value-type="float" office:value="0.204" calcext:value-type="float">
            <text:p>0.204</text:p>
          </table:table-cell>
          <table:table-cell table:style-name="ce6" office:value-type="float" office:value="0.010738" calcext:value-type="float">
            <text:p>0.010738</text:p>
          </table:table-cell>
          <table:table-cell office:value-type="float" office:value="1152.17" calcext:value-type="float">
            <text:p>1152.17</text:p>
          </table:table-cell>
          <table:table-cell table:style-name="ce9" office:value-type="string" calcext:value-type="string">
            <text:p>||</text:p>
          </table:table-cell>
          <table:table-cell table:style-name="ce6" office:value-type="float" office:value="0.725" calcext:value-type="float">
            <text:p>0.725</text:p>
          </table:table-cell>
          <table:table-cell table:style-name="ce8" office:value-type="float" office:value="0.565" calcext:value-type="float">
            <text:p>0.565</text:p>
          </table:table-cell>
          <table:table-cell office:value-type="float" office:value="0.039726" calcext:value-type="float">
            <text:p>0.039726</text:p>
          </table:table-cell>
          <table:table-cell office:value-type="float" office:value="1548.83" calcext:value-type="float">
            <text:p>1548.83</text:p>
          </table:table-cell>
          <table:table-cell table:style-name="ce15"/>
          <table:table-cell table:formula="of:=[.E31]/[.$E$2]" office:value-type="float" office:value="0.384056666666667" calcext:value-type="float">
            <text:p>0.384056666666667</text:p>
          </table:table-cell>
          <table:table-cell table:formula="of:=[.J31]/[.$J$2]" office:value-type="float" office:value="0.516276666666667" calcext:value-type="float">
            <text:p>0.516276666666667</text:p>
          </table:table-cell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6" office:value-type="float" office:value="0.75" calcext:value-type="float">
            <text:p>0.75</text:p>
          </table:table-cell>
          <table:table-cell table:style-name="ce6" office:value-type="float" office:value="0.164" calcext:value-type="float">
            <text:p>0.164</text:p>
          </table:table-cell>
          <table:table-cell table:style-name="ce6" office:value-type="float" office:value="0.009861" calcext:value-type="float">
            <text:p>0.009861</text:p>
          </table:table-cell>
          <table:table-cell office:value-type="float" office:value="1124.45" calcext:value-type="float">
            <text:p>1124.45</text:p>
          </table:table-cell>
          <table:table-cell table:style-name="ce9" office:value-type="string" calcext:value-type="string">
            <text:p>||</text:p>
          </table:table-cell>
          <table:table-cell table:style-name="ce6" office:value-type="float" office:value="0.75" calcext:value-type="float">
            <text:p>0.75</text:p>
          </table:table-cell>
          <table:table-cell table:style-name="ce8" office:value-type="float" office:value="0.517" calcext:value-type="float">
            <text:p>0.517</text:p>
          </table:table-cell>
          <table:table-cell office:value-type="float" office:value="0.039594" calcext:value-type="float">
            <text:p>0.039594</text:p>
          </table:table-cell>
          <table:table-cell office:value-type="float" office:value="1500.08" calcext:value-type="float">
            <text:p>1500.08</text:p>
          </table:table-cell>
          <table:table-cell table:style-name="ce15"/>
          <table:table-cell table:formula="of:=[.E32]/[.$E$2]" office:value-type="float" office:value="0.374816666666667" calcext:value-type="float">
            <text:p>0.374816666666667</text:p>
          </table:table-cell>
          <table:table-cell table:formula="of:=[.J32]/[.$J$2]" office:value-type="float" office:value="0.500026666666667" calcext:value-type="float">
            <text:p>0.500026666666667</text:p>
          </table:table-cell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6" office:value-type="float" office:value="0.775" calcext:value-type="float">
            <text:p>0.775</text:p>
          </table:table-cell>
          <table:table-cell table:style-name="ce6" office:value-type="float" office:value="0.125" calcext:value-type="float">
            <text:p>0.125</text:p>
          </table:table-cell>
          <table:table-cell table:style-name="ce6" office:value-type="float" office:value="0.009065" calcext:value-type="float">
            <text:p>0.009065</text:p>
          </table:table-cell>
          <table:table-cell office:value-type="float" office:value="1100.71" calcext:value-type="float">
            <text:p>1100.71</text:p>
          </table:table-cell>
          <table:table-cell table:style-name="ce9" office:value-type="string" calcext:value-type="string">
            <text:p>||</text:p>
          </table:table-cell>
          <table:table-cell table:style-name="ce6" office:value-type="float" office:value="0.775" calcext:value-type="float">
            <text:p>0.775</text:p>
          </table:table-cell>
          <table:table-cell table:style-name="ce8" office:value-type="float" office:value="0.468" calcext:value-type="float">
            <text:p>0.468</text:p>
          </table:table-cell>
          <table:table-cell table:style-name="ce6" office:value-type="float" office:value="0.038815" calcext:value-type="float">
            <text:p>0.038815</text:p>
          </table:table-cell>
          <table:table-cell office:value-type="float" office:value="1449.54" calcext:value-type="float">
            <text:p>1449.54</text:p>
          </table:table-cell>
          <table:table-cell table:style-name="ce15"/>
          <table:table-cell table:formula="of:=[.E33]/[.$E$2]" office:value-type="float" office:value="0.366903333333333" calcext:value-type="float">
            <text:p>0.366903333333333</text:p>
          </table:table-cell>
          <table:table-cell table:formula="of:=[.J33]/[.$J$2]" office:value-type="float" office:value="0.48318" calcext:value-type="float">
            <text:p>0.48318</text:p>
          </table:table-cell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6" office:value-type="float" office:value="0.8" calcext:value-type="float">
            <text:p>0.8</text:p>
          </table:table-cell>
          <table:table-cell table:style-name="ce6" office:value-type="float" office:value="0.099" calcext:value-type="float">
            <text:p>0.099</text:p>
          </table:table-cell>
          <table:table-cell table:style-name="ce6" office:value-type="float" office:value="0.008058" calcext:value-type="float">
            <text:p>0.008058</text:p>
          </table:table-cell>
          <table:table-cell office:value-type="float" office:value="1079.78" calcext:value-type="float">
            <text:p>1079.78</text:p>
          </table:table-cell>
          <table:table-cell table:style-name="ce9" office:value-type="string" calcext:value-type="string">
            <text:p>||</text:p>
          </table:table-cell>
          <table:table-cell table:style-name="ce6" office:value-type="float" office:value="0.8" calcext:value-type="float">
            <text:p>0.8</text:p>
          </table:table-cell>
          <table:table-cell table:style-name="ce8" office:value-type="float" office:value="0.439" calcext:value-type="float">
            <text:p>0.439</text:p>
          </table:table-cell>
          <table:table-cell table:style-name="ce6" office:value-type="float" office:value="0.035436" calcext:value-type="float">
            <text:p>0.035436</text:p>
          </table:table-cell>
          <table:table-cell office:value-type="float" office:value="1400.94" calcext:value-type="float">
            <text:p>1400.94</text:p>
          </table:table-cell>
          <table:table-cell table:style-name="ce15"/>
          <table:table-cell table:formula="of:=[.E34]/[.$E$2]" office:value-type="float" office:value="0.359926666666667" calcext:value-type="float">
            <text:p>0.359926666666667</text:p>
          </table:table-cell>
          <table:table-cell table:formula="of:=[.J34]/[.$J$2]" office:value-type="float" office:value="0.46698" calcext:value-type="float">
            <text:p>0.46698</text:p>
          </table:table-cell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6" office:value-type="float" office:value="0.825" calcext:value-type="float">
            <text:p>0.825</text:p>
          </table:table-cell>
          <table:table-cell table:style-name="ce6" office:value-type="float" office:value="0.096" calcext:value-type="float">
            <text:p>0.096</text:p>
          </table:table-cell>
          <table:table-cell table:style-name="ce6" office:value-type="float" office:value="0.007767" calcext:value-type="float">
            <text:p>0.007767</text:p>
          </table:table-cell>
          <table:table-cell office:value-type="float" office:value="1060.73" calcext:value-type="float">
            <text:p>1060.73</text:p>
          </table:table-cell>
          <table:table-cell table:style-name="ce9" office:value-type="string" calcext:value-type="string">
            <text:p>||</text:p>
          </table:table-cell>
          <table:table-cell table:style-name="ce6" office:value-type="float" office:value="0.825" calcext:value-type="float">
            <text:p>0.825</text:p>
          </table:table-cell>
          <table:table-cell table:style-name="ce6" office:value-type="float" office:value="0.363" calcext:value-type="float">
            <text:p>0.363</text:p>
          </table:table-cell>
          <table:table-cell table:style-name="ce6" office:value-type="float" office:value="0.034111" calcext:value-type="float">
            <text:p>0.034111</text:p>
          </table:table-cell>
          <table:table-cell office:value-type="float" office:value="1350.14" calcext:value-type="float">
            <text:p>1350.14</text:p>
          </table:table-cell>
          <table:table-cell table:style-name="ce15"/>
          <table:table-cell table:formula="of:=[.E35]/[.$E$2]" office:value-type="float" office:value="0.353576666666667" calcext:value-type="float">
            <text:p>0.353576666666667</text:p>
          </table:table-cell>
          <table:table-cell table:formula="of:=[.J35]/[.$J$2]" office:value-type="float" office:value="0.450046666666667" calcext:value-type="float">
            <text:p>0.450046666666667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051" calcext:value-type="float">
            <text:p>0.051</text:p>
          </table:table-cell>
          <table:table-cell table:style-name="ce6" office:value-type="float" office:value="0.007383" calcext:value-type="float">
            <text:p>0.007383</text:p>
          </table:table-cell>
          <table:table-cell office:value-type="float" office:value="1045.06" calcext:value-type="float">
            <text:p>1045.06</text:p>
          </table:table-cell>
          <table:table-cell table:style-name="ce9" office:value-type="string" calcext:value-type="string">
            <text:p>||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.339" calcext:value-type="float">
            <text:p>0.339</text:p>
          </table:table-cell>
          <table:table-cell table:style-name="ce6" office:value-type="float" office:value="0.033091" calcext:value-type="float">
            <text:p>0.033091</text:p>
          </table:table-cell>
          <table:table-cell office:value-type="float" office:value="1301.6" calcext:value-type="float">
            <text:p>1301.6</text:p>
          </table:table-cell>
          <table:table-cell table:style-name="ce15"/>
          <table:table-cell table:formula="of:=[.E36]/[.$E$2]" office:value-type="float" office:value="0.348353333333333" calcext:value-type="float">
            <text:p>0.348353333333333</text:p>
          </table:table-cell>
          <table:table-cell table:formula="of:=[.J36]/[.$J$2]" office:value-type="float" office:value="0.433866666666667" calcext:value-type="float">
            <text:p>0.433866666666667</text:p>
          </table:table-cell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6" office:value-type="float" office:value="0.875" calcext:value-type="float">
            <text:p>0.875</text:p>
          </table:table-cell>
          <table:table-cell table:style-name="ce6" office:value-type="float" office:value="0.042" calcext:value-type="float">
            <text:p>0.042</text:p>
          </table:table-cell>
          <table:table-cell table:style-name="ce6" office:value-type="float" office:value="0.007155" calcext:value-type="float">
            <text:p>0.007155</text:p>
          </table:table-cell>
          <table:table-cell office:value-type="float" office:value="1031.15" calcext:value-type="float">
            <text:p>1031.15</text:p>
          </table:table-cell>
          <table:table-cell table:style-name="ce9" office:value-type="string" calcext:value-type="string">
            <text:p>||</text:p>
          </table:table-cell>
          <table:table-cell office:value-type="float" office:value="0.875" calcext:value-type="float">
            <text:p>0.875</text:p>
          </table:table-cell>
          <table:table-cell table:style-name="ce6" office:value-type="float" office:value="0.295" calcext:value-type="float">
            <text:p>0.295</text:p>
          </table:table-cell>
          <table:table-cell table:style-name="ce6" office:value-type="float" office:value="0.031381" calcext:value-type="float">
            <text:p>0.031381</text:p>
          </table:table-cell>
          <table:table-cell office:value-type="float" office:value="1249.64" calcext:value-type="float">
            <text:p>1249.64</text:p>
          </table:table-cell>
          <table:table-cell table:style-name="ce15"/>
          <table:table-cell table:formula="of:=[.E37]/[.$E$2]" office:value-type="float" office:value="0.343716666666667" calcext:value-type="float">
            <text:p>0.343716666666667</text:p>
          </table:table-cell>
          <table:table-cell table:formula="of:=[.J37]/[.$J$2]" office:value-type="float" office:value="0.416546666666667" calcext:value-type="float">
            <text:p>0.416546666666667</text:p>
          </table:table-cell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02" calcext:value-type="float">
            <text:p>0.02</text:p>
          </table:table-cell>
          <table:table-cell table:style-name="ce6" office:value-type="float" office:value="0.006744" calcext:value-type="float">
            <text:p>0.006744</text:p>
          </table:table-cell>
          <table:table-cell office:value-type="float" office:value="1019.88" calcext:value-type="float">
            <text:p>1019.88</text:p>
          </table:table-cell>
          <table:table-cell table:style-name="ce9" office:value-type="string" calcext:value-type="string">
            <text:p>||</text:p>
          </table:table-cell>
          <table:table-cell office:value-type="float" office:value="0.9" calcext:value-type="float">
            <text:p>0.9</text:p>
          </table:table-cell>
          <table:table-cell table:style-name="ce6" office:value-type="float" office:value="0.222" calcext:value-type="float">
            <text:p>0.222</text:p>
          </table:table-cell>
          <table:table-cell table:style-name="ce6" office:value-type="float" office:value="0.02952" calcext:value-type="float">
            <text:p>0.02952</text:p>
          </table:table-cell>
          <table:table-cell office:value-type="float" office:value="1201.23" calcext:value-type="float">
            <text:p>1201.23</text:p>
          </table:table-cell>
          <table:table-cell table:style-name="ce15"/>
          <table:table-cell table:formula="of:=[.E38]/[.$E$2]" office:value-type="float" office:value="0.33996" calcext:value-type="float">
            <text:p>0.33996</text:p>
          </table:table-cell>
          <table:table-cell table:formula="of:=[.J38]/[.$J$2]" office:value-type="float" office:value="0.40041" calcext:value-type="float">
            <text:p>0.40041</text:p>
          </table:table-cell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6" office:value-type="float" office:value="0.925" calcext:value-type="float">
            <text:p>0.925</text:p>
          </table:table-cell>
          <table:table-cell table:style-name="ce6" office:value-type="float" office:value="0.007" calcext:value-type="float">
            <text:p>0.007</text:p>
          </table:table-cell>
          <table:table-cell table:style-name="ce6" office:value-type="float" office:value="0.006733" calcext:value-type="float">
            <text:p>0.006733</text:p>
          </table:table-cell>
          <table:table-cell office:value-type="float" office:value="1011.24" calcext:value-type="float">
            <text:p>1011.24</text:p>
          </table:table-cell>
          <table:table-cell table:style-name="ce9" office:value-type="string" calcext:value-type="string">
            <text:p>||</text:p>
          </table:table-cell>
          <table:table-cell office:value-type="float" office:value="0.925" calcext:value-type="float">
            <text:p>0.925</text:p>
          </table:table-cell>
          <table:table-cell table:style-name="ce6" office:value-type="float" office:value="0.15" calcext:value-type="float">
            <text:p>0.15</text:p>
          </table:table-cell>
          <table:table-cell table:style-name="ce6" office:value-type="float" office:value="0.028699" calcext:value-type="float">
            <text:p>0.028699</text:p>
          </table:table-cell>
          <table:table-cell office:value-type="float" office:value="1149.4" calcext:value-type="float">
            <text:p>1149.4</text:p>
          </table:table-cell>
          <table:table-cell table:style-name="ce15"/>
          <table:table-cell table:formula="of:=[.E39]/[.$E$2]" office:value-type="float" office:value="0.33708" calcext:value-type="float">
            <text:p>0.33708</text:p>
          </table:table-cell>
          <table:table-cell table:formula="of:=[.J39]/[.$J$2]" office:value-type="float" office:value="0.383133333333333" calcext:value-type="float">
            <text:p>0.383133333333333</text:p>
          </table:table-cell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6" office:value-type="float" office:value="0.95" calcext:value-type="float">
            <text:p>0.95</text:p>
          </table:table-cell>
          <table:table-cell table:style-name="ce6" office:value-type="float" office:value="0.006" calcext:value-type="float">
            <text:p>0.006</text:p>
          </table:table-cell>
          <table:table-cell table:style-name="ce6" office:value-type="float" office:value="0.006691" calcext:value-type="float">
            <text:p>0.006691</text:p>
          </table:table-cell>
          <table:table-cell office:value-type="float" office:value="1005.02" calcext:value-type="float">
            <text:p>1005.02</text:p>
          </table:table-cell>
          <table:table-cell table:style-name="ce9" office:value-type="string" calcext:value-type="string">
            <text:p>||</text:p>
          </table:table-cell>
          <table:table-cell office:value-type="float" office:value="0.95" calcext:value-type="float">
            <text:p>0.95</text:p>
          </table:table-cell>
          <table:table-cell table:style-name="ce6" office:value-type="float" office:value="0.099" calcext:value-type="float">
            <text:p>0.099</text:p>
          </table:table-cell>
          <table:table-cell table:style-name="ce6" office:value-type="float" office:value="0.028354" calcext:value-type="float">
            <text:p>0.028354</text:p>
          </table:table-cell>
          <table:table-cell office:value-type="float" office:value="1099.28" calcext:value-type="float">
            <text:p>1099.28</text:p>
          </table:table-cell>
          <table:table-cell table:style-name="ce15"/>
          <table:table-cell table:formula="of:=[.E40]/[.$E$2]" office:value-type="float" office:value="0.335006666666667" calcext:value-type="float">
            <text:p>0.335006666666667</text:p>
          </table:table-cell>
          <table:table-cell table:formula="of:=[.J40]/[.$J$2]" office:value-type="float" office:value="0.366426666666667" calcext:value-type="float">
            <text:p>0.366426666666667</text:p>
          </table:table-cell>
        </table:table-row>
        <table:table-row table:style-name="ro1">
          <table:table-cell table:style-name="ce3" office:value-type="float" office:value="39" calcext:value-type="float">
            <text:p>39</text:p>
          </table:table-cell>
          <table:table-cell table:style-name="ce7" office:value-type="float" office:value="0.975" calcext:value-type="float">
            <text:p>0.975</text:p>
          </table:table-cell>
          <table:table-cell table:style-name="ce7" office:value-type="float" office:value="0.001" calcext:value-type="float">
            <text:p>0.001</text:p>
          </table:table-cell>
          <table:table-cell table:style-name="ce7" office:value-type="float" office:value="0.006322" calcext:value-type="float">
            <text:p>0.006322</text:p>
          </table:table-cell>
          <table:table-cell table:style-name="ce3" office:value-type="float" office:value="1001.32" calcext:value-type="float">
            <text:p>1001.32</text:p>
          </table:table-cell>
          <table:table-cell table:style-name="ce11" office:value-type="string" calcext:value-type="string">
            <text:p>||</text:p>
          </table:table-cell>
          <table:table-cell table:style-name="ce3" office:value-type="float" office:value="0.975" calcext:value-type="float">
            <text:p>0.975</text:p>
          </table:table-cell>
          <table:table-cell table:style-name="ce7" office:value-type="float" office:value="0.047" calcext:value-type="float">
            <text:p>0.047</text:p>
          </table:table-cell>
          <table:table-cell table:style-name="ce7" office:value-type="float" office:value="0.025677" calcext:value-type="float">
            <text:p>0.025677</text:p>
          </table:table-cell>
          <table:table-cell table:style-name="ce3" office:value-type="float" office:value="1050.66" calcext:value-type="float">
            <text:p>1050.66</text:p>
          </table:table-cell>
          <table:table-cell table:style-name="ce15"/>
          <table:table-cell table:formula="of:=[.E41]/[.$E$2]" office:value-type="float" office:value="0.333773333333333" calcext:value-type="float">
            <text:p>0.333773333333333</text:p>
          </table:table-cell>
          <table:table-cell table:formula="of:=[.J41]/[.$J$2]" office:value-type="float" office:value="0.35022" calcext:value-type="float">
            <text:p>0.35022</text:p>
          </table:table-cell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0.006409" calcext:value-type="float">
            <text:p>0.006409</text:p>
          </table:table-cell>
          <table:table-cell table:style-name="ce4" office:value-type="float" office:value="1000" calcext:value-type="float">
            <text:p>1000</text:p>
          </table:table-cell>
          <table:table-cell table:style-name="ce12" office:value-type="string" calcext:value-type="string">
            <text:p>||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0.024577" calcext:value-type="float">
            <text:p>0.024577</text:p>
          </table:table-cell>
          <table:table-cell table:style-name="ce4" office:value-type="float" office:value="1000" calcext:value-type="float">
            <text:p>1000</text:p>
          </table:table-cell>
          <table:table-cell table:style-name="ce16"/>
          <table:table-cell table:formula="of:=[.E42]/[.$E$2]" office:value-type="float" office:value="0.333333333333333" calcext:value-type="float">
            <text:p>0.333333333333333</text:p>
          </table:table-cell>
          <table:table-cell table:formula="of:=[.J42]/[.$J$2]" office:value-type="float" office:value="0.333333333333333" calcext:value-type="float">
            <text:p>0.3333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516841" calcext:value-type="float">
            <text:p>0.516841</text:p>
          </table:table-cell>
          <table:table-cell office:value-type="float" office:value="0.675" calcext:value-type="float">
            <text:p>0.675</text:p>
          </table:table-cell>
          <table:table-cell office:value-type="float" office:value="0.019084" calcext:value-type="float">
            <text:p>0.019084</text:p>
          </table:table-cell>
          <table:table-cell office:value-type="float" office:value="1466.03" calcext:value-type="float">
            <text:p>1466.03</text:p>
          </table:table-cell>
          <table:table-cell/>
          <table:table-cell office:value-type="float" office:value="0.688734" calcext:value-type="float">
            <text:p>0.688734</text:p>
          </table:table-cell>
          <table:table-cell office:value-type="float" office:value="0.638" calcext:value-type="float">
            <text:p>0.638</text:p>
          </table:table-cell>
          <table:table-cell office:value-type="float" office:value="0.0240235" calcext:value-type="float">
            <text:p>0.0240235</text:p>
          </table:table-cell>
          <table:table-cell office:value-type="float" office:value="1623.32" calcext:value-type="float">
            <text:p>1623.32</text:p>
          </table:table-cell>
          <table:table-cell/>
          <table:table-cell table:formula="of:=[.E43]/[.$E$2]" office:value-type="float" office:value="0.488676666666667" calcext:value-type="float">
            <text:p>0.488676666666667</text:p>
          </table:table-cell>
          <table:table-cell table:formula="of:=[.J43]/[.$J$2]" office:value-type="float" office:value="0.541106666666667" calcext:value-type="float">
            <text:p>0.54110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521487" calcext:value-type="float">
            <text:p>0.521487</text:p>
          </table:table-cell>
          <table:table-cell office:value-type="float" office:value="0.6565" calcext:value-type="float">
            <text:p>0.6565</text:p>
          </table:table-cell>
          <table:table-cell office:value-type="float" office:value="0.018781" calcext:value-type="float">
            <text:p>0.018781</text:p>
          </table:table-cell>
          <table:table-cell office:value-type="float" office:value="1458.09" calcext:value-type="float">
            <text:p>1458.09</text:p>
          </table:table-cell>
          <table:table-cell/>
          <table:table-cell office:value-type="float" office:value="0.694541" calcext:value-type="float">
            <text:p>0.694541</text:p>
          </table:table-cell>
          <table:table-cell office:value-type="float" office:value="0.653" calcext:value-type="float">
            <text:p>0.653</text:p>
          </table:table-cell>
          <table:table-cell office:value-type="float" office:value="0.023928" calcext:value-type="float">
            <text:p>0.023928</text:p>
          </table:table-cell>
          <table:table-cell office:value-type="float" office:value="1611.28" calcext:value-type="float">
            <text:p>1611.28</text:p>
          </table:table-cell>
          <table:table-cell/>
          <table:table-cell table:formula="of:=[.E44]/[.$E$2]" office:value-type="float" office:value="0.48603" calcext:value-type="float">
            <text:p>0.48603</text:p>
          </table:table-cell>
          <table:table-cell table:formula="of:=[.J44]/[.$J$2]" office:value-type="float" office:value="0.537093333333333" calcext:value-type="float">
            <text:p>0.53709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526132" calcext:value-type="float">
            <text:p>0.526132</text:p>
          </table:table-cell>
          <table:table-cell office:value-type="float" office:value="0.6535" calcext:value-type="float">
            <text:p>0.6535</text:p>
          </table:table-cell>
          <table:table-cell office:value-type="float" office:value="0.01846" calcext:value-type="float">
            <text:p>0.01846</text:p>
          </table:table-cell>
          <table:table-cell office:value-type="float" office:value="1448.76" calcext:value-type="float">
            <text:p>1448.76</text:p>
          </table:table-cell>
          <table:table-cell/>
          <table:table-cell office:value-type="float" office:value="0.700348" calcext:value-type="float">
            <text:p>0.700348</text:p>
          </table:table-cell>
          <table:table-cell office:value-type="float" office:value="0.6215" calcext:value-type="float">
            <text:p>0.6215</text:p>
          </table:table-cell>
          <table:table-cell office:value-type="float" office:value="0.0236465" calcext:value-type="float">
            <text:p>0.0236465</text:p>
          </table:table-cell>
          <table:table-cell office:value-type="float" office:value="1599.74" calcext:value-type="float">
            <text:p>1599.74</text:p>
          </table:table-cell>
          <table:table-cell/>
          <table:table-cell table:formula="of:=[.E45]/[.$E$2]" office:value-type="float" office:value="0.48292" calcext:value-type="float">
            <text:p>0.48292</text:p>
          </table:table-cell>
          <table:table-cell table:formula="of:=[.J45]/[.$J$2]" office:value-type="float" office:value="0.533246666666667" calcext:value-type="float">
            <text:p>0.53324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530778" calcext:value-type="float">
            <text:p>0.530778</text:p>
          </table:table-cell>
          <table:table-cell office:value-type="float" office:value="0.6305" calcext:value-type="float">
            <text:p>0.6305</text:p>
          </table:table-cell>
          <table:table-cell office:value-type="float" office:value="0.018469" calcext:value-type="float">
            <text:p>0.018469</text:p>
          </table:table-cell>
          <table:table-cell office:value-type="float" office:value="1441.12" calcext:value-type="float">
            <text:p>1441.12</text:p>
          </table:table-cell>
          <table:table-cell/>
          <table:table-cell office:value-type="float" office:value="0.706156" calcext:value-type="float">
            <text:p>0.706156</text:p>
          </table:table-cell>
          <table:table-cell office:value-type="float" office:value="0.6105" calcext:value-type="float">
            <text:p>0.6105</text:p>
          </table:table-cell>
          <table:table-cell office:value-type="float" office:value="0.023272" calcext:value-type="float">
            <text:p>0.023272</text:p>
          </table:table-cell>
          <table:table-cell office:value-type="float" office:value="1587.89" calcext:value-type="float">
            <text:p>1587.89</text:p>
          </table:table-cell>
          <table:table-cell/>
          <table:table-cell table:formula="of:=[.E46]/[.$E$2]" office:value-type="float" office:value="0.480373333333333" calcext:value-type="float">
            <text:p>0.480373333333333</text:p>
          </table:table-cell>
          <table:table-cell table:formula="of:=[.J46]/[.$J$2]" office:value-type="float" office:value="0.529296666666667" calcext:value-type="float">
            <text:p>0.52929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535424" calcext:value-type="float">
            <text:p>0.535424</text:p>
          </table:table-cell>
          <table:table-cell office:value-type="float" office:value="0.6155" calcext:value-type="float">
            <text:p>0.6155</text:p>
          </table:table-cell>
          <table:table-cell office:value-type="float" office:value="0.0184485" calcext:value-type="float">
            <text:p>0.0184485</text:p>
          </table:table-cell>
          <table:table-cell office:value-type="float" office:value="1430.21" calcext:value-type="float">
            <text:p>1430.21</text:p>
          </table:table-cell>
          <table:table-cell/>
          <table:table-cell office:value-type="float" office:value="0.711963" calcext:value-type="float">
            <text:p>0.711963</text:p>
          </table:table-cell>
          <table:table-cell office:value-type="float" office:value="0.584" calcext:value-type="float">
            <text:p>0.584</text:p>
          </table:table-cell>
          <table:table-cell office:value-type="float" office:value="0.0230985" calcext:value-type="float">
            <text:p>0.0230985</text:p>
          </table:table-cell>
          <table:table-cell office:value-type="float" office:value="1577.55" calcext:value-type="float">
            <text:p>1577.55</text:p>
          </table:table-cell>
          <table:table-cell/>
          <table:table-cell table:formula="of:=[.E47]/[.$E$2]" office:value-type="float" office:value="0.476736666666667" calcext:value-type="float">
            <text:p>0.476736666666667</text:p>
          </table:table-cell>
          <table:table-cell table:formula="of:=[.J47]/[.$J$2]" office:value-type="float" office:value="0.52585" calcext:value-type="float">
            <text:p>0.52585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54007" calcext:value-type="float">
            <text:p>0.54007</text:p>
          </table:table-cell>
          <table:table-cell office:value-type="float" office:value="0.6205" calcext:value-type="float">
            <text:p>0.6205</text:p>
          </table:table-cell>
          <table:table-cell office:value-type="float" office:value="0.0176785" calcext:value-type="float">
            <text:p>0.0176785</text:p>
          </table:table-cell>
          <table:table-cell office:value-type="float" office:value="1422.47" calcext:value-type="float">
            <text:p>1422.47</text:p>
          </table:table-cell>
          <table:table-cell/>
          <table:table-cell office:value-type="float" office:value="0.71777" calcext:value-type="float">
            <text:p>0.71777</text:p>
          </table:table-cell>
          <table:table-cell office:value-type="float" office:value="0.5935" calcext:value-type="float">
            <text:p>0.5935</text:p>
          </table:table-cell>
          <table:table-cell office:value-type="float" office:value="0.02269" calcext:value-type="float">
            <text:p>0.02269</text:p>
          </table:table-cell>
          <table:table-cell office:value-type="float" office:value="1565.38" calcext:value-type="float">
            <text:p>1565.38</text:p>
          </table:table-cell>
          <table:table-cell/>
          <table:table-cell table:formula="of:=[.E48]/[.$E$2]" office:value-type="float" office:value="0.474156666666667" calcext:value-type="float">
            <text:p>0.474156666666667</text:p>
          </table:table-cell>
          <table:table-cell table:formula="of:=[.J48]/[.$J$2]" office:value-type="float" office:value="0.521793333333333" calcext:value-type="float">
            <text:p>0.52179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544715" calcext:value-type="float">
            <text:p>0.544715</text:p>
          </table:table-cell>
          <table:table-cell office:value-type="float" office:value="0.593" calcext:value-type="float">
            <text:p>0.593</text:p>
          </table:table-cell>
          <table:table-cell office:value-type="float" office:value="0.0176585" calcext:value-type="float">
            <text:p>0.0176585</text:p>
          </table:table-cell>
          <table:table-cell office:value-type="float" office:value="1414" calcext:value-type="float">
            <text:p>1414</text:p>
          </table:table-cell>
          <table:table-cell/>
          <table:table-cell office:value-type="float" office:value="0.723577" calcext:value-type="float">
            <text:p>0.723577</text:p>
          </table:table-cell>
          <table:table-cell office:value-type="float" office:value="0.564" calcext:value-type="float">
            <text:p>0.564</text:p>
          </table:table-cell>
          <table:table-cell office:value-type="float" office:value="0.02261" calcext:value-type="float">
            <text:p>0.02261</text:p>
          </table:table-cell>
          <table:table-cell office:value-type="float" office:value="1551.75" calcext:value-type="float">
            <text:p>1551.75</text:p>
          </table:table-cell>
          <table:table-cell/>
          <table:table-cell table:formula="of:=[.E49]/[.$E$2]" office:value-type="float" office:value="0.471333333333333" calcext:value-type="float">
            <text:p>0.471333333333333</text:p>
          </table:table-cell>
          <table:table-cell table:formula="of:=[.J49]/[.$J$2]" office:value-type="float" office:value="0.51725" calcext:value-type="float">
            <text:p>0.51725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549361" calcext:value-type="float">
            <text:p>0.549361</text:p>
          </table:table-cell>
          <table:table-cell office:value-type="float" office:value="0.6195" calcext:value-type="float">
            <text:p>0.6195</text:p>
          </table:table-cell>
          <table:table-cell office:value-type="float" office:value="0.017569" calcext:value-type="float">
            <text:p>0.017569</text:p>
          </table:table-cell>
          <table:table-cell office:value-type="float" office:value="1406.05" calcext:value-type="float">
            <text:p>1406.05</text:p>
          </table:table-cell>
          <table:table-cell/>
          <table:table-cell office:value-type="float" office:value="0.729384" calcext:value-type="float">
            <text:p>0.729384</text:p>
          </table:table-cell>
          <table:table-cell office:value-type="float" office:value="0.5675" calcext:value-type="float">
            <text:p>0.5675</text:p>
          </table:table-cell>
          <table:table-cell office:value-type="float" office:value="0.02189" calcext:value-type="float">
            <text:p>0.02189</text:p>
          </table:table-cell>
          <table:table-cell office:value-type="float" office:value="1541.19" calcext:value-type="float">
            <text:p>1541.19</text:p>
          </table:table-cell>
          <table:table-cell/>
          <table:table-cell table:formula="of:=[.E50]/[.$E$2]" office:value-type="float" office:value="0.468683333333333" calcext:value-type="float">
            <text:p>0.468683333333333</text:p>
          </table:table-cell>
          <table:table-cell table:formula="of:=[.J50]/[.$J$2]" office:value-type="float" office:value="0.51373" calcext:value-type="float">
            <text:p>0.5137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554007" calcext:value-type="float">
            <text:p>0.554007</text:p>
          </table:table-cell>
          <table:table-cell office:value-type="float" office:value="0.582" calcext:value-type="float">
            <text:p>0.582</text:p>
          </table:table-cell>
          <table:table-cell office:value-type="float" office:value="0.01734" calcext:value-type="float">
            <text:p>0.01734</text:p>
          </table:table-cell>
          <table:table-cell office:value-type="float" office:value="1397.32" calcext:value-type="float">
            <text:p>1397.32</text:p>
          </table:table-cell>
          <table:table-cell/>
          <table:table-cell office:value-type="float" office:value="0.735192" calcext:value-type="float">
            <text:p>0.735192</text:p>
          </table:table-cell>
          <table:table-cell office:value-type="float" office:value="0.576" calcext:value-type="float">
            <text:p>0.576</text:p>
          </table:table-cell>
          <table:table-cell office:value-type="float" office:value="0.02213" calcext:value-type="float">
            <text:p>0.02213</text:p>
          </table:table-cell>
          <table:table-cell office:value-type="float" office:value="1530.07" calcext:value-type="float">
            <text:p>1530.07</text:p>
          </table:table-cell>
          <table:table-cell/>
          <table:table-cell table:formula="of:=[.E51]/[.$E$2]" office:value-type="float" office:value="0.465773333333333" calcext:value-type="float">
            <text:p>0.465773333333333</text:p>
          </table:table-cell>
          <table:table-cell table:formula="of:=[.J51]/[.$J$2]" office:value-type="float" office:value="0.510023333333333" calcext:value-type="float">
            <text:p>0.51002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558653" calcext:value-type="float">
            <text:p>0.558653</text:p>
          </table:table-cell>
          <table:table-cell office:value-type="float" office:value="0.57" calcext:value-type="float">
            <text:p>0.57</text:p>
          </table:table-cell>
          <table:table-cell office:value-type="float" office:value="0.017237" calcext:value-type="float">
            <text:p>0.017237</text:p>
          </table:table-cell>
          <table:table-cell office:value-type="float" office:value="1389.65" calcext:value-type="float">
            <text:p>1389.65</text:p>
          </table:table-cell>
          <table:table-cell/>
          <table:table-cell office:value-type="float" office:value="0.740999" calcext:value-type="float">
            <text:p>0.740999</text:p>
          </table:table-cell>
          <table:table-cell office:value-type="float" office:value="0.5455" calcext:value-type="float">
            <text:p>0.5455</text:p>
          </table:table-cell>
          <table:table-cell office:value-type="float" office:value="0.02223" calcext:value-type="float">
            <text:p>0.02223</text:p>
          </table:table-cell>
          <table:table-cell office:value-type="float" office:value="1517.87" calcext:value-type="float">
            <text:p>1517.87</text:p>
          </table:table-cell>
          <table:table-cell/>
          <table:table-cell table:formula="of:=[.E52]/[.$E$2]" office:value-type="float" office:value="0.463216666666667" calcext:value-type="float">
            <text:p>0.463216666666667</text:p>
          </table:table-cell>
          <table:table-cell table:formula="of:=[.J52]/[.$J$2]" office:value-type="float" office:value="0.505956666666667" calcext:value-type="float">
            <text:p>0.50595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563298" calcext:value-type="float">
            <text:p>0.563298</text:p>
          </table:table-cell>
          <table:table-cell office:value-type="float" office:value="0.534" calcext:value-type="float">
            <text:p>0.534</text:p>
          </table:table-cell>
          <table:table-cell office:value-type="float" office:value="0.0170445" calcext:value-type="float">
            <text:p>0.0170445</text:p>
          </table:table-cell>
          <table:table-cell office:value-type="float" office:value="1380.21" calcext:value-type="float">
            <text:p>1380.21</text:p>
          </table:table-cell>
          <table:table-cell/>
          <table:table-cell office:value-type="float" office:value="0.746806" calcext:value-type="float">
            <text:p>0.746806</text:p>
          </table:table-cell>
          <table:table-cell office:value-type="float" office:value="0.527" calcext:value-type="float">
            <text:p>0.527</text:p>
          </table:table-cell>
          <table:table-cell office:value-type="float" office:value="0.0216045" calcext:value-type="float">
            <text:p>0.0216045</text:p>
          </table:table-cell>
          <table:table-cell office:value-type="float" office:value="1507.29" calcext:value-type="float">
            <text:p>1507.29</text:p>
          </table:table-cell>
          <table:table-cell/>
          <table:table-cell table:formula="of:=[.E53]/[.$E$2]" office:value-type="float" office:value="0.46007" calcext:value-type="float">
            <text:p>0.46007</text:p>
          </table:table-cell>
          <table:table-cell table:formula="of:=[.J53]/[.$J$2]" office:value-type="float" office:value="0.50243" calcext:value-type="float">
            <text:p>0.5024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567944" calcext:value-type="float">
            <text:p>0.567944</text:p>
          </table:table-cell>
          <table:table-cell office:value-type="float" office:value="0.5445" calcext:value-type="float">
            <text:p>0.5445</text:p>
          </table:table-cell>
          <table:table-cell office:value-type="float" office:value="0.016482" calcext:value-type="float">
            <text:p>0.016482</text:p>
          </table:table-cell>
          <table:table-cell office:value-type="float" office:value="1373.38" calcext:value-type="float">
            <text:p>1373.38</text:p>
          </table:table-cell>
          <table:table-cell/>
          <table:table-cell office:value-type="float" office:value="0.752613" calcext:value-type="float">
            <text:p>0.752613</text:p>
          </table:table-cell>
          <table:table-cell office:value-type="float" office:value="0.5015" calcext:value-type="float">
            <text:p>0.5015</text:p>
          </table:table-cell>
          <table:table-cell office:value-type="float" office:value="0.0213965" calcext:value-type="float">
            <text:p>0.0213965</text:p>
          </table:table-cell>
          <table:table-cell office:value-type="float" office:value="1495.42" calcext:value-type="float">
            <text:p>1495.42</text:p>
          </table:table-cell>
          <table:table-cell/>
          <table:table-cell table:formula="of:=[.E54]/[.$E$2]" office:value-type="float" office:value="0.457793333333333" calcext:value-type="float">
            <text:p>0.457793333333333</text:p>
          </table:table-cell>
          <table:table-cell table:formula="of:=[.J54]/[.$J$2]" office:value-type="float" office:value="0.498473333333333" calcext:value-type="float">
            <text:p>0.49847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57259" calcext:value-type="float">
            <text:p>0.57259</text:p>
          </table:table-cell>
          <table:table-cell office:value-type="float" office:value="0.532" calcext:value-type="float">
            <text:p>0.532</text:p>
          </table:table-cell>
          <table:table-cell office:value-type="float" office:value="0.0167835" calcext:value-type="float">
            <text:p>0.0167835</text:p>
          </table:table-cell>
          <table:table-cell office:value-type="float" office:value="1367.26" calcext:value-type="float">
            <text:p>1367.26</text:p>
          </table:table-cell>
          <table:table-cell/>
          <table:table-cell office:value-type="float" office:value="0.75842" calcext:value-type="float">
            <text:p>0.75842</text:p>
          </table:table-cell>
          <table:table-cell office:value-type="float" office:value="0.5095" calcext:value-type="float">
            <text:p>0.5095</text:p>
          </table:table-cell>
          <table:table-cell office:value-type="float" office:value="0.0205285" calcext:value-type="float">
            <text:p>0.0205285</text:p>
          </table:table-cell>
          <table:table-cell office:value-type="float" office:value="1482.22" calcext:value-type="float">
            <text:p>1482.22</text:p>
          </table:table-cell>
          <table:table-cell/>
          <table:table-cell table:formula="of:=[.E55]/[.$E$2]" office:value-type="float" office:value="0.455753333333333" calcext:value-type="float">
            <text:p>0.455753333333333</text:p>
          </table:table-cell>
          <table:table-cell table:formula="of:=[.J55]/[.$J$2]" office:value-type="float" office:value="0.494073333333333" calcext:value-type="float">
            <text:p>0.49407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577236" calcext:value-type="float">
            <text:p>0.577236</text:p>
          </table:table-cell>
          <table:table-cell office:value-type="float" office:value="0.5175" calcext:value-type="float">
            <text:p>0.5175</text:p>
          </table:table-cell>
          <table:table-cell office:value-type="float" office:value="0.016068" calcext:value-type="float">
            <text:p>0.016068</text:p>
          </table:table-cell>
          <table:table-cell office:value-type="float" office:value="1357" calcext:value-type="float">
            <text:p>1357</text:p>
          </table:table-cell>
          <table:table-cell/>
          <table:table-cell office:value-type="float" office:value="0.764228" calcext:value-type="float">
            <text:p>0.764228</text:p>
          </table:table-cell>
          <table:table-cell office:value-type="float" office:value="0.512" calcext:value-type="float">
            <text:p>0.512</text:p>
          </table:table-cell>
          <table:table-cell office:value-type="float" office:value="0.0208695" calcext:value-type="float">
            <text:p>0.0208695</text:p>
          </table:table-cell>
          <table:table-cell office:value-type="float" office:value="1472.23" calcext:value-type="float">
            <text:p>1472.23</text:p>
          </table:table-cell>
          <table:table-cell/>
          <table:table-cell table:formula="of:=[.E56]/[.$E$2]" office:value-type="float" office:value="0.452333333333333" calcext:value-type="float">
            <text:p>0.452333333333333</text:p>
          </table:table-cell>
          <table:table-cell table:formula="of:=[.J56]/[.$J$2]" office:value-type="float" office:value="0.490743333333333" calcext:value-type="float">
            <text:p>0.49074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581882" calcext:value-type="float">
            <text:p>0.581882</text:p>
          </table:table-cell>
          <table:table-cell office:value-type="float" office:value="0.495" calcext:value-type="float">
            <text:p>0.495</text:p>
          </table:table-cell>
          <table:table-cell office:value-type="float" office:value="0.016487" calcext:value-type="float">
            <text:p>0.016487</text:p>
          </table:table-cell>
          <table:table-cell office:value-type="float" office:value="1350.15" calcext:value-type="float">
            <text:p>1350.15</text:p>
          </table:table-cell>
          <table:table-cell/>
          <table:table-cell office:value-type="float" office:value="0.770035" calcext:value-type="float">
            <text:p>0.770035</text:p>
          </table:table-cell>
          <table:table-cell office:value-type="float" office:value="0.4955" calcext:value-type="float">
            <text:p>0.4955</text:p>
          </table:table-cell>
          <table:table-cell office:value-type="float" office:value="0.019588" calcext:value-type="float">
            <text:p>0.019588</text:p>
          </table:table-cell>
          <table:table-cell office:value-type="float" office:value="1459.46" calcext:value-type="float">
            <text:p>1459.46</text:p>
          </table:table-cell>
          <table:table-cell/>
          <table:table-cell table:formula="of:=[.E57]/[.$E$2]" office:value-type="float" office:value="0.45005" calcext:value-type="float">
            <text:p>0.45005</text:p>
          </table:table-cell>
          <table:table-cell table:formula="of:=[.J57]/[.$J$2]" office:value-type="float" office:value="0.486486666666667" calcext:value-type="float">
            <text:p>0.48648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586527" calcext:value-type="float">
            <text:p>0.586527</text:p>
          </table:table-cell>
          <table:table-cell office:value-type="float" office:value="0.4865" calcext:value-type="float">
            <text:p>0.4865</text:p>
          </table:table-cell>
          <table:table-cell office:value-type="float" office:value="0.0171385" calcext:value-type="float">
            <text:p>0.0171385</text:p>
          </table:table-cell>
          <table:table-cell office:value-type="float" office:value="1341.9" calcext:value-type="float">
            <text:p>1341.9</text:p>
          </table:table-cell>
          <table:table-cell/>
          <table:table-cell office:value-type="float" office:value="0.775842" calcext:value-type="float">
            <text:p>0.775842</text:p>
          </table:table-cell>
          <table:table-cell office:value-type="float" office:value="0.473" calcext:value-type="float">
            <text:p>0.473</text:p>
          </table:table-cell>
          <table:table-cell office:value-type="float" office:value="0.019996" calcext:value-type="float">
            <text:p>0.019996</text:p>
          </table:table-cell>
          <table:table-cell office:value-type="float" office:value="1448.24" calcext:value-type="float">
            <text:p>1448.24</text:p>
          </table:table-cell>
          <table:table-cell/>
          <table:table-cell table:formula="of:=[.E58]/[.$E$2]" office:value-type="float" office:value="0.4473" calcext:value-type="float">
            <text:p>0.4473</text:p>
          </table:table-cell>
          <table:table-cell table:formula="of:=[.J58]/[.$J$2]" office:value-type="float" office:value="0.482746666666667" calcext:value-type="float">
            <text:p>0.48274666666666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591173" calcext:value-type="float">
            <text:p>0.591173</text:p>
          </table:table-cell>
          <table:table-cell office:value-type="float" office:value="0.4785" calcext:value-type="float">
            <text:p>0.4785</text:p>
          </table:table-cell>
          <table:table-cell office:value-type="float" office:value="0.015959" calcext:value-type="float">
            <text:p>0.015959</text:p>
          </table:table-cell>
          <table:table-cell office:value-type="float" office:value="1334.48" calcext:value-type="float">
            <text:p>1334.48</text:p>
          </table:table-cell>
          <table:table-cell/>
          <table:table-cell office:value-type="float" office:value="0.781649" calcext:value-type="float">
            <text:p>0.781649</text:p>
          </table:table-cell>
          <table:table-cell office:value-type="float" office:value="0.4625" calcext:value-type="float">
            <text:p>0.4625</text:p>
          </table:table-cell>
          <table:table-cell office:value-type="float" office:value="0.0189865" calcext:value-type="float">
            <text:p>0.0189865</text:p>
          </table:table-cell>
          <table:table-cell office:value-type="float" office:value="1436.64" calcext:value-type="float">
            <text:p>1436.64</text:p>
          </table:table-cell>
          <table:table-cell/>
          <table:table-cell table:formula="of:=[.E59]/[.$E$2]" office:value-type="float" office:value="0.444826666666667" calcext:value-type="float">
            <text:p>0.444826666666667</text:p>
          </table:table-cell>
          <table:table-cell table:formula="of:=[.J59]/[.$J$2]" office:value-type="float" office:value="0.47888" calcext:value-type="float">
            <text:p>0.47888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595819" calcext:value-type="float">
            <text:p>0.595819</text:p>
          </table:table-cell>
          <table:table-cell office:value-type="float" office:value="0.459" calcext:value-type="float">
            <text:p>0.459</text:p>
          </table:table-cell>
          <table:table-cell office:value-type="float" office:value="0.015655" calcext:value-type="float">
            <text:p>0.015655</text:p>
          </table:table-cell>
          <table:table-cell office:value-type="float" office:value="1327.07" calcext:value-type="float">
            <text:p>1327.07</text:p>
          </table:table-cell>
          <table:table-cell/>
          <table:table-cell office:value-type="float" office:value="0.787456" calcext:value-type="float">
            <text:p>0.787456</text:p>
          </table:table-cell>
          <table:table-cell office:value-type="float" office:value="0.4385" calcext:value-type="float">
            <text:p>0.4385</text:p>
          </table:table-cell>
          <table:table-cell office:value-type="float" office:value="0.0188715" calcext:value-type="float">
            <text:p>0.0188715</text:p>
          </table:table-cell>
          <table:table-cell office:value-type="float" office:value="1425.34" calcext:value-type="float">
            <text:p>1425.34</text:p>
          </table:table-cell>
          <table:table-cell/>
          <table:table-cell table:formula="of:=[.E60]/[.$E$2]" office:value-type="float" office:value="0.442356666666667" calcext:value-type="float">
            <text:p>0.442356666666667</text:p>
          </table:table-cell>
          <table:table-cell table:formula="of:=[.J60]/[.$J$2]" office:value-type="float" office:value="0.475113333333333" calcext:value-type="float">
            <text:p>0.47511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600465" calcext:value-type="float">
            <text:p>0.600465</text:p>
          </table:table-cell>
          <table:table-cell office:value-type="float" office:value="0.4695" calcext:value-type="float">
            <text:p>0.4695</text:p>
          </table:table-cell>
          <table:table-cell office:value-type="float" office:value="0.0155115" calcext:value-type="float">
            <text:p>0.0155115</text:p>
          </table:table-cell>
          <table:table-cell office:value-type="float" office:value="1320.4" calcext:value-type="float">
            <text:p>1320.4</text:p>
          </table:table-cell>
          <table:table-cell/>
          <table:table-cell office:value-type="float" office:value="0.793264" calcext:value-type="float">
            <text:p>0.793264</text:p>
          </table:table-cell>
          <table:table-cell office:value-type="float" office:value="0.4505" calcext:value-type="float">
            <text:p>0.4505</text:p>
          </table:table-cell>
          <table:table-cell office:value-type="float" office:value="0.018436" calcext:value-type="float">
            <text:p>0.018436</text:p>
          </table:table-cell>
          <table:table-cell office:value-type="float" office:value="1413.75" calcext:value-type="float">
            <text:p>1413.75</text:p>
          </table:table-cell>
          <table:table-cell/>
          <table:table-cell table:formula="of:=[.E61]/[.$E$2]" office:value-type="float" office:value="0.440133333333333" calcext:value-type="float">
            <text:p>0.440133333333333</text:p>
          </table:table-cell>
          <table:table-cell table:formula="of:=[.J61]/[.$J$2]" office:value-type="float" office:value="0.47125" calcext:value-type="float">
            <text:p>0.47125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60511" calcext:value-type="float">
            <text:p>0.60511</text:p>
          </table:table-cell>
          <table:table-cell office:value-type="float" office:value="0.442" calcext:value-type="float">
            <text:p>0.442</text:p>
          </table:table-cell>
          <table:table-cell office:value-type="float" office:value="0.015221" calcext:value-type="float">
            <text:p>0.015221</text:p>
          </table:table-cell>
          <table:table-cell office:value-type="float" office:value="1312.27" calcext:value-type="float">
            <text:p>1312.27</text:p>
          </table:table-cell>
          <table:table-cell/>
          <table:table-cell office:value-type="float" office:value="0.799071" calcext:value-type="float">
            <text:p>0.799071</text:p>
          </table:table-cell>
          <table:table-cell office:value-type="float" office:value="0.424" calcext:value-type="float">
            <text:p>0.424</text:p>
          </table:table-cell>
          <table:table-cell office:value-type="float" office:value="0.0188885" calcext:value-type="float">
            <text:p>0.0188885</text:p>
          </table:table-cell>
          <table:table-cell office:value-type="float" office:value="1401.51" calcext:value-type="float">
            <text:p>1401.51</text:p>
          </table:table-cell>
          <table:table-cell/>
          <table:table-cell table:formula="of:=[.E62]/[.$E$2]" office:value-type="float" office:value="0.437423333333333" calcext:value-type="float">
            <text:p>0.437423333333333</text:p>
          </table:table-cell>
          <table:table-cell table:formula="of:=[.J62]/[.$J$2]" office:value-type="float" office:value="0.46717" calcext:value-type="float">
            <text:p>0.46717</text:p>
          </table:table-cell>
        </table:table-row>
        <table:table-row table:style-name="ro1">
          <table:table-cell table:number-columns-repeated="11"/>
          <table:table-cell table:formula="of:=[.E63]/[.$E$2]" office:value-type="float" office:value="0" calcext:value-type="float">
            <text:p>0</text:p>
          </table:table-cell>
          <table:table-cell table:formula="of:=[.J6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4]/[.$E$2]" office:value-type="float" office:value="0" calcext:value-type="float">
            <text:p>0</text:p>
          </table:table-cell>
          <table:table-cell table:formula="of:=[.J6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5]/[.$E$2]" office:value-type="float" office:value="0" calcext:value-type="float">
            <text:p>0</text:p>
          </table:table-cell>
          <table:table-cell table:formula="of:=[.J6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6]/[.$E$2]" office:value-type="float" office:value="0" calcext:value-type="float">
            <text:p>0</text:p>
          </table:table-cell>
          <table:table-cell table:formula="of:=[.J6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7]/[.$E$2]" office:value-type="float" office:value="0" calcext:value-type="float">
            <text:p>0</text:p>
          </table:table-cell>
          <table:table-cell table:formula="of:=[.J6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8]/[.$E$2]" office:value-type="float" office:value="0" calcext:value-type="float">
            <text:p>0</text:p>
          </table:table-cell>
          <table:table-cell table:formula="of:=[.J6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9]/[.$E$2]" office:value-type="float" office:value="0" calcext:value-type="float">
            <text:p>0</text:p>
          </table:table-cell>
          <table:table-cell table:formula="of:=[.J6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0]/[.$E$2]" office:value-type="float" office:value="0" calcext:value-type="float">
            <text:p>0</text:p>
          </table:table-cell>
          <table:table-cell table:formula="of:=[.J7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1]/[.$E$2]" office:value-type="float" office:value="0" calcext:value-type="float">
            <text:p>0</text:p>
          </table:table-cell>
          <table:table-cell table:formula="of:=[.J7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2]/[.$E$2]" office:value-type="float" office:value="0" calcext:value-type="float">
            <text:p>0</text:p>
          </table:table-cell>
          <table:table-cell table:formula="of:=[.J7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3]/[.$E$2]" office:value-type="float" office:value="0" calcext:value-type="float">
            <text:p>0</text:p>
          </table:table-cell>
          <table:table-cell table:formula="of:=[.J7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4]/[.$E$2]" office:value-type="float" office:value="0" calcext:value-type="float">
            <text:p>0</text:p>
          </table:table-cell>
          <table:table-cell table:formula="of:=[.J7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5]/[.$E$2]" office:value-type="float" office:value="0" calcext:value-type="float">
            <text:p>0</text:p>
          </table:table-cell>
          <table:table-cell table:formula="of:=[.J7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6]/[.$E$2]" office:value-type="float" office:value="0" calcext:value-type="float">
            <text:p>0</text:p>
          </table:table-cell>
          <table:table-cell table:formula="of:=[.J7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7]/[.$E$2]" office:value-type="float" office:value="0" calcext:value-type="float">
            <text:p>0</text:p>
          </table:table-cell>
          <table:table-cell table:formula="of:=[.J7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8]/[.$E$2]" office:value-type="float" office:value="0" calcext:value-type="float">
            <text:p>0</text:p>
          </table:table-cell>
          <table:table-cell table:formula="of:=[.J7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9]/[.$E$2]" office:value-type="float" office:value="0" calcext:value-type="float">
            <text:p>0</text:p>
          </table:table-cell>
          <table:table-cell table:formula="of:=[.J7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0]/[.$E$2]" office:value-type="float" office:value="0" calcext:value-type="float">
            <text:p>0</text:p>
          </table:table-cell>
          <table:table-cell table:formula="of:=[.J8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1]/[.$E$2]" office:value-type="float" office:value="0" calcext:value-type="float">
            <text:p>0</text:p>
          </table:table-cell>
          <table:table-cell table:formula="of:=[.J8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2]/[.$E$2]" office:value-type="float" office:value="0" calcext:value-type="float">
            <text:p>0</text:p>
          </table:table-cell>
          <table:table-cell table:formula="of:=[.J8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3]/[.$E$2]" office:value-type="float" office:value="0" calcext:value-type="float">
            <text:p>0</text:p>
          </table:table-cell>
          <table:table-cell table:formula="of:=[.J8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4]/[.$E$2]" office:value-type="float" office:value="0" calcext:value-type="float">
            <text:p>0</text:p>
          </table:table-cell>
          <table:table-cell table:formula="of:=[.J8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5]/[.$E$2]" office:value-type="float" office:value="0" calcext:value-type="float">
            <text:p>0</text:p>
          </table:table-cell>
          <table:table-cell table:formula="of:=[.J8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6]/[.$E$2]" office:value-type="float" office:value="0" calcext:value-type="float">
            <text:p>0</text:p>
          </table:table-cell>
          <table:table-cell table:formula="of:=[.J8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7]/[.$E$2]" office:value-type="float" office:value="0" calcext:value-type="float">
            <text:p>0</text:p>
          </table:table-cell>
          <table:table-cell table:formula="of:=[.J8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8]/[.$E$2]" office:value-type="float" office:value="0" calcext:value-type="float">
            <text:p>0</text:p>
          </table:table-cell>
          <table:table-cell table:formula="of:=[.J8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9]/[.$E$2]" office:value-type="float" office:value="0" calcext:value-type="float">
            <text:p>0</text:p>
          </table:table-cell>
          <table:table-cell table:formula="of:=[.J8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0]/[.$E$2]" office:value-type="float" office:value="0" calcext:value-type="float">
            <text:p>0</text:p>
          </table:table-cell>
          <table:table-cell table:formula="of:=[.J9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1]/[.$E$2]" office:value-type="float" office:value="0" calcext:value-type="float">
            <text:p>0</text:p>
          </table:table-cell>
          <table:table-cell table:formula="of:=[.J9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2]/[.$E$2]" office:value-type="float" office:value="0" calcext:value-type="float">
            <text:p>0</text:p>
          </table:table-cell>
          <table:table-cell table:formula="of:=[.J9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3]/[.$E$2]" office:value-type="float" office:value="0" calcext:value-type="float">
            <text:p>0</text:p>
          </table:table-cell>
          <table:table-cell table:formula="of:=[.J9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4]/[.$E$2]" office:value-type="float" office:value="0" calcext:value-type="float">
            <text:p>0</text:p>
          </table:table-cell>
          <table:table-cell table:formula="of:=[.J9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5]/[.$E$2]" office:value-type="float" office:value="0" calcext:value-type="float">
            <text:p>0</text:p>
          </table:table-cell>
          <table:table-cell table:formula="of:=[.J9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6]/[.$E$2]" office:value-type="float" office:value="0" calcext:value-type="float">
            <text:p>0</text:p>
          </table:table-cell>
          <table:table-cell table:formula="of:=[.J9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7]/[.$E$2]" office:value-type="float" office:value="0" calcext:value-type="float">
            <text:p>0</text:p>
          </table:table-cell>
          <table:table-cell table:formula="of:=[.J9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8]/[.$E$2]" office:value-type="float" office:value="0" calcext:value-type="float">
            <text:p>0</text:p>
          </table:table-cell>
          <table:table-cell table:formula="of:=[.J9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9]/[.$E$2]" office:value-type="float" office:value="0" calcext:value-type="float">
            <text:p>0</text:p>
          </table:table-cell>
          <table:table-cell table:formula="of:=[.J9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0]/[.$E$2]" office:value-type="float" office:value="0" calcext:value-type="float">
            <text:p>0</text:p>
          </table:table-cell>
          <table:table-cell table:formula="of:=[.J10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1]/[.$E$2]" office:value-type="float" office:value="0" calcext:value-type="float">
            <text:p>0</text:p>
          </table:table-cell>
          <table:table-cell table:formula="of:=[.J10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2]/[.$E$2]" office:value-type="float" office:value="0" calcext:value-type="float">
            <text:p>0</text:p>
          </table:table-cell>
          <table:table-cell table:formula="of:=[.J10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3]/[.$E$2]" office:value-type="float" office:value="0" calcext:value-type="float">
            <text:p>0</text:p>
          </table:table-cell>
          <table:table-cell table:formula="of:=[.J10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4]/[.$E$2]" office:value-type="float" office:value="0" calcext:value-type="float">
            <text:p>0</text:p>
          </table:table-cell>
          <table:table-cell table:formula="of:=[.J10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5]/[.$E$2]" office:value-type="float" office:value="0" calcext:value-type="float">
            <text:p>0</text:p>
          </table:table-cell>
          <table:table-cell table:formula="of:=[.J10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6]/[.$E$2]" office:value-type="float" office:value="0" calcext:value-type="float">
            <text:p>0</text:p>
          </table:table-cell>
          <table:table-cell table:formula="of:=[.J10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7]/[.$E$2]" office:value-type="float" office:value="0" calcext:value-type="float">
            <text:p>0</text:p>
          </table:table-cell>
          <table:table-cell table:formula="of:=[.J10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8]/[.$E$2]" office:value-type="float" office:value="0" calcext:value-type="float">
            <text:p>0</text:p>
          </table:table-cell>
          <table:table-cell table:formula="of:=[.J10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9]/[.$E$2]" office:value-type="float" office:value="0" calcext:value-type="float">
            <text:p>0</text:p>
          </table:table-cell>
          <table:table-cell table:formula="of:=[.J10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0]/[.$E$2]" office:value-type="float" office:value="0" calcext:value-type="float">
            <text:p>0</text:p>
          </table:table-cell>
          <table:table-cell table:formula="of:=[.J11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1]/[.$E$2]" office:value-type="float" office:value="0" calcext:value-type="float">
            <text:p>0</text:p>
          </table:table-cell>
          <table:table-cell table:formula="of:=[.J11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2]/[.$E$2]" office:value-type="float" office:value="0" calcext:value-type="float">
            <text:p>0</text:p>
          </table:table-cell>
          <table:table-cell table:formula="of:=[.J11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3]/[.$E$2]" office:value-type="float" office:value="0" calcext:value-type="float">
            <text:p>0</text:p>
          </table:table-cell>
          <table:table-cell table:formula="of:=[.J11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4]/[.$E$2]" office:value-type="float" office:value="0" calcext:value-type="float">
            <text:p>0</text:p>
          </table:table-cell>
          <table:table-cell table:formula="of:=[.J11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5]/[.$E$2]" office:value-type="float" office:value="0" calcext:value-type="float">
            <text:p>0</text:p>
          </table:table-cell>
          <table:table-cell table:formula="of:=[.J11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6]/[.$E$2]" office:value-type="float" office:value="0" calcext:value-type="float">
            <text:p>0</text:p>
          </table:table-cell>
          <table:table-cell table:formula="of:=[.J11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7]/[.$E$2]" office:value-type="float" office:value="0" calcext:value-type="float">
            <text:p>0</text:p>
          </table:table-cell>
          <table:table-cell table:formula="of:=[.J11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8]/[.$E$2]" office:value-type="float" office:value="0" calcext:value-type="float">
            <text:p>0</text:p>
          </table:table-cell>
          <table:table-cell table:formula="of:=[.J11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9]/[.$E$2]" office:value-type="float" office:value="0" calcext:value-type="float">
            <text:p>0</text:p>
          </table:table-cell>
          <table:table-cell table:formula="of:=[.J11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0]/[.$E$2]" office:value-type="float" office:value="0" calcext:value-type="float">
            <text:p>0</text:p>
          </table:table-cell>
          <table:table-cell table:formula="of:=[.J12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1]/[.$E$2]" office:value-type="float" office:value="0" calcext:value-type="float">
            <text:p>0</text:p>
          </table:table-cell>
          <table:table-cell table:formula="of:=[.J12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2]/[.$E$2]" office:value-type="float" office:value="0" calcext:value-type="float">
            <text:p>0</text:p>
          </table:table-cell>
          <table:table-cell table:formula="of:=[.J12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3]/[.$E$2]" office:value-type="float" office:value="0" calcext:value-type="float">
            <text:p>0</text:p>
          </table:table-cell>
          <table:table-cell table:formula="of:=[.J12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4]/[.$E$2]" office:value-type="float" office:value="0" calcext:value-type="float">
            <text:p>0</text:p>
          </table:table-cell>
          <table:table-cell table:formula="of:=[.J12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5]/[.$E$2]" office:value-type="float" office:value="0" calcext:value-type="float">
            <text:p>0</text:p>
          </table:table-cell>
          <table:table-cell table:formula="of:=[.J12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6]/[.$E$2]" office:value-type="float" office:value="0" calcext:value-type="float">
            <text:p>0</text:p>
          </table:table-cell>
          <table:table-cell table:formula="of:=[.J12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7]/[.$E$2]" office:value-type="float" office:value="0" calcext:value-type="float">
            <text:p>0</text:p>
          </table:table-cell>
          <table:table-cell table:formula="of:=[.J12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8]/[.$E$2]" office:value-type="float" office:value="0" calcext:value-type="float">
            <text:p>0</text:p>
          </table:table-cell>
          <table:table-cell table:formula="of:=[.J12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9]/[.$E$2]" office:value-type="float" office:value="0" calcext:value-type="float">
            <text:p>0</text:p>
          </table:table-cell>
          <table:table-cell table:formula="of:=[.J12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0]/[.$E$2]" office:value-type="float" office:value="0" calcext:value-type="float">
            <text:p>0</text:p>
          </table:table-cell>
          <table:table-cell table:formula="of:=[.J13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1]/[.$E$2]" office:value-type="float" office:value="0" calcext:value-type="float">
            <text:p>0</text:p>
          </table:table-cell>
          <table:table-cell table:formula="of:=[.J13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2]/[.$E$2]" office:value-type="float" office:value="0" calcext:value-type="float">
            <text:p>0</text:p>
          </table:table-cell>
          <table:table-cell table:formula="of:=[.J13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3]/[.$E$2]" office:value-type="float" office:value="0" calcext:value-type="float">
            <text:p>0</text:p>
          </table:table-cell>
          <table:table-cell table:formula="of:=[.J13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4]/[.$E$2]" office:value-type="float" office:value="0" calcext:value-type="float">
            <text:p>0</text:p>
          </table:table-cell>
          <table:table-cell table:formula="of:=[.J13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5]/[.$E$2]" office:value-type="float" office:value="0" calcext:value-type="float">
            <text:p>0</text:p>
          </table:table-cell>
          <table:table-cell table:formula="of:=[.J13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6]/[.$E$2]" office:value-type="float" office:value="0" calcext:value-type="float">
            <text:p>0</text:p>
          </table:table-cell>
          <table:table-cell table:formula="of:=[.J13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7]/[.$E$2]" office:value-type="float" office:value="0" calcext:value-type="float">
            <text:p>0</text:p>
          </table:table-cell>
          <table:table-cell table:formula="of:=[.J13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8]/[.$E$2]" office:value-type="float" office:value="0" calcext:value-type="float">
            <text:p>0</text:p>
          </table:table-cell>
          <table:table-cell table:formula="of:=[.J13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9]/[.$E$2]" office:value-type="float" office:value="0" calcext:value-type="float">
            <text:p>0</text:p>
          </table:table-cell>
          <table:table-cell table:formula="of:=[.J13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0]/[.$E$2]" office:value-type="float" office:value="0" calcext:value-type="float">
            <text:p>0</text:p>
          </table:table-cell>
          <table:table-cell table:formula="of:=[.J14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1]/[.$E$2]" office:value-type="float" office:value="0" calcext:value-type="float">
            <text:p>0</text:p>
          </table:table-cell>
          <table:table-cell table:formula="of:=[.J14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2]/[.$E$2]" office:value-type="float" office:value="0" calcext:value-type="float">
            <text:p>0</text:p>
          </table:table-cell>
          <table:table-cell table:formula="of:=[.J142]/[.$J$2]" office:value-type="float" office:value="0" calcext:value-type="float">
            <text:p>0</text:p>
          </table:table-cell>
        </table:table-row>
      </table:table>
      <table:table table:name="100000" table:style-name="ta1">
        <table:shapes>
          <draw:frame draw:z-index="0" draw:style-name="gr1" draw:text-style-name="P1" svg:width="453.51pt" svg:height="255.09pt" svg:x="898.81pt" svg:y="0.09pt">
            <draw:object draw:notify-on-update-of-ranges="'100000'.B2:'100000'.B42 '100000'.C2:'100000'.C42 '100000'.B2:'100000'.B42 '100000'.L2:'100000'.L42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  <draw:frame draw:z-index="1" draw:style-name="gr1" draw:text-style-name="P1" svg:width="453.63pt" svg:height="255.09pt" svg:x="1347.76pt" svg:y="0pt">
            <draw:object draw:notify-on-update-of-ranges="'100000'.B43:'100000'.B142 '100000'.C43:'100000'.C142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  <draw:frame draw:z-index="2" draw:style-name="gr1" draw:text-style-name="P1" svg:width="453.51pt" svg:height="255.09pt" svg:x="896pt" svg:y="253.33pt">
            <draw:object draw:notify-on-update-of-ranges="'100000'.B2:'100000'.B42 '100000'.H2:'100000'.H42 '100000'.B2:'100000'.B42 '100000'.M2:'100000'.M42" xlink:href="./Object 15" xlink:type="simple" xlink:show="embed" xlink:actuate="onLoad">
              <loext:p/>
            </draw:object>
            <draw:image xlink:href="./ObjectReplacements/Object 15" xlink:type="simple" xlink:show="embed" xlink:actuate="onLoad"/>
          </draw:frame>
          <draw:frame draw:z-index="3" draw:style-name="gr1" draw:text-style-name="P1" svg:width="453.63pt" svg:height="255.09pt" svg:x="1344.95pt" svg:y="253.25pt">
            <draw:object draw:notify-on-update-of-ranges="'100000'.B43:'100000'.B142 '100000'.H43:'100000'.H47" xlink:href="./Object 16" xlink:type="simple" xlink:show="embed" xlink:actuate="onLoad">
              <loext:p/>
            </draw:object>
            <draw:image xlink:href="./ObjectReplacements/Object 16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 table:style-name="ce9"/>
          <table:table-cell office:value-type="string" calcext:value-type="string">
            <text:p>q</text:p>
          </table:table-cell>
          <table:table-cell office:value-type="string" calcext:value-type="string">
            <text:p>propietat</text:p>
          </table:table-cell>
          <table:table-cell office:value-type="string" calcext:value-type="string">
            <text:p>temps[ms]</text:p>
          </table:table-cell>
          <table:table-cell office:value-type="string" calcext:value-type="string">
            <text:p>V+E</text:p>
          </table:table-cell>
          <table:table-cell/>
          <table:table-cell table:number-columns-repeated="2" office:value-type="string" calcext:value-type="string">
            <text:p>V+E / max (V+E)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.06177" calcext:value-type="float">
            <text:p>6.06177</text:p>
          </table:table-cell>
          <table:table-cell table:style-name="ce5" office:value-type="float" office:value="300000" calcext:value-type="float">
            <text:p>300000</text:p>
          </table:table-cell>
          <table:table-cell table:style-name="ce10" office:value-type="string" calcext:value-type="string">
            <text:p>||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.7291" calcext:value-type="float">
            <text:p>5.7291</text:p>
          </table:table-cell>
          <table:table-cell table:style-name="ce5" office:value-type="float" office:value="300000" calcext:value-type="float">
            <text:p>300000</text:p>
          </table:table-cell>
          <table:table-cell table:style-name="ce14"/>
          <table:table-cell table:formula="of:=[.E2]/[.$E$2]" office:value-type="float" office:value="1" calcext:value-type="float">
            <text:p>1</text:p>
          </table:table-cell>
          <table:table-cell table:formula="of:=[.J2]/[.$J$2]" office:value-type="float" office:value="1" calcext:value-type="float">
            <text:p>1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7.28027" calcext:value-type="float">
            <text:p>7.28027</text:p>
          </table:table-cell>
          <table:table-cell office:value-type="float" office:value="280515" calcext:value-type="float">
            <text:p>280515</text:p>
          </table:table-cell>
          <table:table-cell table:style-name="ce9" office:value-type="string" calcext:value-type="string">
            <text:p>||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7.71" calcext:value-type="float">
            <text:p>7.71</text:p>
          </table:table-cell>
          <table:table-cell office:value-type="float" office:value="290006" calcext:value-type="float">
            <text:p>290006</text:p>
          </table:table-cell>
          <table:table-cell table:style-name="ce15"/>
          <table:table-cell table:formula="of:=[.E3]/[.$E$2]" office:value-type="float" office:value="0.93505" calcext:value-type="float">
            <text:p>0.93505</text:p>
          </table:table-cell>
          <table:table-cell table:formula="of:=[.J3]/[.$J$2]" office:value-type="float" office:value="0.966686666666667" calcext:value-type="float">
            <text:p>0.966686666666667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8.74037" calcext:value-type="float">
            <text:p>8.74037</text:p>
          </table:table-cell>
          <table:table-cell office:value-type="float" office:value="262097" calcext:value-type="float">
            <text:p>262097</text:p>
          </table:table-cell>
          <table:table-cell table:style-name="ce9" office:value-type="string" calcext:value-type="string">
            <text:p>||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9.87333" calcext:value-type="float">
            <text:p>9.87333</text:p>
          </table:table-cell>
          <table:table-cell office:value-type="float" office:value="279981" calcext:value-type="float">
            <text:p>279981</text:p>
          </table:table-cell>
          <table:table-cell table:style-name="ce15"/>
          <table:table-cell table:formula="of:=[.E4]/[.$E$2]" office:value-type="float" office:value="0.873656666666667" calcext:value-type="float">
            <text:p>0.873656666666667</text:p>
          </table:table-cell>
          <table:table-cell table:formula="of:=[.J4]/[.$J$2]" office:value-type="float" office:value="0.93327" calcext:value-type="float">
            <text:p>0.93327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8.6655" calcext:value-type="float">
            <text:p>8.6655</text:p>
          </table:table-cell>
          <table:table-cell office:value-type="float" office:value="244434" calcext:value-type="float">
            <text:p>244434</text:p>
          </table:table-cell>
          <table:table-cell table:style-name="ce9" office:value-type="string" calcext:value-type="string">
            <text:p>||</text:p>
          </table:table-cell>
          <table:table-cell office:value-type="float" office:value="0.15" calcext:value-type="float">
            <text:p>0.15</text:p>
          </table:table-cell>
          <table:table-cell office:value-type="float" office:value="1" calcext:value-type="float">
            <text:p>1</text:p>
          </table:table-cell>
          <table:table-cell office:value-type="float" office:value="10.9021" calcext:value-type="float">
            <text:p>10.9021</text:p>
          </table:table-cell>
          <table:table-cell office:value-type="float" office:value="270043" calcext:value-type="float">
            <text:p>270043</text:p>
          </table:table-cell>
          <table:table-cell table:style-name="ce15"/>
          <table:table-cell table:formula="of:=[.E5]/[.$E$2]" office:value-type="float" office:value="0.81478" calcext:value-type="float">
            <text:p>0.81478</text:p>
          </table:table-cell>
          <table:table-cell table:formula="of:=[.J5]/[.$J$2]" office:value-type="float" office:value="0.900143333333333" calcext:value-type="float">
            <text:p>0.900143333333333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9.01207" calcext:value-type="float">
            <text:p>9.01207</text:p>
          </table:table-cell>
          <table:table-cell office:value-type="float" office:value="228109" calcext:value-type="float">
            <text:p>228109</text:p>
          </table:table-cell>
          <table:table-cell table:style-name="ce9" office:value-type="string" calcext:value-type="string">
            <text:p>||</text:p>
          </table:table-cell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11.6186" calcext:value-type="float">
            <text:p>11.6186</text:p>
          </table:table-cell>
          <table:table-cell office:value-type="float" office:value="259988" calcext:value-type="float">
            <text:p>259988</text:p>
          </table:table-cell>
          <table:table-cell table:style-name="ce15"/>
          <table:table-cell table:formula="of:=[.E6]/[.$E$2]" office:value-type="float" office:value="0.760363333333333" calcext:value-type="float">
            <text:p>0.760363333333333</text:p>
          </table:table-cell>
          <table:table-cell table:formula="of:=[.J6]/[.$J$2]" office:value-type="float" office:value="0.866626666666667" calcext:value-type="float">
            <text:p>0.866626666666667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9.39143" calcext:value-type="float">
            <text:p>9.39143</text:p>
          </table:table-cell>
          <table:table-cell office:value-type="float" office:value="212558" calcext:value-type="float">
            <text:p>212558</text:p>
          </table:table-cell>
          <table:table-cell table:style-name="ce9" office:value-type="string" calcext:value-type="string">
            <text:p>||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float" office:value="12.7923" calcext:value-type="float">
            <text:p>12.7923</text:p>
          </table:table-cell>
          <table:table-cell office:value-type="float" office:value="249950" calcext:value-type="float">
            <text:p>249950</text:p>
          </table:table-cell>
          <table:table-cell table:style-name="ce15"/>
          <table:table-cell table:formula="of:=[.E7]/[.$E$2]" office:value-type="float" office:value="0.708526666666667" calcext:value-type="float">
            <text:p>0.708526666666667</text:p>
          </table:table-cell>
          <table:table-cell table:formula="of:=[.J7]/[.$J$2]" office:value-type="float" office:value="0.833166666666667" calcext:value-type="float">
            <text:p>0.833166666666667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0.1919" calcext:value-type="float">
            <text:p>10.1919</text:p>
          </table:table-cell>
          <table:table-cell office:value-type="float" office:value="197973" calcext:value-type="float">
            <text:p>197973</text:p>
          </table:table-cell>
          <table:table-cell table:style-name="ce9" office:value-type="string" calcext:value-type="string">
            <text:p>||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13.5771" calcext:value-type="float">
            <text:p>13.5771</text:p>
          </table:table-cell>
          <table:table-cell office:value-type="float" office:value="240016" calcext:value-type="float">
            <text:p>240016</text:p>
          </table:table-cell>
          <table:table-cell table:style-name="ce15"/>
          <table:table-cell table:formula="of:=[.E8]/[.$E$2]" office:value-type="float" office:value="0.65991" calcext:value-type="float">
            <text:p>0.65991</text:p>
          </table:table-cell>
          <table:table-cell table:formula="of:=[.J8]/[.$J$2]" office:value-type="float" office:value="0.800053333333333" calcext:value-type="float">
            <text:p>0.800053333333333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  <table:table-cell office:value-type="float" office:value="8.75587" calcext:value-type="float">
            <text:p>8.75587</text:p>
          </table:table-cell>
          <table:table-cell office:value-type="float" office:value="184483" calcext:value-type="float">
            <text:p>184483</text:p>
          </table:table-cell>
          <table:table-cell table:style-name="ce9" office:value-type="string" calcext:value-type="string">
            <text:p>||</text:p>
          </table:table-cell>
          <table:table-cell office:value-type="float" office:value="0.35" calcext:value-type="float">
            <text:p>0.35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11.9088" calcext:value-type="float">
            <text:p>11.9088</text:p>
          </table:table-cell>
          <table:table-cell office:value-type="float" office:value="230127" calcext:value-type="float">
            <text:p>230127</text:p>
          </table:table-cell>
          <table:table-cell table:style-name="ce15"/>
          <table:table-cell table:formula="of:=[.E9]/[.$E$2]" office:value-type="float" office:value="0.614943333333333" calcext:value-type="float">
            <text:p>0.614943333333333</text:p>
          </table:table-cell>
          <table:table-cell table:formula="of:=[.J9]/[.$J$2]" office:value-type="float" office:value="0.76709" calcext:value-type="float">
            <text:p>0.76709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866667" calcext:value-type="float">
            <text:p>0.866667</text:p>
          </table:table-cell>
          <table:table-cell office:value-type="float" office:value="8.32363" calcext:value-type="float">
            <text:p>8.32363</text:p>
          </table:table-cell>
          <table:table-cell office:value-type="float" office:value="172228" calcext:value-type="float">
            <text:p>172228</text:p>
          </table:table-cell>
          <table:table-cell table:style-name="ce9" office:value-type="string" calcext:value-type="string">
            <text:p>||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11.2911" calcext:value-type="float">
            <text:p>11.2911</text:p>
          </table:table-cell>
          <table:table-cell office:value-type="float" office:value="220028" calcext:value-type="float">
            <text:p>220028</text:p>
          </table:table-cell>
          <table:table-cell table:style-name="ce15"/>
          <table:table-cell table:formula="of:=[.E10]/[.$E$2]" office:value-type="float" office:value="0.574093333333333" calcext:value-type="float">
            <text:p>0.574093333333333</text:p>
          </table:table-cell>
          <table:table-cell table:formula="of:=[.J10]/[.$J$2]" office:value-type="float" office:value="0.733426666666667" calcext:value-type="float">
            <text:p>0.733426666666667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office:value-type="float" office:value="0.45" calcext:value-type="float">
            <text:p>0.45</text:p>
          </table:table-cell>
          <table:table-cell office:value-type="float" office:value="0.9" calcext:value-type="float">
            <text:p>0.9</text:p>
          </table:table-cell>
          <table:table-cell office:value-type="float" office:value="7.28217" calcext:value-type="float">
            <text:p>7.28217</text:p>
          </table:table-cell>
          <table:table-cell office:value-type="float" office:value="160591" calcext:value-type="float">
            <text:p>160591</text:p>
          </table:table-cell>
          <table:table-cell table:style-name="ce9" office:value-type="string" calcext:value-type="string">
            <text:p>||</text:p>
          </table:table-cell>
          <table:table-cell office:value-type="float" office:value="0.45" calcext:value-type="float">
            <text:p>0.45</text:p>
          </table:table-cell>
          <table:table-cell office:value-type="float" office:value="0.966667" calcext:value-type="float">
            <text:p>0.966667</text:p>
          </table:table-cell>
          <table:table-cell office:value-type="float" office:value="10.428" calcext:value-type="float">
            <text:p>10.428</text:p>
          </table:table-cell>
          <table:table-cell office:value-type="float" office:value="209992" calcext:value-type="float">
            <text:p>209992</text:p>
          </table:table-cell>
          <table:table-cell table:style-name="ce15"/>
          <table:table-cell table:formula="of:=[.E11]/[.$E$2]" office:value-type="float" office:value="0.535303333333333" calcext:value-type="float">
            <text:p>0.535303333333333</text:p>
          </table:table-cell>
          <table:table-cell table:formula="of:=[.J11]/[.$J$2]" office:value-type="float" office:value="0.699973333333333" calcext:value-type="float">
            <text:p>0.699973333333333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office:value-type="float" office:value="0.5" calcext:value-type="float">
            <text:p>0.5</text:p>
          </table:table-cell>
          <table:table-cell table:style-name="ce8" office:value-type="float" office:value="0.666667" calcext:value-type="float">
            <text:p>0.666667</text:p>
          </table:table-cell>
          <table:table-cell office:value-type="float" office:value="6.97577" calcext:value-type="float">
            <text:p>6.97577</text:p>
          </table:table-cell>
          <table:table-cell office:value-type="float" office:value="150072" calcext:value-type="float">
            <text:p>150072</text:p>
          </table:table-cell>
          <table:table-cell table:style-name="ce9" office:value-type="string" calcext:value-type="string">
            <text:p>||</text:p>
          </table:table-cell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9.65723" calcext:value-type="float">
            <text:p>9.65723</text:p>
          </table:table-cell>
          <table:table-cell office:value-type="float" office:value="199958" calcext:value-type="float">
            <text:p>199958</text:p>
          </table:table-cell>
          <table:table-cell table:style-name="ce15"/>
          <table:table-cell table:formula="of:=[.E12]/[.$E$2]" office:value-type="float" office:value="0.50024" calcext:value-type="float">
            <text:p>0.50024</text:p>
          </table:table-cell>
          <table:table-cell table:formula="of:=[.J12]/[.$J$2]" office:value-type="float" office:value="0.666526666666667" calcext:value-type="float">
            <text:p>0.666526666666667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office:value-type="float" office:value="0.55" calcext:value-type="float">
            <text:p>0.55</text:p>
          </table:table-cell>
          <table:table-cell table:style-name="ce8" office:value-type="float" office:value="0.6" calcext:value-type="float">
            <text:p>0.6</text:p>
          </table:table-cell>
          <table:table-cell office:value-type="float" office:value="5.81833" calcext:value-type="float">
            <text:p>5.81833</text:p>
          </table:table-cell>
          <table:table-cell office:value-type="float" office:value="140419" calcext:value-type="float">
            <text:p>140419</text:p>
          </table:table-cell>
          <table:table-cell table:style-name="ce9" office:value-type="string" calcext:value-type="string">
            <text:p>||</text:p>
          </table:table-cell>
          <table:table-cell office:value-type="float" office:value="0.55" calcext:value-type="float">
            <text:p>0.55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9.34023" calcext:value-type="float">
            <text:p>9.34023</text:p>
          </table:table-cell>
          <table:table-cell office:value-type="float" office:value="189908" calcext:value-type="float">
            <text:p>189908</text:p>
          </table:table-cell>
          <table:table-cell table:style-name="ce15"/>
          <table:table-cell table:formula="of:=[.E13]/[.$E$2]" office:value-type="float" office:value="0.468063333333333" calcext:value-type="float">
            <text:p>0.468063333333333</text:p>
          </table:table-cell>
          <table:table-cell table:formula="of:=[.J13]/[.$J$2]" office:value-type="float" office:value="0.633026666666667" calcext:value-type="float">
            <text:p>0.633026666666667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office:value-type="float" office:value="0.6" calcext:value-type="float">
            <text:p>0.6</text:p>
          </table:table-cell>
          <table:table-cell table:style-name="ce8" office:value-type="float" office:value="0.5" calcext:value-type="float">
            <text:p>0.5</text:p>
          </table:table-cell>
          <table:table-cell office:value-type="float" office:value="4.6159" calcext:value-type="float">
            <text:p>4.6159</text:p>
          </table:table-cell>
          <table:table-cell office:value-type="float" office:value="131932" calcext:value-type="float">
            <text:p>131932</text:p>
          </table:table-cell>
          <table:table-cell table:style-name="ce9" office:value-type="string" calcext:value-type="string">
            <text:p>||</text:p>
          </table:table-cell>
          <table:table-cell office:value-type="float" office:value="0.6" calcext:value-type="float">
            <text:p>0.6</text:p>
          </table:table-cell>
          <table:table-cell office:value-type="float" office:value="0.933333" calcext:value-type="float">
            <text:p>0.933333</text:p>
          </table:table-cell>
          <table:table-cell office:value-type="float" office:value="8.37607" calcext:value-type="float">
            <text:p>8.37607</text:p>
          </table:table-cell>
          <table:table-cell office:value-type="float" office:value="180004" calcext:value-type="float">
            <text:p>180004</text:p>
          </table:table-cell>
          <table:table-cell table:style-name="ce15"/>
          <table:table-cell table:formula="of:=[.E14]/[.$E$2]" office:value-type="float" office:value="0.439773333333333" calcext:value-type="float">
            <text:p>0.439773333333333</text:p>
          </table:table-cell>
          <table:table-cell table:formula="of:=[.J14]/[.$J$2]" office:value-type="float" office:value="0.600013333333333" calcext:value-type="float">
            <text:p>0.600013333333333</text:p>
          </table:table-cell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office:value-type="float" office:value="0.65" calcext:value-type="float">
            <text:p>0.65</text:p>
          </table:table-cell>
          <table:table-cell table:style-name="ce8" office:value-type="float" office:value="0.466667" calcext:value-type="float">
            <text:p>0.466667</text:p>
          </table:table-cell>
          <table:table-cell office:value-type="float" office:value="4.29823" calcext:value-type="float">
            <text:p>4.29823</text:p>
          </table:table-cell>
          <table:table-cell office:value-type="float" office:value="124435" calcext:value-type="float">
            <text:p>124435</text:p>
          </table:table-cell>
          <table:table-cell table:style-name="ce9" office:value-type="string" calcext:value-type="string">
            <text:p>||</text:p>
          </table:table-cell>
          <table:table-cell office:value-type="float" office:value="0.65" calcext:value-type="float">
            <text:p>0.65</text:p>
          </table:table-cell>
          <table:table-cell table:style-name="ce8" office:value-type="float" office:value="0.7" calcext:value-type="float">
            <text:p>0.7</text:p>
          </table:table-cell>
          <table:table-cell office:value-type="float" office:value="7.9965" calcext:value-type="float">
            <text:p>7.9965</text:p>
          </table:table-cell>
          <table:table-cell office:value-type="float" office:value="169896" calcext:value-type="float">
            <text:p>169896</text:p>
          </table:table-cell>
          <table:table-cell table:style-name="ce15"/>
          <table:table-cell table:formula="of:=[.E15]/[.$E$2]" office:value-type="float" office:value="0.414783333333333" calcext:value-type="float">
            <text:p>0.414783333333333</text:p>
          </table:table-cell>
          <table:table-cell table:formula="of:=[.J15]/[.$J$2]" office:value-type="float" office:value="0.56632" calcext:value-type="float">
            <text:p>0.56632</text:p>
          </table:table-cell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office:value-type="float" office:value="0.7" calcext:value-type="float">
            <text:p>0.7</text:p>
          </table:table-cell>
          <table:table-cell table:style-name="ce8" office:value-type="float" office:value="0.166667" calcext:value-type="float">
            <text:p>0.166667</text:p>
          </table:table-cell>
          <table:table-cell office:value-type="float" office:value="4.3671" calcext:value-type="float">
            <text:p>4.3671</text:p>
          </table:table-cell>
          <table:table-cell office:value-type="float" office:value="117982" calcext:value-type="float">
            <text:p>117982</text:p>
          </table:table-cell>
          <table:table-cell table:style-name="ce9" office:value-type="string" calcext:value-type="string">
            <text:p>||</text:p>
          </table:table-cell>
          <table:table-cell office:value-type="float" office:value="0.7" calcext:value-type="float">
            <text:p>0.7</text:p>
          </table:table-cell>
          <table:table-cell table:style-name="ce8" office:value-type="float" office:value="0.533333" calcext:value-type="float">
            <text:p>0.533333</text:p>
          </table:table-cell>
          <table:table-cell office:value-type="float" office:value="7.09047" calcext:value-type="float">
            <text:p>7.09047</text:p>
          </table:table-cell>
          <table:table-cell office:value-type="float" office:value="160020" calcext:value-type="float">
            <text:p>160020</text:p>
          </table:table-cell>
          <table:table-cell table:style-name="ce15"/>
          <table:table-cell table:formula="of:=[.E16]/[.$E$2]" office:value-type="float" office:value="0.393273333333333" calcext:value-type="float">
            <text:p>0.393273333333333</text:p>
          </table:table-cell>
          <table:table-cell table:formula="of:=[.J16]/[.$J$2]" office:value-type="float" office:value="0.5334" calcext:value-type="float">
            <text:p>0.5334</text:p>
          </table:table-cell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office:value-type="float" office:value="0.75" calcext:value-type="float">
            <text:p>0.75</text:p>
          </table:table-cell>
          <table:table-cell table:style-name="ce8" office:value-type="float" office:value="0.266667" calcext:value-type="float">
            <text:p>0.266667</text:p>
          </table:table-cell>
          <table:table-cell office:value-type="float" office:value="4.1779" calcext:value-type="float">
            <text:p>4.1779</text:p>
          </table:table-cell>
          <table:table-cell office:value-type="float" office:value="112533" calcext:value-type="float">
            <text:p>112533</text:p>
          </table:table-cell>
          <table:table-cell table:style-name="ce9" office:value-type="string" calcext:value-type="string">
            <text:p>||</text:p>
          </table:table-cell>
          <table:table-cell office:value-type="float" office:value="0.75" calcext:value-type="float">
            <text:p>0.75</text:p>
          </table:table-cell>
          <table:table-cell table:style-name="ce8" office:value-type="float" office:value="0.6" calcext:value-type="float">
            <text:p>0.6</text:p>
          </table:table-cell>
          <table:table-cell office:value-type="float" office:value="6.19807" calcext:value-type="float">
            <text:p>6.19807</text:p>
          </table:table-cell>
          <table:table-cell office:value-type="float" office:value="150040" calcext:value-type="float">
            <text:p>150040</text:p>
          </table:table-cell>
          <table:table-cell table:style-name="ce15"/>
          <table:table-cell table:formula="of:=[.E17]/[.$E$2]" office:value-type="float" office:value="0.37511" calcext:value-type="float">
            <text:p>0.37511</text:p>
          </table:table-cell>
          <table:table-cell table:formula="of:=[.J17]/[.$J$2]" office:value-type="float" office:value="0.500133333333333" calcext:value-type="float">
            <text:p>0.500133333333333</text:p>
          </table:table-cell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office:value-type="float" office:value="0.8" calcext:value-type="float">
            <text:p>0.8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3.964" calcext:value-type="float">
            <text:p>3.964</text:p>
          </table:table-cell>
          <table:table-cell office:value-type="float" office:value="108025" calcext:value-type="float">
            <text:p>108025</text:p>
          </table:table-cell>
          <table:table-cell table:style-name="ce9" office:value-type="string" calcext:value-type="string">
            <text:p>||</text:p>
          </table:table-cell>
          <table:table-cell office:value-type="float" office:value="0.8" calcext:value-type="float">
            <text:p>0.8</text:p>
          </table:table-cell>
          <table:table-cell table:style-name="ce8" office:value-type="float" office:value="0.433333" calcext:value-type="float">
            <text:p>0.433333</text:p>
          </table:table-cell>
          <table:table-cell office:value-type="float" office:value="5.64867" calcext:value-type="float">
            <text:p>5.64867</text:p>
          </table:table-cell>
          <table:table-cell office:value-type="float" office:value="140044" calcext:value-type="float">
            <text:p>140044</text:p>
          </table:table-cell>
          <table:table-cell table:style-name="ce15"/>
          <table:table-cell table:formula="of:=[.E18]/[.$E$2]" office:value-type="float" office:value="0.360083333333333" calcext:value-type="float">
            <text:p>0.360083333333333</text:p>
          </table:table-cell>
          <table:table-cell table:formula="of:=[.J18]/[.$J$2]" office:value-type="float" office:value="0.466813333333333" calcext:value-type="float">
            <text:p>0.466813333333333</text:p>
          </table:table-cell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 office:value-type="float" office:value="0.85" calcext:value-type="float">
            <text:p>0.8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3.68383" calcext:value-type="float">
            <text:p>3.68383</text:p>
          </table:table-cell>
          <table:table-cell office:value-type="float" office:value="104515" calcext:value-type="float">
            <text:p>104515</text:p>
          </table:table-cell>
          <table:table-cell table:style-name="ce9" office:value-type="string" calcext:value-type="string">
            <text:p>||</text:p>
          </table:table-cell>
          <table:table-cell office:value-type="float" office:value="0.85" calcext:value-type="float">
            <text:p>0.85</text:p>
          </table:table-cell>
          <table:table-cell table:style-name="ce8" office:value-type="float" office:value="0.166667" calcext:value-type="float">
            <text:p>0.166667</text:p>
          </table:table-cell>
          <table:table-cell office:value-type="float" office:value="4.95693" calcext:value-type="float">
            <text:p>4.95693</text:p>
          </table:table-cell>
          <table:table-cell office:value-type="float" office:value="129977" calcext:value-type="float">
            <text:p>129977</text:p>
          </table:table-cell>
          <table:table-cell table:style-name="ce15"/>
          <table:table-cell table:formula="of:=[.E19]/[.$E$2]" office:value-type="float" office:value="0.348383333333333" calcext:value-type="float">
            <text:p>0.348383333333333</text:p>
          </table:table-cell>
          <table:table-cell table:formula="of:=[.J19]/[.$J$2]" office:value-type="float" office:value="0.433256666666667" calcext:value-type="float">
            <text:p>0.433256666666667</text:p>
          </table:table-cell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 office:value-type="float" office:value="0.9" calcext:value-type="float">
            <text:p>0.9</text:p>
          </table:table-cell>
          <table:table-cell table:style-name="ce6" office:value-type="float" office:value="0.0666667" calcext:value-type="float">
            <text:p>0.0666667</text:p>
          </table:table-cell>
          <table:table-cell table:style-name="ce6" office:value-type="float" office:value="3.57783" calcext:value-type="float">
            <text:p>3.57783</text:p>
          </table:table-cell>
          <table:table-cell office:value-type="float" office:value="102016" calcext:value-type="float">
            <text:p>102016</text:p>
          </table:table-cell>
          <table:table-cell table:style-name="ce9" office:value-type="string" calcext:value-type="string">
            <text:p>||</text:p>
          </table:table-cell>
          <table:table-cell office:value-type="float" office:value="0.9" calcext:value-type="float">
            <text:p>0.9</text:p>
          </table:table-cell>
          <table:table-cell office:value-type="float" office:value="0.133333" calcext:value-type="float">
            <text:p>0.133333</text:p>
          </table:table-cell>
          <table:table-cell office:value-type="float" office:value="4.3365" calcext:value-type="float">
            <text:p>4.3365</text:p>
          </table:table-cell>
          <table:table-cell office:value-type="float" office:value="120006" calcext:value-type="float">
            <text:p>120006</text:p>
          </table:table-cell>
          <table:table-cell table:style-name="ce15"/>
          <table:table-cell table:formula="of:=[.E20]/[.$E$2]" office:value-type="float" office:value="0.340053333333333" calcext:value-type="float">
            <text:p>0.340053333333333</text:p>
          </table:table-cell>
          <table:table-cell table:formula="of:=[.J20]/[.$J$2]" office:value-type="float" office:value="0.40002" calcext:value-type="float">
            <text:p>0.40002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 office:value-type="float" office:value="0.95" calcext:value-type="float">
            <text:p>0.95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94107" calcext:value-type="float">
            <text:p>4.94107</text:p>
          </table:table-cell>
          <table:table-cell office:value-type="float" office:value="100498" calcext:value-type="float">
            <text:p>100498</text:p>
          </table:table-cell>
          <table:table-cell table:style-name="ce9" office:value-type="string" calcext:value-type="string">
            <text:p>||</text:p>
          </table:table-cell>
          <table:table-cell office:value-type="float" office:value="0.95" calcext:value-type="float">
            <text:p>0.95</text:p>
          </table:table-cell>
          <table:table-cell office:value-type="float" office:value="0.1" calcext:value-type="float">
            <text:p>0.1</text:p>
          </table:table-cell>
          <table:table-cell office:value-type="float" office:value="4.00123" calcext:value-type="float">
            <text:p>4.00123</text:p>
          </table:table-cell>
          <table:table-cell office:value-type="float" office:value="110032" calcext:value-type="float">
            <text:p>110032</text:p>
          </table:table-cell>
          <table:table-cell table:style-name="ce15"/>
          <table:table-cell table:formula="of:=[.E21]/[.$E$2]" office:value-type="float" office:value="0.334993333333333" calcext:value-type="float">
            <text:p>0.334993333333333</text:p>
          </table:table-cell>
          <table:table-cell table:formula="of:=[.J21]/[.$J$2]" office:value-type="float" office:value="0.366773333333333" calcext:value-type="float">
            <text:p>0.366773333333333</text:p>
          </table:table-cell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4.97957" calcext:value-type="float">
            <text:p>4.97957</text:p>
          </table:table-cell>
          <table:table-cell office:value-type="float" office:value="100000" calcext:value-type="float">
            <text:p>100000</text:p>
          </table:table-cell>
          <table:table-cell table:style-name="ce9" office:value-type="string" calcext:value-type="string">
            <text:p>||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6.8892" calcext:value-type="float">
            <text:p>6.8892</text:p>
          </table:table-cell>
          <table:table-cell office:value-type="float" office:value="100000" calcext:value-type="float">
            <text:p>100000</text:p>
          </table:table-cell>
          <table:table-cell table:style-name="ce15"/>
          <table:table-cell table:formula="of:=[.E22]/[.$E$2]" office:value-type="float" office:value="0.333333333333333" calcext:value-type="float">
            <text:p>0.333333333333333</text:p>
          </table:table-cell>
          <table:table-cell table:formula="of:=[.J22]/[.$J$2]" office:value-type="float" office:value="0.333333333333333" calcext:value-type="float">
            <text:p>0.333333333333333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/>
          <table:table-cell table:style-name="ce9"/>
          <table:table-cell table:number-columns-repeated="4"/>
          <table:table-cell table:style-name="ce15"/>
          <table:table-cell table:formula="of:=[.E23]/[.$E$2]" office:value-type="float" office:value="0" calcext:value-type="float">
            <text:p>0</text:p>
          </table:table-cell>
          <table:table-cell table:formula="of:=[.J23]/[.$J$2]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/>
          <table:table-cell table:style-name="ce9"/>
          <table:table-cell table:number-columns-repeated="4"/>
          <table:table-cell table:style-name="ce15"/>
          <table:table-cell table:formula="of:=[.E24]/[.$E$2]" office:value-type="float" office:value="0" calcext:value-type="float">
            <text:p>0</text:p>
          </table:table-cell>
          <table:table-cell table:formula="of:=[.J24]/[.$J$2]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/>
          <table:table-cell table:style-name="ce9"/>
          <table:table-cell table:number-columns-repeated="4"/>
          <table:table-cell table:style-name="ce15"/>
          <table:table-cell table:formula="of:=[.E25]/[.$E$2]" office:value-type="float" office:value="0" calcext:value-type="float">
            <text:p>0</text:p>
          </table:table-cell>
          <table:table-cell table:formula="of:=[.J25]/[.$J$2]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/>
          <table:table-cell table:style-name="ce9"/>
          <table:table-cell table:number-columns-repeated="4"/>
          <table:table-cell table:style-name="ce15"/>
          <table:table-cell table:formula="of:=[.E26]/[.$E$2]" office:value-type="float" office:value="0" calcext:value-type="float">
            <text:p>0</text:p>
          </table:table-cell>
          <table:table-cell table:formula="of:=[.J26]/[.$J$2]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/>
          <table:table-cell table:style-name="ce9"/>
          <table:table-cell table:number-columns-repeated="4"/>
          <table:table-cell table:style-name="ce15"/>
          <table:table-cell table:formula="of:=[.E27]/[.$E$2]" office:value-type="float" office:value="0" calcext:value-type="float">
            <text:p>0</text:p>
          </table:table-cell>
          <table:table-cell table:formula="of:=[.J27]/[.$J$2]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/>
          <table:table-cell table:style-name="ce9"/>
          <table:table-cell table:number-columns-repeated="4"/>
          <table:table-cell table:style-name="ce15"/>
          <table:table-cell table:formula="of:=[.E28]/[.$E$2]" office:value-type="float" office:value="0" calcext:value-type="float">
            <text:p>0</text:p>
          </table:table-cell>
          <table:table-cell table:formula="of:=[.J28]/[.$J$2]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/>
          <table:table-cell table:style-name="ce9"/>
          <table:table-cell table:number-columns-repeated="4"/>
          <table:table-cell table:style-name="ce15"/>
          <table:table-cell table:formula="of:=[.E29]/[.$E$2]" office:value-type="float" office:value="0" calcext:value-type="float">
            <text:p>0</text:p>
          </table:table-cell>
          <table:table-cell table:formula="of:=[.J29]/[.$J$2]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/>
          <table:table-cell table:style-name="ce9"/>
          <table:table-cell/>
          <table:table-cell table:style-name="ce6"/>
          <table:table-cell table:number-columns-repeated="2"/>
          <table:table-cell table:style-name="ce15"/>
          <table:table-cell table:formula="of:=[.E30]/[.$E$2]" office:value-type="float" office:value="0" calcext:value-type="float">
            <text:p>0</text:p>
          </table:table-cell>
          <table:table-cell table:formula="of:=[.J30]/[.$J$2]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/>
          <table:table-cell table:style-name="ce9"/>
          <table:table-cell/>
          <table:table-cell table:style-name="ce6"/>
          <table:table-cell table:number-columns-repeated="2"/>
          <table:table-cell table:style-name="ce15"/>
          <table:table-cell table:formula="of:=[.E31]/[.$E$2]" office:value-type="float" office:value="0" calcext:value-type="float">
            <text:p>0</text:p>
          </table:table-cell>
          <table:table-cell table:formula="of:=[.J31]/[.$J$2]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/>
          <table:table-cell table:style-name="ce9"/>
          <table:table-cell/>
          <table:table-cell table:style-name="ce6"/>
          <table:table-cell table:number-columns-repeated="2"/>
          <table:table-cell table:style-name="ce15"/>
          <table:table-cell table:formula="of:=[.E32]/[.$E$2]" office:value-type="float" office:value="0" calcext:value-type="float">
            <text:p>0</text:p>
          </table:table-cell>
          <table:table-cell table:formula="of:=[.J32]/[.$J$2]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/>
          <table:table-cell table:style-name="ce9"/>
          <table:table-cell/>
          <table:table-cell table:style-name="ce6" table:number-columns-repeated="2"/>
          <table:table-cell/>
          <table:table-cell table:style-name="ce15"/>
          <table:table-cell table:formula="of:=[.E33]/[.$E$2]" office:value-type="float" office:value="0" calcext:value-type="float">
            <text:p>0</text:p>
          </table:table-cell>
          <table:table-cell table:formula="of:=[.J33]/[.$J$2]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/>
          <table:table-cell table:style-name="ce9"/>
          <table:table-cell/>
          <table:table-cell table:style-name="ce6" table:number-columns-repeated="2"/>
          <table:table-cell/>
          <table:table-cell table:style-name="ce15"/>
          <table:table-cell table:formula="of:=[.E34]/[.$E$2]" office:value-type="float" office:value="0" calcext:value-type="float">
            <text:p>0</text:p>
          </table:table-cell>
          <table:table-cell table:formula="of:=[.J34]/[.$J$2]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/>
          <table:table-cell table:style-name="ce9"/>
          <table:table-cell/>
          <table:table-cell table:style-name="ce6" table:number-columns-repeated="2"/>
          <table:table-cell/>
          <table:table-cell table:style-name="ce15"/>
          <table:table-cell table:formula="of:=[.E35]/[.$E$2]" office:value-type="float" office:value="0" calcext:value-type="float">
            <text:p>0</text:p>
          </table:table-cell>
          <table:table-cell table:formula="of:=[.J35]/[.$J$2]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/>
          <table:table-cell table:style-name="ce9"/>
          <table:table-cell/>
          <table:table-cell table:style-name="ce6" table:number-columns-repeated="2"/>
          <table:table-cell/>
          <table:table-cell table:style-name="ce15"/>
          <table:table-cell table:formula="of:=[.E36]/[.$E$2]" office:value-type="float" office:value="0" calcext:value-type="float">
            <text:p>0</text:p>
          </table:table-cell>
          <table:table-cell table:formula="of:=[.J36]/[.$J$2]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/>
          <table:table-cell table:style-name="ce9"/>
          <table:table-cell/>
          <table:table-cell table:style-name="ce6" table:number-columns-repeated="2"/>
          <table:table-cell/>
          <table:table-cell table:style-name="ce15"/>
          <table:table-cell table:formula="of:=[.E37]/[.$E$2]" office:value-type="float" office:value="0" calcext:value-type="float">
            <text:p>0</text:p>
          </table:table-cell>
          <table:table-cell table:formula="of:=[.J37]/[.$J$2]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/>
          <table:table-cell table:style-name="ce9"/>
          <table:table-cell/>
          <table:table-cell table:style-name="ce6" table:number-columns-repeated="2"/>
          <table:table-cell/>
          <table:table-cell table:style-name="ce15"/>
          <table:table-cell table:formula="of:=[.E38]/[.$E$2]" office:value-type="float" office:value="0" calcext:value-type="float">
            <text:p>0</text:p>
          </table:table-cell>
          <table:table-cell table:formula="of:=[.J38]/[.$J$2]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/>
          <table:table-cell table:style-name="ce9"/>
          <table:table-cell/>
          <table:table-cell table:style-name="ce6" table:number-columns-repeated="2"/>
          <table:table-cell/>
          <table:table-cell table:style-name="ce15"/>
          <table:table-cell table:formula="of:=[.E39]/[.$E$2]" office:value-type="float" office:value="0" calcext:value-type="float">
            <text:p>0</text:p>
          </table:table-cell>
          <table:table-cell table:formula="of:=[.J39]/[.$J$2]" office:value-type="float" office:value="0" calcext:value-type="float">
            <text:p>0</text:p>
          </table:table-cell>
        </table:table-row>
        <table:table-row table:style-name="ro1">
          <table:table-cell table:style-name="ce2"/>
          <table:table-cell table:style-name="ce6" table:number-columns-repeated="3"/>
          <table:table-cell/>
          <table:table-cell table:style-name="ce9"/>
          <table:table-cell/>
          <table:table-cell table:style-name="ce6" table:number-columns-repeated="2"/>
          <table:table-cell/>
          <table:table-cell table:style-name="ce15"/>
          <table:table-cell table:formula="of:=[.E40]/[.$E$2]" office:value-type="float" office:value="0" calcext:value-type="float">
            <text:p>0</text:p>
          </table:table-cell>
          <table:table-cell table:formula="of:=[.J40]/[.$J$2]" office:value-type="float" office:value="0" calcext:value-type="float">
            <text:p>0</text:p>
          </table:table-cell>
        </table:table-row>
        <table:table-row table:style-name="ro1">
          <table:table-cell table:style-name="ce3"/>
          <table:table-cell table:style-name="ce7" table:number-columns-repeated="3"/>
          <table:table-cell table:style-name="ce3"/>
          <table:table-cell table:style-name="ce11"/>
          <table:table-cell table:style-name="ce3"/>
          <table:table-cell table:style-name="ce7" table:number-columns-repeated="2"/>
          <table:table-cell table:style-name="ce3"/>
          <table:table-cell table:style-name="ce15"/>
          <table:table-cell table:formula="of:=[.E41]/[.$E$2]" office:value-type="float" office:value="0" calcext:value-type="float">
            <text:p>0</text:p>
          </table:table-cell>
          <table:table-cell table:formula="of:=[.J41]/[.$J$2]" office:value-type="float" office:value="0" calcext:value-type="float">
            <text:p>0</text:p>
          </table:table-cell>
        </table:table-row>
        <table:table-row table:style-name="ro1">
          <table:table-cell table:style-name="ce4" table:number-columns-repeated="5"/>
          <table:table-cell table:style-name="ce12"/>
          <table:table-cell table:style-name="ce4"/>
          <table:table-cell table:style-name="ce13" table:number-columns-repeated="2"/>
          <table:table-cell table:style-name="ce4"/>
          <table:table-cell table:style-name="ce16"/>
          <table:table-cell table:formula="of:=[.E42]/[.$E$2]" office:value-type="float" office:value="0" calcext:value-type="float">
            <text:p>0</text:p>
          </table:table-cell>
          <table:table-cell table:formula="of:=[.J42]/[.$J$2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579365" calcext:value-type="float">
            <text:p>0.579365</text:p>
          </table:table-cell>
          <table:table-cell office:value-type="float" office:value="0.515" calcext:value-type="float">
            <text:p>0.515</text:p>
          </table:table-cell>
          <table:table-cell office:value-type="float" office:value="3.24788" calcext:value-type="float">
            <text:p>3.24788</text:p>
          </table:table-cell>
          <table:table-cell office:value-type="float" office:value="135391" calcext:value-type="float">
            <text:p>135391</text:p>
          </table:table-cell>
          <table:table-cell/>
          <table:table-cell office:value-type="float" office:value="0.619048" calcext:value-type="float">
            <text:p>0.619048</text:p>
          </table:table-cell>
          <table:table-cell office:value-type="float" office:value="0.81" calcext:value-type="float">
            <text:p>0.81</text:p>
          </table:table-cell>
          <table:table-cell office:value-type="float" office:value="7.74293" calcext:value-type="float">
            <text:p>7.74293</text:p>
          </table:table-cell>
          <table:table-cell office:value-type="float" office:value="176200" calcext:value-type="float">
            <text:p>176200</text:p>
          </table:table-cell>
          <table:table-cell/>
          <table:table-cell table:formula="of:=[.E43]/[.$E$2]" office:value-type="float" office:value="0.451303333333333" calcext:value-type="float">
            <text:p>0.451303333333333</text:p>
          </table:table-cell>
          <table:table-cell table:formula="of:=[.J43]/[.$J$2]" office:value-type="float" office:value="0.587333333333333" calcext:value-type="float">
            <text:p>0.58733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634921" calcext:value-type="float">
            <text:p>0.634921</text:p>
          </table:table-cell>
          <table:table-cell office:value-type="float" office:value="0.455" calcext:value-type="float">
            <text:p>0.455</text:p>
          </table:table-cell>
          <table:table-cell office:value-type="float" office:value="2.22365" calcext:value-type="float">
            <text:p>2.22365</text:p>
          </table:table-cell>
          <table:table-cell office:value-type="float" office:value="126650" calcext:value-type="float">
            <text:p>126650</text:p>
          </table:table-cell>
          <table:table-cell/>
          <table:table-cell office:value-type="float" office:value="0.666667" calcext:value-type="float">
            <text:p>0.666667</text:p>
          </table:table-cell>
          <table:table-cell office:value-type="float" office:value="0.63" calcext:value-type="float">
            <text:p>0.63</text:p>
          </table:table-cell>
          <table:table-cell office:value-type="float" office:value="7.18953" calcext:value-type="float">
            <text:p>7.18953</text:p>
          </table:table-cell>
          <table:table-cell office:value-type="float" office:value="166665" calcext:value-type="float">
            <text:p>166665</text:p>
          </table:table-cell>
          <table:table-cell/>
          <table:table-cell table:formula="of:=[.E44]/[.$E$2]" office:value-type="float" office:value="0.422166666666667" calcext:value-type="float">
            <text:p>0.422166666666667</text:p>
          </table:table-cell>
          <table:table-cell table:formula="of:=[.J44]/[.$J$2]" office:value-type="float" office:value="0.55555" calcext:value-type="float">
            <text:p>0.55555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690476" calcext:value-type="float">
            <text:p>0.690476</text:p>
          </table:table-cell>
          <table:table-cell office:value-type="float" office:value="0.315" calcext:value-type="float">
            <text:p>0.315</text:p>
          </table:table-cell>
          <table:table-cell office:value-type="float" office:value="1.78792" calcext:value-type="float">
            <text:p>1.78792</text:p>
          </table:table-cell>
          <table:table-cell office:value-type="float" office:value="119161" calcext:value-type="float">
            <text:p>119161</text:p>
          </table:table-cell>
          <table:table-cell/>
          <table:table-cell office:value-type="float" office:value="0.714286" calcext:value-type="float">
            <text:p>0.714286</text:p>
          </table:table-cell>
          <table:table-cell office:value-type="float" office:value="0.645" calcext:value-type="float">
            <text:p>0.645</text:p>
          </table:table-cell>
          <table:table-cell office:value-type="float" office:value="6.40198" calcext:value-type="float">
            <text:p>6.40198</text:p>
          </table:table-cell>
          <table:table-cell office:value-type="float" office:value="157113" calcext:value-type="float">
            <text:p>157113</text:p>
          </table:table-cell>
          <table:table-cell/>
          <table:table-cell table:formula="of:=[.E45]/[.$E$2]" office:value-type="float" office:value="0.397203333333333" calcext:value-type="float">
            <text:p>0.397203333333333</text:p>
          </table:table-cell>
          <table:table-cell table:formula="of:=[.J45]/[.$J$2]" office:value-type="float" office:value="0.52371" calcext:value-type="float">
            <text:p>0.52371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746032" calcext:value-type="float">
            <text:p>0.746032</text:p>
          </table:table-cell>
          <table:table-cell office:value-type="float" office:value="0.195" calcext:value-type="float">
            <text:p>0.195</text:p>
          </table:table-cell>
          <table:table-cell office:value-type="float" office:value="1.33923" calcext:value-type="float">
            <text:p>1.33923</text:p>
          </table:table-cell>
          <table:table-cell office:value-type="float" office:value="112894" calcext:value-type="float">
            <text:p>112894</text:p>
          </table:table-cell>
          <table:table-cell/>
          <table:table-cell office:value-type="float" office:value="0.761905" calcext:value-type="float">
            <text:p>0.761905</text:p>
          </table:table-cell>
          <table:table-cell office:value-type="float" office:value="0.46" calcext:value-type="float">
            <text:p>0.46</text:p>
          </table:table-cell>
          <table:table-cell office:value-type="float" office:value="5.9827" calcext:value-type="float">
            <text:p>5.9827</text:p>
          </table:table-cell>
          <table:table-cell office:value-type="float" office:value="147616" calcext:value-type="float">
            <text:p>147616</text:p>
          </table:table-cell>
          <table:table-cell/>
          <table:table-cell table:formula="of:=[.E46]/[.$E$2]" office:value-type="float" office:value="0.376313333333333" calcext:value-type="float">
            <text:p>0.376313333333333</text:p>
          </table:table-cell>
          <table:table-cell table:formula="of:=[.J46]/[.$J$2]" office:value-type="float" office:value="0.492053333333333" calcext:value-type="float">
            <text:p>0.492053333333333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 office:value-type="float" office:value="0.801587" calcext:value-type="float">
            <text:p>0.801587</text:p>
          </table:table-cell>
          <table:table-cell office:value-type="float" office:value="0.1" calcext:value-type="float">
            <text:p>0.1</text:p>
          </table:table-cell>
          <table:table-cell office:value-type="float" office:value="1.01985" calcext:value-type="float">
            <text:p>1.01985</text:p>
          </table:table-cell>
          <table:table-cell office:value-type="float" office:value="107850" calcext:value-type="float">
            <text:p>107850</text:p>
          </table:table-cell>
          <table:table-cell/>
          <table:table-cell office:value-type="float" office:value="0.809524" calcext:value-type="float">
            <text:p>0.809524</text:p>
          </table:table-cell>
          <table:table-cell office:value-type="float" office:value="0.365" calcext:value-type="float">
            <text:p>0.365</text:p>
          </table:table-cell>
          <table:table-cell office:value-type="float" office:value="5.67844" calcext:value-type="float">
            <text:p>5.67844</text:p>
          </table:table-cell>
          <table:table-cell office:value-type="float" office:value="138102" calcext:value-type="float">
            <text:p>138102</text:p>
          </table:table-cell>
          <table:table-cell/>
          <table:table-cell table:formula="of:=[.E47]/[.$E$2]" office:value-type="float" office:value="0.3595" calcext:value-type="float">
            <text:p>0.3595</text:p>
          </table:table-cell>
          <table:table-cell table:formula="of:=[.J47]/[.$J$2]" office:value-type="float" office:value="0.46034" calcext:value-type="float">
            <text:p>0.46034</text:p>
          </table:table-cell>
        </table:table-row>
        <table:table-row table:style-name="ro1">
          <table:table-cell table:number-columns-repeated="11"/>
          <table:table-cell table:formula="of:=[.E48]/[.$E$2]" office:value-type="float" office:value="0" calcext:value-type="float">
            <text:p>0</text:p>
          </table:table-cell>
          <table:table-cell table:formula="of:=[.J4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49]/[.$E$2]" office:value-type="float" office:value="0" calcext:value-type="float">
            <text:p>0</text:p>
          </table:table-cell>
          <table:table-cell table:formula="of:=[.J4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0]/[.$E$2]" office:value-type="float" office:value="0" calcext:value-type="float">
            <text:p>0</text:p>
          </table:table-cell>
          <table:table-cell table:formula="of:=[.J5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1]/[.$E$2]" office:value-type="float" office:value="0" calcext:value-type="float">
            <text:p>0</text:p>
          </table:table-cell>
          <table:table-cell table:formula="of:=[.J5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2]/[.$E$2]" office:value-type="float" office:value="0" calcext:value-type="float">
            <text:p>0</text:p>
          </table:table-cell>
          <table:table-cell table:formula="of:=[.J5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3]/[.$E$2]" office:value-type="float" office:value="0" calcext:value-type="float">
            <text:p>0</text:p>
          </table:table-cell>
          <table:table-cell table:formula="of:=[.J5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4]/[.$E$2]" office:value-type="float" office:value="0" calcext:value-type="float">
            <text:p>0</text:p>
          </table:table-cell>
          <table:table-cell table:formula="of:=[.J5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5]/[.$E$2]" office:value-type="float" office:value="0" calcext:value-type="float">
            <text:p>0</text:p>
          </table:table-cell>
          <table:table-cell table:formula="of:=[.J5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6]/[.$E$2]" office:value-type="float" office:value="0" calcext:value-type="float">
            <text:p>0</text:p>
          </table:table-cell>
          <table:table-cell table:formula="of:=[.J5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7]/[.$E$2]" office:value-type="float" office:value="0" calcext:value-type="float">
            <text:p>0</text:p>
          </table:table-cell>
          <table:table-cell table:formula="of:=[.J5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8]/[.$E$2]" office:value-type="float" office:value="0" calcext:value-type="float">
            <text:p>0</text:p>
          </table:table-cell>
          <table:table-cell table:formula="of:=[.J5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59]/[.$E$2]" office:value-type="float" office:value="0" calcext:value-type="float">
            <text:p>0</text:p>
          </table:table-cell>
          <table:table-cell table:formula="of:=[.J5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0]/[.$E$2]" office:value-type="float" office:value="0" calcext:value-type="float">
            <text:p>0</text:p>
          </table:table-cell>
          <table:table-cell table:formula="of:=[.J6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1]/[.$E$2]" office:value-type="float" office:value="0" calcext:value-type="float">
            <text:p>0</text:p>
          </table:table-cell>
          <table:table-cell table:formula="of:=[.J6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2]/[.$E$2]" office:value-type="float" office:value="0" calcext:value-type="float">
            <text:p>0</text:p>
          </table:table-cell>
          <table:table-cell table:formula="of:=[.J6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3]/[.$E$2]" office:value-type="float" office:value="0" calcext:value-type="float">
            <text:p>0</text:p>
          </table:table-cell>
          <table:table-cell table:formula="of:=[.J6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4]/[.$E$2]" office:value-type="float" office:value="0" calcext:value-type="float">
            <text:p>0</text:p>
          </table:table-cell>
          <table:table-cell table:formula="of:=[.J6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5]/[.$E$2]" office:value-type="float" office:value="0" calcext:value-type="float">
            <text:p>0</text:p>
          </table:table-cell>
          <table:table-cell table:formula="of:=[.J6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6]/[.$E$2]" office:value-type="float" office:value="0" calcext:value-type="float">
            <text:p>0</text:p>
          </table:table-cell>
          <table:table-cell table:formula="of:=[.J6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7]/[.$E$2]" office:value-type="float" office:value="0" calcext:value-type="float">
            <text:p>0</text:p>
          </table:table-cell>
          <table:table-cell table:formula="of:=[.J6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8]/[.$E$2]" office:value-type="float" office:value="0" calcext:value-type="float">
            <text:p>0</text:p>
          </table:table-cell>
          <table:table-cell table:formula="of:=[.J6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69]/[.$E$2]" office:value-type="float" office:value="0" calcext:value-type="float">
            <text:p>0</text:p>
          </table:table-cell>
          <table:table-cell table:formula="of:=[.J6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0]/[.$E$2]" office:value-type="float" office:value="0" calcext:value-type="float">
            <text:p>0</text:p>
          </table:table-cell>
          <table:table-cell table:formula="of:=[.J7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1]/[.$E$2]" office:value-type="float" office:value="0" calcext:value-type="float">
            <text:p>0</text:p>
          </table:table-cell>
          <table:table-cell table:formula="of:=[.J7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2]/[.$E$2]" office:value-type="float" office:value="0" calcext:value-type="float">
            <text:p>0</text:p>
          </table:table-cell>
          <table:table-cell table:formula="of:=[.J7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3]/[.$E$2]" office:value-type="float" office:value="0" calcext:value-type="float">
            <text:p>0</text:p>
          </table:table-cell>
          <table:table-cell table:formula="of:=[.J7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4]/[.$E$2]" office:value-type="float" office:value="0" calcext:value-type="float">
            <text:p>0</text:p>
          </table:table-cell>
          <table:table-cell table:formula="of:=[.J7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5]/[.$E$2]" office:value-type="float" office:value="0" calcext:value-type="float">
            <text:p>0</text:p>
          </table:table-cell>
          <table:table-cell table:formula="of:=[.J7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6]/[.$E$2]" office:value-type="float" office:value="0" calcext:value-type="float">
            <text:p>0</text:p>
          </table:table-cell>
          <table:table-cell table:formula="of:=[.J7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7]/[.$E$2]" office:value-type="float" office:value="0" calcext:value-type="float">
            <text:p>0</text:p>
          </table:table-cell>
          <table:table-cell table:formula="of:=[.J7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8]/[.$E$2]" office:value-type="float" office:value="0" calcext:value-type="float">
            <text:p>0</text:p>
          </table:table-cell>
          <table:table-cell table:formula="of:=[.J7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79]/[.$E$2]" office:value-type="float" office:value="0" calcext:value-type="float">
            <text:p>0</text:p>
          </table:table-cell>
          <table:table-cell table:formula="of:=[.J7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0]/[.$E$2]" office:value-type="float" office:value="0" calcext:value-type="float">
            <text:p>0</text:p>
          </table:table-cell>
          <table:table-cell table:formula="of:=[.J8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1]/[.$E$2]" office:value-type="float" office:value="0" calcext:value-type="float">
            <text:p>0</text:p>
          </table:table-cell>
          <table:table-cell table:formula="of:=[.J8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2]/[.$E$2]" office:value-type="float" office:value="0" calcext:value-type="float">
            <text:p>0</text:p>
          </table:table-cell>
          <table:table-cell table:formula="of:=[.J8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3]/[.$E$2]" office:value-type="float" office:value="0" calcext:value-type="float">
            <text:p>0</text:p>
          </table:table-cell>
          <table:table-cell table:formula="of:=[.J8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4]/[.$E$2]" office:value-type="float" office:value="0" calcext:value-type="float">
            <text:p>0</text:p>
          </table:table-cell>
          <table:table-cell table:formula="of:=[.J8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5]/[.$E$2]" office:value-type="float" office:value="0" calcext:value-type="float">
            <text:p>0</text:p>
          </table:table-cell>
          <table:table-cell table:formula="of:=[.J8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6]/[.$E$2]" office:value-type="float" office:value="0" calcext:value-type="float">
            <text:p>0</text:p>
          </table:table-cell>
          <table:table-cell table:formula="of:=[.J8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7]/[.$E$2]" office:value-type="float" office:value="0" calcext:value-type="float">
            <text:p>0</text:p>
          </table:table-cell>
          <table:table-cell table:formula="of:=[.J8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8]/[.$E$2]" office:value-type="float" office:value="0" calcext:value-type="float">
            <text:p>0</text:p>
          </table:table-cell>
          <table:table-cell table:formula="of:=[.J8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89]/[.$E$2]" office:value-type="float" office:value="0" calcext:value-type="float">
            <text:p>0</text:p>
          </table:table-cell>
          <table:table-cell table:formula="of:=[.J8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0]/[.$E$2]" office:value-type="float" office:value="0" calcext:value-type="float">
            <text:p>0</text:p>
          </table:table-cell>
          <table:table-cell table:formula="of:=[.J9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1]/[.$E$2]" office:value-type="float" office:value="0" calcext:value-type="float">
            <text:p>0</text:p>
          </table:table-cell>
          <table:table-cell table:formula="of:=[.J9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2]/[.$E$2]" office:value-type="float" office:value="0" calcext:value-type="float">
            <text:p>0</text:p>
          </table:table-cell>
          <table:table-cell table:formula="of:=[.J9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3]/[.$E$2]" office:value-type="float" office:value="0" calcext:value-type="float">
            <text:p>0</text:p>
          </table:table-cell>
          <table:table-cell table:formula="of:=[.J9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4]/[.$E$2]" office:value-type="float" office:value="0" calcext:value-type="float">
            <text:p>0</text:p>
          </table:table-cell>
          <table:table-cell table:formula="of:=[.J9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5]/[.$E$2]" office:value-type="float" office:value="0" calcext:value-type="float">
            <text:p>0</text:p>
          </table:table-cell>
          <table:table-cell table:formula="of:=[.J9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6]/[.$E$2]" office:value-type="float" office:value="0" calcext:value-type="float">
            <text:p>0</text:p>
          </table:table-cell>
          <table:table-cell table:formula="of:=[.J9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7]/[.$E$2]" office:value-type="float" office:value="0" calcext:value-type="float">
            <text:p>0</text:p>
          </table:table-cell>
          <table:table-cell table:formula="of:=[.J9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8]/[.$E$2]" office:value-type="float" office:value="0" calcext:value-type="float">
            <text:p>0</text:p>
          </table:table-cell>
          <table:table-cell table:formula="of:=[.J9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99]/[.$E$2]" office:value-type="float" office:value="0" calcext:value-type="float">
            <text:p>0</text:p>
          </table:table-cell>
          <table:table-cell table:formula="of:=[.J9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0]/[.$E$2]" office:value-type="float" office:value="0" calcext:value-type="float">
            <text:p>0</text:p>
          </table:table-cell>
          <table:table-cell table:formula="of:=[.J10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1]/[.$E$2]" office:value-type="float" office:value="0" calcext:value-type="float">
            <text:p>0</text:p>
          </table:table-cell>
          <table:table-cell table:formula="of:=[.J10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2]/[.$E$2]" office:value-type="float" office:value="0" calcext:value-type="float">
            <text:p>0</text:p>
          </table:table-cell>
          <table:table-cell table:formula="of:=[.J10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3]/[.$E$2]" office:value-type="float" office:value="0" calcext:value-type="float">
            <text:p>0</text:p>
          </table:table-cell>
          <table:table-cell table:formula="of:=[.J10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4]/[.$E$2]" office:value-type="float" office:value="0" calcext:value-type="float">
            <text:p>0</text:p>
          </table:table-cell>
          <table:table-cell table:formula="of:=[.J10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5]/[.$E$2]" office:value-type="float" office:value="0" calcext:value-type="float">
            <text:p>0</text:p>
          </table:table-cell>
          <table:table-cell table:formula="of:=[.J10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6]/[.$E$2]" office:value-type="float" office:value="0" calcext:value-type="float">
            <text:p>0</text:p>
          </table:table-cell>
          <table:table-cell table:formula="of:=[.J10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7]/[.$E$2]" office:value-type="float" office:value="0" calcext:value-type="float">
            <text:p>0</text:p>
          </table:table-cell>
          <table:table-cell table:formula="of:=[.J10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8]/[.$E$2]" office:value-type="float" office:value="0" calcext:value-type="float">
            <text:p>0</text:p>
          </table:table-cell>
          <table:table-cell table:formula="of:=[.J10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09]/[.$E$2]" office:value-type="float" office:value="0" calcext:value-type="float">
            <text:p>0</text:p>
          </table:table-cell>
          <table:table-cell table:formula="of:=[.J10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0]/[.$E$2]" office:value-type="float" office:value="0" calcext:value-type="float">
            <text:p>0</text:p>
          </table:table-cell>
          <table:table-cell table:formula="of:=[.J11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1]/[.$E$2]" office:value-type="float" office:value="0" calcext:value-type="float">
            <text:p>0</text:p>
          </table:table-cell>
          <table:table-cell table:formula="of:=[.J11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2]/[.$E$2]" office:value-type="float" office:value="0" calcext:value-type="float">
            <text:p>0</text:p>
          </table:table-cell>
          <table:table-cell table:formula="of:=[.J11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3]/[.$E$2]" office:value-type="float" office:value="0" calcext:value-type="float">
            <text:p>0</text:p>
          </table:table-cell>
          <table:table-cell table:formula="of:=[.J11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4]/[.$E$2]" office:value-type="float" office:value="0" calcext:value-type="float">
            <text:p>0</text:p>
          </table:table-cell>
          <table:table-cell table:formula="of:=[.J11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5]/[.$E$2]" office:value-type="float" office:value="0" calcext:value-type="float">
            <text:p>0</text:p>
          </table:table-cell>
          <table:table-cell table:formula="of:=[.J11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6]/[.$E$2]" office:value-type="float" office:value="0" calcext:value-type="float">
            <text:p>0</text:p>
          </table:table-cell>
          <table:table-cell table:formula="of:=[.J11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7]/[.$E$2]" office:value-type="float" office:value="0" calcext:value-type="float">
            <text:p>0</text:p>
          </table:table-cell>
          <table:table-cell table:formula="of:=[.J11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8]/[.$E$2]" office:value-type="float" office:value="0" calcext:value-type="float">
            <text:p>0</text:p>
          </table:table-cell>
          <table:table-cell table:formula="of:=[.J11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19]/[.$E$2]" office:value-type="float" office:value="0" calcext:value-type="float">
            <text:p>0</text:p>
          </table:table-cell>
          <table:table-cell table:formula="of:=[.J11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0]/[.$E$2]" office:value-type="float" office:value="0" calcext:value-type="float">
            <text:p>0</text:p>
          </table:table-cell>
          <table:table-cell table:formula="of:=[.J12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1]/[.$E$2]" office:value-type="float" office:value="0" calcext:value-type="float">
            <text:p>0</text:p>
          </table:table-cell>
          <table:table-cell table:formula="of:=[.J12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2]/[.$E$2]" office:value-type="float" office:value="0" calcext:value-type="float">
            <text:p>0</text:p>
          </table:table-cell>
          <table:table-cell table:formula="of:=[.J12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3]/[.$E$2]" office:value-type="float" office:value="0" calcext:value-type="float">
            <text:p>0</text:p>
          </table:table-cell>
          <table:table-cell table:formula="of:=[.J12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4]/[.$E$2]" office:value-type="float" office:value="0" calcext:value-type="float">
            <text:p>0</text:p>
          </table:table-cell>
          <table:table-cell table:formula="of:=[.J12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5]/[.$E$2]" office:value-type="float" office:value="0" calcext:value-type="float">
            <text:p>0</text:p>
          </table:table-cell>
          <table:table-cell table:formula="of:=[.J12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6]/[.$E$2]" office:value-type="float" office:value="0" calcext:value-type="float">
            <text:p>0</text:p>
          </table:table-cell>
          <table:table-cell table:formula="of:=[.J12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7]/[.$E$2]" office:value-type="float" office:value="0" calcext:value-type="float">
            <text:p>0</text:p>
          </table:table-cell>
          <table:table-cell table:formula="of:=[.J12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8]/[.$E$2]" office:value-type="float" office:value="0" calcext:value-type="float">
            <text:p>0</text:p>
          </table:table-cell>
          <table:table-cell table:formula="of:=[.J12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29]/[.$E$2]" office:value-type="float" office:value="0" calcext:value-type="float">
            <text:p>0</text:p>
          </table:table-cell>
          <table:table-cell table:formula="of:=[.J12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0]/[.$E$2]" office:value-type="float" office:value="0" calcext:value-type="float">
            <text:p>0</text:p>
          </table:table-cell>
          <table:table-cell table:formula="of:=[.J13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1]/[.$E$2]" office:value-type="float" office:value="0" calcext:value-type="float">
            <text:p>0</text:p>
          </table:table-cell>
          <table:table-cell table:formula="of:=[.J13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2]/[.$E$2]" office:value-type="float" office:value="0" calcext:value-type="float">
            <text:p>0</text:p>
          </table:table-cell>
          <table:table-cell table:formula="of:=[.J132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3]/[.$E$2]" office:value-type="float" office:value="0" calcext:value-type="float">
            <text:p>0</text:p>
          </table:table-cell>
          <table:table-cell table:formula="of:=[.J133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4]/[.$E$2]" office:value-type="float" office:value="0" calcext:value-type="float">
            <text:p>0</text:p>
          </table:table-cell>
          <table:table-cell table:formula="of:=[.J134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5]/[.$E$2]" office:value-type="float" office:value="0" calcext:value-type="float">
            <text:p>0</text:p>
          </table:table-cell>
          <table:table-cell table:formula="of:=[.J135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6]/[.$E$2]" office:value-type="float" office:value="0" calcext:value-type="float">
            <text:p>0</text:p>
          </table:table-cell>
          <table:table-cell table:formula="of:=[.J136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7]/[.$E$2]" office:value-type="float" office:value="0" calcext:value-type="float">
            <text:p>0</text:p>
          </table:table-cell>
          <table:table-cell table:formula="of:=[.J137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8]/[.$E$2]" office:value-type="float" office:value="0" calcext:value-type="float">
            <text:p>0</text:p>
          </table:table-cell>
          <table:table-cell table:formula="of:=[.J138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39]/[.$E$2]" office:value-type="float" office:value="0" calcext:value-type="float">
            <text:p>0</text:p>
          </table:table-cell>
          <table:table-cell table:formula="of:=[.J139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0]/[.$E$2]" office:value-type="float" office:value="0" calcext:value-type="float">
            <text:p>0</text:p>
          </table:table-cell>
          <table:table-cell table:formula="of:=[.J140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1]/[.$E$2]" office:value-type="float" office:value="0" calcext:value-type="float">
            <text:p>0</text:p>
          </table:table-cell>
          <table:table-cell table:formula="of:=[.J141]/[.$J$2]" office:value-type="float" office:value="0" calcext:value-type="float">
            <text:p>0</text:p>
          </table:table-cell>
        </table:table-row>
        <table:table-row table:style-name="ro1">
          <table:table-cell table:number-columns-repeated="11"/>
          <table:table-cell table:formula="of:=[.E142]/[.$E$2]" office:value-type="float" office:value="0" calcext:value-type="float">
            <text:p>0</text:p>
          </table:table-cell>
          <table:table-cell table:formula="of:=[.J142]/[.$J$2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3T00:24:00.274465558</meta:creation-date>
    <dc:date>2019-05-13T01:30:40.477290998</dc:date>
    <meta:editing-duration>PT4M36S</meta:editing-duration>
    <meta:editing-cycles>1</meta:editing-cycles>
    <meta:document-statistic meta:table-count="3" meta:cell-count="3034" meta:object-count="12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24cm" svg:y="0.316cm" chart:style-name="ch2">
          <text:p>VERTICE PERCOLATION</text:p>
        </chart:title>
        <chart:plot-area chart:style-name="ch3" table:cell-range-address="'10'.B2:'10'.C42 '10'.L2:'10'.L42" svg:x="0.32cm" svg:y="1.275cm" svg:width="15.36cm" svg:height="7.545cm">
          <chartooo:coordinate-region svg:x="1.047cm" svg:y="1.474cm" svg:width="14.53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'.C2:'10'.C42" chart:class="chart:scatter">
            <chart:domain table:cell-range-address="'10'.B2:'10'.B42"/>
            <chart:data-point chart:repeated="41"/>
          </chart:series>
          <chart:series chart:style-name="ch7" chart:values-cell-range-address="'10'.L2:'10'.L42" chart:class="chart:scatter">
            <chart:regression-curve chart:style-name="ch8">
              <chart:equation chart:display-equation="false" chart:display-r-square="true" svg:x="1.212cm" svg:y="4.222cm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'.B2:'10'.B42</svg:desc>
                </draw:g>
              </table:table-cell>
              <table:table-cell office:value-type="float" office:value="1">
                <text:p>1</text:p>
                <draw:g>
                  <svg:desc>'10'.C2:'10'.C42</svg:desc>
                </draw:g>
              </table:table-cell>
              <table:table-cell office:value-type="float" office:value="1">
                <text:p>1</text:p>
                <draw:g>
                  <svg:desc>'10'.L2:'1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9975">
                <text:p>0.9975</text:p>
              </table:table-cell>
              <table:table-cell office:value-type="float" office:value="0.969133333333333">
                <text:p>0.96913333333333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0.995">
                <text:p>0.995</text:p>
              </table:table-cell>
              <table:table-cell office:value-type="float" office:value="0.933933333333333">
                <text:p>0.9339333333333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0.9925">
                <text:p>0.9925</text:p>
              </table:table-cell>
              <table:table-cell office:value-type="float" office:value="0.906766666666667">
                <text:p>0.90676666666666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978">
                <text:p>0.978</text:p>
              </table:table-cell>
              <table:table-cell office:value-type="float" office:value="0.8767">
                <text:p>0.87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9735">
                <text:p>0.9735</text:p>
              </table:table-cell>
              <table:table-cell office:value-type="float" office:value="0.846066666666667">
                <text:p>0.8460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0.9545">
                <text:p>0.9545</text:p>
              </table:table-cell>
              <table:table-cell office:value-type="float" office:value="0.813766666666667">
                <text:p>0.8137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0.931">
                <text:p>0.931</text:p>
              </table:table-cell>
              <table:table-cell office:value-type="float" office:value="0.7831">
                <text:p>0.78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925">
                <text:p>0.925</text:p>
              </table:table-cell>
              <table:table-cell office:value-type="float" office:value="0.7606">
                <text:p>0.760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0.89">
                <text:p>0.89</text:p>
              </table:table-cell>
              <table:table-cell office:value-type="float" office:value="0.731033333333333">
                <text:p>0.73103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.8845">
                <text:p>0.8845</text:p>
              </table:table-cell>
              <table:table-cell office:value-type="float" office:value="0.708333333333333">
                <text:p>0.708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0.8505">
                <text:p>0.8505</text:p>
              </table:table-cell>
              <table:table-cell office:value-type="float" office:value="0.684966666666667">
                <text:p>0.6849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8185">
                <text:p>0.8185</text:p>
              </table:table-cell>
              <table:table-cell office:value-type="float" office:value="0.664866666666667">
                <text:p>0.6648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0.7975">
                <text:p>0.7975</text:p>
              </table:table-cell>
              <table:table-cell office:value-type="float" office:value="0.6367">
                <text:p>0.63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0.7625">
                <text:p>0.7625</text:p>
              </table:table-cell>
              <table:table-cell office:value-type="float" office:value="0.6137">
                <text:p>0.61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0.7295">
                <text:p>0.7295</text:p>
              </table:table-cell>
              <table:table-cell office:value-type="float" office:value="0.593466666666667">
                <text:p>0.5934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.692">
                <text:p>0.692</text:p>
              </table:table-cell>
              <table:table-cell office:value-type="float" office:value="0.575333333333333">
                <text:p>0.575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0.652">
                <text:p>0.652</text:p>
              </table:table-cell>
              <table:table-cell office:value-type="float" office:value="0.558566666666667">
                <text:p>0.5585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0.613">
                <text:p>0.613</text:p>
              </table:table-cell>
              <table:table-cell office:value-type="float" office:value="0.535433333333333">
                <text:p>0.5354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0.586">
                <text:p>0.586</text:p>
              </table:table-cell>
              <table:table-cell office:value-type="float" office:value="0.517066666666667">
                <text:p>0.5170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561">
                <text:p>0.561</text:p>
              </table:table-cell>
              <table:table-cell office:value-type="float" office:value="0.51">
                <text:p>0.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0.5275">
                <text:p>0.5275</text:p>
              </table:table-cell>
              <table:table-cell office:value-type="float" office:value="0.492466666666667">
                <text:p>0.4924666666666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.4555">
                <text:p>0.4555</text:p>
              </table:table-cell>
              <table:table-cell office:value-type="float" office:value="0.465833333333333">
                <text:p>0.46583333333333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0.415">
                <text:p>0.415</text:p>
              </table:table-cell>
              <table:table-cell office:value-type="float" office:value="0.452666666666667">
                <text:p>0.452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0.3845">
                <text:p>0.3845</text:p>
              </table:table-cell>
              <table:table-cell office:value-type="float" office:value="0.441933333333333">
                <text:p>0.4419333333333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0.3405">
                <text:p>0.3405</text:p>
              </table:table-cell>
              <table:table-cell office:value-type="float" office:value="0.4273">
                <text:p>0.427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.2975">
                <text:p>0.2975</text:p>
              </table:table-cell>
              <table:table-cell office:value-type="float" office:value="0.415166666666667">
                <text:p>0.4151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.255">
                <text:p>0.255</text:p>
              </table:table-cell>
              <table:table-cell office:value-type="float" office:value="0.403066666666667">
                <text:p>0.4030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2265">
                <text:p>0.2265</text:p>
              </table:table-cell>
              <table:table-cell office:value-type="float" office:value="0.392666666666667">
                <text:p>0.39266666666666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.208">
                <text:p>0.208</text:p>
              </table:table-cell>
              <table:table-cell office:value-type="float" office:value="0.3846">
                <text:p>0.384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.168">
                <text:p>0.168</text:p>
              </table:table-cell>
              <table:table-cell office:value-type="float" office:value="0.375633333333333">
                <text:p>0.3756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1415">
                <text:p>0.1415</text:p>
              </table:table-cell>
              <table:table-cell office:value-type="float" office:value="0.3673">
                <text:p>0.367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1075">
                <text:p>0.1075</text:p>
              </table:table-cell>
              <table:table-cell office:value-type="float" office:value="0.360533333333333">
                <text:p>0.3605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.086">
                <text:p>0.086</text:p>
              </table:table-cell>
              <table:table-cell office:value-type="float" office:value="0.353">
                <text:p>0.35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0665">
                <text:p>0.0665</text:p>
              </table:table-cell>
              <table:table-cell office:value-type="float" office:value="0.349266666666667">
                <text:p>0.3492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.048">
                <text:p>0.048</text:p>
              </table:table-cell>
              <table:table-cell office:value-type="float" office:value="0.3451">
                <text:p>0.34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025">
                <text:p>0.025</text:p>
              </table:table-cell>
              <table:table-cell office:value-type="float" office:value="0.339633333333333">
                <text:p>0.3396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.0195">
                <text:p>0.0195</text:p>
              </table:table-cell>
              <table:table-cell office:value-type="float" office:value="0.3371">
                <text:p>0.337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.007">
                <text:p>0.007</text:p>
              </table:table-cell>
              <table:table-cell office:value-type="float" office:value="0.334733333333333">
                <text:p>0.3347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.001">
                <text:p>0.001</text:p>
              </table:table-cell>
              <table:table-cell office:value-type="float" office:value="0.3337">
                <text:p>0.333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24cm" svg:y="0.316cm" chart:style-name="ch2">
          <text:p>VERTICE PERCOLATION</text:p>
        </chart:title>
        <chart:plot-area chart:style-name="ch3" table:cell-range-address="'100000'.B2:'100000'.C42 '100000'.L2:'100000'.L42" svg:x="0.32cm" svg:y="1.275cm" svg:width="15.36cm" svg:height="7.545cm">
          <chartooo:coordinate-region svg:x="1.047cm" svg:y="1.474cm" svg:width="14.53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0000'.C2:'100000'.C42" chart:class="chart:scatter">
            <chart:domain table:cell-range-address="'100000'.B2:'100000'.B42"/>
            <chart:data-point chart:repeated="41"/>
          </chart:series>
          <chart:series chart:style-name="ch7" chart:values-cell-range-address="'100000'.L2:'100000'.L42" chart:class="chart:scatter">
            <chart:regression-curve chart:style-name="ch8">
              <chart:equation chart:display-equation="false" chart:display-r-square="true" svg:x="1.212cm" svg:y="4.222cm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0000'.B2:'100000'.B42</svg:desc>
                </draw:g>
              </table:table-cell>
              <table:table-cell office:value-type="float" office:value="1">
                <text:p>1</text:p>
                <draw:g>
                  <svg:desc>'100000'.C2:'100000'.C42</svg:desc>
                </draw:g>
              </table:table-cell>
              <table:table-cell office:value-type="float" office:value="1">
                <text:p>1</text:p>
                <draw:g>
                  <svg:desc>'100000'.L2:'10000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93505">
                <text:p>0.9350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873656666666667">
                <text:p>0.87365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81478">
                <text:p>0.814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760363333333333">
                <text:p>0.76036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708526666666667">
                <text:p>0.70852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65991">
                <text:p>0.659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1">
                <text:p>1</text:p>
              </table:table-cell>
              <table:table-cell office:value-type="float" office:value="0.614943333333333">
                <text:p>0.61494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866667">
                <text:p>0.866667</text:p>
              </table:table-cell>
              <table:table-cell office:value-type="float" office:value="0.574093333333333">
                <text:p>0.57409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9">
                <text:p>0.9</text:p>
              </table:table-cell>
              <table:table-cell office:value-type="float" office:value="0.535303333333333">
                <text:p>0.53530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666667">
                <text:p>0.666667</text:p>
              </table:table-cell>
              <table:table-cell office:value-type="float" office:value="0.50024">
                <text:p>0.5002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6">
                <text:p>0.6</text:p>
              </table:table-cell>
              <table:table-cell office:value-type="float" office:value="0.468063333333333">
                <text:p>0.46806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5">
                <text:p>0.5</text:p>
              </table:table-cell>
              <table:table-cell office:value-type="float" office:value="0.439773333333333">
                <text:p>0.43977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466667">
                <text:p>0.466667</text:p>
              </table:table-cell>
              <table:table-cell office:value-type="float" office:value="0.414783333333333">
                <text:p>0.41478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166667">
                <text:p>0.166667</text:p>
              </table:table-cell>
              <table:table-cell office:value-type="float" office:value="0.393273333333333">
                <text:p>0.39327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266667">
                <text:p>0.266667</text:p>
              </table:table-cell>
              <table:table-cell office:value-type="float" office:value="0.37511">
                <text:p>0.3751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133333">
                <text:p>0.133333</text:p>
              </table:table-cell>
              <table:table-cell office:value-type="float" office:value="0.360083333333333">
                <text:p>0.36008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">
                <text:p>0</text:p>
              </table:table-cell>
              <table:table-cell office:value-type="float" office:value="0.348383333333333">
                <text:p>0.34838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0666667">
                <text:p>0.0666667</text:p>
              </table:table-cell>
              <table:table-cell office:value-type="float" office:value="0.340053333333333">
                <text:p>0.34005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">
                <text:p>0</text:p>
              </table:table-cell>
              <table:table-cell office:value-type="float" office:value="0.334993333333333">
                <text:p>0.33499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cm" xlink:href=".." xlink:type="simple" chart:class="chart:scatter" chart:style-name="ch1">
        <chart:title svg:x="4.016cm" svg:y="0.316cm" chart:style-name="ch2">
          <text:p>VERTICE PERCOLATION (ZOOM Q.5)</text:p>
        </chart:title>
        <chart:plot-area chart:style-name="ch3" table:cell-range-address="'100000'.B43:'100000'.C142" svg:x="0.32cm" svg:y="1.275cm" svg:width="15.364cm" svg:height="7.545cm">
          <chartooo:coordinate-region svg:x="1.047cm" svg:y="1.475cm" svg:width="14.305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0000'.C43:'100000'.C142" chart:class="chart:scatter">
            <chart:domain table:cell-range-address="'100000'.B43:'100000'.B14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9365">
                <text:p>0.579365</text:p>
                <draw:g>
                  <svg:desc>'100000'.B43:'100000'.B142</svg:desc>
                </draw:g>
              </table:table-cell>
              <table:table-cell office:value-type="float" office:value="0.515">
                <text:p>0.515</text:p>
                <draw:g>
                  <svg:desc>'100000'.C43:'100000'.C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4921">
                <text:p>0.634921</text:p>
              </table:table-cell>
              <table:table-cell office:value-type="float" office:value="0.455">
                <text:p>0.45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0476">
                <text:p>0.690476</text:p>
              </table:table-cell>
              <table:table-cell office:value-type="float" office:value="0.315">
                <text:p>0.3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6032">
                <text:p>0.746032</text:p>
              </table:table-cell>
              <table:table-cell office:value-type="float" office:value="0.195">
                <text:p>0.1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1587">
                <text:p>0.801587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55cm" svg:y="0.316cm" chart:style-name="ch2">
          <text:p>EDGE PERCOLATION</text:p>
        </chart:title>
        <chart:plot-area chart:style-name="ch3" table:cell-range-address="'100000'.B2:'100000'.B42 '100000'.H2:'100000'.H42 '100000'.M2:'100000'.M42" svg:x="0.32cm" svg:y="1.275cm" svg:width="15.36cm" svg:height="7.545cm">
          <chartooo:coordinate-region svg:x="1.047cm" svg:y="1.474cm" svg:width="14.53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0000'.H2:'100000'.H42" chart:class="chart:scatter">
            <chart:domain table:cell-range-address="'100000'.B2:'100000'.B42"/>
            <chart:data-point chart:repeated="41"/>
          </chart:series>
          <chart:series chart:style-name="ch7" chart:values-cell-range-address="'100000'.M2:'100000'.M42" chart:class="chart:scatter">
            <chart:regression-curve chart:style-name="ch8">
              <chart:equation chart:display-equation="false" chart:display-r-square="true" svg:x="1.941cm" svg:y="3.418cm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0000'.B2:'100000'.B42</svg:desc>
                </draw:g>
              </table:table-cell>
              <table:table-cell office:value-type="float" office:value="1">
                <text:p>1</text:p>
                <draw:g>
                  <svg:desc>'100000'.H2:'100000'.H42</svg:desc>
                </draw:g>
              </table:table-cell>
              <table:table-cell office:value-type="float" office:value="1">
                <text:p>1</text:p>
                <draw:g>
                  <svg:desc>'100000'.M2:'100000'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966686666666667">
                <text:p>0.9666866666666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93327">
                <text:p>0.933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900143333333333">
                <text:p>0.90014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866626666666667">
                <text:p>0.86662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833166666666667">
                <text:p>0.833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1">
                <text:p>1</text:p>
              </table:table-cell>
              <table:table-cell office:value-type="float" office:value="0.800053333333333">
                <text:p>0.8000533333333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5">
                <text:p>0.35</text:p>
              </table:table-cell>
              <table:table-cell office:value-type="float" office:value="0.966667">
                <text:p>0.966667</text:p>
              </table:table-cell>
              <table:table-cell office:value-type="float" office:value="0.76709">
                <text:p>0.7670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1">
                <text:p>1</text:p>
              </table:table-cell>
              <table:table-cell office:value-type="float" office:value="0.733426666666667">
                <text:p>0.7334266666666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5">
                <text:p>0.45</text:p>
              </table:table-cell>
              <table:table-cell office:value-type="float" office:value="0.966667">
                <text:p>0.966667</text:p>
              </table:table-cell>
              <table:table-cell office:value-type="float" office:value="0.699973333333333">
                <text:p>0.69997333333333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">
                <text:p>0.5</text:p>
              </table:table-cell>
              <table:table-cell office:value-type="float" office:value="0.9">
                <text:p>0.9</text:p>
              </table:table-cell>
              <table:table-cell office:value-type="float" office:value="0.666526666666667">
                <text:p>0.66652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5">
                <text:p>0.55</text:p>
              </table:table-cell>
              <table:table-cell office:value-type="float" office:value="0.933333">
                <text:p>0.933333</text:p>
              </table:table-cell>
              <table:table-cell office:value-type="float" office:value="0.633026666666667">
                <text:p>0.63302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0.933333">
                <text:p>0.933333</text:p>
              </table:table-cell>
              <table:table-cell office:value-type="float" office:value="0.600013333333333">
                <text:p>0.60001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5">
                <text:p>0.65</text:p>
              </table:table-cell>
              <table:table-cell office:value-type="float" office:value="0.7">
                <text:p>0.7</text:p>
              </table:table-cell>
              <table:table-cell office:value-type="float" office:value="0.56632">
                <text:p>0.5663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7">
                <text:p>0.7</text:p>
              </table:table-cell>
              <table:table-cell office:value-type="float" office:value="0.533333">
                <text:p>0.533333</text:p>
              </table:table-cell>
              <table:table-cell office:value-type="float" office:value="0.5334">
                <text:p>0.533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75">
                <text:p>0.75</text:p>
              </table:table-cell>
              <table:table-cell office:value-type="float" office:value="0.6">
                <text:p>0.6</text:p>
              </table:table-cell>
              <table:table-cell office:value-type="float" office:value="0.500133333333333">
                <text:p>0.50013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">
                <text:p>0.8</text:p>
              </table:table-cell>
              <table:table-cell office:value-type="float" office:value="0.433333">
                <text:p>0.433333</text:p>
              </table:table-cell>
              <table:table-cell office:value-type="float" office:value="0.466813333333333">
                <text:p>0.46681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5">
                <text:p>0.85</text:p>
              </table:table-cell>
              <table:table-cell office:value-type="float" office:value="0.166667">
                <text:p>0.166667</text:p>
              </table:table-cell>
              <table:table-cell office:value-type="float" office:value="0.433256666666667">
                <text:p>0.43325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">
                <text:p>0.9</text:p>
              </table:table-cell>
              <table:table-cell office:value-type="float" office:value="0.133333">
                <text:p>0.133333</text:p>
              </table:table-cell>
              <table:table-cell office:value-type="float" office:value="0.40002">
                <text:p>0.4000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">
                <text:p>0.95</text:p>
              </table:table-cell>
              <table:table-cell office:value-type="float" office:value="0.1">
                <text:p>0.1</text:p>
              </table:table-cell>
              <table:table-cell office:value-type="float" office:value="0.366773333333333">
                <text:p>0.36677333333333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cm" xlink:href=".." xlink:type="simple" chart:class="chart:scatter" chart:style-name="ch1">
        <chart:title svg:x="4.347cm" svg:y="0.316cm" chart:style-name="ch2">
          <text:p>EDGE PERCOLATION (ZOOM Q.5)</text:p>
        </chart:title>
        <chart:plot-area chart:style-name="ch3" table:cell-range-address="'100000'.B43:'100000'.B142 '100000'.H43:'100000'.H47" svg:x="0.32cm" svg:y="1.275cm" svg:width="15.364cm" svg:height="7.545cm">
          <chartooo:coordinate-region svg:x="1.047cm" svg:y="1.475cm" svg:width="14.305cm" svg:height="6.69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0000'.H43:'100000'.H47" chart:class="chart:scatter">
            <chart:domain table:cell-range-address="'100000'.B43:'100000'.B14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79365">
                <text:p>0.579365</text:p>
                <draw:g>
                  <svg:desc>'100000'.B43:'100000'.B142</svg:desc>
                </draw:g>
              </table:table-cell>
              <table:table-cell office:value-type="float" office:value="0.81">
                <text:p>0.81</text:p>
                <draw:g>
                  <svg:desc>'100000'.H43:'100000'.H4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34921">
                <text:p>0.63492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90476">
                <text:p>0.690476</text:p>
              </table:table-cell>
              <table:table-cell office:value-type="float" office:value="0.645">
                <text:p>0.6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746032">
                <text:p>0.746032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1587">
                <text:p>0.801587</text:p>
              </table:table-cell>
              <table:table-cell office:value-type="float" office:value="0.365">
                <text:p>0.36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cm" xlink:href=".." xlink:type="simple" chart:class="chart:scatter" chart:style-name="ch1">
        <chart:title svg:x="4.016cm" svg:y="0.316cm" chart:style-name="ch2">
          <text:p>VERTICE PERCOLATION (ZOOM Q.5)</text:p>
        </chart:title>
        <chart:plot-area chart:style-name="ch3" table:cell-range-address="'10'.B43:'10'.C142" svg:x="0.32cm" svg:y="1.275cm" svg:width="15.364cm" svg:height="7.545cm">
          <chartooo:coordinate-region svg:x="1.232cm" svg:y="1.474cm" svg:width="14.12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'.C43:'10'.C142" chart:class="chart:scatter">
            <chart:domain table:cell-range-address="'10'.B43:'10'.B14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05603">
                <text:p>0.805603</text:p>
                <draw:g>
                  <svg:desc>'10'.B43:'10'.B142</svg:desc>
                </draw:g>
              </table:table-cell>
              <table:table-cell office:value-type="float" office:value="0.1005">
                <text:p>0.1005</text:p>
                <draw:g>
                  <svg:desc>'10'.C43:'10'.C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06327">
                <text:p>0.806327</text:p>
              </table:table-cell>
              <table:table-cell office:value-type="float" office:value="0.097">
                <text:p>0.0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07051">
                <text:p>0.807051</text:p>
              </table:table-cell>
              <table:table-cell office:value-type="float" office:value="0.0985">
                <text:p>0.09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7776">
                <text:p>0.807776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85">
                <text:p>0.8085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9225">
                <text:p>0.809225</text:p>
              </table:table-cell>
              <table:table-cell office:value-type="float" office:value="0.093">
                <text:p>0.0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949">
                <text:p>0.809949</text:p>
              </table:table-cell>
              <table:table-cell office:value-type="float" office:value="0.0915">
                <text:p>0.09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10674">
                <text:p>0.810674</text:p>
              </table:table-cell>
              <table:table-cell office:value-type="float" office:value="0.0975">
                <text:p>0.09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1398">
                <text:p>0.811398</text:p>
              </table:table-cell>
              <table:table-cell office:value-type="float" office:value="0.0865">
                <text:p>0.08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2123">
                <text:p>0.812123</text:p>
              </table:table-cell>
              <table:table-cell office:value-type="float" office:value="0.0825">
                <text:p>0.08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12847">
                <text:p>0.812847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3572">
                <text:p>0.813572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14296">
                <text:p>0.814296</text:p>
              </table:table-cell>
              <table:table-cell office:value-type="float" office:value="0.0885">
                <text:p>0.088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5021">
                <text:p>0.815021</text:p>
              </table:table-cell>
              <table:table-cell office:value-type="float" office:value="0.095">
                <text:p>0.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15745">
                <text:p>0.815745</text:p>
              </table:table-cell>
              <table:table-cell office:value-type="float" office:value="0.1005">
                <text:p>0.10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6469">
                <text:p>0.816469</text:p>
              </table:table-cell>
              <table:table-cell office:value-type="float" office:value="0.0795">
                <text:p>0.07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17194">
                <text:p>0.817194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7918">
                <text:p>0.817918</text:p>
              </table:table-cell>
              <table:table-cell office:value-type="float" office:value="0.0895">
                <text:p>0.089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18643">
                <text:p>0.818643</text:p>
              </table:table-cell>
              <table:table-cell office:value-type="float" office:value="0.0795">
                <text:p>0.07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19367">
                <text:p>0.819367</text:p>
              </table:table-cell>
              <table:table-cell office:value-type="float" office:value="0.085">
                <text:p>0.0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20092">
                <text:p>0.820092</text:p>
              </table:table-cell>
              <table:table-cell office:value-type="float" office:value="0.0815">
                <text:p>0.081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0816">
                <text:p>0.820816</text:p>
              </table:table-cell>
              <table:table-cell office:value-type="float" office:value="0.091">
                <text:p>0.09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21541">
                <text:p>0.821541</text:p>
              </table:table-cell>
              <table:table-cell office:value-type="float" office:value="0.0835">
                <text:p>0.083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22265">
                <text:p>0.822265</text:p>
              </table:table-cell>
              <table:table-cell office:value-type="float" office:value="0.083">
                <text:p>0.08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299">
                <text:p>0.8229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23714">
                <text:p>0.823714</text:p>
              </table:table-cell>
              <table:table-cell office:value-type="float" office:value="0.0785">
                <text:p>0.07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24439">
                <text:p>0.824439</text:p>
              </table:table-cell>
              <table:table-cell office:value-type="float" office:value="0.0815">
                <text:p>0.08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25163">
                <text:p>0.825163</text:p>
              </table:table-cell>
              <table:table-cell office:value-type="float" office:value="0.0855">
                <text:p>0.085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25887">
                <text:p>0.825887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612">
                <text:p>0.826612</text:p>
              </table:table-cell>
              <table:table-cell office:value-type="float" office:value="0.0735">
                <text:p>0.073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27336">
                <text:p>0.827336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28061">
                <text:p>0.828061</text:p>
              </table:table-cell>
              <table:table-cell office:value-type="float" office:value="0.0835">
                <text:p>0.083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8785">
                <text:p>0.828785</text:p>
              </table:table-cell>
              <table:table-cell office:value-type="float" office:value="0.0765">
                <text:p>0.076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951">
                <text:p>0.82951</text:p>
              </table:table-cell>
              <table:table-cell office:value-type="float" office:value="0.079">
                <text:p>0.07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30234">
                <text:p>0.830234</text:p>
              </table:table-cell>
              <table:table-cell office:value-type="float" office:value="0.0815">
                <text:p>0.081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30959">
                <text:p>0.830959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31683">
                <text:p>0.831683</text:p>
              </table:table-cell>
              <table:table-cell office:value-type="float" office:value="0.0735">
                <text:p>0.07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32408">
                <text:p>0.832408</text:p>
              </table:table-cell>
              <table:table-cell office:value-type="float" office:value="0.0735">
                <text:p>0.07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33132">
                <text:p>0.833132</text:p>
              </table:table-cell>
              <table:table-cell office:value-type="float" office:value="0.084">
                <text:p>0.08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33857">
                <text:p>0.833857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34581">
                <text:p>0.834581</text:p>
              </table:table-cell>
              <table:table-cell office:value-type="float" office:value="0.0655">
                <text:p>0.065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35305">
                <text:p>0.835305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3603">
                <text:p>0.83603</text:p>
              </table:table-cell>
              <table:table-cell office:value-type="float" office:value="0.074">
                <text:p>0.07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36754">
                <text:p>0.836754</text:p>
              </table:table-cell>
              <table:table-cell office:value-type="float" office:value="0.0745">
                <text:p>0.074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37479">
                <text:p>0.837479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38203">
                <text:p>0.838203</text:p>
              </table:table-cell>
              <table:table-cell office:value-type="float" office:value="0.0755">
                <text:p>0.075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38928">
                <text:p>0.838928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39652">
                <text:p>0.839652</text:p>
              </table:table-cell>
              <table:table-cell office:value-type="float" office:value="0.075">
                <text:p>0.0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40377">
                <text:p>0.840377</text:p>
              </table:table-cell>
              <table:table-cell office:value-type="float" office:value="0.073">
                <text:p>0.07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41101">
                <text:p>0.841101</text:p>
              </table:table-cell>
              <table:table-cell office:value-type="float" office:value="0.0715">
                <text:p>0.071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41826">
                <text:p>0.841826</text:p>
              </table:table-cell>
              <table:table-cell office:value-type="float" office:value="0.0705">
                <text:p>0.070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4255">
                <text:p>0.84255</text:p>
              </table:table-cell>
              <table:table-cell office:value-type="float" office:value="0.071">
                <text:p>0.07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3275">
                <text:p>0.843275</text:p>
              </table:table-cell>
              <table:table-cell office:value-type="float" office:value="0.0685">
                <text:p>0.068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3999">
                <text:p>0.843999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4723">
                <text:p>0.844723</text:p>
              </table:table-cell>
              <table:table-cell office:value-type="float" office:value="0.0515">
                <text:p>0.05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5448">
                <text:p>0.845448</text:p>
              </table:table-cell>
              <table:table-cell office:value-type="float" office:value="0.0585">
                <text:p>0.058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46172">
                <text:p>0.846172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46897">
                <text:p>0.846897</text:p>
              </table:table-cell>
              <table:table-cell office:value-type="float" office:value="0.062">
                <text:p>0.06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47621">
                <text:p>0.847621</text:p>
              </table:table-cell>
              <table:table-cell office:value-type="float" office:value="0.072">
                <text:p>0.0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48346">
                <text:p>0.848346</text:p>
              </table:table-cell>
              <table:table-cell office:value-type="float" office:value="0.065">
                <text:p>0.06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4907">
                <text:p>0.84907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49795">
                <text:p>0.849795</text:p>
              </table:table-cell>
              <table:table-cell office:value-type="float" office:value="0.0645">
                <text:p>0.064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50519">
                <text:p>0.850519</text:p>
              </table:table-cell>
              <table:table-cell office:value-type="float" office:value="0.0485">
                <text:p>0.048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51244">
                <text:p>0.851244</text:p>
              </table:table-cell>
              <table:table-cell office:value-type="float" office:value="0.066">
                <text:p>0.06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51968">
                <text:p>0.851968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52693">
                <text:p>0.85269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53417">
                <text:p>0.853417</text:p>
              </table:table-cell>
              <table:table-cell office:value-type="float" office:value="0.0565">
                <text:p>0.056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54142">
                <text:p>0.854142</text:p>
              </table:table-cell>
              <table:table-cell office:value-type="float" office:value="0.0525">
                <text:p>0.05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54866">
                <text:p>0.854866</text:p>
              </table:table-cell>
              <table:table-cell office:value-type="float" office:value="0.055">
                <text:p>0.0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5559">
                <text:p>0.85559</text:p>
              </table:table-cell>
              <table:table-cell office:value-type="float" office:value="0.0495">
                <text:p>0.049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56315">
                <text:p>0.856315</text:p>
              </table:table-cell>
              <table:table-cell office:value-type="float" office:value="0.056">
                <text:p>0.05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57039">
                <text:p>0.857039</text:p>
              </table:table-cell>
              <table:table-cell office:value-type="float" office:value="0.0515">
                <text:p>0.05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57764">
                <text:p>0.857764</text:p>
              </table:table-cell>
              <table:table-cell office:value-type="float" office:value="0.0545">
                <text:p>0.054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58488">
                <text:p>0.858488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59213">
                <text:p>0.859213</text:p>
              </table:table-cell>
              <table:table-cell office:value-type="float" office:value="0.0485">
                <text:p>0.048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9937">
                <text:p>0.859937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0662">
                <text:p>0.860662</text:p>
              </table:table-cell>
              <table:table-cell office:value-type="float" office:value="0.052">
                <text:p>0.05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61386">
                <text:p>0.861386</text:p>
              </table:table-cell>
              <table:table-cell office:value-type="float" office:value="0.0455">
                <text:p>0.04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62111">
                <text:p>0.862111</text:p>
              </table:table-cell>
              <table:table-cell office:value-type="float" office:value="0.0485">
                <text:p>0.048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62835">
                <text:p>0.862835</text:p>
              </table:table-cell>
              <table:table-cell office:value-type="float" office:value="0.0535">
                <text:p>0.05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6356">
                <text:p>0.86356</text:p>
              </table:table-cell>
              <table:table-cell office:value-type="float" office:value="0.053">
                <text:p>0.05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64284">
                <text:p>0.864284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65008">
                <text:p>0.865008</text:p>
              </table:table-cell>
              <table:table-cell office:value-type="float" office:value="0.046">
                <text:p>0.04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65733">
                <text:p>0.865733</text:p>
              </table:table-cell>
              <table:table-cell office:value-type="float" office:value="0.0505">
                <text:p>0.050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6457">
                <text:p>0.866457</text:p>
              </table:table-cell>
              <table:table-cell office:value-type="float" office:value="0.043">
                <text:p>0.04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7182">
                <text:p>0.867182</text:p>
              </table:table-cell>
              <table:table-cell office:value-type="float" office:value="0.0495">
                <text:p>0.04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7906">
                <text:p>0.867906</text:p>
              </table:table-cell>
              <table:table-cell office:value-type="float" office:value="0.058">
                <text:p>0.05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68631">
                <text:p>0.868631</text:p>
              </table:table-cell>
              <table:table-cell office:value-type="float" office:value="0.0445">
                <text:p>0.044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69355">
                <text:p>0.869355</text:p>
              </table:table-cell>
              <table:table-cell office:value-type="float" office:value="0.0445">
                <text:p>0.044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7008">
                <text:p>0.87008</text:p>
              </table:table-cell>
              <table:table-cell office:value-type="float" office:value="0.042">
                <text:p>0.04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70804">
                <text:p>0.870804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71529">
                <text:p>0.871529</text:p>
              </table:table-cell>
              <table:table-cell office:value-type="float" office:value="0.0405">
                <text:p>0.04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72253">
                <text:p>0.872253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72978">
                <text:p>0.872978</text:p>
              </table:table-cell>
              <table:table-cell office:value-type="float" office:value="0.0515">
                <text:p>0.051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73702">
                <text:p>0.873702</text:p>
              </table:table-cell>
              <table:table-cell office:value-type="float" office:value="0.0465">
                <text:p>0.046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74426">
                <text:p>0.874426</text:p>
              </table:table-cell>
              <table:table-cell office:value-type="float" office:value="0.0435">
                <text:p>0.043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75151">
                <text:p>0.875151</text:p>
              </table:table-cell>
              <table:table-cell office:value-type="float" office:value="0.044">
                <text:p>0.04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75875">
                <text:p>0.875875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766">
                <text:p>0.8766</text:p>
              </table:table-cell>
              <table:table-cell office:value-type="float" office:value="0.0415">
                <text:p>0.04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77324">
                <text:p>0.877324</text:p>
              </table:table-cell>
              <table:table-cell office:value-type="float" office:value="0.0335">
                <text:p>0.033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655cm" svg:y="0.316cm" chart:style-name="ch2">
          <text:p>EDGE PERCOLATION</text:p>
        </chart:title>
        <chart:plot-area chart:style-name="ch3" table:cell-range-address="'10'.B2:'10'.B42 '10'.H2:'10'.H42 '10'.M2:'10'.M42" svg:x="0.32cm" svg:y="1.275cm" svg:width="15.36cm" svg:height="7.545cm">
          <chartooo:coordinate-region svg:x="1.047cm" svg:y="1.474cm" svg:width="14.53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'.H2:'10'.H42" chart:class="chart:scatter">
            <chart:domain table:cell-range-address="'10'.B2:'10'.B42"/>
            <chart:data-point chart:repeated="41"/>
          </chart:series>
          <chart:series chart:style-name="ch7" chart:values-cell-range-address="'10'.M2:'10'.M42" chart:class="chart:scatter">
            <chart:regression-curve chart:style-name="ch8">
              <chart:equation chart:display-equation="false" chart:display-r-square="true" svg:x="1.941cm" svg:y="3.418cm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'.B2:'10'.B42</svg:desc>
                </draw:g>
              </table:table-cell>
              <table:table-cell office:value-type="float" office:value="1">
                <text:p>1</text:p>
                <draw:g>
                  <svg:desc>'10'.H2:'10'.H42</svg:desc>
                </draw:g>
              </table:table-cell>
              <table:table-cell office:value-type="float" office:value="1">
                <text:p>1</text:p>
                <draw:g>
                  <svg:desc>'10'.M2:'10'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0.999">
                <text:p>0.999</text:p>
              </table:table-cell>
              <table:table-cell office:value-type="float" office:value="0.9822">
                <text:p>0.9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9651">
                <text:p>0.9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0.9975">
                <text:p>0.9975</text:p>
              </table:table-cell>
              <table:table-cell office:value-type="float" office:value="0.9499">
                <text:p>0.9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0.998">
                <text:p>0.998</text:p>
              </table:table-cell>
              <table:table-cell office:value-type="float" office:value="0.931333333333333">
                <text:p>0.931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0.994">
                <text:p>0.994</text:p>
              </table:table-cell>
              <table:table-cell office:value-type="float" office:value="0.915166666666667">
                <text:p>0.915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0.993">
                <text:p>0.993</text:p>
              </table:table-cell>
              <table:table-cell office:value-type="float" office:value="0.898966666666667">
                <text:p>0.8989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0.988">
                <text:p>0.988</text:p>
              </table:table-cell>
              <table:table-cell office:value-type="float" office:value="0.884466666666667">
                <text:p>0.8844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0.982">
                <text:p>0.982</text:p>
              </table:table-cell>
              <table:table-cell office:value-type="float" office:value="0.865133333333333">
                <text:p>0.8651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0.974">
                <text:p>0.974</text:p>
              </table:table-cell>
              <table:table-cell office:value-type="float" office:value="0.848766666666667">
                <text:p>0.8487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.9755">
                <text:p>0.9755</text:p>
              </table:table-cell>
              <table:table-cell office:value-type="float" office:value="0.834366666666667">
                <text:p>0.8343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0.967">
                <text:p>0.967</text:p>
              </table:table-cell>
              <table:table-cell office:value-type="float" office:value="0.817566666666667">
                <text:p>0.8175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957">
                <text:p>0.957</text:p>
              </table:table-cell>
              <table:table-cell office:value-type="float" office:value="0.801666666666667">
                <text:p>0.801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0.9585">
                <text:p>0.9585</text:p>
              </table:table-cell>
              <table:table-cell office:value-type="float" office:value="0.782666666666667">
                <text:p>0.782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0.943">
                <text:p>0.943</text:p>
              </table:table-cell>
              <table:table-cell office:value-type="float" office:value="0.7636">
                <text:p>0.7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0.939">
                <text:p>0.939</text:p>
              </table:table-cell>
              <table:table-cell office:value-type="float" office:value="0.750766666666667">
                <text:p>0.7507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.9305">
                <text:p>0.9305</text:p>
              </table:table-cell>
              <table:table-cell office:value-type="float" office:value="0.735966666666667">
                <text:p>0.7359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0.917">
                <text:p>0.917</text:p>
              </table:table-cell>
              <table:table-cell office:value-type="float" office:value="0.717366666666667">
                <text:p>0.7173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0.8935">
                <text:p>0.8935</text:p>
              </table:table-cell>
              <table:table-cell office:value-type="float" office:value="0.697733333333333">
                <text:p>0.6977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0.8655">
                <text:p>0.8655</text:p>
              </table:table-cell>
              <table:table-cell office:value-type="float" office:value="0.6865">
                <text:p>0.6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8425">
                <text:p>0.8425</text:p>
              </table:table-cell>
              <table:table-cell office:value-type="float" office:value="0.662266666666667">
                <text:p>0.6622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0.83">
                <text:p>0.83</text:p>
              </table:table-cell>
              <table:table-cell office:value-type="float" office:value="0.6479">
                <text:p>0.64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.8135">
                <text:p>0.8135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0.788">
                <text:p>0.788</text:p>
              </table:table-cell>
              <table:table-cell office:value-type="float" office:value="0.617266666666667">
                <text:p>0.6172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0.7845">
                <text:p>0.7845</text:p>
              </table:table-cell>
              <table:table-cell office:value-type="float" office:value="0.6064">
                <text:p>0.60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0.7255">
                <text:p>0.7255</text:p>
              </table:table-cell>
              <table:table-cell office:value-type="float" office:value="0.581433333333333">
                <text:p>0.5814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.7095">
                <text:p>0.7095</text:p>
              </table:table-cell>
              <table:table-cell office:value-type="float" office:value="0.5669">
                <text:p>0.56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.6685">
                <text:p>0.6685</text:p>
              </table:table-cell>
              <table:table-cell office:value-type="float" office:value="0.553566666666667">
                <text:p>0.5535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6265">
                <text:p>0.6265</text:p>
              </table:table-cell>
              <table:table-cell office:value-type="float" office:value="0.5288">
                <text:p>0.52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.5945">
                <text:p>0.5945</text:p>
              </table:table-cell>
              <table:table-cell office:value-type="float" office:value="0.516433333333333">
                <text:p>0.5164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.5435">
                <text:p>0.5435</text:p>
              </table:table-cell>
              <table:table-cell office:value-type="float" office:value="0.496933333333333">
                <text:p>0.4969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508">
                <text:p>0.508</text:p>
              </table:table-cell>
              <table:table-cell office:value-type="float" office:value="0.481266666666667">
                <text:p>0.4812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4615">
                <text:p>0.4615</text:p>
              </table:table-cell>
              <table:table-cell office:value-type="float" office:value="0.4684">
                <text:p>0.46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.425">
                <text:p>0.425</text:p>
              </table:table-cell>
              <table:table-cell office:value-type="float" office:value="0.450166666666667">
                <text:p>0.4501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358">
                <text:p>0.358</text:p>
              </table:table-cell>
              <table:table-cell office:value-type="float" office:value="0.434066666666667">
                <text:p>0.4340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.3025">
                <text:p>0.3025</text:p>
              </table:table-cell>
              <table:table-cell office:value-type="float" office:value="0.415833333333333">
                <text:p>0.4158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242">
                <text:p>0.242</text:p>
              </table:table-cell>
              <table:table-cell office:value-type="float" office:value="0.396766666666667">
                <text:p>0.3967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.19">
                <text:p>0.19</text:p>
              </table:table-cell>
              <table:table-cell office:value-type="float" office:value="0.383233333333333">
                <text:p>0.3832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.136">
                <text:p>0.136</text:p>
              </table:table-cell>
              <table:table-cell office:value-type="float" office:value="0.367133333333333">
                <text:p>0.3671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.061">
                <text:p>0.061</text:p>
              </table:table-cell>
              <table:table-cell office:value-type="float" office:value="0.350133333333333">
                <text:p>0.3501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cm" xlink:href=".." xlink:type="simple" chart:class="chart:scatter" chart:style-name="ch1">
        <chart:title svg:x="4.347cm" svg:y="0.316cm" chart:style-name="ch2">
          <text:p>EDGE PERCOLATION (ZOOM Q.5)</text:p>
        </chart:title>
        <chart:plot-area chart:style-name="ch3" table:cell-range-address="'10'.B43:'10'.B142 '10'.H43:'10'.H142" svg:x="0.32cm" svg:y="1.275cm" svg:width="15.364cm" svg:height="7.545cm">
          <chartooo:coordinate-region svg:x="1.047cm" svg:y="1.474cm" svg:width="14.306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'.H43:'10'.H142" chart:class="chart:scatter">
            <chart:domain table:cell-range-address="'10'.B43:'10'.B14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805603">
                <text:p>0.805603</text:p>
                <draw:g>
                  <svg:desc>'10'.B43:'10'.B142</svg:desc>
                </draw:g>
              </table:table-cell>
              <table:table-cell office:value-type="float" office:value="0.6255">
                <text:p>0.6255</text:p>
                <draw:g>
                  <svg:desc>'10'.H43:'10'.H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806327">
                <text:p>0.806327</text:p>
              </table:table-cell>
              <table:table-cell office:value-type="float" office:value="0.6165">
                <text:p>0.61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807051">
                <text:p>0.807051</text:p>
              </table:table-cell>
              <table:table-cell office:value-type="float" office:value="0.63">
                <text:p>0.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07776">
                <text:p>0.807776</text:p>
              </table:table-cell>
              <table:table-cell office:value-type="float" office:value="0.6095">
                <text:p>0.60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8085">
                <text:p>0.8085</text:p>
              </table:table-cell>
              <table:table-cell office:value-type="float" office:value="0.6295">
                <text:p>0.629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09225">
                <text:p>0.809225</text:p>
              </table:table-cell>
              <table:table-cell office:value-type="float" office:value="0.6185">
                <text:p>0.61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809949">
                <text:p>0.809949</text:p>
              </table:table-cell>
              <table:table-cell office:value-type="float" office:value="0.6045">
                <text:p>0.60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810674">
                <text:p>0.810674</text:p>
              </table:table-cell>
              <table:table-cell office:value-type="float" office:value="0.6335">
                <text:p>0.6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11398">
                <text:p>0.811398</text:p>
              </table:table-cell>
              <table:table-cell office:value-type="float" office:value="0.614">
                <text:p>0.6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12123">
                <text:p>0.812123</text:p>
              </table:table-cell>
              <table:table-cell office:value-type="float" office:value="0.6145">
                <text:p>0.61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812847">
                <text:p>0.812847</text:p>
              </table:table-cell>
              <table:table-cell office:value-type="float" office:value="0.6155">
                <text:p>0.61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13572">
                <text:p>0.813572</text:p>
              </table:table-cell>
              <table:table-cell office:value-type="float" office:value="0.6165">
                <text:p>0.616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814296">
                <text:p>0.814296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15021">
                <text:p>0.815021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815745">
                <text:p>0.815745</text:p>
              </table:table-cell>
              <table:table-cell office:value-type="float" office:value="0.59">
                <text:p>0.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16469">
                <text:p>0.816469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817194">
                <text:p>0.817194</text:p>
              </table:table-cell>
              <table:table-cell office:value-type="float" office:value="0.594">
                <text:p>0.5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817918">
                <text:p>0.817918</text:p>
              </table:table-cell>
              <table:table-cell office:value-type="float" office:value="0.603">
                <text:p>0.6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818643">
                <text:p>0.818643</text:p>
              </table:table-cell>
              <table:table-cell office:value-type="float" office:value="0.601">
                <text:p>0.60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19367">
                <text:p>0.819367</text:p>
              </table:table-cell>
              <table:table-cell office:value-type="float" office:value="0.5805">
                <text:p>0.58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820092">
                <text:p>0.820092</text:p>
              </table:table-cell>
              <table:table-cell office:value-type="float" office:value="0.587">
                <text:p>0.58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20816">
                <text:p>0.820816</text:p>
              </table:table-cell>
              <table:table-cell office:value-type="float" office:value="0.5915">
                <text:p>0.591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821541">
                <text:p>0.821541</text:p>
              </table:table-cell>
              <table:table-cell office:value-type="float" office:value="0.581">
                <text:p>0.58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822265">
                <text:p>0.822265</text:p>
              </table:table-cell>
              <table:table-cell office:value-type="float" office:value="0.5905">
                <text:p>0.59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82299">
                <text:p>0.82299</text:p>
              </table:table-cell>
              <table:table-cell office:value-type="float" office:value="0.604">
                <text:p>0.60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823714">
                <text:p>0.823714</text:p>
              </table:table-cell>
              <table:table-cell office:value-type="float" office:value="0.592">
                <text:p>0.59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824439">
                <text:p>0.824439</text:p>
              </table:table-cell>
              <table:table-cell office:value-type="float" office:value="0.5905">
                <text:p>0.590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825163">
                <text:p>0.825163</text:p>
              </table:table-cell>
              <table:table-cell office:value-type="float" office:value="0.5635">
                <text:p>0.563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825887">
                <text:p>0.825887</text:p>
              </table:table-cell>
              <table:table-cell office:value-type="float" office:value="0.5955">
                <text:p>0.595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826612">
                <text:p>0.826612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827336">
                <text:p>0.827336</text:p>
              </table:table-cell>
              <table:table-cell office:value-type="float" office:value="0.5895">
                <text:p>0.58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828061">
                <text:p>0.828061</text:p>
              </table:table-cell>
              <table:table-cell office:value-type="float" office:value="0.5705">
                <text:p>0.570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28785">
                <text:p>0.828785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951">
                <text:p>0.82951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30234">
                <text:p>0.830234</text:p>
              </table:table-cell>
              <table:table-cell office:value-type="float" office:value="0.567">
                <text:p>0.5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30959">
                <text:p>0.830959</text:p>
              </table:table-cell>
              <table:table-cell office:value-type="float" office:value="0.5815">
                <text:p>0.581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831683">
                <text:p>0.831683</text:p>
              </table:table-cell>
              <table:table-cell office:value-type="float" office:value="0.5735">
                <text:p>0.573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32408">
                <text:p>0.832408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833132">
                <text:p>0.833132</text:p>
              </table:table-cell>
              <table:table-cell office:value-type="float" office:value="0.563">
                <text:p>0.56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833857">
                <text:p>0.833857</text:p>
              </table:table-cell>
              <table:table-cell office:value-type="float" office:value="0.5515">
                <text:p>0.551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34581">
                <text:p>0.834581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35305">
                <text:p>0.835305</text:p>
              </table:table-cell>
              <table:table-cell office:value-type="float" office:value="0.5535">
                <text:p>0.553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3603">
                <text:p>0.83603</text:p>
              </table:table-cell>
              <table:table-cell office:value-type="float" office:value="0.5655">
                <text:p>0.565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36754">
                <text:p>0.836754</text:p>
              </table:table-cell>
              <table:table-cell office:value-type="float" office:value="0.5675">
                <text:p>0.567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37479">
                <text:p>0.837479</text:p>
              </table:table-cell>
              <table:table-cell office:value-type="float" office:value="0.566">
                <text:p>0.56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838203">
                <text:p>0.838203</text:p>
              </table:table-cell>
              <table:table-cell office:value-type="float" office:value="0.547">
                <text:p>0.5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838928">
                <text:p>0.838928</text:p>
              </table:table-cell>
              <table:table-cell office:value-type="float" office:value="0.5405">
                <text:p>0.540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839652">
                <text:p>0.839652</text:p>
              </table:table-cell>
              <table:table-cell office:value-type="float" office:value="0.55">
                <text:p>0.5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840377">
                <text:p>0.840377</text:p>
              </table:table-cell>
              <table:table-cell office:value-type="float" office:value="0.5475">
                <text:p>0.547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841101">
                <text:p>0.841101</text:p>
              </table:table-cell>
              <table:table-cell office:value-type="float" office:value="0.5325">
                <text:p>0.53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841826">
                <text:p>0.841826</text:p>
              </table:table-cell>
              <table:table-cell office:value-type="float" office:value="0.573">
                <text:p>0.5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84255">
                <text:p>0.84255</text:p>
              </table:table-cell>
              <table:table-cell office:value-type="float" office:value="0.545">
                <text:p>0.54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843275">
                <text:p>0.843275</text:p>
              </table:table-cell>
              <table:table-cell office:value-type="float" office:value="0.559">
                <text:p>0.55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843999">
                <text:p>0.843999</text:p>
              </table:table-cell>
              <table:table-cell office:value-type="float" office:value="0.515">
                <text:p>0.5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844723">
                <text:p>0.844723</text:p>
              </table:table-cell>
              <table:table-cell office:value-type="float" office:value="0.5555">
                <text:p>0.55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845448">
                <text:p>0.845448</text:p>
              </table:table-cell>
              <table:table-cell office:value-type="float" office:value="0.528">
                <text:p>0.5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846172">
                <text:p>0.846172</text:p>
              </table:table-cell>
              <table:table-cell office:value-type="float" office:value="0.53">
                <text:p>0.5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846897">
                <text:p>0.846897</text:p>
              </table:table-cell>
              <table:table-cell office:value-type="float" office:value="0.5285">
                <text:p>0.528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847621">
                <text:p>0.847621</text:p>
              </table:table-cell>
              <table:table-cell office:value-type="float" office:value="0.5315">
                <text:p>0.53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48346">
                <text:p>0.848346</text:p>
              </table:table-cell>
              <table:table-cell office:value-type="float" office:value="0.5455">
                <text:p>0.54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84907">
                <text:p>0.84907</text:p>
              </table:table-cell>
              <table:table-cell office:value-type="float" office:value="0.5265">
                <text:p>0.526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849795">
                <text:p>0.849795</text:p>
              </table:table-cell>
              <table:table-cell office:value-type="float" office:value="0.522">
                <text:p>0.52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850519">
                <text:p>0.850519</text:p>
              </table:table-cell>
              <table:table-cell office:value-type="float" office:value="0.5205">
                <text:p>0.52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851244">
                <text:p>0.851244</text:p>
              </table:table-cell>
              <table:table-cell office:value-type="float" office:value="0.5205">
                <text:p>0.52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851968">
                <text:p>0.851968</text:p>
              </table:table-cell>
              <table:table-cell office:value-type="float" office:value="0.535">
                <text:p>0.53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852693">
                <text:p>0.852693</text:p>
              </table:table-cell>
              <table:table-cell office:value-type="float" office:value="0.5305">
                <text:p>0.530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853417">
                <text:p>0.853417</text:p>
              </table:table-cell>
              <table:table-cell office:value-type="float" office:value="0.524">
                <text:p>0.52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854142">
                <text:p>0.854142</text:p>
              </table:table-cell>
              <table:table-cell office:value-type="float" office:value="0.5455">
                <text:p>0.54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54866">
                <text:p>0.854866</text:p>
              </table:table-cell>
              <table:table-cell office:value-type="float" office:value="0.533">
                <text:p>0.533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85559">
                <text:p>0.85559</text:p>
              </table:table-cell>
              <table:table-cell office:value-type="float" office:value="0.4925">
                <text:p>0.49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856315">
                <text:p>0.856315</text:p>
              </table:table-cell>
              <table:table-cell office:value-type="float" office:value="0.504">
                <text:p>0.50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857039">
                <text:p>0.857039</text:p>
              </table:table-cell>
              <table:table-cell office:value-type="float" office:value="0.5105">
                <text:p>0.51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57764">
                <text:p>0.857764</text:p>
              </table:table-cell>
              <table:table-cell office:value-type="float" office:value="0.5235">
                <text:p>0.523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58488">
                <text:p>0.858488</text:p>
              </table:table-cell>
              <table:table-cell office:value-type="float" office:value="0.4945">
                <text:p>0.49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59213">
                <text:p>0.859213</text:p>
              </table:table-cell>
              <table:table-cell office:value-type="float" office:value="0.493">
                <text:p>0.49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59937">
                <text:p>0.859937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860662">
                <text:p>0.860662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861386">
                <text:p>0.861386</text:p>
              </table:table-cell>
              <table:table-cell office:value-type="float" office:value="0.516">
                <text:p>0.51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862111">
                <text:p>0.862111</text:p>
              </table:table-cell>
              <table:table-cell office:value-type="float" office:value="0.4925">
                <text:p>0.49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862835">
                <text:p>0.862835</text:p>
              </table:table-cell>
              <table:table-cell office:value-type="float" office:value="0.4935">
                <text:p>0.49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.86356">
                <text:p>0.86356</text:p>
              </table:table-cell>
              <table:table-cell office:value-type="float" office:value="0.5015">
                <text:p>0.50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.864284">
                <text:p>0.864284</text:p>
              </table:table-cell>
              <table:table-cell office:value-type="float" office:value="0.4915">
                <text:p>0.49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.865008">
                <text:p>0.865008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865733">
                <text:p>0.865733</text:p>
              </table:table-cell>
              <table:table-cell office:value-type="float" office:value="0.496">
                <text:p>0.49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866457">
                <text:p>0.866457</text:p>
              </table:table-cell>
              <table:table-cell office:value-type="float" office:value="0.4865">
                <text:p>0.48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.867182">
                <text:p>0.867182</text:p>
              </table:table-cell>
              <table:table-cell office:value-type="float" office:value="0.497">
                <text:p>0.4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.867906">
                <text:p>0.867906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868631">
                <text:p>0.868631</text:p>
              </table:table-cell>
              <table:table-cell office:value-type="float" office:value="0.4885">
                <text:p>0.488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.869355">
                <text:p>0.869355</text:p>
              </table:table-cell>
              <table:table-cell office:value-type="float" office:value="0.4825">
                <text:p>0.48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.87008">
                <text:p>0.87008</text:p>
              </table:table-cell>
              <table:table-cell office:value-type="float" office:value="0.4885">
                <text:p>0.488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.870804">
                <text:p>0.870804</text:p>
              </table:table-cell>
              <table:table-cell office:value-type="float" office:value="0.4885">
                <text:p>0.488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.871529">
                <text:p>0.871529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72253">
                <text:p>0.872253</text:p>
              </table:table-cell>
              <table:table-cell office:value-type="float" office:value="0.4645">
                <text:p>0.464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872978">
                <text:p>0.872978</text:p>
              </table:table-cell>
              <table:table-cell office:value-type="float" office:value="0.4855">
                <text:p>0.48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.873702">
                <text:p>0.873702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874426">
                <text:p>0.874426</text:p>
              </table:table-cell>
              <table:table-cell office:value-type="float" office:value="0.4855">
                <text:p>0.48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875151">
                <text:p>0.875151</text:p>
              </table:table-cell>
              <table:table-cell office:value-type="float" office:value="0.472">
                <text:p>0.47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875875">
                <text:p>0.875875</text:p>
              </table:table-cell>
              <table:table-cell office:value-type="float" office:value="0.468">
                <text:p>0.46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8766">
                <text:p>0.8766</text:p>
              </table:table-cell>
              <table:table-cell office:value-type="float" office:value="0.4715">
                <text:p>0.47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77324">
                <text:p>0.877324</text:p>
              </table:table-cell>
              <table:table-cell office:value-type="float" office:value="0.466">
                <text:p>0.46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exponential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324cm" svg:y="0.316cm" chart:style-name="ch2">
          <text:p>VERTICE PERCOLATION</text:p>
        </chart:title>
        <chart:plot-area chart:style-name="ch3" table:cell-range-address="'1000'.B2:'1000'.C42 '1000'.L2:'1000'.L42" svg:x="0.32cm" svg:y="1.275cm" svg:width="15.36cm" svg:height="7.545cm">
          <chartooo:coordinate-region svg:x="1.047cm" svg:y="1.474cm" svg:width="14.53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00'.C2:'1000'.C42" chart:class="chart:scatter">
            <chart:domain table:cell-range-address="'1000'.B2:'1000'.B42"/>
            <chart:data-point chart:repeated="41"/>
          </chart:series>
          <chart:series chart:style-name="ch7" chart:values-cell-range-address="'1000'.L2:'1000'.L42" chart:class="chart:scatter">
            <chart:regression-curve chart:style-name="ch8">
              <chart:equation chart:display-equation="false" chart:display-r-square="true" svg:x="1.212cm" svg:y="4.222cm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L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00'.B2:'1000'.B42</svg:desc>
                </draw:g>
              </table:table-cell>
              <table:table-cell office:value-type="float" office:value="1">
                <text:p>1</text:p>
                <draw:g>
                  <svg:desc>'1000'.C2:'1000'.C42</svg:desc>
                </draw:g>
              </table:table-cell>
              <table:table-cell office:value-type="float" office:value="1">
                <text:p>1</text:p>
                <draw:g>
                  <svg:desc>'1000'.L2:'1000'.L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1">
                <text:p>1</text:p>
              </table:table-cell>
              <table:table-cell office:value-type="float" office:value="0.96707">
                <text:p>0.967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93544">
                <text:p>0.9354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1">
                <text:p>1</text:p>
              </table:table-cell>
              <table:table-cell office:value-type="float" office:value="0.903153333333333">
                <text:p>0.9031533333333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872766666666667">
                <text:p>0.8727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84385">
                <text:p>0.8438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814766666666667">
                <text:p>0.8147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1">
                <text:p>1</text:p>
              </table:table-cell>
              <table:table-cell office:value-type="float" office:value="0.78712">
                <text:p>0.787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760003333333333">
                <text:p>0.76000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0.999">
                <text:p>0.999</text:p>
              </table:table-cell>
              <table:table-cell office:value-type="float" office:value="0.733716666666667">
                <text:p>0.73371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0.997">
                <text:p>0.997</text:p>
              </table:table-cell>
              <table:table-cell office:value-type="float" office:value="0.708306666666667">
                <text:p>0.70830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0.995">
                <text:p>0.995</text:p>
              </table:table-cell>
              <table:table-cell office:value-type="float" office:value="0.683943333333333">
                <text:p>0.6839433333333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99">
                <text:p>0.99</text:p>
              </table:table-cell>
              <table:table-cell office:value-type="float" office:value="0.660463333333333">
                <text:p>0.6604633333333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0.975">
                <text:p>0.975</text:p>
              </table:table-cell>
              <table:table-cell office:value-type="float" office:value="0.637646666666667">
                <text:p>0.63764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0.95">
                <text:p>0.95</text:p>
              </table:table-cell>
              <table:table-cell office:value-type="float" office:value="0.615056666666667">
                <text:p>0.6150566666666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0.935">
                <text:p>0.935</text:p>
              </table:table-cell>
              <table:table-cell office:value-type="float" office:value="0.592903333333333">
                <text:p>0.59290333333333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.884">
                <text:p>0.884</text:p>
              </table:table-cell>
              <table:table-cell office:value-type="float" office:value="0.573736666666667">
                <text:p>0.57373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0.855">
                <text:p>0.855</text:p>
              </table:table-cell>
              <table:table-cell office:value-type="float" office:value="0.553996666666667">
                <text:p>0.55399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0.805">
                <text:p>0.805</text:p>
              </table:table-cell>
              <table:table-cell office:value-type="float" office:value="0.535376666666667">
                <text:p>0.5353766666666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0.764">
                <text:p>0.764</text:p>
              </table:table-cell>
              <table:table-cell office:value-type="float" office:value="0.517456666666667">
                <text:p>0.51745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696">
                <text:p>0.696</text:p>
              </table:table-cell>
              <table:table-cell office:value-type="float" office:value="0.499936666666667">
                <text:p>0.49993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0.656">
                <text:p>0.656</text:p>
              </table:table-cell>
              <table:table-cell office:value-type="float" office:value="0.483663333333333">
                <text:p>0.48366333333333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.608">
                <text:p>0.608</text:p>
              </table:table-cell>
              <table:table-cell office:value-type="float" office:value="0.46863">
                <text:p>0.4686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0.498">
                <text:p>0.498</text:p>
              </table:table-cell>
              <table:table-cell office:value-type="float" office:value="0.453683333333333">
                <text:p>0.45368333333333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0.462">
                <text:p>0.462</text:p>
              </table:table-cell>
              <table:table-cell office:value-type="float" office:value="0.43965">
                <text:p>0.4396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0.399">
                <text:p>0.399</text:p>
              </table:table-cell>
              <table:table-cell office:value-type="float" office:value="0.426883333333333">
                <text:p>0.42688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.341">
                <text:p>0.341</text:p>
              </table:table-cell>
              <table:table-cell office:value-type="float" office:value="0.41493">
                <text:p>0.414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.268">
                <text:p>0.268</text:p>
              </table:table-cell>
              <table:table-cell office:value-type="float" office:value="0.40377">
                <text:p>0.4037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23">
                <text:p>0.23</text:p>
              </table:table-cell>
              <table:table-cell office:value-type="float" office:value="0.39286">
                <text:p>0.3928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.204">
                <text:p>0.204</text:p>
              </table:table-cell>
              <table:table-cell office:value-type="float" office:value="0.384056666666667">
                <text:p>0.38405666666666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.164">
                <text:p>0.164</text:p>
              </table:table-cell>
              <table:table-cell office:value-type="float" office:value="0.374816666666667">
                <text:p>0.37481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125">
                <text:p>0.125</text:p>
              </table:table-cell>
              <table:table-cell office:value-type="float" office:value="0.366903333333333">
                <text:p>0.3669033333333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099">
                <text:p>0.099</text:p>
              </table:table-cell>
              <table:table-cell office:value-type="float" office:value="0.359926666666667">
                <text:p>0.35992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.096">
                <text:p>0.096</text:p>
              </table:table-cell>
              <table:table-cell office:value-type="float" office:value="0.353576666666667">
                <text:p>0.35357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051">
                <text:p>0.051</text:p>
              </table:table-cell>
              <table:table-cell office:value-type="float" office:value="0.348353333333333">
                <text:p>0.34835333333333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.042">
                <text:p>0.042</text:p>
              </table:table-cell>
              <table:table-cell office:value-type="float" office:value="0.343716666666667">
                <text:p>0.3437166666666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02">
                <text:p>0.02</text:p>
              </table:table-cell>
              <table:table-cell office:value-type="float" office:value="0.33996">
                <text:p>0.3399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.007">
                <text:p>0.007</text:p>
              </table:table-cell>
              <table:table-cell office:value-type="float" office:value="0.33708">
                <text:p>0.337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.006">
                <text:p>0.006</text:p>
              </table:table-cell>
              <table:table-cell office:value-type="float" office:value="0.335006666666667">
                <text:p>0.33500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.001">
                <text:p>0.001</text:p>
              </table:table-cell>
              <table:table-cell office:value-type="float" office:value="0.333773333333333">
                <text:p>0.33377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cm" xlink:href=".." xlink:type="simple" chart:class="chart:scatter" chart:style-name="ch1">
        <chart:title svg:x="4.016cm" svg:y="0.316cm" chart:style-name="ch2">
          <text:p>VERTICE PERCOLATION (ZOOM Q.5)</text:p>
        </chart:title>
        <chart:plot-area chart:style-name="ch3" table:cell-range-address="'1000'.B43:'1000'.C142" svg:x="0.32cm" svg:y="1.275cm" svg:width="15.364cm" svg:height="7.545cm">
          <chartooo:coordinate-region svg:x="1.047cm" svg:y="1.474cm" svg:width="14.305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00'.C43:'1000'.C142" chart:class="chart:scatter">
            <chart:domain table:cell-range-address="'1000'.B43:'1000'.B14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6841">
                <text:p>0.516841</text:p>
                <draw:g>
                  <svg:desc>'1000'.B43:'1000'.B142</svg:desc>
                </draw:g>
              </table:table-cell>
              <table:table-cell office:value-type="float" office:value="0.675">
                <text:p>0.675</text:p>
                <draw:g>
                  <svg:desc>'1000'.C43:'1000'.C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1487">
                <text:p>0.521487</text:p>
              </table:table-cell>
              <table:table-cell office:value-type="float" office:value="0.6565">
                <text:p>0.65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6132">
                <text:p>0.526132</text:p>
              </table:table-cell>
              <table:table-cell office:value-type="float" office:value="0.6535">
                <text:p>0.653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0778">
                <text:p>0.530778</text:p>
              </table:table-cell>
              <table:table-cell office:value-type="float" office:value="0.6305">
                <text:p>0.63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5424">
                <text:p>0.535424</text:p>
              </table:table-cell>
              <table:table-cell office:value-type="float" office:value="0.6155">
                <text:p>0.615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007">
                <text:p>0.54007</text:p>
              </table:table-cell>
              <table:table-cell office:value-type="float" office:value="0.6205">
                <text:p>0.620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4715">
                <text:p>0.544715</text:p>
              </table:table-cell>
              <table:table-cell office:value-type="float" office:value="0.593">
                <text:p>0.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9361">
                <text:p>0.549361</text:p>
              </table:table-cell>
              <table:table-cell office:value-type="float" office:value="0.6195">
                <text:p>0.61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4007">
                <text:p>0.554007</text:p>
              </table:table-cell>
              <table:table-cell office:value-type="float" office:value="0.582">
                <text:p>0.5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8653">
                <text:p>0.558653</text:p>
              </table:table-cell>
              <table:table-cell office:value-type="float" office:value="0.57">
                <text:p>0.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63298">
                <text:p>0.563298</text:p>
              </table:table-cell>
              <table:table-cell office:value-type="float" office:value="0.534">
                <text:p>0.53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7944">
                <text:p>0.567944</text:p>
              </table:table-cell>
              <table:table-cell office:value-type="float" office:value="0.5445">
                <text:p>0.54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259">
                <text:p>0.57259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77236">
                <text:p>0.577236</text:p>
              </table:table-cell>
              <table:table-cell office:value-type="float" office:value="0.5175">
                <text:p>0.517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1882">
                <text:p>0.581882</text:p>
              </table:table-cell>
              <table:table-cell office:value-type="float" office:value="0.495">
                <text:p>0.4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86527">
                <text:p>0.586527</text:p>
              </table:table-cell>
              <table:table-cell office:value-type="float" office:value="0.4865">
                <text:p>0.486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1173">
                <text:p>0.591173</text:p>
              </table:table-cell>
              <table:table-cell office:value-type="float" office:value="0.4785">
                <text:p>0.478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5819">
                <text:p>0.595819</text:p>
              </table:table-cell>
              <table:table-cell office:value-type="float" office:value="0.459">
                <text:p>0.4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00465">
                <text:p>0.600465</text:p>
              </table:table-cell>
              <table:table-cell office:value-type="float" office:value="0.4695">
                <text:p>0.469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511">
                <text:p>0.60511</text:p>
              </table:table-cell>
              <table:table-cell office:value-type="float" office:value="0.442">
                <text:p>0.4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1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column-mapping="1 2 0" chart:style-name="ch1">
        <chart:title svg:x="5.655cm" svg:y="0.316cm" chart:style-name="ch2">
          <text:p>EDGE PERCOLATION</text:p>
        </chart:title>
        <chart:plot-area chart:style-name="ch3" table:cell-range-address="'1000'.B2:'1000'.B42 '1000'.H2:'1000'.H42 '10'.M2:'10'.M42" svg:x="0.32cm" svg:y="1.275cm" svg:width="15.36cm" svg:height="7.545cm">
          <chartooo:coordinate-region svg:x="1.047cm" svg:y="1.474cm" svg:width="14.539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00'.H2:'1000'.H42" chart:class="chart:scatter">
            <chart:domain table:cell-range-address="'1000'.B2:'1000'.B42"/>
            <chart:data-point chart:repeated="41"/>
          </chart:series>
          <chart:series chart:style-name="ch7" chart:values-cell-range-address="'10'.M2:'10'.M42" chart:class="chart:scatter">
            <chart:domain table:cell-range-address="'10'.B2:'10'.B42"/>
            <chart:regression-curve chart:style-name="ch8">
              <chart:equation chart:display-equation="false" chart:display-r-square="true" svg:x="1.941cm" svg:y="3.418cm"/>
            </chart:regression-curve>
            <chart:data-point chart:repeated="4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1000'.B2:'1000'.B42</svg:desc>
                </draw:g>
              </table:table-cell>
              <table:table-cell office:value-type="float" office:value="1">
                <text:p>1</text:p>
                <draw:g>
                  <svg:desc>'1000'.H2:'1000'.H42</svg:desc>
                </draw:g>
              </table:table-cell>
              <table:table-cell office:value-type="float" office:value="0">
                <text:p>0</text:p>
                <draw:g>
                  <svg:desc>'10'.B2:'10'.B42</svg:desc>
                </draw:g>
              </table:table-cell>
              <table:table-cell office:value-type="float" office:value="1">
                <text:p>1</text:p>
                <draw:g>
                  <svg:desc>'10'.M2:'10'.M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5">
                <text:p>0.025</text:p>
              </table:table-cell>
              <table:table-cell office:value-type="float" office:value="1">
                <text:p>1</text:p>
              </table:table-cell>
              <table:table-cell office:value-type="float" office:value="0.025">
                <text:p>0.025</text:p>
              </table:table-cell>
              <table:table-cell office:value-type="float" office:value="0.9822">
                <text:p>0.982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5">
                <text:p>0.05</text:p>
              </table:table-cell>
              <table:table-cell office:value-type="float" office:value="1">
                <text:p>1</text:p>
              </table:table-cell>
              <table:table-cell office:value-type="float" office:value="0.05">
                <text:p>0.05</text:p>
              </table:table-cell>
              <table:table-cell office:value-type="float" office:value="0.9651">
                <text:p>0.965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75">
                <text:p>0.075</text:p>
              </table:table-cell>
              <table:table-cell office:value-type="float" office:value="1">
                <text:p>1</text:p>
              </table:table-cell>
              <table:table-cell office:value-type="float" office:value="0.075">
                <text:p>0.075</text:p>
              </table:table-cell>
              <table:table-cell office:value-type="float" office:value="0.9499">
                <text:p>0.949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1">
                <text:p>0.1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0.931333333333333">
                <text:p>0.93133333333333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25">
                <text:p>0.125</text:p>
              </table:table-cell>
              <table:table-cell office:value-type="float" office:value="1">
                <text:p>1</text:p>
              </table:table-cell>
              <table:table-cell office:value-type="float" office:value="0.125">
                <text:p>0.125</text:p>
              </table:table-cell>
              <table:table-cell office:value-type="float" office:value="0.915166666666667">
                <text:p>0.91516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5">
                <text:p>0.15</text:p>
              </table:table-cell>
              <table:table-cell office:value-type="float" office:value="1">
                <text:p>1</text:p>
              </table:table-cell>
              <table:table-cell office:value-type="float" office:value="0.15">
                <text:p>0.15</text:p>
              </table:table-cell>
              <table:table-cell office:value-type="float" office:value="0.898966666666667">
                <text:p>0.89896666666666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75">
                <text:p>0.175</text:p>
              </table:table-cell>
              <table:table-cell office:value-type="float" office:value="1">
                <text:p>1</text:p>
              </table:table-cell>
              <table:table-cell office:value-type="float" office:value="0.175">
                <text:p>0.175</text:p>
              </table:table-cell>
              <table:table-cell office:value-type="float" office:value="0.884466666666667">
                <text:p>0.88446666666666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  <table:table-cell office:value-type="float" office:value="0.2">
                <text:p>0.2</text:p>
              </table:table-cell>
              <table:table-cell office:value-type="float" office:value="0.865133333333333">
                <text:p>0.8651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25">
                <text:p>0.225</text:p>
              </table:table-cell>
              <table:table-cell office:value-type="float" office:value="1">
                <text:p>1</text:p>
              </table:table-cell>
              <table:table-cell office:value-type="float" office:value="0.225">
                <text:p>0.225</text:p>
              </table:table-cell>
              <table:table-cell office:value-type="float" office:value="0.848766666666667">
                <text:p>0.8487666666666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5">
                <text:p>0.25</text:p>
              </table:table-cell>
              <table:table-cell office:value-type="float" office:value="1">
                <text:p>1</text:p>
              </table:table-cell>
              <table:table-cell office:value-type="float" office:value="0.25">
                <text:p>0.25</text:p>
              </table:table-cell>
              <table:table-cell office:value-type="float" office:value="0.834366666666667">
                <text:p>0.8343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75">
                <text:p>0.275</text:p>
              </table:table-cell>
              <table:table-cell office:value-type="float" office:value="1">
                <text:p>1</text:p>
              </table:table-cell>
              <table:table-cell office:value-type="float" office:value="0.275">
                <text:p>0.275</text:p>
              </table:table-cell>
              <table:table-cell office:value-type="float" office:value="0.817566666666667">
                <text:p>0.8175666666666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3">
                <text:p>0.3</text:p>
              </table:table-cell>
              <table:table-cell office:value-type="float" office:value="0.999">
                <text:p>0.999</text:p>
              </table:table-cell>
              <table:table-cell office:value-type="float" office:value="0.3">
                <text:p>0.3</text:p>
              </table:table-cell>
              <table:table-cell office:value-type="float" office:value="0.801666666666667">
                <text:p>0.80166666666666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325">
                <text:p>0.325</text:p>
              </table:table-cell>
              <table:table-cell office:value-type="float" office:value="0.997">
                <text:p>0.997</text:p>
              </table:table-cell>
              <table:table-cell office:value-type="float" office:value="0.325">
                <text:p>0.325</text:p>
              </table:table-cell>
              <table:table-cell office:value-type="float" office:value="0.782666666666667">
                <text:p>0.782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5">
                <text:p>0.35</text:p>
              </table:table-cell>
              <table:table-cell office:value-type="float" office:value="0.996">
                <text:p>0.996</text:p>
              </table:table-cell>
              <table:table-cell office:value-type="float" office:value="0.35">
                <text:p>0.35</text:p>
              </table:table-cell>
              <table:table-cell office:value-type="float" office:value="0.7636">
                <text:p>0.76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75">
                <text:p>0.375</text:p>
              </table:table-cell>
              <table:table-cell office:value-type="float" office:value="0.991">
                <text:p>0.991</text:p>
              </table:table-cell>
              <table:table-cell office:value-type="float" office:value="0.375">
                <text:p>0.375</text:p>
              </table:table-cell>
              <table:table-cell office:value-type="float" office:value="0.750766666666667">
                <text:p>0.7507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">
                <text:p>0.4</text:p>
              </table:table-cell>
              <table:table-cell office:value-type="float" office:value="0.981">
                <text:p>0.981</text:p>
              </table:table-cell>
              <table:table-cell office:value-type="float" office:value="0.4">
                <text:p>0.4</text:p>
              </table:table-cell>
              <table:table-cell office:value-type="float" office:value="0.735966666666667">
                <text:p>0.7359666666666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25">
                <text:p>0.425</text:p>
              </table:table-cell>
              <table:table-cell office:value-type="float" office:value="0.979">
                <text:p>0.979</text:p>
              </table:table-cell>
              <table:table-cell office:value-type="float" office:value="0.425">
                <text:p>0.425</text:p>
              </table:table-cell>
              <table:table-cell office:value-type="float" office:value="0.717366666666667">
                <text:p>0.7173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">
                <text:p>0.45</text:p>
              </table:table-cell>
              <table:table-cell office:value-type="float" office:value="0.955">
                <text:p>0.955</text:p>
              </table:table-cell>
              <table:table-cell office:value-type="float" office:value="0.45">
                <text:p>0.45</text:p>
              </table:table-cell>
              <table:table-cell office:value-type="float" office:value="0.697733333333333">
                <text:p>0.69773333333333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75">
                <text:p>0.475</text:p>
              </table:table-cell>
              <table:table-cell office:value-type="float" office:value="0.939">
                <text:p>0.939</text:p>
              </table:table-cell>
              <table:table-cell office:value-type="float" office:value="0.475">
                <text:p>0.475</text:p>
              </table:table-cell>
              <table:table-cell office:value-type="float" office:value="0.6865">
                <text:p>0.686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5">
                <text:p>0.5</text:p>
              </table:table-cell>
              <table:table-cell office:value-type="float" office:value="0.925">
                <text:p>0.925</text:p>
              </table:table-cell>
              <table:table-cell office:value-type="float" office:value="0.5">
                <text:p>0.5</text:p>
              </table:table-cell>
              <table:table-cell office:value-type="float" office:value="0.662266666666667">
                <text:p>0.6622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525">
                <text:p>0.525</text:p>
              </table:table-cell>
              <table:table-cell office:value-type="float" office:value="0.902">
                <text:p>0.902</text:p>
              </table:table-cell>
              <table:table-cell office:value-type="float" office:value="0.525">
                <text:p>0.525</text:p>
              </table:table-cell>
              <table:table-cell office:value-type="float" office:value="0.6479">
                <text:p>0.64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5">
                <text:p>0.55</text:p>
              </table:table-cell>
              <table:table-cell office:value-type="float" office:value="0.881">
                <text:p>0.881</text:p>
              </table:table-cell>
              <table:table-cell office:value-type="float" office:value="0.55">
                <text:p>0.55</text:p>
              </table:table-cell>
              <table:table-cell office:value-type="float" office:value="0.636">
                <text:p>0.63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575">
                <text:p>0.575</text:p>
              </table:table-cell>
              <table:table-cell office:value-type="float" office:value="0.84">
                <text:p>0.84</text:p>
              </table:table-cell>
              <table:table-cell office:value-type="float" office:value="0.575">
                <text:p>0.575</text:p>
              </table:table-cell>
              <table:table-cell office:value-type="float" office:value="0.617266666666667">
                <text:p>0.6172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6">
                <text:p>0.6</text:p>
              </table:table-cell>
              <table:table-cell office:value-type="float" office:value="0.798">
                <text:p>0.798</text:p>
              </table:table-cell>
              <table:table-cell office:value-type="float" office:value="0.6">
                <text:p>0.6</text:p>
              </table:table-cell>
              <table:table-cell office:value-type="float" office:value="0.6064">
                <text:p>0.606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25">
                <text:p>0.625</text:p>
              </table:table-cell>
              <table:table-cell office:value-type="float" office:value="0.769">
                <text:p>0.769</text:p>
              </table:table-cell>
              <table:table-cell office:value-type="float" office:value="0.625">
                <text:p>0.625</text:p>
              </table:table-cell>
              <table:table-cell office:value-type="float" office:value="0.581433333333333">
                <text:p>0.58143333333333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65">
                <text:p>0.65</text:p>
              </table:table-cell>
              <table:table-cell office:value-type="float" office:value="0.72">
                <text:p>0.72</text:p>
              </table:table-cell>
              <table:table-cell office:value-type="float" office:value="0.65">
                <text:p>0.65</text:p>
              </table:table-cell>
              <table:table-cell office:value-type="float" office:value="0.5669">
                <text:p>0.566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675">
                <text:p>0.675</text:p>
              </table:table-cell>
              <table:table-cell office:value-type="float" office:value="0.679">
                <text:p>0.679</text:p>
              </table:table-cell>
              <table:table-cell office:value-type="float" office:value="0.675">
                <text:p>0.675</text:p>
              </table:table-cell>
              <table:table-cell office:value-type="float" office:value="0.553566666666667">
                <text:p>0.5535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7">
                <text:p>0.7</text:p>
              </table:table-cell>
              <table:table-cell office:value-type="float" office:value="0.627">
                <text:p>0.627</text:p>
              </table:table-cell>
              <table:table-cell office:value-type="float" office:value="0.7">
                <text:p>0.7</text:p>
              </table:table-cell>
              <table:table-cell office:value-type="float" office:value="0.5288">
                <text:p>0.528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725">
                <text:p>0.725</text:p>
              </table:table-cell>
              <table:table-cell office:value-type="float" office:value="0.565">
                <text:p>0.565</text:p>
              </table:table-cell>
              <table:table-cell office:value-type="float" office:value="0.725">
                <text:p>0.725</text:p>
              </table:table-cell>
              <table:table-cell office:value-type="float" office:value="0.516433333333333">
                <text:p>0.5164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75">
                <text:p>0.75</text:p>
              </table:table-cell>
              <table:table-cell office:value-type="float" office:value="0.517">
                <text:p>0.517</text:p>
              </table:table-cell>
              <table:table-cell office:value-type="float" office:value="0.75">
                <text:p>0.75</text:p>
              </table:table-cell>
              <table:table-cell office:value-type="float" office:value="0.496933333333333">
                <text:p>0.4969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75">
                <text:p>0.775</text:p>
              </table:table-cell>
              <table:table-cell office:value-type="float" office:value="0.468">
                <text:p>0.468</text:p>
              </table:table-cell>
              <table:table-cell office:value-type="float" office:value="0.775">
                <text:p>0.775</text:p>
              </table:table-cell>
              <table:table-cell office:value-type="float" office:value="0.481266666666667">
                <text:p>0.48126666666666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8">
                <text:p>0.8</text:p>
              </table:table-cell>
              <table:table-cell office:value-type="float" office:value="0.439">
                <text:p>0.439</text:p>
              </table:table-cell>
              <table:table-cell office:value-type="float" office:value="0.8">
                <text:p>0.8</text:p>
              </table:table-cell>
              <table:table-cell office:value-type="float" office:value="0.4684">
                <text:p>0.468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825">
                <text:p>0.825</text:p>
              </table:table-cell>
              <table:table-cell office:value-type="float" office:value="0.363">
                <text:p>0.363</text:p>
              </table:table-cell>
              <table:table-cell office:value-type="float" office:value="0.825">
                <text:p>0.825</text:p>
              </table:table-cell>
              <table:table-cell office:value-type="float" office:value="0.450166666666667">
                <text:p>0.4501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85">
                <text:p>0.85</text:p>
              </table:table-cell>
              <table:table-cell office:value-type="float" office:value="0.339">
                <text:p>0.339</text:p>
              </table:table-cell>
              <table:table-cell office:value-type="float" office:value="0.85">
                <text:p>0.85</text:p>
              </table:table-cell>
              <table:table-cell office:value-type="float" office:value="0.434066666666667">
                <text:p>0.43406666666666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875">
                <text:p>0.875</text:p>
              </table:table-cell>
              <table:table-cell office:value-type="float" office:value="0.295">
                <text:p>0.295</text:p>
              </table:table-cell>
              <table:table-cell office:value-type="float" office:value="0.875">
                <text:p>0.875</text:p>
              </table:table-cell>
              <table:table-cell office:value-type="float" office:value="0.415833333333333">
                <text:p>0.4158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9">
                <text:p>0.9</text:p>
              </table:table-cell>
              <table:table-cell office:value-type="float" office:value="0.222">
                <text:p>0.222</text:p>
              </table:table-cell>
              <table:table-cell office:value-type="float" office:value="0.9">
                <text:p>0.9</text:p>
              </table:table-cell>
              <table:table-cell office:value-type="float" office:value="0.396766666666667">
                <text:p>0.39676666666666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925">
                <text:p>0.925</text:p>
              </table:table-cell>
              <table:table-cell office:value-type="float" office:value="0.15">
                <text:p>0.15</text:p>
              </table:table-cell>
              <table:table-cell office:value-type="float" office:value="0.925">
                <text:p>0.925</text:p>
              </table:table-cell>
              <table:table-cell office:value-type="float" office:value="0.383233333333333">
                <text:p>0.38323333333333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5">
                <text:p>0.95</text:p>
              </table:table-cell>
              <table:table-cell office:value-type="float" office:value="0.099">
                <text:p>0.099</text:p>
              </table:table-cell>
              <table:table-cell office:value-type="float" office:value="0.95">
                <text:p>0.95</text:p>
              </table:table-cell>
              <table:table-cell office:value-type="float" office:value="0.367133333333333">
                <text:p>0.36713333333333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75">
                <text:p>0.975</text:p>
              </table:table-cell>
              <table:table-cell office:value-type="float" office:value="0.047">
                <text:p>0.047</text:p>
              </table:table-cell>
              <table:table-cell office:value-type="float" office:value="0.975">
                <text:p>0.975</text:p>
              </table:table-cell>
              <table:table-cell office:value-type="float" office:value="0.350133333333333">
                <text:p>0.3501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  <table:table-cell office:value-type="float" office:value="0.333333333333333">
                <text:p>0.33333333333333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04cm" svg:height="9cm" xlink:href=".." xlink:type="simple" chart:class="chart:scatter" chart:style-name="ch1">
        <chart:title svg:x="4.347cm" svg:y="0.316cm" chart:style-name="ch2">
          <text:p>EDGE PERCOLATION (ZOOM Q.5)</text:p>
        </chart:title>
        <chart:plot-area chart:style-name="ch3" table:cell-range-address="'1000'.B43:'1000'.B142 '1000'.H43:'1000'.H142" svg:x="0.32cm" svg:y="1.275cm" svg:width="15.364cm" svg:height="7.545cm">
          <chartooo:coordinate-region svg:x="1.047cm" svg:y="1.474cm" svg:width="14.305cm" svg:height="6.69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1000'.H43:'1000'.H142" chart:class="chart:scatter">
            <chart:domain table:cell-range-address="'1000'.B43:'1000'.B142"/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16841">
                <text:p>0.516841</text:p>
                <draw:g>
                  <svg:desc>'1000'.B43:'1000'.B142</svg:desc>
                </draw:g>
              </table:table-cell>
              <table:table-cell office:value-type="float" office:value="0.638">
                <text:p>0.638</text:p>
                <draw:g>
                  <svg:desc>'1000'.H43:'1000'.H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21487">
                <text:p>0.521487</text:p>
              </table:table-cell>
              <table:table-cell office:value-type="float" office:value="0.653">
                <text:p>0.6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526132">
                <text:p>0.526132</text:p>
              </table:table-cell>
              <table:table-cell office:value-type="float" office:value="0.6215">
                <text:p>0.621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30778">
                <text:p>0.530778</text:p>
              </table:table-cell>
              <table:table-cell office:value-type="float" office:value="0.6105">
                <text:p>0.610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35424">
                <text:p>0.535424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4007">
                <text:p>0.54007</text:p>
              </table:table-cell>
              <table:table-cell office:value-type="float" office:value="0.5935">
                <text:p>0.5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44715">
                <text:p>0.544715</text:p>
              </table:table-cell>
              <table:table-cell office:value-type="float" office:value="0.564">
                <text:p>0.5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49361">
                <text:p>0.549361</text:p>
              </table:table-cell>
              <table:table-cell office:value-type="float" office:value="0.5675">
                <text:p>0.56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54007">
                <text:p>0.554007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58653">
                <text:p>0.558653</text:p>
              </table:table-cell>
              <table:table-cell office:value-type="float" office:value="0.5455">
                <text:p>0.54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563298">
                <text:p>0.563298</text:p>
              </table:table-cell>
              <table:table-cell office:value-type="float" office:value="0.527">
                <text:p>0.5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567944">
                <text:p>0.567944</text:p>
              </table:table-cell>
              <table:table-cell office:value-type="float" office:value="0.5015">
                <text:p>0.501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57259">
                <text:p>0.57259</text:p>
              </table:table-cell>
              <table:table-cell office:value-type="float" office:value="0.5095">
                <text:p>0.509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77236">
                <text:p>0.577236</text:p>
              </table:table-cell>
              <table:table-cell office:value-type="float" office:value="0.512">
                <text:p>0.5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581882">
                <text:p>0.581882</text:p>
              </table:table-cell>
              <table:table-cell office:value-type="float" office:value="0.4955">
                <text:p>0.49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586527">
                <text:p>0.586527</text:p>
              </table:table-cell>
              <table:table-cell office:value-type="float" office:value="0.473">
                <text:p>0.4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91173">
                <text:p>0.591173</text:p>
              </table:table-cell>
              <table:table-cell office:value-type="float" office:value="0.4625">
                <text:p>0.4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595819">
                <text:p>0.595819</text:p>
              </table:table-cell>
              <table:table-cell office:value-type="float" office:value="0.4385">
                <text:p>0.438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600465">
                <text:p>0.600465</text:p>
              </table:table-cell>
              <table:table-cell office:value-type="float" office:value="0.4505">
                <text:p>0.450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60511">
                <text:p>0.60511</text:p>
              </table:table-cell>
              <table:table-cell office:value-type="float" office:value="0.424">
                <text:p>0.4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